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/>
    <style:font-face style:name="Cantarell" svg:font-family="Cantarell" style:font-adornments="Bold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1.769cm"/>
    </style:style>
    <style:style style:name="co2" style:family="table-column">
      <style:table-column-properties fo:break-before="auto" style:column-width="1.838cm"/>
    </style:style>
    <style:style style:name="co3" style:family="table-column">
      <style:table-column-properties fo:break-before="auto" style:column-width="3.011cm"/>
    </style:style>
    <style:style style:name="co4" style:family="table-column">
      <style:table-column-properties fo:break-before="auto" style:column-width="11.654cm"/>
    </style:style>
    <style:style style:name="co5" style:family="table-column">
      <style:table-column-properties fo:break-before="auto" style:column-width="6.922cm"/>
    </style:style>
    <style:style style:name="co6" style:family="table-column">
      <style:table-column-properties fo:break-before="auto" style:column-width="5.867cm"/>
    </style:style>
    <style:style style:name="co7" style:family="table-column">
      <style:table-column-properties fo:break-before="auto" style:column-width="4.145cm"/>
    </style:style>
    <style:style style:name="co8" style:family="table-column">
      <style:table-column-properties fo:break-before="auto" style:column-width="2.503cm"/>
    </style:style>
    <style:style style:name="co9" style:family="table-column">
      <style:table-column-properties fo:break-before="auto" style:column-width="6.414cm"/>
    </style:style>
    <style:style style:name="co10" style:family="table-column">
      <style:table-column-properties fo:break-before="auto" style:column-width="0.43cm"/>
    </style:style>
    <style:style style:name="co11" style:family="table-column">
      <style:table-column-properties fo:break-before="auto" style:column-width="0.469cm"/>
    </style:style>
    <style:style style:name="co12" style:family="table-column">
      <style:table-column-properties fo:break-before="auto" style:column-width="1.565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1.893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1.296cm" fo:break-before="auto" style:use-optimal-row-height="false"/>
    </style:style>
    <style:style style:name="ro3" style:family="table-row">
      <style:table-row-properties style:row-height="2.461cm" fo:break-before="auto" style:use-optimal-row-height="false"/>
    </style:style>
    <style:style style:name="ro4" style:family="table-row">
      <style:table-row-properties style:row-height="0.794cm" fo:break-before="auto" style:use-optimal-row-height="false"/>
    </style:style>
    <style:style style:name="ro5" style:family="table-row">
      <style:table-row-properties style:row-height="1.64cm" fo:break-before="auto" style:use-optimal-row-height="false"/>
    </style:style>
    <style:style style:name="ro6" style:family="table-row">
      <style:table-row-properties style:row-height="0.45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1.085cm" fo:break-before="auto" style:use-optimal-row-height="false"/>
    </style:style>
    <style:style style:name="ro9" style:family="table-row">
      <style:table-row-properties style:row-height="1.931cm" fo:break-before="auto" style:use-optimal-row-height="false"/>
    </style:style>
    <style:style style:name="ro10" style:family="table-row">
      <style:table-row-properties style:row-height="1.376cm" fo:break-before="auto" style:use-optimal-row-height="false"/>
    </style:style>
    <style:style style:name="ro11" style:family="table-row">
      <style:table-row-properties style:row-height="1.191cm" fo:break-before="auto" style:use-optimal-row-height="false"/>
    </style:style>
    <style:style style:name="ro12" style:family="table-row">
      <style:table-row-properties style:row-height="1.535cm" fo:break-before="auto" style:use-optimal-row-height="false"/>
    </style:style>
    <style:style style:name="ro13" style:family="table-row">
      <style:table-row-properties style:row-height="1.826cm" fo:break-before="auto" style:use-optimal-row-height="false"/>
    </style:style>
    <style:style style:name="ro14" style:family="table-row">
      <style:table-row-properties style:row-height="2.17cm" fo:break-before="auto" style:use-optimal-row-height="false"/>
    </style:style>
    <style:style style:name="ro15" style:family="table-row">
      <style:table-row-properties style:row-height="1.482cm" fo:break-before="auto" style:use-optimal-row-height="false"/>
    </style:style>
    <style:style style:name="ro16" style:family="table-row">
      <style:table-row-properties style:row-height="1.429cm" fo:break-before="auto" style:use-optimal-row-height="false"/>
    </style:style>
    <style:style style:name="ro17" style:family="table-row">
      <style:table-row-properties style:row-height="1.693cm" fo:break-before="auto" style:use-optimal-row-height="false"/>
    </style:style>
    <style:style style:name="ro18" style:family="table-row">
      <style:table-row-properties style:row-height="3.44cm" fo:break-before="auto" style:use-optimal-row-height="false"/>
    </style:style>
    <style:style style:name="ro19" style:family="table-row">
      <style:table-row-properties style:row-height="2.275cm" fo:break-before="auto" style:use-optimal-row-height="false"/>
    </style:style>
    <style:style style:name="ro20" style:family="table-row">
      <style:table-row-properties style:row-height="1.958cm" fo:break-before="auto" style:use-optimal-row-height="false"/>
    </style:style>
    <style:style style:name="ro21" style:family="table-row">
      <style:table-row-properties style:row-height="1.746cm" fo:break-before="auto" style:use-optimal-row-height="false"/>
    </style:style>
    <style:style style:name="ro22" style:family="table-row">
      <style:table-row-properties style:row-height="3.281cm" fo:break-before="auto" style:use-optimal-row-height="false"/>
    </style:style>
    <style:style style:name="ro23" style:family="table-row">
      <style:table-row-properties style:row-height="2.593cm" fo:break-before="auto" style:use-optimal-row-height="false"/>
    </style:style>
    <style:style style:name="ro24" style:family="table-row">
      <style:table-row-properties style:row-height="0.847cm" fo:break-before="auto" style:use-optimal-row-height="false"/>
    </style:style>
    <style:style style:name="ro25" style:family="table-row">
      <style:table-row-properties style:row-height="0.873cm" fo:break-before="auto" style:use-optimal-row-height="false"/>
    </style:style>
    <style:style style:name="ro26" style:family="table-row">
      <style:table-row-properties style:row-height="1.005cm" fo:break-before="auto" style:use-optimal-row-height="false"/>
    </style:style>
    <style:style style:name="ro27" style:family="table-row">
      <style:table-row-properties style:row-height="1.058cm" fo:break-before="auto" style:use-optimal-row-height="false"/>
    </style:style>
    <style:style style:name="ro28" style:family="table-row">
      <style:table-row-properties style:row-height="1.111cm" fo:break-before="auto" style:use-optimal-row-height="false"/>
    </style:style>
    <style:style style:name="ro29" style:family="table-row">
      <style:table-row-properties style:row-height="0.767cm" fo:break-before="auto" style:use-optimal-row-height="false"/>
    </style:style>
    <style:style style:name="ro30" style:family="table-row">
      <style:table-row-properties style:row-height="1.402cm" fo:break-before="auto" style:use-optimal-row-height="false"/>
    </style:style>
    <style:style style:name="ro31" style:family="table-row">
      <style:table-row-properties style:row-height="1.508cm" fo:break-before="auto" style:use-optimal-row-height="false"/>
    </style:style>
    <style:style style:name="ro32" style:family="table-row">
      <style:table-row-properties style:row-height="1.588cm" fo:break-before="auto" style:use-optimal-row-height="false"/>
    </style:style>
    <style:style style:name="ro33" style:family="table-row">
      <style:table-row-properties style:row-height="1.217cm" fo:break-before="auto" style:use-optimal-row-height="false"/>
    </style:style>
    <style:style style:name="ro34" style:family="table-row">
      <style:table-row-properties style:row-height="1.799cm" fo:break-before="auto" style:use-optimal-row-height="false"/>
    </style:style>
    <style:style style:name="ta1" style:family="table" style:master-page-name="PageStyle_5f_Table_20_1">
      <style:table-properties table:display="true" style:writing-mode="lr-tb"/>
    </style:style>
    <style:style style:name="ta2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fo:background-color="#729fcf"/>
      <style:text-properties fo:color="#ffffff" style:font-name="Cantarell"/>
    </style:style>
    <style:style style:name="ce2" style:family="table-cell" style:parent-style-name="Default" style:data-style-name="N144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name-complex="Calibri" style:font-size-complex="6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fo:border-bottom="0.74pt solid #000000" fo:background-color="#729fc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ffffff" style:font-name="Cantarell"/>
    </style:style>
    <style:style style:name="ce35" style:family="table-cell" style:parent-style-name="Default">
      <style:table-cell-properties fo:background-color="#1e487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40" style:family="table-cell" style:parent-style-name="Default">
      <style:table-cell-properties fo:border-bottom="0.74pt solid #000000" fo:background-color="#1e487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4" style:family="table-cell" style:parent-style-name="Default" style:data-style-name="N144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name-complex="Calibri" style:font-size-complex="6pt" style:font-style-complex="normal" style:font-weight-complex="normal"/>
    </style:style>
    <style:style style:name="ce6" style:family="table-cell" style:parent-style-name="Default" style:data-style-name="N144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name-complex="Calibri" style:font-size-complex="6pt" style:font-style-complex="normal" style:font-weight-complex="normal"/>
    </style:style>
    <style:style style:name="ce7" style:family="table-cell" style:parent-style-name="Default" style:data-style-name="N144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name-complex="Calibri" style:font-size-complex="6pt" style:font-style-complex="normal" style:font-weight-complex="normal"/>
    </style:style>
    <style:style style:name="ce5" style:family="table-cell" style:parent-style-name="Default" style:data-style-name="N144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name-complex="Calibri" style:font-size-complex="6pt" style:font-style-complex="normal" style:font-weight-complex="normal"/>
    </style:style>
    <style:style style:name="ce10" style:family="table-cell" style:parent-style-name="Default" style:data-style-name="N144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name-complex="Calibri" style:font-size-complex="6pt" style:font-style-complex="normal" style:font-weight-complex="normal"/>
    </style:style>
    <style:style style:name="ce11" style:family="table-cell" style:parent-style-name="Default" style:data-style-name="N144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name-complex="Calibri" style:font-size-complex="6pt" style:font-style-complex="normal" style:font-weight-complex="normal"/>
    </style:style>
    <style:style style:name="ce41" style:family="table-cell" style:parent-style-name="Default" style:data-style-name="N144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name-complex="Calibri" style:font-size-complex="6pt" style:font-style-complex="normal" style:font-weight-complex="normal"/>
    </style:style>
    <style:style style:name="ce16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17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</style:style>
    <style:style style:name="ce2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6pt" fo:font-style="normal" fo:text-shadow="none" style:text-underline-style="none" fo:font-weight="normal" style:font-size-asian="6pt" style:font-style-asian="normal" style:font-weight-asian="normal" style:font-name-complex="Calibri1" style:font-size-complex="6pt" style:font-style-complex="normal" style:font-weight-complex="normal"/>
    </style:style>
    <style:style style:name="ce2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31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fo:border-bottom="none" fo:background-color="#1e487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3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3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42" style:family="table-cell" style:parent-style-name="Default" style:data-style-name="N144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T1" style:family="text">
      <style:text-properties style:use-window-font-color="true" style:font-name="Calibri1" fo:font-size="6pt" fo:font-weight="normal" style:text-underline-style="none" style:text-underline-color="font-color" style:text-line-through-type="none" fo:font-style="normal" style:text-outline="false" fo:text-shadow="none" style:text-position="0% 100%" style:font-name-complex="Calibri1" style:font-size-asian="6pt" style:font-size-complex="6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6pt" fo:font-weight="normal" style:text-underline-style="none" style:text-underline-color="font-color" style:text-line-through-type="none" fo:font-style="normal" style:text-outline="false" fo:text-shadow="none" style:text-position="0% 100%" style:font-size-asian="6pt" style:font-size-complex="6pt" style:font-weight-asian="normal" style:font-weight-complex="normal" style:font-style-asian="normal" style:font-style-complex="normal" style:font-name="Times New Roman" style:font-name-complex="Times New Roman"/>
    </style:style>
    <style:style style:name="T3" style:family="text">
      <style:text-properties style:use-window-font-color="true" fo:font-size="6pt" fo:font-weight="normal" style:text-underline-style="none" style:text-underline-color="font-color" style:text-line-through-type="none" fo:font-style="normal" style:text-outline="false" fo:text-shadow="none" style:text-position="0% 100%" style:font-size-asian="6pt" style:font-size-complex="6pt" style:font-weight-asian="normal" style:font-weight-complex="normal" style:font-style-asian="normal" style:font-style-complex="normal" style:font-name="Calibri1" style:font-name-complex="Calibri1"/>
    </style:style>
    <style:style style:name="T4" style:family="text">
      <style:text-properties fo:color="#ffffff" style:font-name="Calibri1" fo:font-size="9pt" fo:font-weight="normal" style:text-underline-style="none" style:text-underline-color="font-color" style:text-line-through-type="none" fo:font-style="normal" style:text-outline="false" fo:text-shadow="none" style:text-position="0% 100%" style:font-name-complex="Calibri1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1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geojson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Hintergrund</text:p>
          </table:table-cell>
          <table:table-cell table:style-name="ce1" office:value-type="string" calcext:value-type="string">
            <text:p>Maßnahme</text:p>
          </table:table-cell>
          <table:table-cell table:style-name="ce1" office:value-type="string" calcext:value-type="string">
            <text:p>Stand/Projektphase</text:p>
          </table:table-cell>
          <table:table-cell table:style-name="ce1" office:value-type="string" calcext:value-type="string">
            <text:p>Zuständigkeit</text:p>
          </table:table-cell>
          <table:table-cell table:style-name="ce1" office:value-type="string" calcext:value-type="string">
            <text:p>Bemerkungen</text:p>
          </table:table-cell>
          <table:table-cell table:style-name="ce34" table:number-columns-repeated="101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ike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{"type":"FeatureCollection","features":[{"type":"Feature","properties":{},"geometry":{"coordinates":[[[13.477555428697883,52.51352880819286],[13.482428805704188,52.51305376231372],[13.479622921973345,52.51622491724825],[13.477555428697883,52.51352880819286]]],"type":"Polygon"}}]}</text:p>
          </table:table-cell>
          <table:table-cell table:style-name="ce12" office:value-type="string" calcext:value-type="string">
            <text:p><text:span text:style-name="T1">Skalitzer</text:span><text:span text:style-name="T2"> </text:span><text:span text:style-name="T3">Straße</text:span></text:p>
            <text:p><text:span text:style-name="T1">von</text:span><text:span text:style-name="T2"> </text:span><text:span text:style-name="T3">Kottbusser</text:span><text:span text:style-name="T2"> </text:span><text:span text:style-name="T3">Tor</text:span><text:span text:style-name="T2"> </text:span><text:span text:style-name="T3">bis</text:span></text:p>
            <text:p><text:span text:style-name="T1">Schlesisches</text:span><text:span text:style-name="T2"> </text:span><text:span text:style-name="T3">Tor</text:span></text:p>
          </table:table-cell>
          <table:table-cell table:style-name="ce12" office:value-type="string" calcext:value-type="string">
            <text:p><text:span text:style-name="T1">Zwischen</text:span><text:span text:style-name="T2"> </text:span><text:span text:style-name="T3">Schlesisches</text:span><text:span text:style-name="T2"> </text:span><text:span text:style-name="T3">Tor</text:span><text:span text:style-name="T2"> </text:span><text:span text:style-name="T3">und</text:span><text:span text:style-name="T2"> </text:span><text:span text:style-name="T3">Kottbusser</text:span><text:span text:style-name="T2"> </text:span><text:span text:style-name="T3">Tor</text:span><text:span text:style-name="T2"> </text:span><text:span text:style-name="T3">sind</text:span><text:span text:style-name="T2"> </text:span><text:span text:style-name="T3">die</text:span><text:span text:style-name="T2"> </text:span><text:span text:style-name="T3">Radwege</text:span><text:span text:style-name="T2"> </text:span><text:span text:style-name="T3">in</text:span><text:span text:style-name="T2"> </text:span><text:span text:style-name="T3">einem</text:span><text:span text:style-name="T2"> </text:span><text:span text:style-name="T3">schlechten</text:span><text:span text:style-name="T2"> </text:span><text:span text:style-name="T3">Zustand</text:span><text:span text:style-name="T2"> </text:span><text:span text:style-name="T3">und</text:span><text:span text:style-name="T2"> </text:span><text:span text:style-name="T3">in</text:span><text:span text:style-name="T2"> </text:span><text:span text:style-name="T3">ihrer</text:span><text:span text:style-name="T2"> </text:span><text:span text:style-name="T3">Breite</text:span><text:span text:style-name="T2"> </text:span><text:span text:style-name="T3">unzureichend.</text:span></text:p>
          </table:table-cell>
          <table:table-cell table:style-name="ce12" office:value-type="string" calcext:value-type="string">
            <text:p><text:span text:style-name="T1">Einrichtung</text:span><text:span text:style-name="T2"> </text:span><text:span text:style-name="T3">eines</text:span><text:span text:style-name="T2"> </text:span><text:span text:style-name="T3">Radfahrstreifens</text:span><text:span text:style-name="T2"> </text:span><text:span text:style-name="T3">bzw.</text:span><text:span text:style-name="T2"> </text:span><text:span text:style-name="T3">Ausbau</text:span><text:span text:style-name="T2"> </text:span><text:span text:style-name="T3">und</text:span><text:span text:style-name="T2"> </text:span><text:span text:style-name="T3">Sanierung</text:span><text:span text:style-name="T2"> </text:span><text:span text:style-name="T3">des</text:span><text:span text:style-name="T2"> </text:span><text:span text:style-name="T3">vorh.</text:span><text:span text:style-name="T2"> </text:span><text:span text:style-name="T3">Radwegs</text:span><text:span text:style-name="T2"> </text:span><text:span text:style-name="T3">in</text:span><text:span text:style-name="T2"> </text:span><text:span text:style-name="T3">einer</text:span><text:span text:style-name="T2"> </text:span><text:span text:style-name="T3">Breite</text:span><text:span text:style-name="T2"> </text:span><text:span text:style-name="T3">von</text:span><text:span text:style-name="T2"> </text:span><text:span text:style-name="T3">mindestens</text:span><text:span text:style-name="T2"> </text:span><text:span text:style-name="T3">2</text:span><text:span text:style-name="T2"> </text:span><text:span text:style-name="T3">m</text:span></text:p>
          </table:table-cell>
          <table:table-cell table:style-name="ce25" office:value-type="string" calcext:value-type="string">
            <text:p><text:span text:style-name="T1">Idee</text:span><text:span text:style-name="T2"> </text:span><text:span text:style-name="T3">/</text:span><text:span text:style-name="T2"> </text:span><text:span text:style-name="T3">Vision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/>
          <table:table-cell table:style-name="ce35"/>
          <table:table-cell table:number-columns-repeated="1013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ike</text:p>
          </table:table-cell>
          <table:table-cell table:style-name="ce2" office:value-type="string" calcext:value-type="string">
            <text:p>in_progress</text:p>
          </table:table-cell>
          <table:table-cell table:style-name="ce2" office:value-type="string" calcext:value-type="string">
            <text:p>{"type":"FeatureCollection","features":[{"type":"Feature","properties":{},"geometry":{"coordinates":[[[13.396125572831608,52.4984635331721],[13.396010066650632,52.49791390571434],[13.396895403389578,52.49815030175898],[13.39953586092281,52.49821648409045],[13.40503426803727,52.49821648409045],[13.408781183821134,52.49828387903551],[13.4124623207872,52.49844462713156],[13.413658301996378,52.49837843681044],[13.414248526489445,52.498359525271496],[13.416438570000366,52.49867156461971],[13.417246245621413,52.4987377544999],[13.41761901898525,52.49880394428047],[13.417386035632859,52.49908761363895],[13.415770684390708,52.49887958962168],[13.41431065538302,52.498699931723365],[13.414015543137054,52.49869047602442],[13.412527600835205,52.498775571782176],[13.411921844119092,52.498737749038156],[13.408458158281064,52.498558090560635],[13.406609823686523,52.49853917909937],[13.396125572831608,52.4984635331721]]],"type":"Polygon"}}]}</text:p>
          </table:table-cell>
          <table:table-cell table:style-name="ce12" office:value-type="string" calcext:value-type="string">
            <text:p><text:span text:style-name="T1">Gitschiner</text:span><text:span text:style-name="T2"> </text:span><text:span text:style-name="T3">Straße</text:span></text:p>
            <text:p><text:span text:style-name="T1">von</text:span><text:span text:style-name="T2"> </text:span><text:span text:style-name="T3">Lindenstraße</text:span><text:span text:style-name="T2"> </text:span><text:span text:style-name="T3">bis</text:span></text:p>
            <text:p><text:span text:style-name="T1">Kottbusser</text:span><text:span text:style-name="T2"> </text:span><text:span text:style-name="T3">Tor</text:span></text:p>
          </table:table-cell>
          <table:table-cell table:style-name="ce12" office:value-type="string" calcext:value-type="string">
            <text:p><text:span text:style-name="T1">Im</text:span><text:span text:style-name="T2"> </text:span><text:span text:style-name="T3">Abschnitt</text:span><text:span text:style-name="T2"> </text:span><text:span text:style-name="T3">zwischen</text:span><text:span text:style-name="T2"> </text:span><text:span text:style-name="T3">Kottbusser</text:span><text:span text:style-name="T2"> </text:span><text:span text:style-name="T3">Tor</text:span><text:span text:style-name="T2"> </text:span><text:span text:style-name="T3">und</text:span><text:span text:style-name="T2"> </text:span><text:span text:style-name="T3">Lindenstraße</text:span><text:span text:style-name="T2"> </text:span><text:span text:style-name="T3">gibt</text:span><text:span text:style-name="T2"> </text:span><text:span text:style-name="T3">es</text:span></text:p>
            <text:p><text:span text:style-name="T1">bisher</text:span><text:span text:style-name="T2"> </text:span><text:span text:style-name="T3">noch</text:span><text:span text:style-name="T2"> </text:span><text:span text:style-name="T3">keine</text:span><text:span text:style-name="T2"> </text:span><text:span text:style-name="T3">Radverkehrsanlagen.</text:span><text:span text:style-name="T2"> </text:span><text:span text:style-name="T3">Die</text:span><text:span text:style-name="T2"> </text:span><text:span text:style-name="T3">Gitschiner</text:span><text:span text:style-name="T2"> </text:span><text:span text:style-name="T3">Straße</text:span><text:span text:style-name="T2"> </text:span><text:span text:style-name="T3">ist</text:span><text:span text:style-name="T2"> </text:span><text:span text:style-name="T3">eine</text:span><text:span text:style-name="T2"> </text:span><text:span text:style-name="T3">wichtige</text:span><text:span text:style-name="T2"> </text:span><text:span text:style-name="T3">Verbindung</text:span><text:span text:style-name="T2"> </text:span><text:span text:style-name="T3">für</text:span><text:span text:style-name="T2"> </text:span><text:span text:style-name="T3">ein</text:span><text:span text:style-name="T2"> </text:span><text:span text:style-name="T3">durchgängiges</text:span><text:span text:style-name="T2"> </text:span><text:span text:style-name="T3">Radverkehrsnetz.</text:span><text:span text:style-name="T2"> </text:span><text:span text:style-name="T3">Es</text:span><text:span text:style-name="T2"> </text:span><text:span text:style-name="T3">besteht</text:span><text:span text:style-name="T2"> </text:span><text:span text:style-name="T3">die</text:span><text:span text:style-name="T2"> </text:span><text:span text:style-name="T3">Idee</text:span><text:span text:style-name="T2"> </text:span><text:span text:style-name="T3">auf</text:span><text:span text:style-name="T2"> </text:span><text:span text:style-name="T3">der</text:span><text:span text:style-name="T2"> </text:span><text:span text:style-name="T3">Fahrbahn</text:span><text:span text:style-name="T2"> </text:span><text:span text:style-name="T3">einen</text:span><text:span text:style-name="T2"> </text:span><text:span text:style-name="T3">Radfahrstreifen</text:span><text:span text:style-name="T2"> </text:span><text:span text:style-name="T3">entstehen</text:span><text:span text:style-name="T2"> </text:span><text:span text:style-name="T3">zu</text:span><text:span text:style-name="T2"> </text:span><text:span text:style-name="T3">lassen.</text:span><text:span text:style-name="T2"> </text:span><text:span text:style-name="T3">Die</text:span><text:span text:style-name="T2"> </text:span><text:span text:style-name="T3">Parkstreifen</text:span><text:span text:style-name="T2"> </text:span><text:span text:style-name="T3">an</text:span><text:span text:style-name="T2"> </text:span><text:span text:style-name="T3">den</text:span><text:span text:style-name="T2"> </text:span><text:span text:style-name="T3">Seiten</text:span><text:span text:style-name="T2"> </text:span><text:span text:style-name="T3">müsste</text:span><text:span text:style-name="T2"> </text:span><text:span text:style-name="T3">dafür</text:span><text:span text:style-name="T2"> </text:span><text:span text:style-name="T3">aufgehoben</text:span><text:span text:style-name="T2"> </text:span><text:span text:style-name="T3">werden.</text:span></text:p>
          </table:table-cell>
          <table:table-cell table:style-name="ce3" office:value-type="string" calcext:value-type="string">
            <text:p><text:span text:style-name="T1">Einrichtung</text:span><text:span text:style-name="T2"> </text:span><text:span text:style-name="T3">einer</text:span><text:span text:style-name="T2"> </text:span><text:span text:style-name="T3">geschützten</text:span><text:span text:style-name="T2"> </text:span><text:span text:style-name="T3">Radverkehrsanlage</text:span><text:span text:style-name="T2"> </text:span><text:span text:style-name="T3">in</text:span><text:span text:style-name="T2"> </text:span><text:span text:style-name="T3">einer</text:span><text:span text:style-name="T2"> </text:span><text:span text:style-name="T3">netto</text:span><text:span text:style-name="T2"> </text:span><text:span text:style-name="T3">Breite</text:span><text:span text:style-name="T2"> </text:span><text:span text:style-name="T3">von</text:span><text:span text:style-name="T2"> </text:span><text:span text:style-name="T3">mindestens</text:span><text:span text:style-name="T2"> </text:span><text:span text:style-name="T3">2</text:span><text:span text:style-name="T2"> </text:span><text:span text:style-name="T3">m</text:span></text:p>
          </table:table-cell>
          <table:table-cell table:style-name="ce3" office:value-type="string" calcext:value-type="string">
            <text:p><text:span text:style-name="T1">Bauausführung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span text:style-name="T1">BA</text:span><text:span text:style-name="T2"> </text:span><text:span text:style-name="T3">1</text:span><text:span text:style-name="T2"> </text:span><text:span text:style-name="T3">(Böcklerstraße</text:span><text:span text:style-name="T2"> </text:span><text:span text:style-name="T3">bis</text:span><text:span text:style-name="T2"> </text:span><text:span text:style-name="T3">Kottbusser</text:span><text:span text:style-name="T2"> </text:span><text:span text:style-name="T3">Tor)</text:span><text:span text:style-name="T2"> </text:span><text:span text:style-name="T3">fertiggestellt</text:span></text:p>
            <text:p><text:span text:style-name="T1">BA</text:span><text:span text:style-name="T2"> </text:span><text:span text:style-name="T3">2</text:span><text:span text:style-name="T2"> </text:span><text:span text:style-name="T3">(Prinzenstraße</text:span><text:span text:style-name="T2"> </text:span><text:span text:style-name="T3">bis</text:span><text:span text:style-name="T2"> </text:span><text:span text:style-name="T3">Böcklerstraße)</text:span><text:span text:style-name="T2"> </text:span><text:span text:style-name="T3">Fertigstellung</text:span><text:span text:style-name="T2"> </text:span><text:span text:style-name="T3">2023</text:span></text:p>
            <text:p><text:span text:style-name="T1">BA</text:span><text:span text:style-name="T2"> </text:span><text:span text:style-name="T3">3</text:span><text:span text:style-name="T2"> </text:span><text:span text:style-name="T3">(Alexandrinenstraße</text:span><text:span text:style-name="T2"> </text:span><text:span text:style-name="T3">bis</text:span><text:span text:style-name="T2"> </text:span><text:span text:style-name="T3">Prinzenstraße)</text:span><text:span text:style-name="T2"> </text:span><text:span text:style-name="T3">Fertigstellung</text:span><text:span text:style-name="T2"> </text:span><text:span text:style-name="T3">2023</text:span><text:span text:style-name="T2"> </text:span><text:span text:style-name="T3">(Bauverzögerung</text:span><text:span text:style-name="T2"> </text:span><text:span text:style-name="T3">wg.</text:span><text:span text:style-name="T2"> </text:span><text:span text:style-name="T3">Baumaßnahme</text:span><text:span text:style-name="T2"> </text:span><text:span text:style-name="T3">der</text:span><text:span text:style-name="T2"> </text:span><text:span text:style-name="T3">BWB)</text:span></text:p>
            <text:p><text:span text:style-name="T1">BA</text:span><text:span text:style-name="T2"> </text:span><text:span text:style-name="T3">4</text:span><text:span text:style-name="T2"> </text:span><text:span text:style-name="T3">(Zossener</text:span><text:span text:style-name="T2"> </text:span><text:span text:style-name="T3">Brücke</text:span><text:span text:style-name="T2"> </text:span><text:span text:style-name="T3">bis</text:span><text:span text:style-name="T2"> </text:span><text:span text:style-name="T3">Alexandrinenstraße)</text:span><text:span text:style-name="T2"> </text:span><text:span text:style-name="T3">Fertigstellung</text:span></text:p>
            <text:p><text:span text:style-name="T1">2022</text:span><text:span text:style-name="T2"> </text:span><text:span text:style-name="T3">(Bauverzögerung</text:span><text:span text:style-name="T2"> </text:span><text:span text:style-name="T3">wg.</text:span><text:span text:style-name="T2"> </text:span><text:span text:style-name="T3">Baumaßnahme</text:span><text:span text:style-name="T2"> </text:span><text:span text:style-name="T3">der</text:span><text:span text:style-name="T2"> </text:span><text:span text:style-name="T3">BWB)</text:span></text:p>
          </table:table-cell>
          <table:table-cell table:style-name="ce35"/>
          <table:table-cell table:number-columns-repeated="1013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ike</text:p>
          </table:table-cell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{"type":"FeatureCollection","features":[{"type":"Feature","properties":{},"geometry":{"coordinates":[[[13.420292751531008,52.49555367674296],[13.423258313173818,52.49087077640087],[13.424954726223405,52.48808479495446],[13.425407530522335,52.487906156188444],[13.423436875193431,52.49103222984613],[13.422371823804497,52.49277186164545],[13.420605379446243,52.49560217091465],[13.420292751531008,52.49555367674296]]],"type":"Polygon"}}]}</text:p>
          </table:table-cell>
          <table:table-cell table:style-name="ce3" office:value-type="string" calcext:value-type="string">
            <text:p><text:span text:style-name="T1">Kottbusser</text:span><text:span text:style-name="T2"> </text:span><text:span text:style-name="T3">Damm</text:span></text:p>
          </table:table-cell>
          <table:table-cell table:style-name="ce12" office:value-type="string" calcext:value-type="string">
            <text:p><text:span text:style-name="T1">Bisher</text:span><text:span text:style-name="T2"> </text:span><text:span text:style-name="T3">gab</text:span><text:span text:style-name="T2"> </text:span><text:span text:style-name="T3">es</text:span><text:span text:style-name="T2"> </text:span><text:span text:style-name="T3">keine</text:span><text:span text:style-name="T2"> </text:span><text:span text:style-name="T3">Radverkehrsanlagen</text:span><text:span text:style-name="T2"> </text:span><text:span text:style-name="T3">auf</text:span><text:span text:style-name="T2"> </text:span><text:span text:style-name="T3">dem</text:span><text:span text:style-name="T2"> </text:span><text:span text:style-name="T3">Kottbusser</text:span><text:span text:style-name="T2"> </text:span><text:span text:style-name="T3">Damm.</text:span><text:span text:style-name="T2"> </text:span><text:span text:style-name="T3">Der</text:span><text:span text:style-name="T2"> </text:span><text:span text:style-name="T3">Radverkehr</text:span><text:span text:style-name="T2"> </text:span><text:span text:style-name="T3">wurde</text:span><text:span text:style-name="T2"> </text:span><text:span text:style-name="T3">im</text:span><text:span text:style-name="T2"> </text:span><text:span text:style-name="T3">Mischverkehr</text:span><text:span text:style-name="T2"> </text:span><text:span text:style-name="T3">geführt.</text:span></text:p>
          </table:table-cell>
          <table:table-cell table:style-name="ce12" office:value-type="string" calcext:value-type="string">
            <text:p><text:span text:style-name="T1">Errichten</text:span><text:span text:style-name="T2"> </text:span><text:span text:style-name="T3">von</text:span><text:span text:style-name="T2"> </text:span><text:span text:style-name="T3">geschützten</text:span><text:span text:style-name="T2"> </text:span><text:span text:style-name="T3">Radstreifen</text:span><text:span text:style-name="T2"> </text:span><text:span text:style-name="T3">durch</text:span><text:span text:style-name="T2"> </text:span><text:span text:style-name="T3">Aufhebung</text:span><text:span text:style-name="T2"> </text:span><text:span text:style-name="T3">der</text:span><text:span text:style-name="T2"> </text:span><text:span text:style-name="T3">Parkstreifen</text:span><text:span text:style-name="T2"> </text:span><text:span text:style-name="T3">am</text:span><text:span text:style-name="T2"> </text:span><text:span text:style-name="T3">Fahrbahnrand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span text:style-name="T1">Beschluss</text:span><text:span text:style-name="T2"> </text:span><text:span text:style-name="T3">der</text:span><text:span text:style-name="T2"> </text:span><text:span text:style-name="T3">BVV</text:span><text:span text:style-name="T2"> </text:span><text:span text:style-name="T3">vom</text:span><text:span text:style-name="T2"> </text:span><text:span text:style-name="T3">10.05.2017.</text:span><text:span text:style-name="T2"> </text:span><text:span text:style-name="T3">Fertigstellung</text:span><text:span text:style-name="T2"> </text:span><text:span text:style-name="T3">Sommer</text:span><text:span text:style-name="T2"> </text:span><text:span text:style-name="T3">2021</text:span></text:p>
          </table:table-cell>
          <table:table-cell table:style-name="ce35"/>
          <table:table-cell table:number-columns-repeated="1013"/>
        </table:table-row>
        <table:table-row table:style-name="ro5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ike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{"type":"FeatureCollection","features":[{"type":"Feature","properties":{},"geometry":{"coordinates":[[[13.376881447767488,52.49143397150809],[13.383415308928022,52.49344595829049],[13.383715716337491,52.49347208738328],[13.387384978269637,52.49276659642334],[13.396686847280193,52.49089175597996],[13.405430870478995,52.48914749722178],[13.405484514658724,52.489617864491265],[13.3971803955489,52.49127717551872],[13.388082354447874,52.493067061384636],[13.383927049354838,52.49385490606434],[13.38340133638718,52.493887567124574],[13.379029141774765,52.49250924321785],[13.376539608803114,52.49168934838724],[13.376881447767488,52.49143397150809]]],"type":"Polygon"}}]}</text:p>
          </table:table-cell>
          <table:table-cell table:style-name="ce12" office:value-type="string" calcext:value-type="string">
            <text:p><text:span text:style-name="T1">Yorckstraße</text:span><text:span text:style-name="T2"> </text:span><text:span text:style-name="T3">u.</text:span><text:span text:style-name="T2"> </text:span><text:span text:style-name="T3">Gneisenaustraße</text:span><text:span text:style-name="T2"> </text:span><text:span text:style-name="T3">zwischen</text:span><text:span text:style-name="T2"> </text:span><text:span text:style-name="T3">Katzbachstraße</text:span><text:span text:style-name="T2"> </text:span><text:span text:style-name="T3">und</text:span><text:span text:style-name="T2"> </text:span><text:span text:style-name="T3">Südstern</text:span></text:p>
          </table:table-cell>
          <table:table-cell table:style-name="ce3" office:value-type="string" calcext:value-type="string">
            <text:p><text:span text:style-name="T1">Der</text:span><text:span text:style-name="T2"> </text:span><text:span text:style-name="T3">vorhandene</text:span><text:span text:style-name="T2"> </text:span><text:span text:style-name="T3">Radweg</text:span><text:span text:style-name="T2"> </text:span><text:span text:style-name="T3">in</text:span><text:span text:style-name="T2"> </text:span><text:span text:style-name="T3">den</text:span><text:span text:style-name="T2"> </text:span><text:span text:style-name="T3">Seitenbereichen</text:span><text:span text:style-name="T2"> </text:span><text:span text:style-name="T3">genügt</text:span><text:span text:style-name="T2"> </text:span><text:span text:style-name="T3">den</text:span><text:span text:style-name="T2"> </text:span><text:span text:style-name="T3">heutigen</text:span><text:span text:style-name="T2"> </text:span><text:span text:style-name="T3">und</text:span><text:span text:style-name="T2"> </text:span><text:span text:style-name="T3">zukünftigen</text:span><text:span text:style-name="T2"> </text:span><text:span text:style-name="T3">Anforderungen</text:span><text:span text:style-name="T2"> </text:span><text:span text:style-name="T3">nicht</text:span><text:span text:style-name="T2"> </text:span><text:span text:style-name="T3">mehr</text:span></text:p>
          </table:table-cell>
          <table:table-cell table:style-name="ce3" office:value-type="string" calcext:value-type="string">
            <text:p><text:span text:style-name="T1">Schaffung</text:span><text:span text:style-name="T2"> </text:span><text:span text:style-name="T3">einer</text:span><text:span text:style-name="T2"> </text:span><text:span text:style-name="T3">Radbahn</text:span><text:span text:style-name="T2"> </text:span><text:span text:style-name="T3">auf</text:span><text:span text:style-name="T2"> </text:span><text:span text:style-name="T3">dem</text:span><text:span text:style-name="T2"> </text:span><text:span text:style-name="T3">Mittelstreifen</text:span></text:p>
          </table:table-cell>
          <table:table-cell table:style-name="ce25" office:value-type="string" calcext:value-type="string">
            <text:p><text:span text:style-name="T1">Idee</text:span><text:span text:style-name="T2"> </text:span><text:span text:style-name="T3">/</text:span><text:span text:style-name="T2"> </text:span><text:span text:style-name="T3">Vision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Machbarkeitsstudie</text:span><text:span text:style-name="T2"> </text:span><text:span text:style-name="T3">ergab</text:span><text:span text:style-name="T2"> </text:span><text:span text:style-name="T3">ein</text:span><text:span text:style-name="T2"> </text:span><text:span text:style-name="T3">hohes</text:span><text:span text:style-name="T2"> </text:span><text:span text:style-name="T3">Konfliktpotenzial</text:span><text:span text:style-name="T2"> </text:span><text:span text:style-name="T3">zwischen</text:span><text:span text:style-name="T2"> </text:span><text:span text:style-name="T3">Radverkehr</text:span><text:span text:style-name="T2"> </text:span><text:span text:style-name="T3">und</text:span><text:span text:style-name="T2"> </text:span><text:span text:style-name="T3">Fußverkehr</text:span><text:span text:style-name="T2"> </text:span><text:span text:style-name="T3">an</text:span><text:span text:style-name="T2"> </text:span><text:span text:style-name="T3">den</text:span><text:span text:style-name="T2"> </text:span><text:span text:style-name="T3">Kreuzungspunkten.</text:span><text:span text:style-name="T2"> </text:span><text:span text:style-name="T3">Parallel</text:span><text:span text:style-name="T2"> </text:span><text:span text:style-name="T3">werden</text:span><text:span text:style-name="T2"> </text:span><text:span text:style-name="T3">weitere</text:span><text:span text:style-name="T2"> </text:span><text:span text:style-name="T3">Alternativen</text:span><text:span text:style-name="T2"> </text:span><text:span text:style-name="T3">geprüft</text:span><text:span text:style-name="T2"> </text:span><text:span text:style-name="T3">wie</text:span><text:span text:style-name="T2"> </text:span><text:span text:style-name="T3">ein</text:span><text:span text:style-name="T2"> </text:span><text:span text:style-name="T3">geschützter</text:span><text:span text:style-name="T2"> </text:span><text:span text:style-name="T3">Radstreifen</text:span><text:span text:style-name="T2"> </text:span><text:span text:style-name="T3">jeweils</text:span><text:span text:style-name="T2"> </text:span><text:span text:style-name="T3">am</text:span><text:span text:style-name="T2"> </text:span><text:span text:style-name="T3">rechten</text:span><text:span text:style-name="T2"> </text:span><text:span text:style-name="T3">Fahrbahnrand.</text:span></text:p>
          </table:table-cell>
          <table:table-cell table:style-name="ce35"/>
          <table:table-cell table:number-columns-repeated="1013"/>
        </table:table-row>
        <table:table-row table:style-name="ro6" table:number-rows-repeated="104837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abelle1" table:style-name="ta2">
        <office:forms form:automatic-focus="false" form:apply-design-mode="false"/>
        <table:table-column table:style-name="co14" table:number-columns-repeated="1024" table:default-cell-style-name="Default"/>
        <table:table-row table:style-name="ro1">
          <table:table-cell table:style-name="ce40" office:value-type="string" calcext:value-type="string">
            <text:p><text:span text:style-name="T4">Nr.</text:span></text:p>
          </table:table-cell>
          <table:table-cell table:style-name="ce40" office:value-type="string" calcext:value-type="string">
            <text:p>Karte</text:p>
          </table:table-cell>
          <table:table-cell table:style-name="ce40" office:value-type="string" calcext:value-type="string">
            <text:p>Nr auf Karte</text:p>
          </table:table-cell>
          <table:table-cell table:style-name="ce40" office:value-type="string" calcext:value-type="string">
            <text:p>Spalte1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<text:span text:style-name="T4">Projekt</text:span></text:p>
          </table:table-cell>
          <table:table-cell table:style-name="ce40" office:value-type="string" calcext:value-type="string">
            <text:p><text:span text:style-name="T4">Hintergrund</text:span></text:p>
          </table:table-cell>
          <table:table-cell table:style-name="ce40" office:value-type="string" calcext:value-type="string">
            <text:p><text:span text:style-name="T4">Maßnahme</text:span></text:p>
          </table:table-cell>
          <table:table-cell table:style-name="ce40" office:value-type="string" calcext:value-type="string">
            <text:p><text:span text:style-name="T4">Stand/Projektphase</text:span></text:p>
          </table:table-cell>
          <table:table-cell table:style-name="ce40" office:value-type="string" calcext:value-type="string">
            <text:p><text:span text:style-name="T4">Zuständigkeit</text:span></text:p>
          </table:table-cell>
          <table:table-cell table:style-name="ce40" office:value-type="string" calcext:value-type="string">
            <text:p><text:span text:style-name="T4">Bemerkungen</text:span></text:p>
          </table:table-cell>
          <table:table-cell table:style-name="ce40"/>
          <table:table-cell table:number-columns-repeated="1012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in Bau</text:p>
          </table:table-cell>
          <table:table-cell table:style-name="ce12" office:value-type="string" calcext:value-type="string">
            <text:p><text:span text:style-name="T1">Gitschiner</text:span><text:span text:style-name="T2"> </text:span><text:span text:style-name="T3">Straße</text:span></text:p>
            <text:p><text:span text:style-name="T1">von</text:span><text:span text:style-name="T2"> </text:span><text:span text:style-name="T3">Lindenstraße</text:span><text:span text:style-name="T2"> </text:span><text:span text:style-name="T3">bis</text:span></text:p>
            <text:p><text:span text:style-name="T1">Kottbusser</text:span><text:span text:style-name="T2"> </text:span><text:span text:style-name="T3">Tor</text:span></text:p>
          </table:table-cell>
          <table:table-cell table:style-name="ce12" office:value-type="string" calcext:value-type="string">
            <text:p><text:span text:style-name="T1">Im</text:span><text:span text:style-name="T2"> </text:span><text:span text:style-name="T3">Abschnitt</text:span><text:span text:style-name="T2"> </text:span><text:span text:style-name="T3">zwischen</text:span><text:span text:style-name="T2"> </text:span><text:span text:style-name="T3">Kottbusser</text:span><text:span text:style-name="T2"> </text:span><text:span text:style-name="T3">Tor</text:span><text:span text:style-name="T2"> </text:span><text:span text:style-name="T3">und</text:span><text:span text:style-name="T2"> </text:span><text:span text:style-name="T3">Lindenstraße</text:span><text:span text:style-name="T2"> </text:span><text:span text:style-name="T3">gibt</text:span><text:span text:style-name="T2"> </text:span><text:span text:style-name="T3">es</text:span></text:p>
            <text:p><text:span text:style-name="T1">bisher</text:span><text:span text:style-name="T2"> </text:span><text:span text:style-name="T3">noch</text:span><text:span text:style-name="T2"> </text:span><text:span text:style-name="T3">keine</text:span><text:span text:style-name="T2"> </text:span><text:span text:style-name="T3">Radverkehrsanlagen.</text:span><text:span text:style-name="T2"> </text:span><text:span text:style-name="T3">Die</text:span><text:span text:style-name="T2"> </text:span><text:span text:style-name="T3">Gitschiner</text:span><text:span text:style-name="T2"> </text:span><text:span text:style-name="T3">Straße</text:span><text:span text:style-name="T2"> </text:span><text:span text:style-name="T3">ist</text:span><text:span text:style-name="T2"> </text:span><text:span text:style-name="T3">eine</text:span><text:span text:style-name="T2"> </text:span><text:span text:style-name="T3">wichtige</text:span><text:span text:style-name="T2"> </text:span><text:span text:style-name="T3">Verbindung</text:span><text:span text:style-name="T2"> </text:span><text:span text:style-name="T3">für</text:span><text:span text:style-name="T2"> </text:span><text:span text:style-name="T3">ein</text:span><text:span text:style-name="T2"> </text:span><text:span text:style-name="T3">durchgängiges</text:span><text:span text:style-name="T2"> </text:span><text:span text:style-name="T3">Radverkehrsnetz.</text:span><text:span text:style-name="T2"> </text:span><text:span text:style-name="T3">Es</text:span><text:span text:style-name="T2"> </text:span><text:span text:style-name="T3">besteht</text:span><text:span text:style-name="T2"> </text:span><text:span text:style-name="T3">die</text:span><text:span text:style-name="T2"> </text:span><text:span text:style-name="T3">Idee</text:span><text:span text:style-name="T2"> </text:span><text:span text:style-name="T3">auf</text:span><text:span text:style-name="T2"> </text:span><text:span text:style-name="T3">der</text:span><text:span text:style-name="T2"> </text:span><text:span text:style-name="T3">Fahrbahn</text:span><text:span text:style-name="T2"> </text:span><text:span text:style-name="T3">einen</text:span><text:span text:style-name="T2"> </text:span><text:span text:style-name="T3">Radfahrstreifen</text:span><text:span text:style-name="T2"> </text:span><text:span text:style-name="T3">entstehen</text:span><text:span text:style-name="T2"> </text:span><text:span text:style-name="T3">zu</text:span><text:span text:style-name="T2"> </text:span><text:span text:style-name="T3">lassen.</text:span><text:span text:style-name="T2"> </text:span><text:span text:style-name="T3">Die</text:span><text:span text:style-name="T2"> </text:span><text:span text:style-name="T3">Parkstreifen</text:span><text:span text:style-name="T2"> </text:span><text:span text:style-name="T3">an</text:span><text:span text:style-name="T2"> </text:span><text:span text:style-name="T3">den</text:span><text:span text:style-name="T2"> </text:span><text:span text:style-name="T3">Seiten</text:span><text:span text:style-name="T2"> </text:span><text:span text:style-name="T3">müsste</text:span><text:span text:style-name="T2"> </text:span><text:span text:style-name="T3">dafür</text:span><text:span text:style-name="T2"> </text:span><text:span text:style-name="T3">aufgehoben</text:span><text:span text:style-name="T2"> </text:span><text:span text:style-name="T3">werden.</text:span></text:p>
          </table:table-cell>
          <table:table-cell table:style-name="ce3" office:value-type="string" calcext:value-type="string">
            <text:p><text:span text:style-name="T1">Einrichtung</text:span><text:span text:style-name="T2"> </text:span><text:span text:style-name="T3">einer</text:span><text:span text:style-name="T2"> </text:span><text:span text:style-name="T3">geschützten</text:span><text:span text:style-name="T2"> </text:span><text:span text:style-name="T3">Radverkehrsanlage</text:span><text:span text:style-name="T2"> </text:span><text:span text:style-name="T3">in</text:span><text:span text:style-name="T2"> </text:span><text:span text:style-name="T3">einer</text:span><text:span text:style-name="T2"> </text:span><text:span text:style-name="T3">netto</text:span><text:span text:style-name="T2"> </text:span><text:span text:style-name="T3">Breite</text:span><text:span text:style-name="T2"> </text:span><text:span text:style-name="T3">von</text:span><text:span text:style-name="T2"> </text:span><text:span text:style-name="T3">mindestens</text:span><text:span text:style-name="T2"> </text:span><text:span text:style-name="T3">2</text:span><text:span text:style-name="T2"> </text:span><text:span text:style-name="T3">m</text:span></text:p>
          </table:table-cell>
          <table:table-cell table:style-name="ce3" office:value-type="string" calcext:value-type="string">
            <text:p><text:span text:style-name="T1">Bauausführung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span text:style-name="T1">BA</text:span><text:span text:style-name="T2"> </text:span><text:span text:style-name="T3">1</text:span><text:span text:style-name="T2"> </text:span><text:span text:style-name="T3">(Böcklerstraße</text:span><text:span text:style-name="T2"> </text:span><text:span text:style-name="T3">bis</text:span><text:span text:style-name="T2"> </text:span><text:span text:style-name="T3">Kottbusser</text:span><text:span text:style-name="T2"> </text:span><text:span text:style-name="T3">Tor)</text:span><text:span text:style-name="T2"> </text:span><text:span text:style-name="T3">fertiggestellt</text:span></text:p>
            <text:p><text:span text:style-name="T1">BA</text:span><text:span text:style-name="T2"> </text:span><text:span text:style-name="T3">2</text:span><text:span text:style-name="T2"> </text:span><text:span text:style-name="T3">(Prinzenstraße</text:span><text:span text:style-name="T2"> </text:span><text:span text:style-name="T3">bis</text:span><text:span text:style-name="T2"> </text:span><text:span text:style-name="T3">Böcklerstraße)</text:span><text:span text:style-name="T2"> </text:span><text:span text:style-name="T3">Fertigstellung</text:span><text:span text:style-name="T2"> </text:span><text:span text:style-name="T3">2023</text:span></text:p>
            <text:p><text:span text:style-name="T1">BA</text:span><text:span text:style-name="T2"> </text:span><text:span text:style-name="T3">3</text:span><text:span text:style-name="T2"> </text:span><text:span text:style-name="T3">(Alexandrinenstraße</text:span><text:span text:style-name="T2"> </text:span><text:span text:style-name="T3">bis</text:span><text:span text:style-name="T2"> </text:span><text:span text:style-name="T3">Prinzenstraße)</text:span><text:span text:style-name="T2"> </text:span><text:span text:style-name="T3">Fertigstellung</text:span><text:span text:style-name="T2"> </text:span><text:span text:style-name="T3">2023</text:span><text:span text:style-name="T2"> </text:span><text:span text:style-name="T3">(Bauverzögerung</text:span><text:span text:style-name="T2"> </text:span><text:span text:style-name="T3">wg.</text:span><text:span text:style-name="T2"> </text:span><text:span text:style-name="T3">Baumaßnahme</text:span><text:span text:style-name="T2"> </text:span><text:span text:style-name="T3">der</text:span><text:span text:style-name="T2"> </text:span><text:span text:style-name="T3">BWB)</text:span></text:p>
            <text:p><text:span text:style-name="T1">BA</text:span><text:span text:style-name="T2"> </text:span><text:span text:style-name="T3">4</text:span><text:span text:style-name="T2"> </text:span><text:span text:style-name="T3">(Zossener</text:span><text:span text:style-name="T2"> </text:span><text:span text:style-name="T3">Brücke</text:span><text:span text:style-name="T2"> </text:span><text:span text:style-name="T3">bis</text:span><text:span text:style-name="T2"> </text:span><text:span text:style-name="T3">Alexandrinenstraße)</text:span><text:span text:style-name="T2"> </text:span><text:span text:style-name="T3">Fertigstellung</text:span></text:p>
            <text:p><text:span text:style-name="T1">2022</text:span><text:span text:style-name="T2"> </text:span><text:span text:style-name="T3">(Bauverzögerung</text:span><text:span text:style-name="T2"> </text:span><text:span text:style-name="T3">wg.</text:span><text:span text:style-name="T2"> </text:span><text:span text:style-name="T3">Baumaßnahme</text:span><text:span text:style-name="T2"> </text:span><text:span text:style-name="T3">der</text:span><text:span text:style-name="T2"> </text:span><text:span text:style-name="T3">BWB)</text:span></text:p>
          </table:table-cell>
          <table:table-cell table:style-name="ce35"/>
          <table:table-cell table:formula="of:=[.F2]" office:value-type="string" office:string-value="Gitschiner Straße&#10;von Lindenstraße bis&#10;Kottbusser Tor" calcext:value-type="string">
            <text:p>Gitschiner Straße</text:p>
            <text:p>von Lindenstraße bis</text:p>
            <text:p>Kottbusser Tor</text:p>
          </table:table-cell>
          <table:table-cell table:formula="of:=&quot;(&quot;&amp;[.A2]&amp;&quot;) &quot;" office:value-type="string" office:string-value="(2) " calcext:value-type="string">
            <text:p>(2) </text:p>
          </table:table-cell>
          <table:table-cell table:style-name="ce42" table:formula="of:=[.E2]" office:value-type="string" office:string-value="Fahrrad in Bau" calcext:value-type="string">
            <text:p>Fahrrad in Bau</text:p>
          </table:table-cell>
          <table:table-cell table:number-columns-repeated="1009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3" office:value-type="string" calcext:value-type="string">
            <text:p><text:span text:style-name="T1">Kottbusser</text:span><text:span text:style-name="T2"> </text:span><text:span text:style-name="T3">Damm</text:span></text:p>
          </table:table-cell>
          <table:table-cell table:style-name="ce12" office:value-type="string" calcext:value-type="string">
            <text:p><text:span text:style-name="T1">Bisher</text:span><text:span text:style-name="T2"> </text:span><text:span text:style-name="T3">gab</text:span><text:span text:style-name="T2"> </text:span><text:span text:style-name="T3">es</text:span><text:span text:style-name="T2"> </text:span><text:span text:style-name="T3">keine</text:span><text:span text:style-name="T2"> </text:span><text:span text:style-name="T3">Radverkehrsanlagen</text:span><text:span text:style-name="T2"> </text:span><text:span text:style-name="T3">auf</text:span><text:span text:style-name="T2"> </text:span><text:span text:style-name="T3">dem</text:span><text:span text:style-name="T2"> </text:span><text:span text:style-name="T3">Kottbusser</text:span><text:span text:style-name="T2"> </text:span><text:span text:style-name="T3">Damm.</text:span><text:span text:style-name="T2"> </text:span><text:span text:style-name="T3">Der</text:span><text:span text:style-name="T2"> </text:span><text:span text:style-name="T3">Radverkehr</text:span><text:span text:style-name="T2"> </text:span><text:span text:style-name="T3">wurde</text:span><text:span text:style-name="T2"> </text:span><text:span text:style-name="T3">im</text:span><text:span text:style-name="T2"> </text:span><text:span text:style-name="T3">Mischverkehr</text:span><text:span text:style-name="T2"> </text:span><text:span text:style-name="T3">geführt.</text:span></text:p>
          </table:table-cell>
          <table:table-cell table:style-name="ce12" office:value-type="string" calcext:value-type="string">
            <text:p><text:span text:style-name="T1">Errichten</text:span><text:span text:style-name="T2"> </text:span><text:span text:style-name="T3">von</text:span><text:span text:style-name="T2"> </text:span><text:span text:style-name="T3">geschützten</text:span><text:span text:style-name="T2"> </text:span><text:span text:style-name="T3">Radstreifen</text:span><text:span text:style-name="T2"> </text:span><text:span text:style-name="T3">durch</text:span><text:span text:style-name="T2"> </text:span><text:span text:style-name="T3">Aufhebung</text:span><text:span text:style-name="T2"> </text:span><text:span text:style-name="T3">der</text:span><text:span text:style-name="T2"> </text:span><text:span text:style-name="T3">Parkstreifen</text:span><text:span text:style-name="T2"> </text:span><text:span text:style-name="T3">am</text:span><text:span text:style-name="T2"> </text:span><text:span text:style-name="T3">Fahrbahnrand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span text:style-name="T1">Beschluss</text:span><text:span text:style-name="T2"> </text:span><text:span text:style-name="T3">der</text:span><text:span text:style-name="T2"> </text:span><text:span text:style-name="T3">BVV</text:span><text:span text:style-name="T2"> </text:span><text:span text:style-name="T3">vom</text:span><text:span text:style-name="T2"> </text:span><text:span text:style-name="T3">10.05.2017.</text:span><text:span text:style-name="T2"> </text:span><text:span text:style-name="T3">Fertigstellung</text:span><text:span text:style-name="T2"> </text:span><text:span text:style-name="T3">Sommer</text:span><text:span text:style-name="T2"> </text:span><text:span text:style-name="T3">2021</text:span></text:p>
          </table:table-cell>
          <table:table-cell table:style-name="ce35"/>
          <table:table-cell table:formula="of:=[.F3]" office:value-type="string" office:string-value="Kottbusser Damm" calcext:value-type="string">
            <text:p>Kottbusser Damm</text:p>
          </table:table-cell>
          <table:table-cell table:formula="of:=&quot;(&quot;&amp;[.A3]&amp;&quot;) &quot;" office:value-type="string" office:string-value="(3) " calcext:value-type="string">
            <text:p>(3) </text:p>
          </table:table-cell>
          <table:table-cell table:style-name="ce42" table:formula="of:=[.E3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3" office:value-type="string" calcext:value-type="string">
            <text:p><text:span text:style-name="T1">Hasenheide</text:span></text:p>
          </table:table-cell>
          <table:table-cell table:style-name="ce12" office:value-type="string" calcext:value-type="string">
            <text:p><text:span text:style-name="T1">Auf</text:span><text:span text:style-name="T2"> </text:span><text:span text:style-name="T3">der</text:span><text:span text:style-name="T2"> </text:span><text:span text:style-name="T3">südlichen</text:span><text:span text:style-name="T2"> </text:span><text:span text:style-name="T3">Seite</text:span><text:span text:style-name="T2"> </text:span><text:span text:style-name="T3">der</text:span><text:span text:style-name="T2"> </text:span><text:span text:style-name="T3">Hasenheide</text:span><text:span text:style-name="T2"> </text:span><text:span text:style-name="T3">ist</text:span><text:span text:style-name="T2"> </text:span><text:span text:style-name="T3">bisher</text:span><text:span text:style-name="T2"> </text:span><text:span text:style-name="T3">keine</text:span></text:p>
            <text:p><text:span text:style-name="T1">Radverkehrsanlage</text:span><text:span text:style-name="T2"> </text:span><text:span text:style-name="T3">vorhanden.</text:span></text:p>
          </table:table-cell>
          <table:table-cell table:style-name="ce12" office:value-type="string" calcext:value-type="string">
            <text:p><text:span text:style-name="T1">Einrichten</text:span><text:span text:style-name="T2"> </text:span><text:span text:style-name="T3">eines</text:span><text:span text:style-name="T2"> </text:span><text:span text:style-name="T3">geschützten</text:span><text:span text:style-name="T2"> </text:span><text:span text:style-name="T3">Radstreifens</text:span><text:span text:style-name="T2"> </text:span><text:span text:style-name="T3">auf</text:span><text:span text:style-name="T2"> </text:span><text:span text:style-name="T3">der</text:span></text:p>
            <text:p><text:span text:style-name="T1">Südseite</text:span></text:p>
          </table:table-cell>
          <table:table-cell table:style-name="ce26" office:value-type="string" calcext:value-type="string">
            <text:p>fertiggestellt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span text:style-name="T1">Maßnahme</text:span><text:span text:style-name="T2"> </text:span><text:span text:style-name="T3">wurde</text:span><text:span text:style-name="T2"> </text:span><text:span text:style-name="T3">größtenteils</text:span><text:span text:style-name="T2"> </text:span><text:span text:style-name="T3">2019</text:span><text:span text:style-name="T2"> </text:span><text:span text:style-name="T3">abgeschlossen.</text:span><text:span text:style-name="T2"> </text:span><text:span text:style-name="T3">Im</text:span><text:span text:style-name="T2"> </text:span><text:span text:style-name="T3">Bereich</text:span><text:span text:style-name="T2"> </text:span><text:span text:style-name="T3">der</text:span><text:span text:style-name="T2"> </text:span><text:span text:style-name="T3">Neubaumaßnahme</text:span><text:span text:style-name="T2"> </text:span><text:span text:style-name="T3">eines</text:span><text:span text:style-name="T2"> </text:span><text:span text:style-name="T3">Wohnhauses</text:span><text:span text:style-name="T2"> </text:span><text:span text:style-name="T3">soll</text:span><text:span text:style-name="T2"> </text:span><text:span text:style-name="T3">der</text:span><text:span text:style-name="T2"> </text:span><text:span text:style-name="T3">Lückenschluss</text:span><text:span text:style-name="T2"> </text:span><text:span text:style-name="T3">im</text:span><text:span text:style-name="T2"> </text:span><text:span text:style-name="T3">Sommer</text:span><text:span text:style-name="T2"> </text:span><text:span text:style-name="T3">2022</text:span><text:span text:style-name="T2"> </text:span><text:span text:style-name="T3">erfolgen.</text:span></text:p>
          </table:table-cell>
          <table:table-cell table:style-name="ce35"/>
          <table:table-cell table:formula="of:=[.F4]" office:value-type="string" office:string-value="Hasenheide" calcext:value-type="string">
            <text:p>Hasenheide</text:p>
          </table:table-cell>
          <table:table-cell table:formula="of:=&quot;(&quot;&amp;[.A4]&amp;&quot;) &quot;" office:value-type="string" office:string-value="(5) " calcext:value-type="string">
            <text:p>(5) </text:p>
          </table:table-cell>
          <table:table-cell table:style-name="ce42" table:formula="of:=[.E4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12" office:value-type="string" calcext:value-type="string">
            <text:p><text:span text:style-name="T1">Oranienstraße</text:span><text:span text:style-name="T2"> </text:span><text:span text:style-name="T3">zwischen</text:span><text:span text:style-name="T2"> </text:span><text:span text:style-name="T3">Moritzplatz</text:span><text:span text:style-name="T2"> </text:span><text:span text:style-name="T3">und</text:span><text:span text:style-name="T2"> </text:span><text:span text:style-name="T3">Görlitzer</text:span><text:span text:style-name="T2"> </text:span><text:span text:style-name="T3">Bahnhof</text:span></text:p>
          </table:table-cell>
          <table:table-cell table:style-name="ce12" office:value-type="string" calcext:value-type="string">
            <text:p><text:span text:style-name="T1">Starke</text:span><text:span text:style-name="T2"> </text:span><text:span text:style-name="T3">Behinderung</text:span><text:span text:style-name="T2"> </text:span><text:span text:style-name="T3">des</text:span><text:span text:style-name="T2"> </text:span><text:span text:style-name="T3">Radverkehrs</text:span><text:span text:style-name="T2"> </text:span><text:span text:style-name="T3">durch</text:span><text:span text:style-name="T2"> </text:span><text:span text:style-name="T3">Parken</text:span><text:span text:style-name="T2"> </text:span><text:span text:style-name="T3">in</text:span><text:span text:style-name="T2"> </text:span><text:span text:style-name="T3">der</text:span><text:span text:style-name="T2"> </text:span><text:span text:style-name="T3">zweiten</text:span></text:p>
            <text:p><text:span text:style-name="T1">Reihe,</text:span><text:span text:style-name="T2"> </text:span><text:span text:style-name="T3">starken</text:span><text:span text:style-name="T2"> </text:span><text:span text:style-name="T3">Lieferverkehr</text:span><text:span text:style-name="T2"> </text:span><text:span text:style-name="T3">und</text:span><text:span text:style-name="T2"> </text:span><text:span text:style-name="T3">zugeparkte</text:span><text:span text:style-name="T2"> </text:span><text:span text:style-name="T3">Lieferbereiche</text:span></text:p>
          </table:table-cell>
          <table:table-cell table:style-name="ce12" office:value-type="string" calcext:value-type="string">
            <text:p><text:span text:style-name="T1">Komplettumbau</text:span><text:span text:style-name="T2"> </text:span><text:span text:style-name="T3">mit</text:span><text:span text:style-name="T2"> </text:span><text:span text:style-name="T3">Förderung</text:span><text:span text:style-name="T2"> </text:span><text:span text:style-name="T3">des</text:span><text:span text:style-name="T2"> </text:span><text:span text:style-name="T3">Umweltverbundes</text:span><text:span text:style-name="T2"> </text:span><text:span text:style-name="T3">(Bus,</text:span><text:span text:style-name="T2"> </text:span><text:span text:style-name="T3">Rad,</text:span><text:span text:style-name="T2"> </text:span><text:span text:style-name="T3">Fußverkehr),</text:span><text:span text:style-name="T2"> </text:span><text:span text:style-name="T3">Aufenthaltsqualitätssteigerung</text:span><text:span text:style-name="T2"> </text:span><text:span text:style-name="T3">bei</text:span><text:span text:style-name="T2"> </text:span><text:span text:style-name="T3">Berücksichtigung</text:span><text:span text:style-name="T2"> </text:span><text:span text:style-name="T3">des</text:span><text:span text:style-name="T2"> </text:span><text:span text:style-name="T3">ansässigen</text:span><text:span text:style-name="T2"> </text:span><text:span text:style-name="T3">Gewerbes</text:span></text:p>
          </table:table-cell>
          <table:table-cell table:style-name="ce25" office:value-type="string" calcext:value-type="string">
            <text:p><text:span text:style-name="T1">in</text:span><text:span text:style-name="T2"> </text:span><text:span text:style-name="T3">Planung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Oranienstraße</text:span><text:span text:style-name="T2"> </text:span><text:span text:style-name="T3">liegt</text:span><text:span text:style-name="T2"> </text:span><text:span text:style-name="T3">im</text:span><text:span text:style-name="T2"> </text:span><text:span text:style-name="T3">Untersuchungsgebiet</text:span></text:p>
            <text:p><text:span text:style-name="T1">Verkehrskonzept</text:span><text:span text:style-name="T2"> </text:span><text:span text:style-name="T3">Luisenstadt</text:span><text:span text:style-name="T2"> </text:span><text:span text:style-name="T3">Kreuzberg.</text:span></text:p>
            <text:p><text:span text:style-name="T1">Nach</text:span><text:span text:style-name="T2"> </text:span><text:span text:style-name="T3">dem</text:span><text:span text:style-name="T2"> </text:span><text:span text:style-name="T3">Bürgerbeteiligungsverfahren</text:span><text:span text:style-name="T2"> </text:span><text:span text:style-name="T3">erfolgt</text:span><text:span text:style-name="T2"> </text:span><text:span text:style-name="T3">die</text:span><text:span text:style-name="T2"> </text:span><text:span text:style-name="T3">Planung.</text:span><text:span text:style-name="T2"> </text:span><text:span text:style-name="T3">Geplanter</text:span><text:span text:style-name="T2"> </text:span><text:span text:style-name="T3">Baubeginn:</text:span><text:span text:style-name="T2"> </text:span><text:span text:style-name="T3">2023,</text:span><text:span text:style-name="T2"> </text:span><text:span text:style-name="T3">geplante</text:span><text:span text:style-name="T2"> </text:span><text:span text:style-name="T3">Fertigstellung:</text:span><text:span text:style-name="T2"> </text:span><text:span text:style-name="T3">2025</text:span></text:p>
          </table:table-cell>
          <table:table-cell table:style-name="ce35"/>
          <table:table-cell table:formula="of:=[.F5]" office:value-type="string" office:string-value="Oranienstraße zwischen Moritzplatz und Görlitzer Bahnhof" calcext:value-type="string">
            <text:p>Oranienstraße zwischen Moritzplatz und Görlitzer Bahnhof</text:p>
          </table:table-cell>
          <table:table-cell table:formula="of:=&quot;(&quot;&amp;[.A5]&amp;&quot;) &quot;" office:value-type="string" office:string-value="(6) " calcext:value-type="string">
            <text:p>(6) </text:p>
          </table:table-cell>
          <table:table-cell table:style-name="ce42" table:formula="of:=[.E5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9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in Bau</text:p>
          </table:table-cell>
          <table:table-cell table:style-name="ce3" office:value-type="string" calcext:value-type="string">
            <text:p><text:span text:style-name="T1">Oranienstraße</text:span><text:span text:style-name="T2"> </text:span><text:span text:style-name="T3">zwischen</text:span></text:p>
            <text:p><text:span text:style-name="T1">Moritzplatz</text:span><text:span text:style-name="T2"> </text:span><text:span text:style-name="T3">und</text:span><text:span text:style-name="T2"> </text:span><text:span text:style-name="T3">Lindenstraße</text:span></text:p>
          </table:table-cell>
          <table:table-cell table:style-name="ce3" office:value-type="string" calcext:value-type="string">
            <text:p><text:span text:style-name="T1">Die</text:span><text:span text:style-name="T2"> </text:span><text:span text:style-name="T3">Radwege</text:span><text:span text:style-name="T2"> </text:span><text:span text:style-name="T3">befinden</text:span><text:span text:style-name="T2"> </text:span><text:span text:style-name="T3">sich</text:span><text:span text:style-name="T2"> </text:span><text:span text:style-name="T3">in</text:span><text:span text:style-name="T2"> </text:span><text:span text:style-name="T3">einem</text:span><text:span text:style-name="T2"> </text:span><text:span text:style-name="T3">desolaten</text:span><text:span text:style-name="T2"> </text:span><text:span text:style-name="T3">Zustand</text:span><text:span text:style-name="T2"> </text:span><text:span text:style-name="T3">und</text:span><text:span text:style-name="T2"> </text:span><text:span text:style-name="T3">sind</text:span><text:span text:style-name="T2"> </text:span><text:span text:style-name="T3">zu</text:span><text:span text:style-name="T2"> </text:span><text:span text:style-name="T3">schmal</text:span></text:p>
          </table:table-cell>
          <table:table-cell table:style-name="ce3" office:value-type="string" calcext:value-type="string">
            <text:p><text:span text:style-name="T1">Schaffung</text:span><text:span text:style-name="T2"> </text:span><text:span text:style-name="T3">von</text:span><text:span text:style-name="T2"> </text:span><text:span text:style-name="T3">Radstreifen</text:span><text:span text:style-name="T2"> </text:span><text:span text:style-name="T3">bzw.</text:span><text:span text:style-name="T2"> </text:span><text:span text:style-name="T3">Sanierung</text:span><text:span text:style-name="T2"> </text:span><text:span text:style-name="T3">und</text:span></text:p>
            <text:p><text:span text:style-name="T1">Verbreiterung</text:span><text:span text:style-name="T2"> </text:span><text:span text:style-name="T3">der</text:span><text:span text:style-name="T2"> </text:span><text:span text:style-name="T3">Radwege</text:span></text:p>
          </table:table-cell>
          <table:table-cell table:style-name="ce3" office:value-type="string" calcext:value-type="string">
            <text:p><text:span text:style-name="T1">Bauausführung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span text:style-name="T1">*</text:span><text:span text:style-name="T2"> </text:span><text:span text:style-name="T3">1.</text:span><text:span text:style-name="T2"> </text:span><text:span text:style-name="T3">BA</text:span><text:span text:style-name="T2"> </text:span><text:span text:style-name="T3">Nordseite</text:span><text:span text:style-name="T2"> </text:span><text:span text:style-name="T3">zwischen</text:span><text:span text:style-name="T2"> </text:span><text:span text:style-name="T3">Alte</text:span><text:span text:style-name="T2"> </text:span><text:span text:style-name="T3">Jakobstraße</text:span><text:span text:style-name="T2"> </text:span><text:span text:style-name="T3">und</text:span><text:span text:style-name="T2"> </text:span><text:span text:style-name="T3">Axel-Springer-</text:span><text:span text:style-name="T2"> </text:span><text:span text:style-name="T3">Straße</text:span><text:span text:style-name="T2"> </text:span><text:span text:style-name="T3">wurde</text:span><text:span text:style-name="T2"> </text:span><text:span text:style-name="T3">Ende</text:span><text:span text:style-name="T2"> </text:span><text:span text:style-name="T3">2019</text:span><text:span text:style-name="T2"> </text:span><text:span text:style-name="T3">fertiggestellt</text:span></text:p>
            <text:p><text:span text:style-name="T1">*</text:span><text:span text:style-name="T2"> </text:span><text:span text:style-name="T3">2.</text:span><text:span text:style-name="T2"> </text:span><text:span text:style-name="T3">BA</text:span><text:span text:style-name="T2"> </text:span><text:span text:style-name="T3">Nordseite</text:span><text:span text:style-name="T2"> </text:span><text:span text:style-name="T3">Alexandrinenstraße</text:span><text:span text:style-name="T2"> </text:span><text:span text:style-name="T3">bis</text:span><text:span text:style-name="T2"> </text:span><text:span text:style-name="T3">Alte</text:span><text:span text:style-name="T2"> </text:span><text:span text:style-name="T3">Jakobstraße</text:span><text:span text:style-name="T2"> </text:span><text:span text:style-name="T3">wurde</text:span><text:span text:style-name="T2"> </text:span><text:span text:style-name="T3">Ende</text:span><text:span text:style-name="T2"> </text:span><text:span text:style-name="T3">2020</text:span><text:span text:style-name="T2"> </text:span><text:span text:style-name="T3">fertiggestellt</text:span></text:p>
            <text:p><text:span text:style-name="T1">*</text:span><text:span text:style-name="T2"> </text:span><text:span text:style-name="T3">3.</text:span><text:span text:style-name="T2"> </text:span><text:span text:style-name="T3">BA</text:span><text:span text:style-name="T2"> </text:span><text:span text:style-name="T3">Nordseite</text:span><text:span text:style-name="T2"> </text:span><text:span text:style-name="T3">Stallschreiberstraße</text:span><text:span text:style-name="T2"> </text:span><text:span text:style-name="T3">bis</text:span><text:span text:style-name="T2"> </text:span><text:span text:style-name="T3">Alexandrinenstraße</text:span><text:span text:style-name="T2"> </text:span><text:span text:style-name="T3">befindet</text:span><text:span text:style-name="T2"> </text:span><text:span text:style-name="T3">sich</text:span><text:span text:style-name="T2"> </text:span><text:span text:style-name="T3">derzeit</text:span><text:span text:style-name="T2"> </text:span><text:span text:style-name="T3">im</text:span><text:span text:style-name="T2"> </text:span><text:span text:style-name="T3">Umbau,</text:span><text:span text:style-name="T2"> </text:span><text:span text:style-name="T3">Fertigstellung</text:span><text:span text:style-name="T2"> </text:span><text:span text:style-name="T3">für</text:span><text:span text:style-name="T2"> </text:span><text:span text:style-name="T3">Frühjahr</text:span></text:p>
            <text:p><text:span text:style-name="T1">2022</text:span><text:span text:style-name="T2"> </text:span><text:span text:style-name="T3">avisiert</text:span></text:p>
          </table:table-cell>
          <table:table-cell table:style-name="ce35"/>
          <table:table-cell table:formula="of:=[.F6]" office:value-type="string" office:string-value="Oranienstraße zwischen&#10;Moritzplatz und Lindenstraße" calcext:value-type="string">
            <text:p>Oranienstraße zwischen</text:p>
            <text:p>Moritzplatz und Lindenstraße</text:p>
          </table:table-cell>
          <table:table-cell table:formula="of:=&quot;(&quot;&amp;[.A6]&amp;&quot;) &quot;" office:value-type="string" office:string-value="(7) " calcext:value-type="string">
            <text:p>(7) </text:p>
          </table:table-cell>
          <table:table-cell table:style-name="ce42" table:formula="of:=[.E6]" office:value-type="string" office:string-value="Fahrrad in Bau" calcext:value-type="string">
            <text:p>Fahrrad in Bau</text:p>
          </table:table-cell>
          <table:table-cell table:number-columns-repeated="1009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12" office:value-type="string" calcext:value-type="string">
            <text:p><text:span text:style-name="T1">Mehringdamm</text:span></text:p>
            <text:p><text:span text:style-name="T1">von</text:span><text:span text:style-name="T2"> </text:span><text:span text:style-name="T3">Fidicinstraße</text:span><text:span text:style-name="T2"> </text:span><text:span text:style-name="T3">bis</text:span></text:p>
            <text:p><text:span text:style-name="T1">Bergmannstraße</text:span></text:p>
          </table:table-cell>
          <table:table-cell table:style-name="ce12" office:value-type="string" calcext:value-type="string">
            <text:p><text:span text:style-name="T1">Der</text:span><text:span text:style-name="T2"> </text:span><text:span text:style-name="T3">Radweg</text:span><text:span text:style-name="T2"> </text:span><text:span text:style-name="T3">befand</text:span><text:span text:style-name="T2"> </text:span><text:span text:style-name="T3">sich</text:span><text:span text:style-name="T2"> </text:span><text:span text:style-name="T3">in</text:span><text:span text:style-name="T2"> </text:span><text:span text:style-name="T3">einem</text:span><text:span text:style-name="T2"> </text:span><text:span text:style-name="T3">desolaten</text:span><text:span text:style-name="T2"> </text:span><text:span text:style-name="T3">Zustand</text:span><text:span text:style-name="T2"> </text:span><text:span text:style-name="T3">und</text:span><text:span text:style-name="T2"> </text:span><text:span text:style-name="T3">war</text:span><text:span text:style-name="T2"> </text:span><text:span text:style-name="T3">zu</text:span><text:span text:style-name="T2"> </text:span><text:span text:style-name="T3">schmal</text:span></text:p>
          </table:table-cell>
          <table:table-cell table:style-name="ce12" office:value-type="string" calcext:value-type="string">
            <text:p><text:span text:style-name="T1">Schaffung</text:span><text:span text:style-name="T2"> </text:span><text:span text:style-name="T3">eines</text:span><text:span text:style-name="T2"> </text:span><text:span text:style-name="T3">Radstreifens</text:span><text:span text:style-name="T2"> </text:span><text:span text:style-name="T3">bzw.</text:span><text:span text:style-name="T2"> </text:span><text:span text:style-name="T3">Sanierung</text:span><text:span text:style-name="T2"> </text:span><text:span text:style-name="T3">und</text:span></text:p>
            <text:p><text:span text:style-name="T1">Verbreiterung</text:span><text:span text:style-name="T2"> </text:span><text:span text:style-name="T3">des</text:span><text:span text:style-name="T2"> </text:span><text:span text:style-name="T3">Radwegs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/>
          <table:table-cell table:style-name="ce35"/>
          <table:table-cell table:formula="of:=[.F7]" office:value-type="string" office:string-value="Mehringdamm&#10;von Fidicinstraße bis&#10;Bergmannstraße" calcext:value-type="string">
            <text:p>Mehringdamm</text:p>
            <text:p>von Fidicinstraße bis</text:p>
            <text:p>Bergmannstraße</text:p>
          </table:table-cell>
          <table:table-cell table:formula="of:=&quot;(&quot;&amp;[.A7]&amp;&quot;) &quot;" office:value-type="string" office:string-value="(8) " calcext:value-type="string">
            <text:p>(8) </text:p>
          </table:table-cell>
          <table:table-cell table:style-name="ce42" table:formula="of:=[.E7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10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in Bau</text:p>
          </table:table-cell>
          <table:table-cell table:style-name="ce12" office:value-type="string" calcext:value-type="string">
            <text:p><text:span text:style-name="T1">Mehringdamm</text:span></text:p>
            <text:p><text:span text:style-name="T1">von</text:span><text:span text:style-name="T2"> </text:span><text:span text:style-name="T3">Bergmannstraße</text:span><text:span text:style-name="T2"> </text:span><text:span text:style-name="T3">bis</text:span></text:p>
            <text:p><text:span text:style-name="T1">Blücherstraße</text:span><text:span text:style-name="T2"> </text:span><text:span text:style-name="T3">(Ostseite)</text:span></text:p>
          </table:table-cell>
          <table:table-cell table:style-name="ce12" office:value-type="string" calcext:value-type="string">
            <text:p><text:span text:style-name="T1">Der</text:span><text:span text:style-name="T2"> </text:span><text:span text:style-name="T3">Radweg</text:span><text:span text:style-name="T2"> </text:span><text:span text:style-name="T3">befindet</text:span><text:span text:style-name="T2"> </text:span><text:span text:style-name="T3">sich</text:span><text:span text:style-name="T2"> </text:span><text:span text:style-name="T3">in</text:span><text:span text:style-name="T2"> </text:span><text:span text:style-name="T3">einem</text:span><text:span text:style-name="T2"> </text:span><text:span text:style-name="T3">desolaten</text:span><text:span text:style-name="T2"> </text:span><text:span text:style-name="T3">Zustand</text:span><text:span text:style-name="T2"> </text:span><text:span text:style-name="T3">und</text:span><text:span text:style-name="T2"> </text:span><text:span text:style-name="T3">ist</text:span><text:span text:style-name="T2"> </text:span><text:span text:style-name="T3">zu</text:span><text:span text:style-name="T2"> </text:span><text:span text:style-name="T3">schmal</text:span></text:p>
          </table:table-cell>
          <table:table-cell table:style-name="ce3" office:value-type="string" calcext:value-type="string">
            <text:p><text:span text:style-name="T1">Verbreiterung</text:span><text:span text:style-name="T2"> </text:span><text:span text:style-name="T3">und</text:span><text:span text:style-name="T2"> </text:span><text:span text:style-name="T3">Sanierung</text:span><text:span text:style-name="T2"> </text:span><text:span text:style-name="T3">des</text:span><text:span text:style-name="T2"> </text:span><text:span text:style-name="T3">Radwegs</text:span></text:p>
          </table:table-cell>
          <table:table-cell table:style-name="ce3" office:value-type="string" calcext:value-type="string">
            <text:p><text:span text:style-name="T1">Bauausführung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span text:style-name="T1">*</text:span><text:span text:style-name="T2"> </text:span><text:span text:style-name="T3">Radwegverbeiterung</text:span><text:span text:style-name="T2"> </text:span><text:span text:style-name="T3">auf</text:span><text:span text:style-name="T2"> </text:span><text:span text:style-name="T3">2,30</text:span><text:span text:style-name="T2"> </text:span><text:span text:style-name="T3">m</text:span><text:span text:style-name="T2"> </text:span><text:span text:style-name="T3">zwischen</text:span><text:span text:style-name="T2"> </text:span><text:span text:style-name="T3">Bergmannstraße</text:span><text:span text:style-name="T2"> </text:span><text:span text:style-name="T3">bis</text:span><text:span text:style-name="T2"> </text:span><text:span text:style-name="T3">Gneisenaustraße</text:span></text:p>
            <text:p><text:span text:style-name="T1">*</text:span><text:span text:style-name="T2"> </text:span><text:span text:style-name="T3">Umsetzung</text:span><text:span text:style-name="T2"> </text:span><text:span text:style-name="T3">Frühjahr</text:span><text:span text:style-name="T2"> </text:span><text:span text:style-name="T3">2022</text:span></text:p>
            <text:p><text:span text:style-name="T1">*</text:span><text:span text:style-name="T2"> </text:span><text:span text:style-name="T3">Umbau</text:span><text:span text:style-name="T2"> </text:span><text:span text:style-name="T3">Mehringdamm</text:span><text:span text:style-name="T2"> </text:span><text:span text:style-name="T3">zwischen</text:span><text:span text:style-name="T2"> </text:span><text:span text:style-name="T3">Gneisenaustraße</text:span><text:span text:style-name="T2"> </text:span><text:span text:style-name="T3">und</text:span></text:p>
            <text:p><text:span text:style-name="T1">Blücherstraße</text:span><text:span text:style-name="T2"> </text:span><text:span text:style-name="T3">aktuell</text:span><text:span text:style-name="T2"> </text:span><text:span text:style-name="T3">nicht</text:span><text:span text:style-name="T2"> </text:span><text:span text:style-name="T3">in</text:span><text:span text:style-name="T2"> </text:span><text:span text:style-name="T3">Planung</text:span></text:p>
          </table:table-cell>
          <table:table-cell table:style-name="ce35"/>
          <table:table-cell table:formula="of:=[.F8]" office:value-type="string" office:string-value="Mehringdamm&#10;von Bergmannstraße bis&#10;Blücherstraße (Ostseite)" calcext:value-type="string">
            <text:p>Mehringdamm</text:p>
            <text:p>von Bergmannstraße bis</text:p>
            <text:p>Blücherstraße (Ostseite)</text:p>
          </table:table-cell>
          <table:table-cell table:formula="of:=&quot;(&quot;&amp;[.A8]&amp;&quot;) &quot;" office:value-type="string" office:string-value="(9) " calcext:value-type="string">
            <text:p>(9) </text:p>
          </table:table-cell>
          <table:table-cell table:style-name="ce42" table:formula="of:=[.E8]" office:value-type="string" office:string-value="Fahrrad in Bau" calcext:value-type="string">
            <text:p>Fahrrad in Bau</text:p>
          </table:table-cell>
          <table:table-cell table:number-columns-repeated="1009"/>
        </table:table-row>
        <table:table-row table:style-name="ro8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in Bau fertig</text:p>
          </table:table-cell>
          <table:table-cell table:style-name="ce12" office:value-type="string" calcext:value-type="string">
            <text:p><text:span text:style-name="T1">Bergmannstraße</text:span><text:span text:style-name="T2"> </text:span><text:span text:style-name="T3">zwischen</text:span><text:span text:style-name="T2"> </text:span><text:span text:style-name="T3">Mehringdamm</text:span><text:span text:style-name="T2"> </text:span><text:span text:style-name="T3">und</text:span><text:span text:style-name="T2"> </text:span><text:span text:style-name="T3">Friesenstraße</text:span><text:span text:style-name="T2"> </text:span><text:span text:style-name="T3">und</text:span><text:span text:style-name="T2"> </text:span><text:span text:style-name="T3">der</text:span><text:span text:style-name="T2"> </text:span><text:span text:style-name="T3">gesamte</text:span><text:span text:style-name="T2"> </text:span><text:span text:style-name="T3">Bergmannkiez</text:span></text:p>
          </table:table-cell>
          <table:table-cell table:style-name="ce12" office:value-type="string" calcext:value-type="string">
            <text:p><text:span text:style-name="T1">Modellprojekt</text:span><text:span text:style-name="T2"> </text:span><text:span text:style-name="T3">im</text:span><text:span text:style-name="T2"> </text:span><text:span text:style-name="T3">Rahmen</text:span><text:span text:style-name="T2"> </text:span><text:span text:style-name="T3">der</text:span><text:span text:style-name="T2"> </text:span><text:span text:style-name="T3">Fußverkehrsstrategie,</text:span><text:span text:style-name="T2"> </text:span><text:span text:style-name="T3">Erhöhung</text:span><text:span text:style-name="T2"> </text:span><text:span text:style-name="T3">der</text:span></text:p>
            <text:p><text:span text:style-name="T1">Aufenthaltsqualität</text:span></text:p>
          </table:table-cell>
          <table:table-cell table:style-name="ce12" office:value-type="string" calcext:value-type="string">
            <text:p><text:span text:style-name="T1">Schaffung</text:span><text:span text:style-name="T2"> </text:span><text:span text:style-name="T3">einer</text:span><text:span text:style-name="T2"> </text:span><text:span text:style-name="T3">Begegnungszone,</text:span><text:span text:style-name="T2"> </text:span><text:span text:style-name="T3">Umsetzung</text:span><text:span text:style-name="T2"> </text:span><text:span text:style-name="T3">einer</text:span><text:span text:style-name="T2"> </text:span><text:span text:style-name="T3">flächendeckenden</text:span><text:span text:style-name="T2"> </text:span><text:span text:style-name="T3">Verkehrsberuhigung</text:span></text:p>
          </table:table-cell>
          <table:table-cell table:style-name="ce3" office:value-type="string" calcext:value-type="string">
            <text:p><text:span text:style-name="T1">Bauausführung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a xlink:href="http://www.berlin.de/bergmannkiez/modellprojekt/" xlink:type="simple">siehe: www.berlin.de/bergmannkiez/modellprojekt/</text:a></text:p>
          </table:table-cell>
          <table:table-cell table:style-name="ce35"/>
          <table:table-cell table:formula="of:=[.F9]" office:value-type="string" office:string-value="Bergmannstraße zwischen Mehringdamm und Friesenstraße und der gesamte Bergmannkiez" calcext:value-type="string">
            <text:p>Bergmannstraße zwischen Mehringdamm und Friesenstraße und der gesamte Bergmannkiez</text:p>
          </table:table-cell>
          <table:table-cell table:formula="of:=&quot;(&quot;&amp;[.A9]&amp;&quot;) &quot;" office:value-type="string" office:string-value="(10) " calcext:value-type="string">
            <text:p>(10) </text:p>
          </table:table-cell>
          <table:table-cell table:style-name="ce42" table:formula="of:=[.E9]" office:value-type="string" office:string-value="Fahrrad in Bau fertig" calcext:value-type="string">
            <text:p>Fahrrad in Bau fertig</text:p>
          </table:table-cell>
          <table:table-cell table:number-columns-repeated="1009"/>
        </table:table-row>
        <table:table-row table:style-name="ro8">
          <table:table-cell table:style-name="ce3" office:value-type="string" calcext:value-type="string">
            <text:p><text:span text:style-name="T1">10a</text:span></text:p>
          </table:table-cell>
          <table:table-cell table:style-name="ce3" office:value-type="string" calcext:value-type="string">
            <text:p>ja</text:p>
          </table:table-cell>
          <table:table-cell table:style-name="ce3" table:number-columns-repeated="2"/>
          <table:table-cell table:style-name="ce3" office:value-type="string" calcext:value-type="string">
            <text:p>Sonstiges</text:p>
          </table:table-cell>
          <table:table-cell table:style-name="ce12" office:value-type="string" calcext:value-type="string">
            <text:p><text:span text:style-name="T1">Sperrung</text:span><text:span text:style-name="T2"> </text:span><text:span text:style-name="T3">der</text:span><text:span text:style-name="T2"> </text:span><text:span text:style-name="T3">Achse</text:span><text:span text:style-name="T2"> </text:span><text:span text:style-name="T3">Zossener</text:span></text:p>
            <text:p><text:span text:style-name="T1">Straße</text:span><text:span text:style-name="T2"> </text:span><text:span text:style-name="T3">/</text:span><text:span text:style-name="T2"> </text:span><text:span text:style-name="T3">Friesenstraße</text:span></text:p>
          </table:table-cell>
          <table:table-cell table:style-name="ce3" office:value-type="string" calcext:value-type="string">
            <text:p><text:span text:style-name="T1">Zu</text:span><text:span text:style-name="T2"> </text:span><text:span text:style-name="T3">hohes</text:span><text:span text:style-name="T2"> </text:span><text:span text:style-name="T3">Kfz-Durchgangsverkehrsaufkommen</text:span></text:p>
          </table:table-cell>
          <table:table-cell table:style-name="ce12" office:value-type="string" calcext:value-type="string">
            <text:p><text:span text:style-name="T1">Verhinderung</text:span><text:span text:style-name="T2"> </text:span><text:span text:style-name="T3">des</text:span><text:span text:style-name="T2"> </text:span><text:span text:style-name="T3">Kfz-Durchgangsverkehrs</text:span><text:span text:style-name="T2"> </text:span><text:span text:style-name="T3">auf</text:span><text:span text:style-name="T2"> </text:span><text:span text:style-name="T3">der</text:span><text:span text:style-name="T2"> </text:span><text:span text:style-name="T3">Achse</text:span></text:p>
            <text:p><text:span text:style-name="T1">Zossener</text:span><text:span text:style-name="T2"> </text:span><text:span text:style-name="T3">Straße</text:span><text:span text:style-name="T2"> </text:span><text:span text:style-name="T3">/</text:span><text:span text:style-name="T2"> </text:span><text:span text:style-name="T3">Friesenstraße</text:span></text:p>
          </table:table-cell>
          <table:table-cell table:style-name="ce25" office:value-type="string" calcext:value-type="string">
            <text:p><text:span text:style-name="T1">in</text:span><text:span text:style-name="T2"> </text:span><text:span text:style-name="T3">Prüfung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3" office:value-type="string" calcext:value-type="string">
            <text:p><text:span text:style-name="T1">Prüfgutachten</text:span><text:span text:style-name="T2"> </text:span><text:span text:style-name="T3">wird</text:span><text:span text:style-name="T2"> </text:span><text:span text:style-name="T3">erstellt</text:span></text:p>
          </table:table-cell>
          <table:table-cell table:style-name="ce35"/>
          <table:table-cell table:formula="of:=[.F10]" office:value-type="string" office:string-value="Sperrung der Achse Zossener&#10;Straße / Friesenstraße" calcext:value-type="string">
            <text:p>Sperrung der Achse Zossener</text:p>
            <text:p>Straße / Friesenstraße</text:p>
          </table:table-cell>
          <table:table-cell table:formula="of:=&quot;(&quot;&amp;[.A10]&amp;&quot;) &quot;" office:value-type="string" office:string-value="(10a) " calcext:value-type="string">
            <text:p>(10a) </text:p>
          </table:table-cell>
          <table:table-cell table:style-name="ce42" table:formula="of:=[.E10]" office:value-type="string" office:string-value="Sonstiges" calcext:value-type="string">
            <text:p>Sonstiges</text:p>
          </table:table-cell>
          <table:table-cell table:number-columns-repeated="1009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12" office:value-type="string" calcext:value-type="string">
            <text:p><text:span text:style-name="T1">Kanaluferstraßen</text:span><text:span text:style-name="T2"> </text:span><text:span text:style-name="T3">(Hallesches</text:span></text:p>
            <text:p><text:span text:style-name="T1">Ufer)</text:span></text:p>
          </table:table-cell>
          <table:table-cell table:style-name="ce12" office:value-type="string" calcext:value-type="string">
            <text:p><text:span text:style-name="T1">Bisher</text:span><text:span text:style-name="T2"> </text:span><text:span text:style-name="T3">gab</text:span><text:span text:style-name="T2"> </text:span><text:span text:style-name="T3">es</text:span><text:span text:style-name="T2"> </text:span><text:span text:style-name="T3">keine</text:span><text:span text:style-name="T2"> </text:span><text:span text:style-name="T3">Radverkehrsanlagen</text:span><text:span text:style-name="T2"> </text:span><text:span text:style-name="T3">auf</text:span><text:span text:style-name="T2"> </text:span><text:span text:style-name="T3">dem</text:span><text:span text:style-name="T2"> </text:span><text:span text:style-name="T3">genannten</text:span></text:p>
            <text:p><text:span text:style-name="T1">Abschnitt</text:span></text:p>
          </table:table-cell>
          <table:table-cell table:style-name="ce12" office:value-type="string" calcext:value-type="string">
            <text:p><text:span text:style-name="T1">Schaffung</text:span><text:span text:style-name="T2"> </text:span><text:span text:style-name="T3">eines</text:span><text:span text:style-name="T2"> </text:span><text:span text:style-name="T3">Radstreifens,</text:span><text:span text:style-name="T2"> </text:span><text:span text:style-name="T3">mögliche</text:span><text:span text:style-name="T2"> </text:span><text:span text:style-name="T3">Kombination</text:span><text:span text:style-name="T2"> </text:span><text:span text:style-name="T3">mit</text:span></text:p>
            <text:p><text:span text:style-name="T1">Busspur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/>
          <table:table-cell table:style-name="ce35"/>
          <table:table-cell table:formula="of:=[.F11]" office:value-type="string" office:string-value="Kanaluferstraßen (Hallesches&#10;Ufer)" calcext:value-type="string">
            <text:p>Kanaluferstraßen (Hallesches</text:p>
            <text:p>Ufer)</text:p>
          </table:table-cell>
          <table:table-cell table:formula="of:=&quot;(&quot;&amp;[.A11]&amp;&quot;) &quot;" office:value-type="string" office:string-value="(11) " calcext:value-type="string">
            <text:p>(11) </text:p>
          </table:table-cell>
          <table:table-cell table:style-name="ce42" table:formula="of:=[.E11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12" office:value-type="string" calcext:value-type="string">
            <text:p><text:span text:style-name="T1">Kanaluferstraßen</text:span></text:p>
            <text:p><text:span text:style-name="T1">(Schöneberger</text:span><text:span text:style-name="T2"> </text:span><text:span text:style-name="T3">Ufer)</text:span></text:p>
          </table:table-cell>
          <table:table-cell table:style-name="ce12" office:value-type="string" calcext:value-type="string">
            <text:p><text:span text:style-name="T1">Bisher</text:span><text:span text:style-name="T2"> </text:span><text:span text:style-name="T3">gab</text:span><text:span text:style-name="T2"> </text:span><text:span text:style-name="T3">es</text:span><text:span text:style-name="T2"> </text:span><text:span text:style-name="T3">keine</text:span><text:span text:style-name="T2"> </text:span><text:span text:style-name="T3">Radverkehrsanlagen</text:span><text:span text:style-name="T2"> </text:span><text:span text:style-name="T3">auf</text:span><text:span text:style-name="T2"> </text:span><text:span text:style-name="T3">dem</text:span><text:span text:style-name="T2"> </text:span><text:span text:style-name="T3">genannten</text:span></text:p>
            <text:p><text:span text:style-name="T1">Abschnitt</text:span></text:p>
          </table:table-cell>
          <table:table-cell table:style-name="ce12" office:value-type="string" calcext:value-type="string">
            <text:p><text:span text:style-name="T1">Schaffung</text:span><text:span text:style-name="T2"> </text:span><text:span text:style-name="T3">eines</text:span><text:span text:style-name="T2"> </text:span><text:span text:style-name="T3">Radstreifens,</text:span><text:span text:style-name="T2"> </text:span><text:span text:style-name="T3">Aufhebung</text:span><text:span text:style-name="T2"> </text:span><text:span text:style-name="T3">des</text:span></text:p>
            <text:p><text:span text:style-name="T1">Parkstreifens</text:span><text:span text:style-name="T2"> </text:span><text:span text:style-name="T3">bzw.</text:span><text:span text:style-name="T2"> </text:span><text:span text:style-name="T3">Verbreiterung</text:span><text:span text:style-name="T2"> </text:span><text:span text:style-name="T3">der</text:span><text:span text:style-name="T2"> </text:span><text:span text:style-name="T3">Fahrbahn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/>
          <table:table-cell table:style-name="ce35"/>
          <table:table-cell table:formula="of:=[.F12]" office:value-type="string" office:string-value="Kanaluferstraßen&#10;(Schöneberger Ufer)" calcext:value-type="string">
            <text:p>Kanaluferstraßen</text:p>
            <text:p>(Schöneberger Ufer)</text:p>
          </table:table-cell>
          <table:table-cell table:formula="of:=&quot;(&quot;&amp;[.A12]&amp;&quot;) &quot;" office:value-type="string" office:string-value="(12) " calcext:value-type="string">
            <text:p>(12) </text:p>
          </table:table-cell>
          <table:table-cell table:style-name="ce42" table:formula="of:=[.E12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12" office:value-type="string" calcext:value-type="string">
            <text:p><text:span text:style-name="T1">Kanaluferstraßen</text:span></text:p>
            <text:p><text:span text:style-name="T1">(Tempelhofer</text:span><text:span text:style-name="T2"> </text:span><text:span text:style-name="T3">Ufer)</text:span></text:p>
          </table:table-cell>
          <table:table-cell table:style-name="ce12" office:value-type="string" calcext:value-type="string">
            <text:p><text:span text:style-name="T1">Bisher</text:span><text:span text:style-name="T2"> </text:span><text:span text:style-name="T3">gab</text:span><text:span text:style-name="T2"> </text:span><text:span text:style-name="T3">es</text:span><text:span text:style-name="T2"> </text:span><text:span text:style-name="T3">keine</text:span><text:span text:style-name="T2"> </text:span><text:span text:style-name="T3">Radverkehrsanlagen</text:span><text:span text:style-name="T2"> </text:span><text:span text:style-name="T3">auf</text:span><text:span text:style-name="T2"> </text:span><text:span text:style-name="T3">dem</text:span><text:span text:style-name="T2"> </text:span><text:span text:style-name="T3">genannten</text:span></text:p>
            <text:p><text:span text:style-name="T1">Abschnitt</text:span></text:p>
          </table:table-cell>
          <table:table-cell table:style-name="ce12" office:value-type="string" calcext:value-type="string">
            <text:p><text:span text:style-name="T1">Schaffung</text:span><text:span text:style-name="T2"> </text:span><text:span text:style-name="T3">eines</text:span><text:span text:style-name="T2"> </text:span><text:span text:style-name="T3">Radstreifens,</text:span><text:span text:style-name="T2"> </text:span><text:span text:style-name="T3">Aufhebung</text:span><text:span text:style-name="T2"> </text:span><text:span text:style-name="T3">des</text:span></text:p>
            <text:p><text:span text:style-name="T1">Parkstreifens</text:span><text:span text:style-name="T2"> </text:span><text:span text:style-name="T3">bzw.</text:span><text:span text:style-name="T2"> </text:span><text:span text:style-name="T3">Verbreiterung</text:span><text:span text:style-name="T2"> </text:span><text:span text:style-name="T3">der</text:span><text:span text:style-name="T2"> </text:span><text:span text:style-name="T3">Fahrbahn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/>
          <table:table-cell table:style-name="ce35"/>
          <table:table-cell table:formula="of:=[.F13]" office:value-type="string" office:string-value="Kanaluferstraßen&#10;(Tempelhofer Ufer)" calcext:value-type="string">
            <text:p>Kanaluferstraßen</text:p>
            <text:p>(Tempelhofer Ufer)</text:p>
          </table:table-cell>
          <table:table-cell table:formula="of:=&quot;(&quot;&amp;[.A13]&amp;&quot;) &quot;" office:value-type="string" office:string-value="(13) " calcext:value-type="string">
            <text:p>(13) </text:p>
          </table:table-cell>
          <table:table-cell table:style-name="ce42" table:formula="of:=[.E13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4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12" office:value-type="string" calcext:value-type="string">
            <text:p><text:span text:style-name="T1">Kanaluferstraßen</text:span><text:span text:style-name="T2"> </text:span><text:span text:style-name="T3">(Waterloo</text:span></text:p>
            <text:p><text:span text:style-name="T1">Ufer)</text:span></text:p>
          </table:table-cell>
          <table:table-cell table:style-name="ce12" office:value-type="string" calcext:value-type="string">
            <text:p><text:span text:style-name="T1">Bisher</text:span><text:span text:style-name="T2"> </text:span><text:span text:style-name="T3">gibt</text:span><text:span text:style-name="T2"> </text:span><text:span text:style-name="T3">es</text:span><text:span text:style-name="T2"> </text:span><text:span text:style-name="T3">keine</text:span><text:span text:style-name="T2"> </text:span><text:span text:style-name="T3">Radverkehrsanlagen</text:span><text:span text:style-name="T2"> </text:span><text:span text:style-name="T3">auf</text:span><text:span text:style-name="T2"> </text:span><text:span text:style-name="T3">dem</text:span><text:span text:style-name="T2"> </text:span><text:span text:style-name="T3">genannten</text:span></text:p>
            <text:p><text:span text:style-name="T1">Abschnitt</text:span></text:p>
          </table:table-cell>
          <table:table-cell table:style-name="ce3" office:value-type="string" calcext:value-type="string">
            <text:p><text:span text:style-name="T1">Schaffung</text:span><text:span text:style-name="T2"> </text:span><text:span text:style-name="T3">von</text:span><text:span text:style-name="T2"> </text:span><text:span text:style-name="T3">Radstreifen</text:span></text:p>
          </table:table-cell>
          <table:table-cell table:style-name="ce3" office:value-type="string" calcext:value-type="string">
            <text:p><text:span text:style-name="T1">fehlende</text:span><text:span text:style-name="T2"> </text:span><text:span text:style-name="T3">Finanzierung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3" office:value-type="string" calcext:value-type="string">
            <text:p><text:span text:style-name="T1">geplante</text:span><text:span text:style-name="T2"> </text:span><text:span text:style-name="T3">Fertigstellung:</text:span><text:span text:style-name="T2"> </text:span><text:span text:style-name="T3">Sommer</text:span><text:span text:style-name="T2"> </text:span><text:span text:style-name="T3">2022</text:span></text:p>
          </table:table-cell>
          <table:table-cell table:style-name="ce35"/>
          <table:table-cell table:formula="of:=[.F14]" office:value-type="string" office:string-value="Kanaluferstraßen (Waterloo&#10;Ufer)" calcext:value-type="string">
            <text:p>Kanaluferstraßen (Waterloo</text:p>
            <text:p>Ufer)</text:p>
          </table:table-cell>
          <table:table-cell table:formula="of:=&quot;(&quot;&amp;[.A14]&amp;&quot;) &quot;" office:value-type="string" office:string-value="(14) " calcext:value-type="string">
            <text:p>(14) </text:p>
          </table:table-cell>
          <table:table-cell table:style-name="ce42" table:formula="of:=[.E14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4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12" office:value-type="string" calcext:value-type="string">
            <text:p><text:span text:style-name="T1">Mariannenstraße</text:span><text:span text:style-name="T2"> </text:span><text:span text:style-name="T3">zw.</text:span><text:span text:style-name="T2"> </text:span><text:span text:style-name="T3">Kottbusser</text:span><text:span text:style-name="T2"> </text:span><text:span text:style-name="T3">Brücke</text:span><text:span text:style-name="T2"> </text:span><text:span text:style-name="T3">und</text:span><text:span text:style-name="T2"> </text:span><text:span text:style-name="T3">Reichenberger</text:span><text:span text:style-name="T2"> </text:span><text:span text:style-name="T3">Straße</text:span></text:p>
          </table:table-cell>
          <table:table-cell table:style-name="ce12" office:value-type="string" calcext:value-type="string">
            <text:p><text:span text:style-name="T1">Der</text:span><text:span text:style-name="T2"> </text:span><text:span text:style-name="T3">Abschnitt</text:span><text:span text:style-name="T2"> </text:span><text:span text:style-name="T3">gehört</text:span><text:span text:style-name="T2"> </text:span><text:span text:style-name="T3">zum</text:span><text:span text:style-name="T2"> </text:span><text:span text:style-name="T3">übergeordneten</text:span><text:span text:style-name="T2"> </text:span><text:span text:style-name="T3">Radroutennetz.</text:span><text:span text:style-name="T2"> </text:span><text:span text:style-name="T3">Er</text:span><text:span text:style-name="T2"> </text:span><text:span text:style-name="T3">war</text:span><text:span text:style-name="T2"> </text:span><text:span text:style-name="T3">gepflastert</text:span><text:span text:style-name="T2"> </text:span><text:span text:style-name="T3">und</text:span><text:span text:style-name="T2"> </text:span><text:span text:style-name="T3">für</text:span><text:span text:style-name="T2"> </text:span><text:span text:style-name="T3">Radfahrende</text:span><text:span text:style-name="T2"> </text:span><text:span text:style-name="T3">unkomfortabel</text:span></text:p>
          </table:table-cell>
          <table:table-cell table:style-name="ce3" office:value-type="string" calcext:value-type="string">
            <text:p><text:span text:style-name="T1">Asphaltierung</text:span><text:span text:style-name="T2"> </text:span><text:span text:style-name="T3">der</text:span><text:span text:style-name="T2"> </text:span><text:span text:style-name="T3">Fahrbahn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/>
          <table:table-cell table:style-name="ce35"/>
          <table:table-cell table:formula="of:=[.F15]" office:value-type="string" office:string-value="Mariannenstraße zw. Kottbusser Brücke und Reichenberger Straße" calcext:value-type="string">
            <text:p>Mariannenstraße zw. Kottbusser Brücke und Reichenberger Straße</text:p>
          </table:table-cell>
          <table:table-cell table:formula="of:=&quot;(&quot;&amp;[.A15]&amp;&quot;) &quot;" office:value-type="string" office:string-value="(16) " calcext:value-type="string">
            <text:p>(16) </text:p>
          </table:table-cell>
          <table:table-cell table:style-name="ce42" table:formula="of:=[.E15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10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12" office:value-type="string" calcext:value-type="string">
            <text:p><text:span text:style-name="T1">Prinzenstraße</text:span><text:span text:style-name="T2"> </text:span><text:span text:style-name="T3">vom</text:span></text:p>
            <text:p><text:span text:style-name="T1">Moritzplatz</text:span><text:span text:style-name="T2"> </text:span><text:span text:style-name="T3">bis</text:span><text:span text:style-name="T2"> </text:span><text:span text:style-name="T3">Ritterstraße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Radwege</text:span><text:span text:style-name="T2"> </text:span><text:span text:style-name="T3">befinden</text:span><text:span text:style-name="T2"> </text:span><text:span text:style-name="T3">sich</text:span><text:span text:style-name="T2"> </text:span><text:span text:style-name="T3">in</text:span><text:span text:style-name="T2"> </text:span><text:span text:style-name="T3">einem</text:span><text:span text:style-name="T2"> </text:span><text:span text:style-name="T3">desolaten</text:span><text:span text:style-name="T2"> </text:span><text:span text:style-name="T3">Zustand</text:span><text:span text:style-name="T2"> </text:span><text:span text:style-name="T3">und</text:span><text:span text:style-name="T2"> </text:span><text:span text:style-name="T3">sind</text:span><text:span text:style-name="T2"> </text:span><text:span text:style-name="T3">zu</text:span><text:span text:style-name="T2"> </text:span><text:span text:style-name="T3">schmal</text:span></text:p>
          </table:table-cell>
          <table:table-cell table:style-name="ce3" office:value-type="string" calcext:value-type="string">
            <text:p><text:span text:style-name="T1">Errichtung</text:span><text:span text:style-name="T2"> </text:span><text:span text:style-name="T3">von</text:span><text:span text:style-name="T2"> </text:span><text:span text:style-name="T3">geschützten</text:span><text:span text:style-name="T2"> </text:span><text:span text:style-name="T3">Radstreifen</text:span></text:p>
          </table:table-cell>
          <table:table-cell table:style-name="ce25" office:value-type="string" calcext:value-type="string">
            <text:p><text:span text:style-name="T1">in</text:span><text:span text:style-name="T2"> </text:span><text:span text:style-name="T3">Planung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Umsetzung</text:span><text:span text:style-name="T2"> </text:span><text:span text:style-name="T3">kann</text:span><text:span text:style-name="T2"> </text:span><text:span text:style-name="T3">erst</text:span><text:span text:style-name="T2"> </text:span><text:span text:style-name="T3">nach</text:span><text:span text:style-name="T2"> </text:span><text:span text:style-name="T3">Fertigstellung</text:span><text:span text:style-name="T2"> </text:span><text:span text:style-name="T3">der</text:span></text:p>
            <text:p><text:span text:style-name="T1">Hochbaumaßnahme</text:span><text:span text:style-name="T2"> </text:span><text:span text:style-name="T3">erfolgen.</text:span><text:span text:style-name="T2"> </text:span><text:span text:style-name="T3">Geplante</text:span><text:span text:style-name="T2"> </text:span><text:span text:style-name="T3">Fertigstellung:</text:span><text:span text:style-name="T2"> </text:span><text:span text:style-name="T3">Herbst</text:span></text:p>
            <text:p><text:span text:style-name="T1">2022</text:span></text:p>
          </table:table-cell>
          <table:table-cell table:style-name="ce35"/>
          <table:table-cell table:formula="of:=[.F16]" office:value-type="string" office:string-value="Prinzenstraße vom&#10;Moritzplatz bis Ritterstraße" calcext:value-type="string">
            <text:p>Prinzenstraße vom</text:p>
            <text:p>Moritzplatz bis Ritterstraße</text:p>
          </table:table-cell>
          <table:table-cell table:formula="of:=&quot;(&quot;&amp;[.A16]&amp;&quot;) &quot;" office:value-type="string" office:string-value="(18) " calcext:value-type="string">
            <text:p>(18) </text:p>
          </table:table-cell>
          <table:table-cell table:style-name="ce42" table:formula="of:=[.E16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4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ijn Planung</text:p>
          </table:table-cell>
          <table:table-cell table:style-name="ce12" office:value-type="string" calcext:value-type="string">
            <text:p><text:span text:style-name="T1">Prinzenstraße</text:span><text:span text:style-name="T2"> </text:span><text:span text:style-name="T3">von</text:span><text:span text:style-name="T2"> </text:span><text:span text:style-name="T3">Ritterstraße</text:span><text:span text:style-name="T2"> </text:span><text:span text:style-name="T3">bis</text:span><text:span text:style-name="T2"> </text:span><text:span text:style-name="T3">Gitschiner</text:span><text:span text:style-name="T2"> </text:span><text:span text:style-name="T3">Straße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Radwege</text:span><text:span text:style-name="T2"> </text:span><text:span text:style-name="T3">befinden</text:span><text:span text:style-name="T2"> </text:span><text:span text:style-name="T3">sich</text:span><text:span text:style-name="T2"> </text:span><text:span text:style-name="T3">in</text:span><text:span text:style-name="T2"> </text:span><text:span text:style-name="T3">einem</text:span><text:span text:style-name="T2"> </text:span><text:span text:style-name="T3">desolaten</text:span><text:span text:style-name="T2"> </text:span><text:span text:style-name="T3">Zustand</text:span><text:span text:style-name="T2"> </text:span><text:span text:style-name="T3">und</text:span><text:span text:style-name="T2"> </text:span><text:span text:style-name="T3">sind</text:span><text:span text:style-name="T2"> </text:span><text:span text:style-name="T3">zu</text:span><text:span text:style-name="T2"> </text:span><text:span text:style-name="T3">schmal</text:span></text:p>
          </table:table-cell>
          <table:table-cell table:style-name="ce12" office:value-type="string" calcext:value-type="string">
            <text:p><text:span text:style-name="T1">Einrichten</text:span><text:span text:style-name="T2"> </text:span><text:span text:style-name="T3">von</text:span><text:span text:style-name="T2"> </text:span><text:span text:style-name="T3">Radstreifen,</text:span><text:span text:style-name="T2"> </text:span><text:span text:style-name="T3">Parken</text:span><text:span text:style-name="T2"> </text:span><text:span text:style-name="T3">auf</text:span><text:span text:style-name="T2"> </text:span><text:span text:style-name="T3">dem</text:span><text:span text:style-name="T2"> </text:span><text:span text:style-name="T3">ehemaligen</text:span></text:p>
            <text:p><text:span text:style-name="T1">Radwegen</text:span></text:p>
          </table:table-cell>
          <table:table-cell table:style-name="ce25" office:value-type="string" calcext:value-type="string">
            <text:p><text:span text:style-name="T1">Idee</text:span><text:span text:style-name="T2"> </text:span><text:span text:style-name="T3">/</text:span><text:span text:style-name="T2"> </text:span><text:span text:style-name="T3">Vision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span text:style-name="T1">Es</text:span><text:span text:style-name="T2"> </text:span><text:span text:style-name="T3">ist</text:span><text:span text:style-name="T2"> </text:span><text:span text:style-name="T3">zu</text:span><text:span text:style-name="T2"> </text:span><text:span text:style-name="T3">prüfen,</text:span><text:span text:style-name="T2"> </text:span><text:span text:style-name="T3">ob</text:span><text:span text:style-name="T2"> </text:span><text:span text:style-name="T3">das</text:span><text:span text:style-name="T2"> </text:span><text:span text:style-name="T3">Parken</text:span><text:span text:style-name="T2"> </text:span><text:span text:style-name="T3">zwischen</text:span><text:span text:style-name="T2"> </text:span><text:span text:style-name="T3">den</text:span><text:span text:style-name="T2"> </text:span><text:span text:style-name="T3">Bäumen</text:span><text:span text:style-name="T2"> </text:span><text:span text:style-name="T3">technisch</text:span><text:span text:style-name="T2"> </text:span><text:span text:style-name="T3">möglich</text:span><text:span text:style-name="T2"> </text:span><text:span text:style-name="T3">ist.</text:span></text:p>
          </table:table-cell>
          <table:table-cell table:style-name="ce35"/>
          <table:table-cell table:formula="of:=[.F17]" office:value-type="string" office:string-value="Prinzenstraße von Ritterstraße bis Gitschiner Straße" calcext:value-type="string">
            <text:p>Prinzenstraße von Ritterstraße bis Gitschiner Straße</text:p>
          </table:table-cell>
          <table:table-cell table:formula="of:=&quot;(&quot;&amp;[.A17]&amp;&quot;) &quot;" office:value-type="string" office:string-value="(19) " calcext:value-type="string">
            <text:p>(19) </text:p>
          </table:table-cell>
          <table:table-cell table:style-name="ce42" table:formula="of:=[.E17]" office:value-type="string" office:string-value="Fahrrad ijn Planung" calcext:value-type="string">
            <text:p>Fahrrad ijn Planung</text:p>
          </table:table-cell>
          <table:table-cell table:number-columns-repeated="1009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ja</text:p>
          </table:table-cell>
          <table:table-cell table:style-name="ce4" table:number-columns-repeated="2"/>
          <table:table-cell table:style-name="ce4" office:value-type="string" calcext:value-type="string">
            <text:p>Fahrrad Vision</text:p>
          </table:table-cell>
          <table:table-cell table:style-name="ce12" office:value-type="string" calcext:value-type="string">
            <text:p><text:span text:style-name="T1">Stresemannstraße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Radwege</text:span><text:span text:style-name="T2"> </text:span><text:span text:style-name="T3">befinden</text:span><text:span text:style-name="T2"> </text:span><text:span text:style-name="T3">sich</text:span><text:span text:style-name="T2"> </text:span><text:span text:style-name="T3">in</text:span><text:span text:style-name="T2"> </text:span><text:span text:style-name="T3">einem</text:span><text:span text:style-name="T2"> </text:span><text:span text:style-name="T3">desolaten</text:span><text:span text:style-name="T2"> </text:span><text:span text:style-name="T3">Zustand</text:span><text:span text:style-name="T2"> </text:span><text:span text:style-name="T3">und</text:span><text:span text:style-name="T2"> </text:span><text:span text:style-name="T3">sind</text:span><text:span text:style-name="T2"> </text:span><text:span text:style-name="T3">zu</text:span><text:span text:style-name="T2"> </text:span><text:span text:style-name="T3">schmal</text:span></text:p>
          </table:table-cell>
          <table:table-cell table:style-name="ce12" office:value-type="string" calcext:value-type="string">
            <text:p><text:span text:style-name="T1">Komplettumbau</text:span><text:span text:style-name="T2"> </text:span><text:span text:style-name="T3">,</text:span><text:span text:style-name="T2"> </text:span><text:span text:style-name="T3">Schaffung</text:span><text:span text:style-name="T2"> </text:span><text:span text:style-name="T3">von</text:span><text:span text:style-name="T2"> </text:span><text:span text:style-name="T3">Radstreifen</text:span></text:p>
          </table:table-cell>
          <table:table-cell table:style-name="ce27" office:value-type="string" calcext:value-type="string">
            <text:p><text:span text:style-name="T1">Idee</text:span><text:span text:style-name="T2"> </text:span><text:span text:style-name="T3">/</text:span><text:span text:style-name="T2"> </text:span><text:span text:style-name="T3">Vision</text:span></text:p>
          </table:table-cell>
          <table:table-cell table:style-name="ce12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BVG</text:span><text:span text:style-name="T2"> </text:span><text:span text:style-name="T3">plant</text:span><text:span text:style-name="T2"> </text:span><text:span text:style-name="T3">den</text:span><text:span text:style-name="T2"> </text:span><text:span text:style-name="T3">Bau</text:span><text:span text:style-name="T2"> </text:span><text:span text:style-name="T3">von</text:span><text:span text:style-name="T2"> </text:span><text:span text:style-name="T3">Straßenbahngleisen</text:span><text:span text:style-name="T2"> </text:span><text:span text:style-name="T3">auf</text:span><text:span text:style-name="T2"> </text:span><text:span text:style-name="T3">dem</text:span></text:p>
            <text:p><text:span text:style-name="T1">Abschnitt.</text:span></text:p>
          </table:table-cell>
          <table:table-cell table:style-name="ce35"/>
          <table:table-cell table:formula="of:=[.F18]" office:value-type="string" office:string-value="Stresemannstraße" calcext:value-type="string">
            <text:p>Stresemannstraße</text:p>
          </table:table-cell>
          <table:table-cell table:formula="of:=&quot;(&quot;&amp;[.A18]&amp;&quot;) &quot;" office:value-type="string" office:string-value="(20) " calcext:value-type="string">
            <text:p>(20) </text:p>
          </table:table-cell>
          <table:table-cell table:style-name="ce42" table:formula="of:=[.E18]" office:value-type="string" office:string-value="Fahrrad Vision" calcext:value-type="string">
            <text:p>Fahrrad Vision</text:p>
          </table:table-cell>
          <table:table-cell table:number-columns-repeated="1009"/>
        </table:table-row>
        <table:table-row table:style-name="ro1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12" office:value-type="string" calcext:value-type="string">
            <text:p><text:span text:style-name="T1">Möckernstraße</text:span><text:span text:style-name="T2"> </text:span><text:span text:style-name="T3">zwischen</text:span><text:span text:style-name="T2"> </text:span><text:span text:style-name="T3">Möckernbrücke</text:span><text:span text:style-name="T2"> </text:span><text:span text:style-name="T3">bis</text:span><text:span text:style-name="T2"> </text:span><text:span text:style-name="T3">Yorckstraße</text:span><text:span text:style-name="T2"> </text:span><text:span text:style-name="T3">(Westseite)</text:span></text:p>
          </table:table-cell>
          <table:table-cell table:style-name="ce12" office:value-type="string" calcext:value-type="string">
            <text:p><text:span text:style-name="T1">Auf</text:span><text:span text:style-name="T2"> </text:span><text:span text:style-name="T3">der</text:span><text:span text:style-name="T2"> </text:span><text:span text:style-name="T3">westlichen</text:span><text:span text:style-name="T2"> </text:span><text:span text:style-name="T3">Seite</text:span><text:span text:style-name="T2"> </text:span><text:span text:style-name="T3">der</text:span><text:span text:style-name="T2"> </text:span><text:span text:style-name="T3">Möckernstraße</text:span><text:span text:style-name="T2"> </text:span><text:span text:style-name="T3">ist</text:span><text:span text:style-name="T2"> </text:span><text:span text:style-name="T3">keine</text:span><text:span text:style-name="T2"> </text:span><text:span text:style-name="T3">Radverkehrsanlage</text:span><text:span text:style-name="T2"> </text:span><text:span text:style-name="T3">vorhanden.</text:span><text:span text:style-name="T2"> </text:span><text:span text:style-name="T3">Aufgrund</text:span><text:span text:style-name="T2"> </text:span><text:span text:style-name="T3">des</text:span><text:span text:style-name="T2"> </text:span><text:span text:style-name="T3">hohen</text:span><text:span text:style-name="T2"> </text:span><text:span text:style-name="T3">Verkehrsaufkommens</text:span><text:span text:style-name="T2"> </text:span><text:span text:style-name="T3">sind</text:span><text:span text:style-name="T2"> </text:span><text:span text:style-name="T3">Radfahrende</text:span><text:span text:style-name="T2"> </text:span><text:span text:style-name="T3">besonders</text:span><text:span text:style-name="T2"> </text:span><text:span text:style-name="T3">zu</text:span><text:span text:style-name="T2"> </text:span><text:span text:style-name="T3">schützen.</text:span></text:p>
          </table:table-cell>
          <table:table-cell table:style-name="ce12" office:value-type="string" calcext:value-type="string">
            <text:p><text:span text:style-name="T1">Schaffung</text:span><text:span text:style-name="T2"> </text:span><text:span text:style-name="T3">eines</text:span><text:span text:style-name="T2"> </text:span><text:span text:style-name="T3">Radstreifens</text:span><text:span text:style-name="T2"> </text:span><text:span text:style-name="T3">und</text:span><text:span text:style-name="T2"> </text:span><text:span text:style-name="T3">Aufhebung</text:span><text:span text:style-name="T2"> </text:span><text:span text:style-name="T3">des</text:span></text:p>
            <text:p><text:span text:style-name="T1">Parkstreifens</text:span><text:span text:style-name="T2"> </text:span><text:span text:style-name="T3">am</text:span><text:span text:style-name="T2"> </text:span><text:span text:style-name="T3">rechten</text:span><text:span text:style-name="T2"> </text:span><text:span text:style-name="T3">Fahrbahnrand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/>
          <table:table-cell table:style-name="ce35"/>
          <table:table-cell table:formula="of:=[.F19]" office:value-type="string" office:string-value="Möckernstraße zwischen Möckernbrücke bis Yorckstraße (Westseite)" calcext:value-type="string">
            <text:p>Möckernstraße zwischen Möckernbrücke bis Yorckstraße (Westseite)</text:p>
          </table:table-cell>
          <table:table-cell table:formula="of:=&quot;(&quot;&amp;[.A19]&amp;&quot;) &quot;" office:value-type="string" office:string-value="(22) " calcext:value-type="string">
            <text:p>(22) </text:p>
          </table:table-cell>
          <table:table-cell table:style-name="ce42" table:formula="of:=[.E19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1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Vision</text:p>
          </table:table-cell>
          <table:table-cell table:style-name="ce12" office:value-type="string" calcext:value-type="string">
            <text:p><text:span text:style-name="T1">Reichenberger</text:span><text:span text:style-name="T2"> </text:span><text:span text:style-name="T3">Straße</text:span><text:span text:style-name="T2"> </text:span><text:span text:style-name="T3">östlich</text:span><text:span text:style-name="T2"> </text:span><text:span text:style-name="T3">von</text:span><text:span text:style-name="T2"> </text:span><text:span text:style-name="T3">Kottbusser</text:span><text:span text:style-name="T2"> </text:span><text:span text:style-name="T3">Tor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Reichenberger</text:span><text:span text:style-name="T2"> </text:span><text:span text:style-name="T3">Straße</text:span><text:span text:style-name="T2"> </text:span><text:span text:style-name="T3">östlich</text:span><text:span text:style-name="T2"> </text:span><text:span text:style-name="T3">des</text:span><text:span text:style-name="T2"> </text:span><text:span text:style-name="T3">Kottbusser</text:span><text:span text:style-name="T2"> </text:span><text:span text:style-name="T3">Tor</text:span><text:span text:style-name="T2"> </text:span><text:span text:style-name="T3">ist</text:span><text:span text:style-name="T2"> </text:span><text:span text:style-name="T3">durchgängig</text:span><text:span text:style-name="T2"> </text:span><text:span text:style-name="T3">gepflastert</text:span><text:span text:style-name="T2"> </text:span><text:span text:style-name="T3">und</text:span><text:span text:style-name="T2"> </text:span><text:span text:style-name="T3">nicht</text:span><text:span text:style-name="T2"> </text:span><text:span text:style-name="T3">zum</text:span><text:span text:style-name="T2"> </text:span><text:span text:style-name="T3">Rad</text:span><text:span text:style-name="T2"> </text:span><text:span text:style-name="T3">fahren</text:span><text:span text:style-name="T2"> </text:span><text:span text:style-name="T3">geeignet.</text:span></text:p>
          </table:table-cell>
          <table:table-cell table:style-name="ce3" office:value-type="string" calcext:value-type="string">
            <text:p><text:span text:style-name="T1">Asphaltierung</text:span><text:span text:style-name="T2"> </text:span><text:span text:style-name="T3">des</text:span><text:span text:style-name="T2"> </text:span><text:span text:style-name="T3">Radstreifens</text:span></text:p>
          </table:table-cell>
          <table:table-cell table:style-name="ce25" office:value-type="string" calcext:value-type="string">
            <text:p><text:span text:style-name="T1">Idee</text:span><text:span text:style-name="T2"> </text:span><text:span text:style-name="T3">/</text:span><text:span text:style-name="T2"> </text:span><text:span text:style-name="T3">Vision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Entscheidung,</text:span><text:span text:style-name="T2"> </text:span><text:span text:style-name="T3">ob</text:span><text:span text:style-name="T2"> </text:span><text:span text:style-name="T3">eine</text:span><text:span text:style-name="T2"> </text:span><text:span text:style-name="T3">vollständige</text:span><text:span text:style-name="T2"> </text:span><text:span text:style-name="T3">Asphaltierung</text:span><text:span text:style-name="T2"> </text:span><text:span text:style-name="T3">der</text:span><text:span text:style-name="T2"> </text:span><text:span text:style-name="T3">Fahrbahn</text:span><text:span text:style-name="T2"> </text:span><text:span text:style-name="T3">oder</text:span><text:span text:style-name="T2"> </text:span><text:span text:style-name="T3">lediglich</text:span><text:span text:style-name="T2"> </text:span><text:span text:style-name="T3">das</text:span><text:span text:style-name="T2"> </text:span><text:span text:style-name="T3">Asphaltieren</text:span><text:span text:style-name="T2"> </text:span><text:span text:style-name="T3">von</text:span><text:span text:style-name="T2"> </text:span><text:span text:style-name="T3">Radfahrstreifen</text:span><text:span text:style-name="T2"> </text:span><text:span text:style-name="T3">erfolgen</text:span><text:span text:style-name="T2"> </text:span><text:span text:style-name="T3">soll</text:span><text:span text:style-name="T2"> </text:span><text:span text:style-name="T3">ist</text:span><text:span text:style-name="T2"> </text:span><text:span text:style-name="T3">anhängig</text:span><text:span text:style-name="T2"> </text:span><text:span text:style-name="T3">von</text:span><text:span text:style-name="T2"> </text:span><text:span text:style-name="T3">der</text:span><text:span text:style-name="T2"> </text:span><text:span text:style-name="T3">Finanzierung</text:span></text:p>
          </table:table-cell>
          <table:table-cell table:style-name="ce35"/>
          <table:table-cell table:formula="of:=[.F20]" office:value-type="string" office:string-value="Reichenberger Straße östlich von Kottbusser Tor" calcext:value-type="string">
            <text:p>Reichenberger Straße östlich von Kottbusser Tor</text:p>
          </table:table-cell>
          <table:table-cell table:formula="of:=&quot;(&quot;&amp;[.A20]&amp;&quot;) &quot;" office:value-type="string" office:string-value="(24) " calcext:value-type="string">
            <text:p>(24) </text:p>
          </table:table-cell>
          <table:table-cell table:style-name="ce42" table:formula="of:=[.E20]" office:value-type="string" office:string-value="Fahrrad Vision" calcext:value-type="string">
            <text:p>Fahrrad Vision</text:p>
          </table:table-cell>
          <table:table-cell table:number-columns-repeated="1009"/>
        </table:table-row>
        <table:table-row table:style-name="ro4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3" office:value-type="string" calcext:value-type="string">
            <text:p><text:span text:style-name="T1">Körtestraße</text:span><text:span text:style-name="T2"> </text:span><text:span text:style-name="T3">und</text:span><text:span text:style-name="T2"> </text:span><text:span text:style-name="T3">Fichtestraße</text:span></text:p>
          </table:table-cell>
          <table:table-cell table:style-name="ce12" office:value-type="string" calcext:value-type="string">
            <text:p><text:span text:style-name="T1">Beide</text:span><text:span text:style-name="T2"> </text:span><text:span text:style-name="T3">Straßen</text:span><text:span text:style-name="T2"> </text:span><text:span text:style-name="T3">gehörten</text:span><text:span text:style-name="T2"> </text:span><text:span text:style-name="T3">zum</text:span><text:span text:style-name="T2"> </text:span><text:span text:style-name="T3">übergeordneten</text:span><text:span text:style-name="T2"> </text:span><text:span text:style-name="T3">Radroutennetz.</text:span><text:span text:style-name="T2"> </text:span><text:span text:style-name="T3">Entsprechend</text:span><text:span text:style-name="T2"> </text:span><text:span text:style-name="T3">hoch</text:span><text:span text:style-name="T2"> </text:span><text:span text:style-name="T3">ist</text:span><text:span text:style-name="T2"> </text:span><text:span text:style-name="T3">der</text:span><text:span text:style-name="T2"> </text:span><text:span text:style-name="T3">Anteil</text:span><text:span text:style-name="T2"> </text:span><text:span text:style-name="T3">der</text:span><text:span text:style-name="T2"> </text:span><text:span text:style-name="T3">Radfahrenden.</text:span><text:span text:style-name="T2"> </text:span><text:span text:style-name="T3">In</text:span><text:span text:style-name="T2"> </text:span><text:span text:style-name="T3">beiden</text:span><text:span text:style-name="T2"> </text:span><text:span text:style-name="T3">Straßen</text:span><text:span text:style-name="T2"> </text:span><text:span text:style-name="T3">soll</text:span><text:span text:style-name="T2"> </text:span><text:span text:style-name="T3">eine</text:span><text:span text:style-name="T2"> </text:span><text:span text:style-name="T3">Fahrradstraße</text:span><text:span text:style-name="T2"> </text:span><text:span text:style-name="T3">angeordnet</text:span><text:span text:style-name="T2"> </text:span><text:span text:style-name="T3">werden.</text:span></text:p>
          </table:table-cell>
          <table:table-cell table:style-name="ce3" office:value-type="string" calcext:value-type="string">
            <text:p><text:span text:style-name="T1">Einrichtung</text:span><text:span text:style-name="T2"> </text:span><text:span text:style-name="T3">einer</text:span><text:span text:style-name="T2"> </text:span><text:span text:style-name="T3">Fahrradstraße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 office:value-type="string" calcext:value-type="string">
            <text:p><text:span text:style-name="T1">Vorerst</text:span><text:span text:style-name="T2"> </text:span><text:span text:style-name="T3">ist</text:span><text:span text:style-name="T2"> </text:span><text:span text:style-name="T3">nicht</text:span><text:span text:style-name="T2"> </text:span><text:span text:style-name="T3">geplant,</text:span><text:span text:style-name="T2"> </text:span><text:span text:style-name="T3">die</text:span><text:span text:style-name="T2"> </text:span><text:span text:style-name="T3">Fichtestraße</text:span><text:span text:style-name="T2"> </text:span><text:span text:style-name="T3">in</text:span><text:span text:style-name="T2"> </text:span><text:span text:style-name="T3">eine</text:span><text:span text:style-name="T2"> </text:span><text:span text:style-name="T3">Fahrradstraße</text:span><text:span text:style-name="T2"> </text:span><text:span text:style-name="T3">umzugestalten</text:span></text:p>
          </table:table-cell>
          <table:table-cell table:style-name="ce36"/>
          <table:table-cell table:formula="of:=[.F21]" office:value-type="string" office:string-value="Körtestraße und Fichtestraße" calcext:value-type="string">
            <text:p>Körtestraße und Fichtestraße</text:p>
          </table:table-cell>
          <table:table-cell table:formula="of:=&quot;(&quot;&amp;[.A21]&amp;&quot;) &quot;" office:value-type="string" office:string-value="(25) " calcext:value-type="string">
            <text:p>(25) </text:p>
          </table:table-cell>
          <table:table-cell table:style-name="ce42" table:formula="of:=[.E21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4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12" office:value-type="string" calcext:value-type="string">
            <text:p><text:span text:style-name="T1">Stralauer</text:span><text:span text:style-name="T2"> </text:span><text:span text:style-name="T3">Allee,</text:span><text:span text:style-name="T2"> </text:span><text:span text:style-name="T3">von</text:span><text:span text:style-name="T2"> </text:span><text:span text:style-name="T3">Ehrenbergstraße</text:span><text:span text:style-name="T2"> </text:span><text:span text:style-name="T3">bis</text:span><text:span text:style-name="T2"> </text:span><text:span text:style-name="T3">Elsenbrücke</text:span><text:span text:style-name="T2"> </text:span><text:span text:style-name="T3">Südseite</text:span></text:p>
          </table:table-cell>
          <table:table-cell table:style-name="ce12" office:value-type="string" calcext:value-type="string">
            <text:p><text:span text:style-name="T1">Auf</text:span><text:span text:style-name="T2"> </text:span><text:span text:style-name="T3">der</text:span><text:span text:style-name="T2"> </text:span><text:span text:style-name="T3">südlichen</text:span><text:span text:style-name="T2"> </text:span><text:span text:style-name="T3">Seite</text:span><text:span text:style-name="T2"> </text:span><text:span text:style-name="T3">der</text:span><text:span text:style-name="T2"> </text:span><text:span text:style-name="T3">Stralauer</text:span><text:span text:style-name="T2"> </text:span><text:span text:style-name="T3">Allee</text:span><text:span text:style-name="T2"> </text:span><text:span text:style-name="T3">werden</text:span><text:span text:style-name="T2"> </text:span><text:span text:style-name="T3">Radfahrende</text:span><text:span text:style-name="T2"> </text:span><text:span text:style-name="T3">mit</text:span><text:span text:style-name="T2"> </text:span><text:span text:style-name="T3">zu</text:span><text:span text:style-name="T2"> </text:span><text:span text:style-name="T3">Fußgehende</text:span><text:span text:style-name="T2"> </text:span><text:span text:style-name="T3">gemeinsam</text:span><text:span text:style-name="T2"> </text:span><text:span text:style-name="T3">auf</text:span><text:span text:style-name="T2"> </text:span><text:span text:style-name="T3">dem</text:span><text:span text:style-name="T2"> </text:span><text:span text:style-name="T3">Gehweg</text:span><text:span text:style-name="T2"> </text:span><text:span text:style-name="T3">geführt</text:span></text:p>
          </table:table-cell>
          <table:table-cell table:style-name="ce3" office:value-type="string" calcext:value-type="string">
            <text:p><text:span text:style-name="T1">Anlage</text:span><text:span text:style-name="T2"> </text:span><text:span text:style-name="T3">eines</text:span><text:span text:style-name="T2"> </text:span><text:span text:style-name="T3">Radstreifens</text:span><text:span text:style-name="T2"> </text:span><text:span text:style-name="T3">auf</text:span><text:span text:style-name="T2"> </text:span><text:span text:style-name="T3">der</text:span><text:span text:style-name="T2"> </text:span><text:span text:style-name="T3">Südseite</text:span></text:p>
          </table:table-cell>
          <table:table-cell table:style-name="ce3" office:value-type="string" calcext:value-type="string">
            <text:p><text:span text:style-name="T1">Ausschreibung</text:span><text:span text:style-name="T2"> </text:span><text:span text:style-name="T3">/</text:span><text:span text:style-name="T2"> </text:span><text:span text:style-name="T3">Vergabe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3" office:value-type="string" calcext:value-type="string">
            <text:p><text:span text:style-name="T1">Umsetzung</text:span><text:span text:style-name="T2"> </text:span><text:span text:style-name="T3">soll</text:span><text:span text:style-name="T2"> </text:span><text:span text:style-name="T3">2022</text:span><text:span text:style-name="T2"> </text:span><text:span text:style-name="T3">erfolgen.</text:span></text:p>
          </table:table-cell>
          <table:table-cell table:style-name="ce35"/>
          <table:table-cell table:formula="of:=[.F22]" office:value-type="string" office:string-value="Stralauer Allee, von Ehrenbergstraße bis Elsenbrücke Südseite" calcext:value-type="string">
            <text:p>Stralauer Allee, von Ehrenbergstraße bis Elsenbrücke Südseite</text:p>
          </table:table-cell>
          <table:table-cell table:formula="of:=&quot;(&quot;&amp;[.A22]&amp;&quot;) &quot;" office:value-type="string" office:string-value="(27) " calcext:value-type="string">
            <text:p>(27) </text:p>
          </table:table-cell>
          <table:table-cell table:style-name="ce42" table:formula="of:=[.E22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13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ad geplant</text:p>
          </table:table-cell>
          <table:table-cell table:style-name="ce12" office:value-type="string" calcext:value-type="string">
            <text:p><text:span text:style-name="T1">Stralauer</text:span><text:span text:style-name="T2"> </text:span><text:span text:style-name="T3">Allee,</text:span><text:span text:style-name="T2"> </text:span><text:span text:style-name="T3">von</text:span><text:span text:style-name="T2"> </text:span><text:span text:style-name="T3">Ehrenbergstraße</text:span><text:span text:style-name="T2"> </text:span><text:span text:style-name="T3">bis</text:span><text:span text:style-name="T2"> </text:span><text:span text:style-name="T3">Elsenbrücke</text:span><text:span text:style-name="T2"> </text:span><text:span text:style-name="T3">Nordseite</text:span></text:p>
          </table:table-cell>
          <table:table-cell table:style-name="ce3" office:value-type="string" calcext:value-type="string">
            <text:p><text:span text:style-name="T1">Der</text:span><text:span text:style-name="T2"> </text:span><text:span text:style-name="T3">Radweg</text:span><text:span text:style-name="T2"> </text:span><text:span text:style-name="T3">befindet</text:span><text:span text:style-name="T2"> </text:span><text:span text:style-name="T3">sich</text:span><text:span text:style-name="T2"> </text:span><text:span text:style-name="T3">in</text:span><text:span text:style-name="T2"> </text:span><text:span text:style-name="T3">einem</text:span><text:span text:style-name="T2"> </text:span><text:span text:style-name="T3">desolaten</text:span><text:span text:style-name="T2"> </text:span><text:span text:style-name="T3">Zustand</text:span><text:span text:style-name="T2"> </text:span><text:span text:style-name="T3">und</text:span><text:span text:style-name="T2"> </text:span><text:span text:style-name="T3">ist</text:span><text:span text:style-name="T2"> </text:span><text:span text:style-name="T3">zu</text:span><text:span text:style-name="T2"> </text:span><text:span text:style-name="T3">schmal</text:span></text:p>
          </table:table-cell>
          <table:table-cell table:style-name="ce3" office:value-type="string" calcext:value-type="string">
            <text:p><text:span text:style-name="T1">Sanierung</text:span><text:span text:style-name="T2"> </text:span><text:span text:style-name="T3">des</text:span><text:span text:style-name="T2"> </text:span><text:span text:style-name="T3">Radweges</text:span><text:span text:style-name="T2"> </text:span><text:span text:style-name="T3">auf</text:span><text:span text:style-name="T2"> </text:span><text:span text:style-name="T3">der</text:span><text:span text:style-name="T2"> </text:span><text:span text:style-name="T3">Nordseite</text:span></text:p>
          </table:table-cell>
          <table:table-cell table:style-name="ce25" office:value-type="string" calcext:value-type="string">
            <text:p><text:span text:style-name="T1">Idee</text:span><text:span text:style-name="T2"> </text:span><text:span text:style-name="T3">/</text:span><text:span text:style-name="T2"> </text:span><text:span text:style-name="T3">Vision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/>
          <table:table-cell table:style-name="ce35"/>
          <table:table-cell table:formula="of:=[.F23]" office:value-type="string" office:string-value="Stralauer Allee, von Ehrenbergstraße bis Elsenbrücke Nordseite" calcext:value-type="string">
            <text:p>Stralauer Allee, von Ehrenbergstraße bis Elsenbrücke Nordseite</text:p>
          </table:table-cell>
          <table:table-cell table:formula="of:=&quot;(&quot;&amp;[.A23]&amp;&quot;) &quot;" office:value-type="string" office:string-value="(28) " calcext:value-type="string">
            <text:p>(28) </text:p>
          </table:table-cell>
          <table:table-cell table:style-name="ce42" table:formula="of:=[.E23]" office:value-type="string" office:string-value="Fahrad geplant" calcext:value-type="string">
            <text:p>Fahrad geplant</text:p>
          </table:table-cell>
          <table:table-cell table:number-columns-repeated="1009"/>
        </table:table-row>
        <table:table-row table:style-name="ro8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in Planung</text:p>
          </table:table-cell>
          <table:table-cell table:style-name="ce12" office:value-type="string" calcext:value-type="string">
            <text:p><text:span text:style-name="T1">Friedrichsberger</text:span><text:span text:style-name="T2"> </text:span><text:span text:style-name="T3">Straße</text:span><text:span text:style-name="T2"> </text:span><text:span text:style-name="T3">zwischen</text:span><text:span text:style-name="T2"> </text:span><text:span text:style-name="T3">Palisadenstraße</text:span><text:span text:style-name="T2"> </text:span><text:span text:style-name="T3">und</text:span><text:span text:style-name="T2"> </text:span><text:span text:style-name="T3">Friedenstraße</text:span></text:p>
          </table:table-cell>
          <table:table-cell table:style-name="ce12" office:value-type="string" calcext:value-type="string">
            <text:p><text:span text:style-name="T1">Auf</text:span><text:span text:style-name="T2"> </text:span><text:span text:style-name="T3">der</text:span><text:span text:style-name="T2"> </text:span><text:span text:style-name="T3">Friedrichsberger</text:span><text:span text:style-name="T2"> </text:span><text:span text:style-name="T3">Straße</text:span><text:span text:style-name="T2"> </text:span><text:span text:style-name="T3">wird</text:span><text:span text:style-name="T2"> </text:span><text:span text:style-name="T3">der</text:span><text:span text:style-name="T2"> </text:span><text:span text:style-name="T3">Radverkehr</text:span><text:span text:style-name="T2"> </text:span><text:span text:style-name="T3">im</text:span><text:span text:style-name="T2"> </text:span><text:span text:style-name="T3">Abschnitt</text:span><text:span text:style-name="T2"> </text:span><text:span text:style-name="T3">zwischen</text:span><text:span text:style-name="T2"> </text:span><text:span text:style-name="T3">Palisadenstraße</text:span><text:span text:style-name="T2"> </text:span><text:span text:style-name="T3">und</text:span><text:span text:style-name="T2"> </text:span><text:span text:style-name="T3">Friedenstraße</text:span><text:span text:style-name="T2"> </text:span><text:span text:style-name="T3">aktuell</text:span><text:span text:style-name="T2"> </text:span><text:span text:style-name="T3">im</text:span><text:span text:style-name="T2"> </text:span><text:span text:style-name="T3">Mischverkehr</text:span><text:span text:style-name="T2"> </text:span><text:span text:style-name="T3">geführt.</text:span><text:span text:style-name="T2"> </text:span><text:span text:style-name="T3">Hier</text:span><text:span text:style-name="T2"> </text:span><text:span text:style-name="T3">ist</text:span><text:span text:style-name="T2"> </text:span><text:span text:style-name="T3">zu</text:span><text:span text:style-name="T2"> </text:span><text:span text:style-name="T3">prüfen</text:span><text:span text:style-name="T2"> </text:span><text:span text:style-name="T3">ob</text:span><text:span text:style-name="T2"> </text:span><text:span text:style-name="T3">Radfahrstreifen</text:span><text:span text:style-name="T2"> </text:span><text:span text:style-name="T3">auf</text:span><text:span text:style-name="T2"> </text:span><text:span text:style-name="T3">der</text:span><text:span text:style-name="T2"> </text:span><text:span text:style-name="T3">Fahrbahn</text:span><text:span text:style-name="T2"> </text:span><text:span text:style-name="T3">markiert</text:span><text:span text:style-name="T2"> </text:span><text:span text:style-name="T3">werden</text:span><text:span text:style-name="T2"> </text:span><text:span text:style-name="T3">können.</text:span></text:p>
          </table:table-cell>
          <table:table-cell table:style-name="ce3" office:value-type="string" calcext:value-type="string">
            <text:p><text:span text:style-name="T1">Einrichtung</text:span><text:span text:style-name="T2"> </text:span><text:span text:style-name="T3">von</text:span><text:span text:style-name="T2"> </text:span><text:span text:style-name="T3">Radstreifen</text:span></text:p>
          </table:table-cell>
          <table:table-cell table:style-name="ce25" office:value-type="string" calcext:value-type="string">
            <text:p><text:span text:style-name="T1">Idee</text:span><text:span text:style-name="T2"> </text:span><text:span text:style-name="T3">/</text:span><text:span text:style-name="T2"> </text:span><text:span text:style-name="T3">Vision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/>
          <table:table-cell table:style-name="ce35"/>
          <table:table-cell table:formula="of:=[.F24]" office:value-type="string" office:string-value="Friedrichsberger Straße zwischen Palisadenstraße und Friedenstraße" calcext:value-type="string">
            <text:p>Friedrichsberger Straße zwischen Palisadenstraße und Friedenstraße</text:p>
          </table:table-cell>
          <table:table-cell table:formula="of:=&quot;(&quot;&amp;[.A24]&amp;&quot;) &quot;" office:value-type="string" office:string-value="(29) " calcext:value-type="string">
            <text:p>(29) </text:p>
          </table:table-cell>
          <table:table-cell table:style-name="ce42" table:formula="of:=[.E24]" office:value-type="string" office:string-value="Fahrrad in Planung" calcext:value-type="string">
            <text:p>Fahrrad in Planung</text:p>
          </table:table-cell>
          <table:table-cell table:number-columns-repeated="1009"/>
        </table:table-row>
        <table:table-row table:style-name="ro8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in Planung (?)</text:p>
          </table:table-cell>
          <table:table-cell table:style-name="ce3" office:value-type="string" calcext:value-type="string">
            <text:p><text:span text:style-name="T1">Boxhagener</text:span><text:span text:style-name="T2"> </text:span><text:span text:style-name="T3">Straße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Boxhagener</text:span><text:span text:style-name="T2"> </text:span><text:span text:style-name="T3">Straße</text:span><text:span text:style-name="T2"> </text:span><text:span text:style-name="T3">bildet</text:span><text:span text:style-name="T2"> </text:span><text:span text:style-name="T3">für</text:span><text:span text:style-name="T2"> </text:span><text:span text:style-name="T3">den</text:span><text:span text:style-name="T2"> </text:span><text:span text:style-name="T3">Radverkehr</text:span><text:span text:style-name="T2"> </text:span><text:span text:style-name="T3">eine</text:span><text:span text:style-name="T2"> </text:span><text:span text:style-name="T3">wichtige</text:span><text:span text:style-name="T2"> </text:span><text:span text:style-name="T3">Verbindung</text:span><text:span text:style-name="T2"> </text:span><text:span text:style-name="T3">zwischen</text:span><text:span text:style-name="T2"> </text:span><text:span text:style-name="T3">Frankfurter</text:span><text:span text:style-name="T2"> </text:span><text:span text:style-name="T3">Tor</text:span><text:span text:style-name="T2"> </text:span><text:span text:style-name="T3">und</text:span><text:span text:style-name="T2"> </text:span><text:span text:style-name="T3">Bahnhof</text:span><text:span text:style-name="T2"> </text:span><text:span text:style-name="T3">Ostkreuz.</text:span><text:span text:style-name="T2"> </text:span><text:span text:style-name="T3">Aktuell</text:span><text:span text:style-name="T2"> </text:span><text:span text:style-name="T3">befinden</text:span><text:span text:style-name="T2"> </text:span><text:span text:style-name="T3">sich</text:span><text:span text:style-name="T2"> </text:span><text:span text:style-name="T3">auf</text:span><text:span text:style-name="T2"> </text:span><text:span text:style-name="T3">diesem</text:span><text:span text:style-name="T2"> </text:span><text:span text:style-name="T3">Abschnitt</text:span><text:span text:style-name="T2"> </text:span><text:span text:style-name="T3">keine</text:span><text:span text:style-name="T2"> </text:span><text:span text:style-name="T3">Radverkehrsanlage</text:span></text:p>
          </table:table-cell>
          <table:table-cell table:style-name="ce12" office:value-type="string" calcext:value-type="string">
            <text:p><text:span text:style-name="T1">Anlage</text:span><text:span text:style-name="T2"> </text:span><text:span text:style-name="T3">von</text:span><text:span text:style-name="T2"> </text:span><text:span text:style-name="T3">Radstreifen,</text:span><text:span text:style-name="T2"> </text:span><text:span text:style-name="T3">Aufhebung</text:span><text:span text:style-name="T2"> </text:span><text:span text:style-name="T3">der</text:span><text:span text:style-name="T2"> </text:span><text:span text:style-name="T3">Parkstreifen</text:span><text:span text:style-name="T2"> </text:span><text:span text:style-name="T3">für</text:span></text:p>
            <text:p><text:span text:style-name="T1">Kfz</text:span><text:span text:style-name="T2"> </text:span><text:span text:style-name="T3">erforderlich</text:span></text:p>
          </table:table-cell>
          <table:table-cell table:style-name="ce3" office:value-type="string" calcext:value-type="string">
            <text:p><text:span text:style-name="T1">Konzept</text:span><text:span text:style-name="T2"> </text:span><text:span text:style-name="T3">/</text:span><text:span text:style-name="T2"> </text:span><text:span text:style-name="T3">Vorplanung</text:span><text:span text:style-name="T2"> </text:span><text:span text:style-name="T3">/</text:span><text:span text:style-name="T2"> </text:span><text:span text:style-name="T3">Studie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span text:style-name="T1">Derzeit</text:span><text:span text:style-name="T2"> </text:span><text:span text:style-name="T3">wird</text:span><text:span text:style-name="T2"> </text:span><text:span text:style-name="T3">geprüft,</text:span><text:span text:style-name="T2"> </text:span><text:span text:style-name="T3">ob</text:span><text:span text:style-name="T2"> </text:span><text:span text:style-name="T3">kurzfristig</text:span><text:span text:style-name="T2"> </text:span><text:span text:style-name="T3">das</text:span><text:span text:style-name="T2"> </text:span><text:span text:style-name="T3">Parken</text:span><text:span text:style-name="T2"> </text:span><text:span text:style-name="T3">auf</text:span><text:span text:style-name="T2"> </text:span><text:span text:style-name="T3">dem</text:span><text:span text:style-name="T2"> </text:span><text:span text:style-name="T3">rechten</text:span><text:span text:style-name="T2"> </text:span><text:span text:style-name="T3">Fahrbahnrand</text:span><text:span text:style-name="T2"> </text:span><text:span text:style-name="T3">bzw.</text:span><text:span text:style-name="T2"> </text:span><text:span text:style-name="T3">auf</text:span><text:span text:style-name="T2"> </text:span><text:span text:style-name="T3">den</text:span><text:span text:style-name="T2"> </text:span><text:span text:style-name="T3">Gehwegen</text:span><text:span text:style-name="T2"> </text:span><text:span text:style-name="T3">unterbunden</text:span><text:span text:style-name="T2"> </text:span><text:span text:style-name="T3">werden</text:span><text:span text:style-name="T2"> </text:span><text:span text:style-name="T3">kann.</text:span><text:span text:style-name="T2"> </text:span><text:span text:style-name="T3">Geplante</text:span><text:span text:style-name="T2"> </text:span><text:span text:style-name="T3">Umsetzung:</text:span><text:span text:style-name="T2"> </text:span><text:span text:style-name="T3">offen</text:span></text:p>
          </table:table-cell>
          <table:table-cell table:style-name="ce35"/>
          <table:table-cell table:formula="of:=[.F25]" office:value-type="string" office:string-value="Boxhagener Straße" calcext:value-type="string">
            <text:p>Boxhagener Straße</text:p>
          </table:table-cell>
          <table:table-cell table:formula="of:=&quot;(&quot;&amp;[.A25]&amp;&quot;) &quot;" office:value-type="string" office:string-value="(31) " calcext:value-type="string">
            <text:p>(31) </text:p>
          </table:table-cell>
          <table:table-cell table:style-name="ce42" table:formula="of:=[.E25]" office:value-type="string" office:string-value="Fahrrad in Planung (?)" calcext:value-type="string">
            <text:p>Fahrrad in Planung (?)</text:p>
          </table:table-cell>
          <table:table-cell table:number-columns-repeated="1009"/>
        </table:table-row>
        <table:table-row table:style-name="ro14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in Planung</text:p>
          </table:table-cell>
          <table:table-cell table:style-name="ce12" office:value-type="string" calcext:value-type="string">
            <text:p><text:span text:style-name="T1">Straßenzug</text:span><text:span text:style-name="T2"> </text:span><text:span text:style-name="T3">Rüdersdorfer</text:span><text:span text:style-name="T2"> </text:span><text:span text:style-name="T3">Straße</text:span><text:span text:style-name="T2"> </text:span><text:span text:style-name="T3">-</text:span><text:span text:style-name="T2"> </text:span><text:span text:style-name="T3">Wedekindstraße</text:span><text:span text:style-name="T2"> </text:span><text:span text:style-name="T3">-</text:span><text:span text:style-name="T2"> </text:span><text:span text:style-name="T3">Grünberger</text:span><text:span text:style-name="T2"> </text:span><text:span text:style-name="T3">Straße</text:span></text:p>
          </table:table-cell>
          <table:table-cell table:style-name="ce12" office:value-type="string" calcext:value-type="string">
            <text:p><text:span text:style-name="T1">Aktuell</text:span><text:span text:style-name="T2"> </text:span><text:span text:style-name="T3">befindet</text:span><text:span text:style-name="T2"> </text:span><text:span text:style-name="T3">sich</text:span><text:span text:style-name="T2"> </text:span><text:span text:style-name="T3">auf</text:span><text:span text:style-name="T2"> </text:span><text:span text:style-name="T3">diesem</text:span><text:span text:style-name="T2"> </text:span><text:span text:style-name="T3">Abschnitt</text:span><text:span text:style-name="T2"> </text:span><text:span text:style-name="T3">nur</text:span><text:span text:style-name="T2"> </text:span><text:span text:style-name="T3">teilweise</text:span><text:span text:style-name="T2"> </text:span><text:span text:style-name="T3">eine</text:span><text:span text:style-name="T2"> </text:span><text:span text:style-name="T3">Radverkehrsanlage.</text:span><text:span text:style-name="T2"> </text:span><text:span text:style-name="T3">Hier</text:span><text:span text:style-name="T2"> </text:span><text:span text:style-name="T3">ist</text:span><text:span text:style-name="T2"> </text:span><text:span text:style-name="T3">zu</text:span><text:span text:style-name="T2"> </text:span><text:span text:style-name="T3">prüfen</text:span><text:span text:style-name="T2"> </text:span><text:span text:style-name="T3">ob</text:span><text:span text:style-name="T2"> </text:span><text:span text:style-name="T3">ein</text:span><text:span text:style-name="T2"> </text:span><text:span text:style-name="T3">Radfahrstreifen</text:span><text:span text:style-name="T2"> </text:span><text:span text:style-name="T3">auf</text:span><text:span text:style-name="T2"> </text:span><text:span text:style-name="T3">der</text:span><text:span text:style-name="T2"> </text:span><text:span text:style-name="T3">Fahrbahn</text:span><text:span text:style-name="T2"> </text:span><text:span text:style-name="T3">markiert</text:span><text:span text:style-name="T2"> </text:span><text:span text:style-name="T3">werden</text:span><text:span text:style-name="T2"> </text:span><text:span text:style-name="T3">kann.</text:span></text:p>
          </table:table-cell>
          <table:table-cell table:style-name="ce3" office:value-type="string" calcext:value-type="string">
            <text:p><text:span text:style-name="T1">Anlage</text:span><text:span text:style-name="T2"> </text:span><text:span text:style-name="T3">von</text:span><text:span text:style-name="T2"> </text:span><text:span text:style-name="T3">Radstreifen,</text:span><text:span text:style-name="T2"> </text:span><text:span text:style-name="T3">Aufhebung</text:span><text:span text:style-name="T2"> </text:span><text:span text:style-name="T3">der</text:span><text:span text:style-name="T2"> </text:span><text:span text:style-name="T3">Parkstreifen</text:span><text:span text:style-name="T2"> </text:span><text:span text:style-name="T3">für</text:span></text:p>
            <text:p><text:span text:style-name="T1">Kfz</text:span><text:span text:style-name="T2"> </text:span><text:span text:style-name="T3">erforderlich</text:span></text:p>
          </table:table-cell>
          <table:table-cell table:style-name="ce25" office:value-type="string" calcext:value-type="string">
            <text:p><text:span text:style-name="T1">in</text:span><text:span text:style-name="T2"> </text:span><text:span text:style-name="T3">Planung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3" office:value-type="string" calcext:value-type="string">
            <text:p><text:span text:style-name="T1">Fertigstellungstermin</text:span><text:span text:style-name="T2"> </text:span><text:span text:style-name="T3">offen</text:span></text:p>
          </table:table-cell>
          <table:table-cell table:style-name="ce35"/>
          <table:table-cell table:formula="of:=[.F26]" office:value-type="string" office:string-value="Straßenzug Rüdersdorfer Straße - Wedekindstraße - Grünberger Straße" calcext:value-type="string">
            <text:p>Straßenzug Rüdersdorfer Straße - Wedekindstraße - Grünberger Straße</text:p>
          </table:table-cell>
          <table:table-cell table:formula="of:=&quot;(&quot;&amp;[.A26]&amp;&quot;) &quot;" office:value-type="string" office:string-value="(32) " calcext:value-type="string">
            <text:p>(32) </text:p>
          </table:table-cell>
          <table:table-cell table:style-name="ce42" table:formula="of:=[.E26]" office:value-type="string" office:string-value="Fahrrad in Planung" calcext:value-type="string">
            <text:p>Fahrrad in Planung</text:p>
          </table:table-cell>
          <table:table-cell table:number-columns-repeated="1009"/>
        </table:table-row>
        <table:table-row table:style-name="ro15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geplant</text:p>
          </table:table-cell>
          <table:table-cell table:style-name="ce12" office:value-type="string" calcext:value-type="string">
            <text:p><text:span text:style-name="T1">Revaler</text:span><text:span text:style-name="T2"> </text:span><text:span text:style-name="T3">Straße</text:span><text:span text:style-name="T2"> </text:span><text:span text:style-name="T3">West</text:span><text:span text:style-name="T2"> </text:span><text:span text:style-name="T3">zwischen</text:span><text:span text:style-name="T2"> </text:span><text:span text:style-name="T3">Warschauer</text:span><text:span text:style-name="T2"> </text:span><text:span text:style-name="T3">Straße</text:span><text:span text:style-name="T2"> </text:span><text:span text:style-name="T3">und</text:span><text:span text:style-name="T2"> </text:span><text:span text:style-name="T3">Modersohnstraße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Revaler</text:span><text:span text:style-name="T2"> </text:span><text:span text:style-name="T3">Straße</text:span><text:span text:style-name="T2"> </text:span><text:span text:style-name="T3">befindet</text:span><text:span text:style-name="T2"> </text:span><text:span text:style-name="T3">sich</text:span><text:span text:style-name="T2"> </text:span><text:span text:style-name="T3">in</text:span><text:span text:style-name="T2"> </text:span><text:span text:style-name="T3">einem</text:span><text:span text:style-name="T2"> </text:span><text:span text:style-name="T3">desolaten</text:span><text:span text:style-name="T2"> </text:span><text:span text:style-name="T3">Zustand.</text:span><text:span text:style-name="T2"> </text:span><text:span text:style-name="T3">Die</text:span><text:span text:style-name="T2"> </text:span><text:span text:style-name="T3">komplette</text:span><text:span text:style-name="T2"> </text:span><text:span text:style-name="T3">Straße</text:span><text:span text:style-name="T2"> </text:span><text:span text:style-name="T3">soll</text:span><text:span text:style-name="T2"> </text:span><text:span text:style-name="T3">saniert</text:span><text:span text:style-name="T2"> </text:span><text:span text:style-name="T3">werden.</text:span><text:span text:style-name="T2"> </text:span><text:span text:style-name="T3">Schaffung</text:span><text:span text:style-name="T2"> </text:span><text:span text:style-name="T3">einer</text:span><text:span text:style-name="T2"> </text:span><text:span text:style-name="T3">Radverkehrsanlage</text:span></text:p>
          </table:table-cell>
          <table:table-cell table:style-name="ce12" office:value-type="string" calcext:value-type="string">
            <text:p><text:span text:style-name="T1">Sanierung</text:span><text:span text:style-name="T2"> </text:span><text:span text:style-name="T3">der</text:span><text:span text:style-name="T2"> </text:span><text:span text:style-name="T3">Straße;</text:span><text:span text:style-name="T2"> </text:span><text:span text:style-name="T3">Errichtung</text:span><text:span text:style-name="T2"> </text:span><text:span text:style-name="T3">eines</text:span><text:span text:style-name="T2"> </text:span><text:span text:style-name="T3">geschützten</text:span></text:p>
            <text:p><text:span text:style-name="T1">Radfahrstreifens</text:span></text:p>
          </table:table-cell>
          <table:table-cell table:style-name="ce25" office:value-type="string" calcext:value-type="string">
            <text:p><text:span text:style-name="T1">in</text:span><text:span text:style-name="T2"> </text:span><text:span text:style-name="T3">Planung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3" office:value-type="string" calcext:value-type="string">
            <text:p><text:span text:style-name="T1">Fertigstellungstermin</text:span><text:span text:style-name="T2"> </text:span><text:span text:style-name="T3">offen</text:span></text:p>
          </table:table-cell>
          <table:table-cell table:style-name="ce35"/>
          <table:table-cell table:formula="of:=[.F27]" office:value-type="string" office:string-value="Revaler Straße West zwischen Warschauer Straße und Modersohnstraße" calcext:value-type="string">
            <text:p>Revaler Straße West zwischen Warschauer Straße und Modersohnstraße</text:p>
          </table:table-cell>
          <table:table-cell table:formula="of:=&quot;(&quot;&amp;[.A27]&amp;&quot;) &quot;" office:value-type="string" office:string-value="(33) " calcext:value-type="string">
            <text:p>(33) </text:p>
          </table:table-cell>
          <table:table-cell table:style-name="ce42" table:formula="of:=[.E27]" office:value-type="string" office:string-value="Fahrrad geplant" calcext:value-type="string">
            <text:p>Fahrrad geplant</text:p>
          </table:table-cell>
          <table:table-cell table:number-columns-repeated="1009"/>
        </table:table-row>
        <table:table-row table:style-name="ro16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in Bau</text:p>
          </table:table-cell>
          <table:table-cell table:style-name="ce3" office:value-type="string" calcext:value-type="string">
            <text:p><text:span text:style-name="T1">Strausberger</text:span><text:span text:style-name="T2"> </text:span><text:span text:style-name="T3">Platz</text:span></text:p>
          </table:table-cell>
          <table:table-cell table:style-name="ce12" office:value-type="string" calcext:value-type="string">
            <text:p><text:span text:style-name="T1">Radstreifen</text:span><text:span text:style-name="T2"> </text:span><text:span text:style-name="T3">in</text:span><text:span text:style-name="T2"> </text:span><text:span text:style-name="T3">der</text:span><text:span text:style-name="T2"> </text:span><text:span text:style-name="T3">Lichtenberger</text:span><text:span text:style-name="T2"> </text:span><text:span text:style-name="T3">Straße</text:span><text:span text:style-name="T2"> </text:span><text:span text:style-name="T3">enden</text:span><text:span text:style-name="T2"> </text:span><text:span text:style-name="T3">vor</text:span><text:span text:style-name="T2"> </text:span><text:span text:style-name="T3">dem</text:span><text:span text:style-name="T2"> </text:span><text:span text:style-name="T3">Strausberger</text:span><text:span text:style-name="T2"> </text:span><text:span text:style-name="T3">Platz,</text:span><text:span text:style-name="T2"> </text:span><text:span text:style-name="T3">schlechte</text:span><text:span text:style-name="T2"> </text:span><text:span text:style-name="T3">Führung</text:span><text:span text:style-name="T2"> </text:span><text:span text:style-name="T3">und</text:span><text:span text:style-name="T2"> </text:span><text:span text:style-name="T3">ungünstige</text:span><text:span text:style-name="T2"> </text:span><text:span text:style-name="T3">Signalisierung</text:span><text:span text:style-name="T2"> </text:span><text:span text:style-name="T3">des</text:span><text:span text:style-name="T2"> </text:span><text:span text:style-name="T3">Radverkehrs</text:span></text:p>
          </table:table-cell>
          <table:table-cell table:style-name="ce3" office:value-type="string" calcext:value-type="string">
            <text:p><text:span text:style-name="T1">Änderung</text:span><text:span text:style-name="T2"> </text:span><text:span text:style-name="T3">der</text:span><text:span text:style-name="T2"> </text:span><text:span text:style-name="T3">Radverkehrsführung</text:span><text:span text:style-name="T2"> </text:span><text:span text:style-name="T3">und</text:span><text:span text:style-name="T2"> </text:span><text:span text:style-name="T3">Signalsteuerung</text:span></text:p>
          </table:table-cell>
          <table:table-cell table:style-name="ce25" office:value-type="string" calcext:value-type="string">
            <text:p><text:span text:style-name="T1">in</text:span><text:span text:style-name="T2"> </text:span><text:span text:style-name="T3">Planung</text:span></text:p>
          </table:table-cell>
          <table:table-cell table:style-name="ce3" office:value-type="string" calcext:value-type="string">
            <text:p><text:span text:style-name="T1">SenUMVK</text:span></text:p>
          </table:table-cell>
          <table:table-cell table:style-name="ce3" office:value-type="string" calcext:value-type="string">
            <text:p><text:span text:style-name="T1">Zuständig</text:span><text:span text:style-name="T2"> </text:span><text:span text:style-name="T3">für</text:span><text:span text:style-name="T2"> </text:span><text:span text:style-name="T3">die</text:span><text:span text:style-name="T2"> </text:span><text:span text:style-name="T3">Umsetzung</text:span><text:span text:style-name="T2"> </text:span><text:span text:style-name="T3">ist</text:span><text:span text:style-name="T2"> </text:span><text:span text:style-name="T3">SenUMVK/Alliander</text:span></text:p>
          </table:table-cell>
          <table:table-cell table:style-name="ce35"/>
          <table:table-cell table:formula="of:=[.F28]" office:value-type="string" office:string-value="Strausberger Platz" calcext:value-type="string">
            <text:p>Strausberger Platz</text:p>
          </table:table-cell>
          <table:table-cell table:formula="of:=&quot;(&quot;&amp;[.A28]&amp;&quot;) &quot;" office:value-type="string" office:string-value="(34) " calcext:value-type="string">
            <text:p>(34) </text:p>
          </table:table-cell>
          <table:table-cell table:style-name="ce42" table:formula="of:=[.E28]" office:value-type="string" office:string-value="Fahrrad in Bau" calcext:value-type="string">
            <text:p>Fahrrad in Bau</text:p>
          </table:table-cell>
          <table:table-cell table:number-columns-repeated="1009"/>
        </table:table-row>
        <table:table-row table:style-name="ro5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12" office:value-type="string" calcext:value-type="string">
            <text:p><text:span text:style-name="T1">Frankfurter</text:span><text:span text:style-name="T2"> </text:span><text:span text:style-name="T3">Allee</text:span><text:span text:style-name="T2"> </text:span><text:span text:style-name="T3">zwischen</text:span><text:span text:style-name="T2"> </text:span><text:span text:style-name="T3">Niederbarnimstraße</text:span><text:span text:style-name="T2"> </text:span><text:span text:style-name="T3">und</text:span><text:span text:style-name="T2"> </text:span><text:span text:style-name="T3">S-</text:span><text:span text:style-name="T2"> </text:span><text:span text:style-name="T3">Bhf.</text:span><text:span text:style-name="T2"> </text:span><text:span text:style-name="T3">Frankfurter</text:span><text:span text:style-name="T2"> </text:span><text:span text:style-name="T3">Allee</text:span></text:p>
          </table:table-cell>
          <table:table-cell table:style-name="ce12" office:value-type="string" calcext:value-type="string">
            <text:p><text:span text:style-name="T1">Beengte</text:span><text:span text:style-name="T2"> </text:span><text:span text:style-name="T3">Verhältnisse</text:span><text:span text:style-name="T2"> </text:span><text:span text:style-name="T3">auf</text:span><text:span text:style-name="T2"> </text:span><text:span text:style-name="T3">dem</text:span><text:span text:style-name="T2"> </text:span><text:span text:style-name="T3">Gehweg</text:span><text:span text:style-name="T2"> </text:span><text:span text:style-name="T3">mit</text:span><text:span text:style-name="T2"> </text:span><text:span text:style-name="T3">Radweg.</text:span><text:span text:style-name="T2"> </text:span><text:span text:style-name="T3">Es</text:span><text:span text:style-name="T2"> </text:span><text:span text:style-name="T3">kommt</text:span><text:span text:style-name="T2"> </text:span><text:span text:style-name="T3">zu</text:span></text:p>
            <text:p><text:span text:style-name="T1">Konflikten</text:span><text:span text:style-name="T2"> </text:span><text:span text:style-name="T3">mit</text:span><text:span text:style-name="T2"> </text:span><text:span text:style-name="T3">Radfahrende</text:span><text:span text:style-name="T2"> </text:span><text:span text:style-name="T3">und</text:span><text:span text:style-name="T2"> </text:span><text:span text:style-name="T3">Zu</text:span><text:span text:style-name="T2"> </text:span><text:span text:style-name="T3">Fußgehende</text:span></text:p>
          </table:table-cell>
          <table:table-cell table:style-name="ce3" office:value-type="string" calcext:value-type="string">
            <text:p><text:span text:style-name="T1">Errichtung</text:span><text:span text:style-name="T2"> </text:span><text:span text:style-name="T3">von</text:span><text:span text:style-name="T2"> </text:span><text:span text:style-name="T3">geschützten</text:span><text:span text:style-name="T2"> </text:span><text:span text:style-name="T3">Radstreifen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Radverkehrsanlage</text:span><text:span text:style-name="T2"> </text:span><text:span text:style-name="T3">ist</text:span><text:span text:style-name="T2"> </text:span><text:span text:style-name="T3">größtenteils</text:span><text:span text:style-name="T2"> </text:span><text:span text:style-name="T3">fertiggestellt</text:span><text:span text:style-name="T2"> </text:span><text:span text:style-name="T3">und</text:span><text:span text:style-name="T2"> </text:span><text:span text:style-name="T3">freigegeben.</text:span><text:span text:style-name="T2"> </text:span><text:span text:style-name="T3">Letzter</text:span><text:span text:style-name="T2"> </text:span><text:span text:style-name="T3">Bauabschnitt</text:span><text:span text:style-name="T2"> </text:span><text:span text:style-name="T3">von</text:span><text:span text:style-name="T2"> </text:span><text:span text:style-name="T3">Weichselstraße</text:span><text:span text:style-name="T2"> </text:span><text:span text:style-name="T3">bis</text:span><text:span text:style-name="T2"> </text:span><text:span text:style-name="T3">Jessnerstraße</text:span><text:span text:style-name="T2"> </text:span><text:span text:style-name="T3">kann</text:span><text:span text:style-name="T2"> </text:span><text:span text:style-name="T3">erst</text:span><text:span text:style-name="T2"> </text:span><text:span text:style-name="T3">nach</text:span><text:span text:style-name="T2"> </text:span><text:span text:style-name="T3">Beendigung</text:span><text:span text:style-name="T2"> </text:span><text:span text:style-name="T3">der</text:span><text:span text:style-name="T2"> </text:span><text:span text:style-name="T3">Arbeiten</text:span><text:span text:style-name="T2"> </text:span><text:span text:style-name="T3">durch</text:span><text:span text:style-name="T2"> </text:span><text:span text:style-name="T3">die</text:span><text:span text:style-name="T2"> </text:span><text:span text:style-name="T3">BWB</text:span><text:span text:style-name="T2"> </text:span><text:span text:style-name="T3">fertiggestellt</text:span><text:span text:style-name="T2"> </text:span><text:span text:style-name="T3">werden.</text:span><text:span text:style-name="T2"> </text:span><text:span text:style-name="T3">Baubeginn</text:span><text:span text:style-name="T2"> </text:span><text:span text:style-name="T3">hier</text:span><text:span text:style-name="T2"> </text:span><text:span text:style-name="T3">ist</text:span><text:span text:style-name="T2"> </text:span><text:span text:style-name="T3">voraussichtlich</text:span><text:span text:style-name="T2"> </text:span><text:span text:style-name="T3">Sommer</text:span><text:span text:style-name="T2"> </text:span><text:span text:style-name="T3">2022.</text:span></text:p>
          </table:table-cell>
          <table:table-cell table:style-name="ce35"/>
          <table:table-cell table:formula="of:=[.F29]" office:value-type="string" office:string-value="Frankfurter Allee zwischen Niederbarnimstraße und S- Bhf. Frankfurter Allee" calcext:value-type="string">
            <text:p>Frankfurter Allee zwischen Niederbarnimstraße und S- Bhf. Frankfurter Allee</text:p>
          </table:table-cell>
          <table:table-cell table:formula="of:=&quot;(&quot;&amp;[.A29]&amp;&quot;) &quot;" office:value-type="string" office:string-value="(36) " calcext:value-type="string">
            <text:p>(36) </text:p>
          </table:table-cell>
          <table:table-cell table:style-name="ce42" table:formula="of:=[.E29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17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in Bau</text:p>
          </table:table-cell>
          <table:table-cell table:style-name="ce12" office:value-type="string" calcext:value-type="string">
            <text:p><text:span text:style-name="T1">Modersohnstraße,</text:span><text:span text:style-name="T2"> </text:span><text:span text:style-name="T3">Gärtnerstraße</text:span><text:span text:style-name="T2"> </text:span><text:span text:style-name="T3">und</text:span><text:span text:style-name="T2"> </text:span><text:span text:style-name="T3">Mainzer</text:span><text:span text:style-name="T2"> </text:span><text:span text:style-name="T3">Straße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Modersohnstraße,</text:span><text:span text:style-name="T2"> </text:span><text:span text:style-name="T3">Gärtnerstraße</text:span><text:span text:style-name="T2"> </text:span><text:span text:style-name="T3">und</text:span><text:span text:style-name="T2"> </text:span><text:span text:style-name="T3">Mainzer</text:span><text:span text:style-name="T2"> </text:span><text:span text:style-name="T3">Straße</text:span><text:span text:style-name="T2"> </text:span><text:span text:style-name="T3">bilden</text:span><text:span text:style-name="T2"> </text:span><text:span text:style-name="T3">eine</text:span><text:span text:style-name="T2"> </text:span><text:span text:style-name="T3">wichtige</text:span><text:span text:style-name="T2"> </text:span><text:span text:style-name="T3">Fahrradroute</text:span><text:span text:style-name="T2"> </text:span><text:span text:style-name="T3">durch</text:span><text:span text:style-name="T2"> </text:span><text:span text:style-name="T3">den</text:span><text:span text:style-name="T2"> </text:span><text:span text:style-name="T3">Boxhagener</text:span><text:span text:style-name="T2"> </text:span><text:span text:style-name="T3">Kiez.</text:span><text:span text:style-name="T2"> </text:span><text:span text:style-name="T3">Zur</text:span><text:span text:style-name="T2"> </text:span><text:span text:style-name="T3">Verbesserung</text:span><text:span text:style-name="T2"> </text:span><text:span text:style-name="T3">der</text:span><text:span text:style-name="T2"> </text:span><text:span text:style-name="T3">Sicherheit</text:span><text:span text:style-name="T2"> </text:span><text:span text:style-name="T3">soll</text:span><text:span text:style-name="T2"> </text:span><text:span text:style-name="T3">auf</text:span><text:span text:style-name="T2"> </text:span><text:span text:style-name="T3">diesem</text:span><text:span text:style-name="T2"> </text:span><text:span text:style-name="T3">Abschnitt</text:span><text:span text:style-name="T2"> </text:span><text:span text:style-name="T3">eine</text:span><text:span text:style-name="T2"> </text:span><text:span text:style-name="T3">Fahrradstraßen</text:span><text:span text:style-name="T2"> </text:span><text:span text:style-name="T3">angeordnet</text:span><text:span text:style-name="T2"> </text:span><text:span text:style-name="T3">werden.</text:span><text:span text:style-name="T2"> </text:span><text:span text:style-name="T3">Die</text:span><text:span text:style-name="T2"> </text:span><text:span text:style-name="T3">gepflasterte</text:span><text:span text:style-name="T2"> </text:span><text:span text:style-name="T3">Gärtnerstraße</text:span><text:span text:style-name="T2"> </text:span><text:span text:style-name="T3">soll</text:span><text:span text:style-name="T2"> </text:span><text:span text:style-name="T3">in</text:span><text:span text:style-name="T2"> </text:span><text:span text:style-name="T3">diesem</text:span><text:span text:style-name="T2"> </text:span><text:span text:style-name="T3">Zuge</text:span><text:span text:style-name="T2"> </text:span><text:span text:style-name="T3">asphaltiert</text:span><text:span text:style-name="T2"> </text:span><text:span text:style-name="T3">werden.</text:span></text:p>
          </table:table-cell>
          <table:table-cell table:style-name="ce12" office:value-type="string" calcext:value-type="string">
            <text:p><text:span text:style-name="T1">Asphaltierung</text:span><text:span text:style-name="T2"> </text:span><text:span text:style-name="T3">der</text:span><text:span text:style-name="T2"> </text:span><text:span text:style-name="T3">Gärtnerstraße,</text:span><text:span text:style-name="T2"> </text:span><text:span text:style-name="T3">Einrichtung</text:span><text:span text:style-name="T2"> </text:span><text:span text:style-name="T3">einer</text:span></text:p>
            <text:p><text:span text:style-name="T1">Fahrradstraße</text:span></text:p>
          </table:table-cell>
          <table:table-cell table:style-name="ce25" office:value-type="string" calcext:value-type="string">
            <text:p><text:span text:style-name="T1">in</text:span><text:span text:style-name="T2"> </text:span><text:span text:style-name="T3">Planung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Asphaltierung</text:span><text:span text:style-name="T2"> </text:span><text:span text:style-name="T3">der</text:span><text:span text:style-name="T2"> </text:span><text:span text:style-name="T3">Gärtnerstraße</text:span><text:span text:style-name="T2"> </text:span><text:span text:style-name="T3">(bezirkliche</text:span><text:span text:style-name="T2"> </text:span><text:span text:style-name="T3">I-Maßnahme)</text:span><text:span text:style-name="T2"> </text:span><text:span text:style-name="T3">kann</text:span><text:span text:style-name="T2"> </text:span><text:span text:style-name="T3">ab</text:span><text:span text:style-name="T2"> </text:span><text:span text:style-name="T3">2021/2022</text:span><text:span text:style-name="T2"> </text:span><text:span text:style-name="T3">erfolgen,</text:span><text:span text:style-name="T2"> </text:span><text:span text:style-name="T3">wenn</text:span><text:span text:style-name="T2"> </text:span><text:span text:style-name="T3">die</text:span><text:span text:style-name="T2"> </text:span><text:span text:style-name="T3">Baumaßnahme</text:span><text:span text:style-name="T2"> </text:span><text:span text:style-name="T3">der</text:span><text:span text:style-name="T2"> </text:span><text:span text:style-name="T3">Berliner</text:span><text:span text:style-name="T2"> </text:span><text:span text:style-name="T3">Wasserbetriebe</text:span><text:span text:style-name="T2"> </text:span><text:span text:style-name="T3">(ab</text:span><text:span text:style-name="T2"> </text:span><text:span text:style-name="T3">2021)</text:span><text:span text:style-name="T2"> </text:span><text:span text:style-name="T3">abgeschlossen</text:span><text:span text:style-name="T2"> </text:span><text:span text:style-name="T3">ist.</text:span><text:span text:style-name="T2"> </text:span><text:span text:style-name="T3">Straßenbauplanung</text:span><text:span text:style-name="T2"> </text:span><text:span text:style-name="T3">wird</text:span><text:span text:style-name="T2"> </text:span><text:span text:style-name="T3">durch</text:span><text:span text:style-name="T2"> </text:span><text:span text:style-name="T3">SGA</text:span><text:span text:style-name="T2"> </text:span><text:span text:style-name="T3">durchgeführt.</text:span><text:span text:style-name="T2"> </text:span><text:span text:style-name="T3">Geplanter</text:span><text:span text:style-name="T2"> </text:span><text:span text:style-name="T3">Baubeginn:</text:span><text:span text:style-name="T2"> </text:span><text:span text:style-name="T3">Sommer</text:span><text:span text:style-name="T2"> </text:span><text:span text:style-name="T3">2022</text:span></text:p>
          </table:table-cell>
          <table:table-cell table:style-name="ce35"/>
          <table:table-cell table:formula="of:=[.F30]" office:value-type="string" office:string-value="Modersohnstraße, Gärtnerstraße und Mainzer Straße" calcext:value-type="string">
            <text:p>Modersohnstraße, Gärtnerstraße und Mainzer Straße</text:p>
          </table:table-cell>
          <table:table-cell table:formula="of:=&quot;(&quot;&amp;[.A30]&amp;&quot;) &quot;" office:value-type="string" office:string-value="(37) " calcext:value-type="string">
            <text:p>(37) </text:p>
          </table:table-cell>
          <table:table-cell table:style-name="ce42" table:formula="of:=[.E30]" office:value-type="string" office:string-value="Fahrrad in Bau" calcext:value-type="string">
            <text:p>Fahrrad in Bau</text:p>
          </table:table-cell>
          <table:table-cell table:number-columns-repeated="1009"/>
        </table:table-row>
        <table:table-row table:style-name="ro18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Sonstiges geplant</text:p>
          </table:table-cell>
          <table:table-cell table:style-name="ce3" office:value-type="string" calcext:value-type="string">
            <text:p><text:span text:style-name="T1">Sonntagstraße,</text:span><text:span text:style-name="T2"> </text:span><text:span text:style-name="T3">Neue</text:span></text:p>
            <text:p><text:span text:style-name="T1">Bahnhofstraße</text:span></text:p>
          </table:table-cell>
          <table:table-cell table:style-name="ce3" office:value-type="string" calcext:value-type="string">
            <text:p><text:span text:style-name="T1">Straßenbahnplanung</text:span><text:span text:style-name="T2"> </text:span><text:span text:style-name="T3">der</text:span><text:span text:style-name="T2"> </text:span><text:span text:style-name="T3">BVG,</text:span><text:span text:style-name="T2"> </text:span><text:span text:style-name="T3">Schlechter</text:span><text:span text:style-name="T2"> </text:span><text:span text:style-name="T3">Zustand</text:span><text:span text:style-name="T2"> </text:span><text:span text:style-name="T3">der</text:span><text:span text:style-name="T2"> </text:span><text:span text:style-name="T3">Fahrbahn</text:span></text:p>
          </table:table-cell>
          <table:table-cell table:style-name="ce3" office:value-type="string" calcext:value-type="string">
            <text:p><text:span text:style-name="T1">Straßenbahngleise</text:span><text:span text:style-name="T2"> </text:span><text:span text:style-name="T3">+</text:span><text:span text:style-name="T2"> </text:span><text:span text:style-name="T3">weitere</text:span><text:span text:style-name="T2"> </text:span><text:span text:style-name="T3">Maßnahmen</text:span></text:p>
          </table:table-cell>
          <table:table-cell table:style-name="ce25" office:value-type="string" calcext:value-type="string">
            <text:p><text:span text:style-name="T1">unklar</text:span></text:p>
          </table:table-cell>
          <table:table-cell table:style-name="ce3" office:value-type="string" calcext:value-type="string">
            <text:p><text:span text:style-name="T1">SenUMVK</text:span><text:span text:style-name="T2"> </text:span><text:span text:style-name="T3">/</text:span><text:span text:style-name="T2"> </text:span><text:span text:style-name="T3">BVG</text:span></text:p>
          </table:table-cell>
          <table:table-cell table:style-name="ce3" office:value-type="string" calcext:value-type="string">
            <text:p><text:span text:style-name="T1">Die</text:span><text:span text:style-name="T2"> </text:span><text:span text:style-name="T3">BVG</text:span><text:span text:style-name="T2"> </text:span><text:span text:style-name="T3">plant</text:span><text:span text:style-name="T2"> </text:span><text:span text:style-name="T3">den</text:span><text:span text:style-name="T2"> </text:span><text:span text:style-name="T3">Bau</text:span><text:span text:style-name="T2"> </text:span><text:span text:style-name="T3">von</text:span><text:span text:style-name="T2"> </text:span><text:span text:style-name="T3">Straßenbahngleisen</text:span><text:span text:style-name="T2"> </text:span><text:span text:style-name="T3">auf</text:span><text:span text:style-name="T2"> </text:span><text:span text:style-name="T3">dem</text:span><text:span text:style-name="T2"> </text:span><text:span text:style-name="T3">Abschnitt.</text:span><text:span text:style-name="T2"> </text:span><text:span text:style-name="T3">Es</text:span><text:span text:style-name="T2"> </text:span><text:span text:style-name="T3">sind</text:span><text:span text:style-name="T2"> </text:span><text:span text:style-name="T3">Lösungen</text:span><text:span text:style-name="T2"> </text:span><text:span text:style-name="T3">für</text:span><text:span text:style-name="T2"> </text:span><text:span text:style-name="T3">den</text:span><text:span text:style-name="T2"> </text:span><text:span text:style-name="T3">Radverkehr</text:span><text:span text:style-name="T2"> </text:span><text:span text:style-name="T3">und</text:span><text:span text:style-name="T2"> </text:span><text:span text:style-name="T3">den</text:span><text:span text:style-name="T2"> </text:span><text:span text:style-name="T3">Ruhenden</text:span><text:span text:style-name="T2"> </text:span><text:span text:style-name="T3">Verkehr</text:span><text:span text:style-name="T2"> </text:span><text:span text:style-name="T3">zu</text:span><text:span text:style-name="T2"> </text:span><text:span text:style-name="T3">finden.</text:span></text:p>
          </table:table-cell>
          <table:table-cell table:style-name="ce35"/>
          <table:table-cell table:formula="of:=[.F31]" office:value-type="string" office:string-value="Sonntagstraße, Neue&#10;Bahnhofstraße" calcext:value-type="string">
            <text:p>Sonntagstraße, Neue</text:p>
            <text:p>Bahnhofstraße</text:p>
          </table:table-cell>
          <table:table-cell table:formula="of:=&quot;(&quot;&amp;[.A31]&amp;&quot;) &quot;" office:value-type="string" office:string-value="(39) " calcext:value-type="string">
            <text:p>(39) </text:p>
          </table:table-cell>
          <table:table-cell table:style-name="ce42" table:formula="of:=[.E31]" office:value-type="string" office:string-value="Sonstiges geplant" calcext:value-type="string">
            <text:p>Sonstiges geplant</text:p>
          </table:table-cell>
          <table:table-cell table:number-columns-repeated="1009"/>
        </table:table-row>
        <table:table-row table:style-name="ro8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12" office:value-type="string" calcext:value-type="string">
            <text:p><text:span text:style-name="T1">Rigaer</text:span><text:span text:style-name="T2"> </text:span><text:span text:style-name="T3">Straße,</text:span><text:span text:style-name="T2"> </text:span><text:span text:style-name="T3">Weidenweg,</text:span><text:span text:style-name="T2"> </text:span><text:span text:style-name="T3">Palisadenstraße</text:span><text:span text:style-name="T2"> </text:span><text:span text:style-name="T3">und</text:span><text:span text:style-name="T2"> </text:span><text:span text:style-name="T3">Bersarinplatz</text:span></text:p>
          </table:table-cell>
          <table:table-cell table:style-name="ce12" office:value-type="string" calcext:value-type="string">
            <text:p><text:span text:style-name="T1">Als</text:span><text:span text:style-name="T2"> </text:span><text:span text:style-name="T3">Alternativroute</text:span><text:span text:style-name="T2"> </text:span><text:span text:style-name="T3">zur</text:span><text:span text:style-name="T2"> </text:span><text:span text:style-name="T3">stark</text:span><text:span text:style-name="T2"> </text:span><text:span text:style-name="T3">befahrenen</text:span><text:span text:style-name="T2"> </text:span><text:span text:style-name="T3">Frankfurter</text:span><text:span text:style-name="T2"> </text:span><text:span text:style-name="T3">Allee</text:span><text:span text:style-name="T2"> </text:span><text:span text:style-name="T3">/</text:span><text:span text:style-name="T2"> </text:span><text:span text:style-name="T3">Karl-</text:span><text:span text:style-name="T2"> </text:span><text:span text:style-name="T3">Marx-Allee</text:span><text:span text:style-name="T2"> </text:span><text:span text:style-name="T3">und</text:span><text:span text:style-name="T2"> </text:span><text:span text:style-name="T3">zur</text:span><text:span text:style-name="T2"> </text:span><text:span text:style-name="T3">Erschließung</text:span><text:span text:style-name="T2"> </text:span><text:span text:style-name="T3">der</text:span><text:span text:style-name="T2"> </text:span><text:span text:style-name="T3">dortigen</text:span><text:span text:style-name="T2"> </text:span><text:span text:style-name="T3">Wohngebiete</text:span><text:span text:style-name="T2"> </text:span><text:span text:style-name="T3">sollte</text:span><text:span text:style-name="T2"> </text:span><text:span text:style-name="T3">hier</text:span><text:span text:style-name="T2"> </text:span><text:span text:style-name="T3">eine</text:span><text:span text:style-name="T2"> </text:span><text:span text:style-name="T3">Fahrradstraße</text:span><text:span text:style-name="T2"> </text:span><text:span text:style-name="T3">angeordnet</text:span><text:span text:style-name="T2"> </text:span><text:span text:style-name="T3">werden.</text:span></text:p>
          </table:table-cell>
          <table:table-cell table:style-name="ce3" office:value-type="string" calcext:value-type="string">
            <text:p><text:span text:style-name="T1">Einrichtung</text:span><text:span text:style-name="T2"> </text:span><text:span text:style-name="T3">einer</text:span><text:span text:style-name="T2"> </text:span><text:span text:style-name="T3">Fahrradstraße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/>
          <table:table-cell table:style-name="ce35"/>
          <table:table-cell table:formula="of:=[.F32]" office:value-type="string" office:string-value="Rigaer Straße, Weidenweg, Palisadenstraße und Bersarinplatz" calcext:value-type="string">
            <text:p>Rigaer Straße, Weidenweg, Palisadenstraße und Bersarinplatz</text:p>
          </table:table-cell>
          <table:table-cell table:formula="of:=&quot;(&quot;&amp;[.A32]&amp;&quot;) &quot;" office:value-type="string" office:string-value="(40) " calcext:value-type="string">
            <text:p>(40) </text:p>
          </table:table-cell>
          <table:table-cell table:style-name="ce42" table:formula="of:=[.E32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8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ad geplant</text:p>
          </table:table-cell>
          <table:table-cell table:style-name="ce12" office:value-type="string" calcext:value-type="string">
            <text:p><text:span text:style-name="T1">Petersburger</text:span><text:span text:style-name="T2"> </text:span><text:span text:style-name="T3">Straße</text:span><text:span text:style-name="T2"> </text:span><text:span text:style-name="T3">zwischen</text:span><text:span text:style-name="T2"> </text:span><text:span text:style-name="T3">Bersarinplatz</text:span><text:span text:style-name="T2"> </text:span><text:span text:style-name="T3">und</text:span><text:span text:style-name="T2"> </text:span><text:span text:style-name="T3">Landsberger</text:span><text:span text:style-name="T2"> </text:span><text:span text:style-name="T3">Allee</text:span></text:p>
          </table:table-cell>
          <table:table-cell table:style-name="ce3" office:value-type="string" calcext:value-type="string">
            <text:p><text:span text:style-name="T1">Die</text:span><text:span text:style-name="T2"> </text:span><text:span text:style-name="T3">gesamte</text:span><text:span text:style-name="T2"> </text:span><text:span text:style-name="T3">Straße</text:span><text:span text:style-name="T2"> </text:span><text:span text:style-name="T3">befindet</text:span><text:span text:style-name="T2"> </text:span><text:span text:style-name="T3">sich</text:span><text:span text:style-name="T2"> </text:span><text:span text:style-name="T3">in</text:span><text:span text:style-name="T2"> </text:span><text:span text:style-name="T3">einem</text:span><text:span text:style-name="T2"> </text:span><text:span text:style-name="T3">desolaten</text:span><text:span text:style-name="T2"> </text:span><text:span text:style-name="T3">Zustand</text:span></text:p>
          </table:table-cell>
          <table:table-cell table:style-name="ce3" office:value-type="string" calcext:value-type="string">
            <text:p><text:span text:style-name="T1">Komplettumbau</text:span><text:span text:style-name="T2"> </text:span><text:span text:style-name="T3">des</text:span><text:span text:style-name="T2"> </text:span><text:span text:style-name="T3">Straßenquerschnitts</text:span></text:p>
          </table:table-cell>
          <table:table-cell table:style-name="ce25" office:value-type="string" calcext:value-type="string">
            <text:p><text:span text:style-name="T1">in</text:span><text:span text:style-name="T2"> </text:span><text:span text:style-name="T3">Planung</text:span></text:p>
          </table:table-cell>
          <table:table-cell table:style-name="ce3" office:value-type="string" calcext:value-type="string">
            <text:p><text:span text:style-name="T1">SenUMVK</text:span></text:p>
          </table:table-cell>
          <table:table-cell table:style-name="ce12" office:value-type="string" calcext:value-type="string">
            <text:p><text:span text:style-name="T1">Derzeit</text:span><text:span text:style-name="T2"> </text:span><text:span text:style-name="T3">ist</text:span><text:span text:style-name="T2"> </text:span><text:span text:style-name="T3">ein</text:span><text:span text:style-name="T2"> </text:span><text:span text:style-name="T3">Popup-Radweg</text:span><text:span text:style-name="T2"> </text:span><text:span text:style-name="T3">eingerichtet.</text:span><text:span text:style-name="T2"> </text:span><text:span text:style-name="T3">Die</text:span><text:span text:style-name="T2"> </text:span><text:span text:style-name="T3">endgültige</text:span></text:p>
            <text:p><text:span text:style-name="T1">Umsetzung</text:span><text:span text:style-name="T2"> </text:span><text:span text:style-name="T3">erfolgt</text:span><text:span text:style-name="T2"> </text:span><text:span text:style-name="T3">durch</text:span><text:span text:style-name="T2"> </text:span><text:span text:style-name="T3">SenUMVK.</text:span><text:span text:style-name="T2"> </text:span><text:span text:style-name="T3">Geplanter</text:span><text:span text:style-name="T2"> </text:span><text:span text:style-name="T3">Baubeginn</text:span><text:span text:style-name="T2"> </text:span><text:span text:style-name="T3">in</text:span></text:p>
            <text:p><text:span text:style-name="T1">2022</text:span></text:p>
          </table:table-cell>
          <table:table-cell table:style-name="ce35"/>
          <table:table-cell table:formula="of:=[.F33]" office:value-type="string" office:string-value="Petersburger Straße zwischen Bersarinplatz und Landsberger Allee" calcext:value-type="string">
            <text:p>Petersburger Straße zwischen Bersarinplatz und Landsberger Allee</text:p>
          </table:table-cell>
          <table:table-cell table:formula="of:=&quot;(&quot;&amp;[.A33]&amp;&quot;) &quot;" office:value-type="string" office:string-value="(41) " calcext:value-type="string">
            <text:p>(41) </text:p>
          </table:table-cell>
          <table:table-cell table:style-name="ce42" table:formula="of:=[.E33]" office:value-type="string" office:string-value="Fahrad geplant" calcext:value-type="string">
            <text:p>Fahrad geplant</text:p>
          </table:table-cell>
          <table:table-cell table:number-columns-repeated="1009"/>
        </table:table-row>
        <table:table-row table:style-name="ro8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geplant</text:p>
          </table:table-cell>
          <table:table-cell table:style-name="ce12" office:value-type="string" calcext:value-type="string">
            <text:p><text:span text:style-name="T1">Kreuzung</text:span><text:span text:style-name="T2"> </text:span><text:span text:style-name="T3">Karl-Marx-Allee</text:span><text:span text:style-name="T2"> </text:span><text:span text:style-name="T3">/</text:span><text:span text:style-name="T2"> </text:span><text:span text:style-name="T3">Straße</text:span><text:span text:style-name="T2"> </text:span><text:span text:style-name="T3">der</text:span><text:span text:style-name="T2"> </text:span><text:span text:style-name="T3">Pariser</text:span><text:span text:style-name="T2"> </text:span><text:span text:style-name="T3">Kommune</text:span></text:p>
          </table:table-cell>
          <table:table-cell table:style-name="ce12" office:value-type="string" calcext:value-type="string">
            <text:p><text:span text:style-name="T1">Keine</text:span><text:span text:style-name="T2"> </text:span><text:span text:style-name="T3">Radmarkierung</text:span><text:span text:style-name="T2"> </text:span><text:span text:style-name="T3">in</text:span><text:span text:style-name="T2"> </text:span><text:span text:style-name="T3">den</text:span><text:span text:style-name="T2"> </text:span><text:span text:style-name="T3">Zufahrten</text:span><text:span text:style-name="T2"> </text:span><text:span text:style-name="T3">der</text:span><text:span text:style-name="T2"> </text:span><text:span text:style-name="T3">Straße</text:span><text:span text:style-name="T2"> </text:span><text:span text:style-name="T3">der</text:span><text:span text:style-name="T2"> </text:span><text:span text:style-name="T3">Pariser</text:span></text:p>
            <text:p><text:span text:style-name="T1">Kommune</text:span></text:p>
          </table:table-cell>
          <table:table-cell table:style-name="ce3" office:value-type="string" calcext:value-type="string">
            <text:p><text:span text:style-name="T1">Markierung</text:span><text:span text:style-name="T2"> </text:span><text:span text:style-name="T3">von</text:span><text:span text:style-name="T2"> </text:span><text:span text:style-name="T3">Radstreifen</text:span><text:span text:style-name="T2"> </text:span><text:span text:style-name="T3">in</text:span><text:span text:style-name="T2"> </text:span><text:span text:style-name="T3">den</text:span><text:span text:style-name="T2"> </text:span><text:span text:style-name="T3">der</text:span><text:span text:style-name="T2"> </text:span><text:span text:style-name="T3">Zufahrten</text:span></text:p>
          </table:table-cell>
          <table:table-cell table:style-name="ce25" office:value-type="string" calcext:value-type="string">
            <text:p><text:span text:style-name="T1">in</text:span><text:span text:style-name="T2"> </text:span><text:span text:style-name="T3">Planung</text:span></text:p>
          </table:table-cell>
          <table:table-cell table:style-name="ce3" office:value-type="string" calcext:value-type="string">
            <text:p><text:span text:style-name="T1">SenUMVK</text:span></text:p>
          </table:table-cell>
          <table:table-cell table:style-name="ce3" office:value-type="string" calcext:value-type="string">
            <text:p><text:span text:style-name="T1">Zuständig</text:span><text:span text:style-name="T2"> </text:span><text:span text:style-name="T3">für</text:span><text:span text:style-name="T2"> </text:span><text:span text:style-name="T3">die</text:span><text:span text:style-name="T2"> </text:span><text:span text:style-name="T3">Planung</text:span><text:span text:style-name="T2"> </text:span><text:span text:style-name="T3">ist</text:span><text:span text:style-name="T2"> </text:span><text:span text:style-name="T3">SenUMVK/Alliander</text:span></text:p>
          </table:table-cell>
          <table:table-cell table:style-name="ce35"/>
          <table:table-cell table:formula="of:=[.F34]" office:value-type="string" office:string-value="Kreuzung Karl-Marx-Allee / Straße der Pariser Kommune" calcext:value-type="string">
            <text:p>Kreuzung Karl-Marx-Allee / Straße der Pariser Kommune</text:p>
          </table:table-cell>
          <table:table-cell table:formula="of:=&quot;(&quot;&amp;[.A34]&amp;&quot;) &quot;" office:value-type="string" office:string-value="(42) " calcext:value-type="string">
            <text:p>(42) </text:p>
          </table:table-cell>
          <table:table-cell table:style-name="ce42" table:formula="of:=[.E34]" office:value-type="string" office:string-value="Fahrrad geplant" calcext:value-type="string">
            <text:p>Fahrrad geplant</text:p>
          </table:table-cell>
          <table:table-cell table:number-columns-repeated="1009"/>
        </table:table-row>
        <table:table-row table:style-name="ro10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geplant</text:p>
          </table:table-cell>
          <table:table-cell table:style-name="ce12" office:value-type="string" calcext:value-type="string">
            <text:p><text:span text:style-name="T1">Karl-Marx-Allee</text:span><text:span text:style-name="T2"> </text:span><text:span text:style-name="T3">zwischen</text:span><text:span text:style-name="T2"> </text:span><text:span text:style-name="T3">Straußberger</text:span><text:span text:style-name="T2"> </text:span><text:span text:style-name="T3">Platz</text:span><text:span text:style-name="T2"> </text:span><text:span text:style-name="T3">und</text:span><text:span text:style-name="T2"> </text:span><text:span text:style-name="T3">Straße</text:span><text:span text:style-name="T2"> </text:span><text:span text:style-name="T3">der</text:span><text:span text:style-name="T2"> </text:span><text:span text:style-name="T3">Pariser</text:span><text:span text:style-name="T2"> </text:span><text:span text:style-name="T3">Kommune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heutigen</text:span><text:span text:style-name="T2"> </text:span><text:span text:style-name="T3">Radwege</text:span><text:span text:style-name="T2"> </text:span><text:span text:style-name="T3">auf</text:span><text:span text:style-name="T2"> </text:span><text:span text:style-name="T3">diesem</text:span><text:span text:style-name="T2"> </text:span><text:span text:style-name="T3">Abschnitt</text:span><text:span text:style-name="T2"> </text:span><text:span text:style-name="T3">sind</text:span><text:span text:style-name="T2"> </text:span><text:span text:style-name="T3">zu</text:span><text:span text:style-name="T2"> </text:span><text:span text:style-name="T3">schmal</text:span><text:span text:style-name="T2"> </text:span><text:span text:style-name="T3">und</text:span><text:span text:style-name="T2"> </text:span><text:span text:style-name="T3">genügen</text:span><text:span text:style-name="T2"> </text:span><text:span text:style-name="T3">den</text:span><text:span text:style-name="T2"> </text:span><text:span text:style-name="T3">aktuellen</text:span><text:span text:style-name="T2"> </text:span><text:span text:style-name="T3">Anforderungen</text:span><text:span text:style-name="T2"> </text:span><text:span text:style-name="T3">nicht</text:span><text:span text:style-name="T2"> </text:span><text:span text:style-name="T3">mehr.</text:span></text:p>
          </table:table-cell>
          <table:table-cell table:style-name="ce3" office:value-type="string" calcext:value-type="string">
            <text:p><text:span text:style-name="T1">Sanierung</text:span><text:span text:style-name="T2"> </text:span><text:span text:style-name="T3">und</text:span><text:span text:style-name="T2"> </text:span><text:span text:style-name="T3">Verbreiterung</text:span><text:span text:style-name="T2"> </text:span><text:span text:style-name="T3">der</text:span><text:span text:style-name="T2"> </text:span><text:span text:style-name="T3">Radwege</text:span></text:p>
          </table:table-cell>
          <table:table-cell table:style-name="ce3" office:value-type="string" calcext:value-type="string">
            <text:p><text:span text:style-name="T1">Ausschreibung</text:span><text:span text:style-name="T2"> </text:span><text:span text:style-name="T3">/</text:span><text:span text:style-name="T2"> </text:span><text:span text:style-name="T3">Vergabe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3" office:value-type="string" calcext:value-type="string">
            <text:p><text:span text:style-name="T1">Geplanter</text:span><text:span text:style-name="T2"> </text:span><text:span text:style-name="T3">Baubeginn:</text:span><text:span text:style-name="T2"> </text:span><text:span text:style-name="T3">Sommer</text:span><text:span text:style-name="T2"> </text:span><text:span text:style-name="T3">2022</text:span></text:p>
          </table:table-cell>
          <table:table-cell table:style-name="ce35"/>
          <table:table-cell table:formula="of:=[.F35]" office:value-type="string" office:string-value="Karl-Marx-Allee zwischen Straußberger Platz und Straße der Pariser Kommune" calcext:value-type="string">
            <text:p>Karl-Marx-Allee zwischen Straußberger Platz und Straße der Pariser Kommune</text:p>
          </table:table-cell>
          <table:table-cell table:formula="of:=&quot;(&quot;&amp;[.A35]&amp;&quot;) &quot;" office:value-type="string" office:string-value="(43) " calcext:value-type="string">
            <text:p>(43) </text:p>
          </table:table-cell>
          <table:table-cell table:style-name="ce42" table:formula="of:=[.E35]" office:value-type="string" office:string-value="Fahrrad geplant" calcext:value-type="string">
            <text:p>Fahrrad geplant</text:p>
          </table:table-cell>
          <table:table-cell table:number-columns-repeated="1009"/>
        </table:table-row>
        <table:table-row table:style-name="ro10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12" office:value-type="string" calcext:value-type="string">
            <text:p><text:span text:style-name="T1">Karl-Marx-Allee</text:span><text:span text:style-name="T2"> </text:span><text:span text:style-name="T3">zwischen</text:span><text:span text:style-name="T2"> </text:span><text:span text:style-name="T3">Straße</text:span><text:span text:style-name="T2"> </text:span><text:span text:style-name="T3">der</text:span><text:span text:style-name="T2"> </text:span><text:span text:style-name="T3">Pariser</text:span><text:span text:style-name="T2"> </text:span><text:span text:style-name="T3">Kommune</text:span><text:span text:style-name="T2"> </text:span><text:span text:style-name="T3">und</text:span><text:span text:style-name="T2"> </text:span><text:span text:style-name="T3">Kosmos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Radwege</text:span><text:span text:style-name="T2"> </text:span><text:span text:style-name="T3">auf</text:span><text:span text:style-name="T2"> </text:span><text:span text:style-name="T3">diesem</text:span><text:span text:style-name="T2"> </text:span><text:span text:style-name="T3">Abschnitt</text:span><text:span text:style-name="T2"> </text:span><text:span text:style-name="T3">waren</text:span><text:span text:style-name="T2"> </text:span><text:span text:style-name="T3">zu</text:span><text:span text:style-name="T2"> </text:span><text:span text:style-name="T3">schmal</text:span><text:span text:style-name="T2"> </text:span><text:span text:style-name="T3">und</text:span><text:span text:style-name="T2"> </text:span><text:span text:style-name="T3">genügten</text:span><text:span text:style-name="T2"> </text:span><text:span text:style-name="T3">den</text:span><text:span text:style-name="T2"> </text:span><text:span text:style-name="T3">aktuellen</text:span><text:span text:style-name="T2"> </text:span><text:span text:style-name="T3">Anforderungen</text:span><text:span text:style-name="T2"> </text:span><text:span text:style-name="T3">nicht</text:span><text:span text:style-name="T2"> </text:span><text:span text:style-name="T3">mehr.</text:span></text:p>
          </table:table-cell>
          <table:table-cell table:style-name="ce3" office:value-type="string" calcext:value-type="string">
            <text:p><text:span text:style-name="T1">Sanierung</text:span><text:span text:style-name="T2"> </text:span><text:span text:style-name="T3">und</text:span><text:span text:style-name="T2"> </text:span><text:span text:style-name="T3">Verbreiterung</text:span><text:span text:style-name="T2"> </text:span><text:span text:style-name="T3">des</text:span><text:span text:style-name="T2"> </text:span><text:span text:style-name="T3">Radweges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/>
          <table:table-cell table:style-name="ce35"/>
          <table:table-cell table:formula="of:=[.F36]" office:value-type="string" office:string-value="Karl-Marx-Allee zwischen Straße der Pariser Kommune und Kosmos" calcext:value-type="string">
            <text:p>Karl-Marx-Allee zwischen Straße der Pariser Kommune und Kosmos</text:p>
          </table:table-cell>
          <table:table-cell table:formula="of:=&quot;(&quot;&amp;[.A36]&amp;&quot;) &quot;" office:value-type="string" office:string-value="(44) " calcext:value-type="string">
            <text:p>(44) </text:p>
          </table:table-cell>
          <table:table-cell table:style-name="ce42" table:formula="of:=[.E36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4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12" office:value-type="string" calcext:value-type="string">
            <text:p><text:span text:style-name="T1">Karl-Marx-Allee</text:span><text:span text:style-name="T2"> </text:span><text:span text:style-name="T3">zwischen</text:span></text:p>
            <text:p><text:span text:style-name="T1">Kosmos</text:span><text:span text:style-name="T2"> </text:span><text:span text:style-name="T3">und</text:span><text:span text:style-name="T2"> </text:span><text:span text:style-name="T3">Frankfurter</text:span><text:span text:style-name="T2"> </text:span><text:span text:style-name="T3">Tor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Radwege</text:span><text:span text:style-name="T2"> </text:span><text:span text:style-name="T3">auf</text:span><text:span text:style-name="T2"> </text:span><text:span text:style-name="T3">diesem</text:span><text:span text:style-name="T2"> </text:span><text:span text:style-name="T3">Abschnitt</text:span><text:span text:style-name="T2"> </text:span><text:span text:style-name="T3">waren</text:span><text:span text:style-name="T2"> </text:span><text:span text:style-name="T3">zu</text:span><text:span text:style-name="T2"> </text:span><text:span text:style-name="T3">schmal</text:span><text:span text:style-name="T2"> </text:span><text:span text:style-name="T3">und</text:span><text:span text:style-name="T2"> </text:span><text:span text:style-name="T3">genügten</text:span><text:span text:style-name="T2"> </text:span><text:span text:style-name="T3">den</text:span><text:span text:style-name="T2"> </text:span><text:span text:style-name="T3">aktuellen</text:span><text:span text:style-name="T2"> </text:span><text:span text:style-name="T3">Anforderungen</text:span><text:span text:style-name="T2"> </text:span><text:span text:style-name="T3">nicht</text:span><text:span text:style-name="T2"> </text:span><text:span text:style-name="T3">mehr.</text:span></text:p>
          </table:table-cell>
          <table:table-cell table:style-name="ce3" office:value-type="string" calcext:value-type="string">
            <text:p><text:span text:style-name="T1">Sanierung</text:span><text:span text:style-name="T2"> </text:span><text:span text:style-name="T3">und</text:span><text:span text:style-name="T2"> </text:span><text:span text:style-name="T3">Verbreiterung</text:span><text:span text:style-name="T2"> </text:span><text:span text:style-name="T3">des</text:span><text:span text:style-name="T2"> </text:span><text:span text:style-name="T3">Radweges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/>
          <table:table-cell table:style-name="ce35"/>
          <table:table-cell table:formula="of:=[.F37]" office:value-type="string" office:string-value="Karl-Marx-Allee zwischen&#10;Kosmos und Frankfurter Tor" calcext:value-type="string">
            <text:p>Karl-Marx-Allee zwischen</text:p>
            <text:p>Kosmos und Frankfurter Tor</text:p>
          </table:table-cell>
          <table:table-cell table:formula="of:=&quot;(&quot;&amp;[.A37]&amp;&quot;) &quot;" office:value-type="string" office:string-value="(45) " calcext:value-type="string">
            <text:p>(45) </text:p>
          </table:table-cell>
          <table:table-cell table:style-name="ce42" table:formula="of:=[.E37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2" office:value-type="string" calcext:value-type="string">
            <text:p>ja</text:p>
          </table:table-cell>
          <table:table-cell table:style-name="ce4" table:number-columns-repeated="2"/>
          <table:table-cell table:style-name="ce2" office:value-type="string" calcext:value-type="string">
            <text:p>Fahrrad fertig</text:p>
          </table:table-cell>
          <table:table-cell table:style-name="ce12" office:value-type="string" calcext:value-type="string">
            <text:p><text:span text:style-name="T1">Querung</text:span><text:span text:style-name="T2"> </text:span><text:span text:style-name="T3">Görlitzer</text:span><text:span text:style-name="T2"> </text:span><text:span text:style-name="T3">Park</text:span><text:span text:style-name="T2"> </text:span><text:span text:style-name="T3">von</text:span></text:p>
            <text:p><text:span text:style-name="T1">Glogauer</text:span><text:span text:style-name="T2"> </text:span><text:span text:style-name="T3">Str.</text:span><text:span text:style-name="T2"> </text:span><text:span text:style-name="T3">bis</text:span><text:span text:style-name="T2"> </text:span><text:span text:style-name="T3">Parkmitte</text:span></text:p>
          </table:table-cell>
          <table:table-cell table:style-name="ce12" office:value-type="string" calcext:value-type="string">
            <text:p><text:span text:style-name="T1">Teil</text:span><text:span text:style-name="T2"> </text:span><text:span text:style-name="T3">des</text:span><text:span text:style-name="T2"> </text:span><text:span text:style-name="T3">übergeordneten</text:span><text:span text:style-name="T2"> </text:span><text:span text:style-name="T3">Radroutennetzes</text:span></text:p>
          </table:table-cell>
          <table:table-cell table:style-name="ce12" office:value-type="string" calcext:value-type="string">
            <text:p><text:span text:style-name="T1">Asphaltierung</text:span><text:span text:style-name="T2"> </text:span><text:span text:style-name="T3">und</text:span><text:span text:style-name="T2"> </text:span><text:span text:style-name="T3">Verbreiterung</text:span><text:span text:style-name="T2"> </text:span><text:span text:style-name="T3">des</text:span><text:span text:style-name="T2"> </text:span><text:span text:style-name="T3">Geh-</text:span><text:span text:style-name="T2"> </text:span><text:span text:style-name="T3">und</text:span><text:span text:style-name="T2"> </text:span><text:span text:style-name="T3">Radwegs</text:span></text:p>
          </table:table-cell>
          <table:table-cell table:style-name="ce27" office:value-type="string" calcext:value-type="string">
            <text:p><text:span text:style-name="T1">fertiggestellt</text:span></text:p>
          </table:table-cell>
          <table:table-cell table:style-name="ce27" office:value-type="string" calcext:value-type="string">
            <text:p><text:span text:style-name="T1">SGA</text:span></text:p>
          </table:table-cell>
          <table:table-cell table:style-name="ce12"/>
          <table:table-cell table:style-name="ce36"/>
          <table:table-cell table:formula="of:=[.F38]" office:value-type="string" office:string-value="Querung Görlitzer Park von&#10;Glogauer Str. bis Parkmitte" calcext:value-type="string">
            <text:p>Querung Görlitzer Park von</text:p>
            <text:p>Glogauer Str. bis Parkmitte</text:p>
          </table:table-cell>
          <table:table-cell table:formula="of:=&quot;(&quot;&amp;[.A38]&amp;&quot;) &quot;" office:value-type="string" office:string-value="(46) " calcext:value-type="string">
            <text:p>(46) </text:p>
          </table:table-cell>
          <table:table-cell table:style-name="ce42" table:formula="of:=[.E38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9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3" office:value-type="string" calcext:value-type="string">
            <text:p><text:span text:style-name="T1">Jugendverkehrsschule</text:span></text:p>
          </table:table-cell>
          <table:table-cell table:style-name="ce12" office:value-type="string" calcext:value-type="string">
            <text:p><text:span text:style-name="T1">Der</text:span><text:span text:style-name="T2"> </text:span><text:span text:style-name="T3">Bezirk</text:span><text:span text:style-name="T2"> </text:span><text:span text:style-name="T3">Friedrichshain-Kreuzberg</text:span><text:span text:style-name="T2"> </text:span><text:span text:style-name="T3">betreibt</text:span><text:span text:style-name="T2"> </text:span><text:span text:style-name="T3">die</text:span><text:span text:style-name="T2"> </text:span><text:span text:style-name="T3">Jugendverkehrsschule</text:span><text:span text:style-name="T2"> </text:span><text:span text:style-name="T3">in</text:span><text:span text:style-name="T2"> </text:span><text:span text:style-name="T3">der</text:span><text:span text:style-name="T2"> </text:span><text:span text:style-name="T3">Wiener</text:span><text:span text:style-name="T2"> </text:span><text:span text:style-name="T3">Straße</text:span><text:span text:style-name="T2"> </text:span><text:span text:style-name="T3">(Görlitzer</text:span><text:span text:style-name="T2"> </text:span><text:span text:style-name="T3">Park).</text:span><text:span text:style-name="T2"> </text:span><text:span text:style-name="T3">In</text:span><text:span text:style-name="T2"> </text:span><text:span text:style-name="T3">den</text:span><text:span text:style-name="T2"> </text:span><text:span text:style-name="T3">vergangenen</text:span><text:span text:style-name="T2"> </text:span><text:span text:style-name="T3">Jahren</text:span><text:span text:style-name="T2"> </text:span><text:span text:style-name="T3">hat</text:span><text:span text:style-name="T2"> </text:span><text:span text:style-name="T3">sich</text:span><text:span text:style-name="T2"> </text:span><text:span text:style-name="T3">der</text:span><text:span text:style-name="T2"> </text:span><text:span text:style-name="T3">bauliche</text:span><text:span text:style-name="T2"> </text:span><text:span text:style-name="T3">Zustand</text:span><text:span text:style-name="T2"> </text:span><text:span text:style-name="T3">des</text:span><text:span text:style-name="T2"> </text:span><text:span text:style-name="T3">Übungsplatzes</text:span><text:span text:style-name="T2"> </text:span><text:span text:style-name="T3">zunehmend</text:span><text:span text:style-name="T2"> </text:span><text:span text:style-name="T3">verschlechtert.</text:span><text:span text:style-name="T2"> </text:span><text:span text:style-name="T3">Um</text:span><text:span text:style-name="T2"> </text:span><text:span text:style-name="T3">auch</text:span><text:span text:style-name="T2"> </text:span><text:span text:style-name="T3">in</text:span><text:span text:style-name="T2"> </text:span><text:span text:style-name="T3">Zukunft</text:span><text:span text:style-name="T2"> </text:span><text:span text:style-name="T3">eine</text:span><text:span text:style-name="T2"> </text:span><text:span text:style-name="T3">fundierte</text:span><text:span text:style-name="T2"> </text:span><text:span text:style-name="T3">Radfahrausbildung</text:span><text:span text:style-name="T2"> </text:span><text:span text:style-name="T3">anbieten</text:span><text:span text:style-name="T2"> </text:span><text:span text:style-name="T3">zu</text:span><text:span text:style-name="T2"> </text:span><text:span text:style-name="T3">können,</text:span><text:span text:style-name="T2"> </text:span><text:span text:style-name="T3">mussten</text:span><text:span text:style-name="T2"> </text:span><text:span text:style-name="T3">die</text:span><text:span text:style-name="T2"> </text:span><text:span text:style-name="T3">Infrastrukturanlagen</text:span><text:span text:style-name="T2"> </text:span><text:span text:style-name="T3">(Fahrbahn,</text:span><text:span text:style-name="T2"> </text:span><text:span text:style-name="T3">Gehwege,</text:span><text:span text:style-name="T2"> </text:span><text:span text:style-name="T3">Verkehrszeichen</text:span><text:span text:style-name="T2"> </text:span><text:span text:style-name="T3">und</text:span><text:span text:style-name="T2"> </text:span><text:span text:style-name="T3">Markierungen)</text:span><text:span text:style-name="T2"> </text:span><text:span text:style-name="T3">am</text:span><text:span text:style-name="T2"> </text:span><text:span text:style-name="T3">genannten</text:span><text:span text:style-name="T2"> </text:span><text:span text:style-name="T3">Standort</text:span><text:span text:style-name="T2"> </text:span><text:span text:style-name="T3">erneuert</text:span><text:span text:style-name="T2"> </text:span><text:span text:style-name="T3">werden.</text:span></text:p>
          </table:table-cell>
          <table:table-cell table:style-name="ce3" office:value-type="string" calcext:value-type="string">
            <text:p><text:span text:style-name="T1">Sanierung</text:span><text:span text:style-name="T2"> </text:span><text:span text:style-name="T3">der</text:span><text:span text:style-name="T2"> </text:span><text:span text:style-name="T3">Wege-</text:span><text:span text:style-name="T2"> </text:span><text:span text:style-name="T3">und</text:span><text:span text:style-name="T2"> </text:span><text:span text:style-name="T3">Übungsflächen,</text:span><text:span text:style-name="T2"> </text:span><text:span text:style-name="T3">Neuanlage</text:span><text:span text:style-name="T2"> </text:span><text:span text:style-name="T3">der</text:span></text:p>
            <text:p><text:span text:style-name="T1">Grünflächen</text:span><text:span text:style-name="T2"> </text:span><text:span text:style-name="T3">einschließlich</text:span><text:span text:style-name="T2"> </text:span><text:span text:style-name="T3">Versickerungsflächen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/>
          <table:table-cell table:style-name="ce35"/>
          <table:table-cell table:formula="of:=[.F39]" office:value-type="string" office:string-value="Jugendverkehrsschule" calcext:value-type="string">
            <text:p>Jugendverkehrsschule</text:p>
          </table:table-cell>
          <table:table-cell table:formula="of:=&quot;(&quot;&amp;[.A39]&amp;&quot;) &quot;" office:value-type="string" office:string-value="(47) " calcext:value-type="string">
            <text:p>(47) </text:p>
          </table:table-cell>
          <table:table-cell table:style-name="ce42" table:formula="of:=[.E39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10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geplant</text:p>
          </table:table-cell>
          <table:table-cell table:style-name="ce12" office:value-type="string" calcext:value-type="string">
            <text:p><text:span text:style-name="T1">Ausbau</text:span><text:span text:style-name="T2"> </text:span><text:span text:style-name="T3">der</text:span><text:span text:style-name="T2"> </text:span><text:span text:style-name="T3">Wegweisung</text:span><text:span text:style-name="T2"> </text:span><text:span text:style-name="T3">RR10</text:span><text:span text:style-name="T2"> </text:span><text:span text:style-name="T3">für</text:span><text:span text:style-name="T2"> </text:span><text:span text:style-name="T3">den</text:span><text:span text:style-name="T2"> </text:span><text:span text:style-name="T3">Bereich</text:span><text:span text:style-name="T2"> </text:span><text:span text:style-name="T3">Kottbusser</text:span><text:span text:style-name="T2"> </text:span><text:span text:style-name="T3">Tor</text:span><text:span text:style-name="T2"> </text:span><text:span text:style-name="T3">-</text:span><text:span text:style-name="T2"> </text:span><text:span text:style-name="T3">Dresdener</text:span><text:span text:style-name="T2"> </text:span><text:span text:style-name="T3">Str.</text:span></text:p>
          </table:table-cell>
          <table:table-cell table:style-name="ce12" office:value-type="string" calcext:value-type="string">
            <text:p><text:span text:style-name="T1">Das</text:span><text:span text:style-name="T2"> </text:span><text:span text:style-name="T3">Stück</text:span><text:span text:style-name="T2"> </text:span><text:span text:style-name="T3">ist</text:span><text:span text:style-name="T2"> </text:span><text:span text:style-name="T3">Teil</text:span><text:span text:style-name="T2"> </text:span><text:span text:style-name="T3">der</text:span><text:span text:style-name="T2"> </text:span><text:span text:style-name="T3">Radroute</text:span><text:span text:style-name="T2"> </text:span><text:span text:style-name="T3">10</text:span><text:span text:style-name="T2"> </text:span><text:span text:style-name="T3">und</text:span><text:span text:style-name="T2"> </text:span><text:span text:style-name="T3">gehört</text:span><text:span text:style-name="T2"> </text:span><text:span text:style-name="T3">zum</text:span><text:span text:style-name="T2"> </text:span><text:span text:style-name="T3">Grundstück</text:span><text:span text:style-name="T2"> </text:span><text:span text:style-name="T3">des</text:span></text:p>
            <text:p><text:span text:style-name="T1">NKZ</text:span></text:p>
          </table:table-cell>
          <table:table-cell table:style-name="ce12" office:value-type="string" calcext:value-type="string">
            <text:p><text:span text:style-name="T1">Ausbau</text:span><text:span text:style-name="T2"> </text:span><text:span text:style-name="T3">der</text:span><text:span text:style-name="T2"> </text:span><text:span text:style-name="T3">Wegweisung</text:span><text:span text:style-name="T2"> </text:span><text:span text:style-name="T3">RR10</text:span><text:span text:style-name="T2"> </text:span><text:span text:style-name="T3">einschl.</text:span><text:span text:style-name="T2"> </text:span><text:span text:style-name="T3">Umbau</text:span><text:span text:style-name="T2"> </text:span><text:span text:style-name="T3">Gehwegüberfahrt,</text:span><text:span text:style-name="T2"> </text:span><text:span text:style-name="T3">Markierung</text:span><text:span text:style-name="T2"> </text:span><text:span text:style-name="T3">und</text:span><text:span text:style-name="T2"> </text:span><text:span text:style-name="T3">Grundhafter</text:span><text:span text:style-name="T2"> </text:span><text:span text:style-name="T3">Erneuerung</text:span><text:span text:style-name="T2"> </text:span><text:span text:style-name="T3">der</text:span><text:span text:style-name="T2"> </text:span><text:span text:style-name="T3">Entwässerung</text:span></text:p>
          </table:table-cell>
          <table:table-cell table:style-name="ce25" office:value-type="string" calcext:value-type="string">
            <text:p><text:span text:style-name="T1">in</text:span><text:span text:style-name="T2"> </text:span><text:span text:style-name="T3">Planung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Verbindung</text:span><text:span text:style-name="T2"> </text:span><text:span text:style-name="T3">zwischen</text:span><text:span text:style-name="T2"> </text:span><text:span text:style-name="T3">Reichenberger</text:span><text:span text:style-name="T2"> </text:span><text:span text:style-name="T3">Straße</text:span><text:span text:style-name="T2"> </text:span><text:span text:style-name="T3">und</text:span><text:span text:style-name="T2"> </text:span><text:span text:style-name="T3">Dresdener</text:span><text:span text:style-name="T2"> </text:span><text:span text:style-name="T3">Straße</text:span><text:span text:style-name="T2"> </text:span><text:span text:style-name="T3">wurde</text:span><text:span text:style-name="T2"> </text:span><text:span text:style-name="T3">im</text:span><text:span text:style-name="T2"> </text:span><text:span text:style-name="T3">Jahr</text:span><text:span text:style-name="T2"> </text:span><text:span text:style-name="T3">2018</text:span><text:span text:style-name="T2"> </text:span><text:span text:style-name="T3">umgewidmet</text:span><text:span text:style-name="T2"> </text:span><text:span text:style-name="T3">und</text:span><text:span text:style-name="T2"> </text:span><text:span text:style-name="T3">soll</text:span><text:span text:style-name="T2"> </text:span><text:span text:style-name="T3">nun</text:span><text:span text:style-name="T2"> </text:span><text:span text:style-name="T3">z.T.</text:span><text:span text:style-name="T2"> </text:span><text:span text:style-name="T3">für</text:span><text:span text:style-name="T2"> </text:span><text:span text:style-name="T3">den</text:span><text:span text:style-name="T2"> </text:span><text:span text:style-name="T3">Radverkehr</text:span><text:span text:style-name="T2"> </text:span><text:span text:style-name="T3">umgebaut</text:span><text:span text:style-name="T2"> </text:span><text:span text:style-name="T3">werden.</text:span></text:p>
            <text:p><text:span text:style-name="T1">Lichtplanung</text:span><text:span text:style-name="T2"> </text:span><text:span text:style-name="T3">erfolgt</text:span><text:span text:style-name="T2"> </text:span><text:span text:style-name="T3">durch</text:span><text:span text:style-name="T2"> </text:span><text:span text:style-name="T3">Stromnetz</text:span><text:span text:style-name="T2"> </text:span><text:span text:style-name="T3">Berlin.</text:span><text:span text:style-name="T2"> </text:span><text:span text:style-name="T3">Umsetzung</text:span><text:span text:style-name="T2"> </text:span><text:span text:style-name="T3">nach</text:span></text:p>
            <text:p><text:span text:style-name="T1">Sanierungsmaßnahme</text:span><text:span text:style-name="T2"> </text:span><text:span text:style-name="T3">Hochbau.</text:span></text:p>
          </table:table-cell>
          <table:table-cell table:style-name="ce35"/>
          <table:table-cell table:formula="of:=[.F40]" office:value-type="string" office:string-value="Ausbau der Wegweisung RR10 für den Bereich Kottbusser Tor - Dresdener Str." calcext:value-type="string">
            <text:p>Ausbau der Wegweisung RR10 für den Bereich Kottbusser Tor - Dresdener Str.</text:p>
          </table:table-cell>
          <table:table-cell table:formula="of:=&quot;(&quot;&amp;[.A40]&amp;&quot;) &quot;" office:value-type="string" office:string-value="(48) " calcext:value-type="string">
            <text:p>(48) </text:p>
          </table:table-cell>
          <table:table-cell table:style-name="ce42" table:formula="of:=[.E40]" office:value-type="string" office:string-value="Fahrrad geplant" calcext:value-type="string">
            <text:p>Fahrrad geplant</text:p>
          </table:table-cell>
          <table:table-cell table:number-columns-repeated="1009"/>
        </table:table-row>
        <table:table-row table:style-name="ro4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3"/>
          <table:table-cell table:style-name="ce3" office:value-type="string" calcext:value-type="string">
            <text:p><text:span text:style-name="T1">Hornstraße-Yorckstraße</text:span></text:p>
          </table:table-cell>
          <table:table-cell table:style-name="ce12" office:value-type="string" calcext:value-type="string">
            <text:p><text:span text:style-name="T1">Viele</text:span><text:span text:style-name="T2"> </text:span><text:span text:style-name="T3">Radfahrende</text:span><text:span text:style-name="T2"> </text:span><text:span text:style-name="T3">fahren</text:span><text:span text:style-name="T2"> </text:span><text:span text:style-name="T3">über</text:span><text:span text:style-name="T2"> </text:span><text:span text:style-name="T3">den</text:span><text:span text:style-name="T2"> </text:span><text:span text:style-name="T3">Gehweg</text:span><text:span text:style-name="T2"> </text:span><text:span text:style-name="T3">von</text:span><text:span text:style-name="T2"> </text:span><text:span text:style-name="T3">der</text:span><text:span text:style-name="T2"> </text:span><text:span text:style-name="T3">Kreuzung</text:span><text:span text:style-name="T2"> </text:span><text:span text:style-name="T3">Yorckstraße</text:span><text:span text:style-name="T2"> </text:span><text:span text:style-name="T3">/</text:span><text:span text:style-name="T2"> </text:span><text:span text:style-name="T3">Großbeerenstraße</text:span><text:span text:style-name="T2"> </text:span><text:span text:style-name="T3">um</text:span><text:span text:style-name="T2"> </text:span><text:span text:style-name="T3">in</text:span><text:span text:style-name="T2"> </text:span><text:span text:style-name="T3">den</text:span><text:span text:style-name="T2"> </text:span><text:span text:style-name="T3">Park</text:span><text:span text:style-name="T2"> </text:span><text:span text:style-name="T3">am</text:span><text:span text:style-name="T2"> </text:span><text:span text:style-name="T3">Gleisdreieck</text:span><text:span text:style-name="T2"> </text:span><text:span text:style-name="T3">zu</text:span><text:span text:style-name="T2"> </text:span><text:span text:style-name="T3">gelangen.</text:span></text:p>
          </table:table-cell>
          <table:table-cell table:style-name="ce12" office:value-type="string" calcext:value-type="string">
            <text:p><text:span text:style-name="T1">Schaffung</text:span><text:span text:style-name="T2"> </text:span><text:span text:style-name="T3">einer</text:span><text:span text:style-name="T2"> </text:span><text:span text:style-name="T3">Radwegeverbindung</text:span><text:span text:style-name="T2"> </text:span><text:span text:style-name="T3">mit</text:span><text:span text:style-name="T2"> </text:span><text:span text:style-name="T3">Anbindung</text:span><text:span text:style-name="T2"> </text:span><text:span text:style-name="T3">an</text:span><text:span text:style-name="T2"> </text:span><text:span text:style-name="T3">die</text:span><text:span text:style-name="T2"> </text:span><text:span text:style-name="T3">Kreuzung</text:span><text:span text:style-name="T2"> </text:span><text:span text:style-name="T3">Yorckstraße</text:span><text:span text:style-name="T2"> </text:span><text:span text:style-name="T3">/</text:span><text:span text:style-name="T2"> </text:span><text:span text:style-name="T3">Großbeerenstraße</text:span></text:p>
          </table:table-cell>
          <table:table-cell table:style-name="ce25" office:value-type="string" calcext:value-type="string">
            <text:p><text:span text:style-name="T1">in</text:span><text:span text:style-name="T2"> </text:span><text:span text:style-name="T3">Planung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span text:style-name="T1">Bauplanungsunterlage</text:span><text:span text:style-name="T2"> </text:span><text:span text:style-name="T3">derzeit</text:span><text:span text:style-name="T2"> </text:span><text:span text:style-name="T3">in</text:span><text:span text:style-name="T2"> </text:span><text:span text:style-name="T3">Prüfung,</text:span><text:span text:style-name="T2"> </text:span><text:span text:style-name="T3">derzeit</text:span><text:span text:style-name="T2"> </text:span><text:span text:style-name="T3">noch</text:span></text:p>
            <text:p><text:span text:style-name="T1">Fertigstellungstermin</text:span><text:span text:style-name="T2"> </text:span><text:span text:style-name="T3">offen</text:span></text:p>
          </table:table-cell>
          <table:table-cell table:style-name="ce35"/>
          <table:table-cell table:formula="of:=[.F41]" office:value-type="string" office:string-value="Hornstraße-Yorckstraße" calcext:value-type="string">
            <text:p>Hornstraße-Yorckstraße</text:p>
          </table:table-cell>
          <table:table-cell table:formula="of:=&quot;(&quot;&amp;[.A41]&amp;&quot;) &quot;" office:value-type="string" office:string-value="(49) " calcext:value-type="string">
            <text:p>(49) </text:p>
          </table:table-cell>
          <table:table-cell table:style-name="ce42" table:formula="of:=[.E41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in Bau</text:p>
          </table:table-cell>
          <table:table-cell table:style-name="ce12" office:value-type="string" calcext:value-type="string">
            <text:p><text:span text:style-name="T1">Wegeausbau</text:span><text:span text:style-name="T2"> </text:span><text:span text:style-name="T3">von</text:span><text:span text:style-name="T2"> </text:span><text:span text:style-name="T3">der</text:span><text:span text:style-name="T2"> </text:span><text:span text:style-name="T3">Kynaststraße</text:span><text:span text:style-name="T2"> </text:span><text:span text:style-name="T3">zum</text:span><text:span text:style-name="T2"> </text:span><text:span text:style-name="T3">Paul-und-</text:span><text:span text:style-name="T2"> </text:span><text:span text:style-name="T3">Paula-Ufer</text:span></text:p>
          </table:table-cell>
          <table:table-cell table:style-name="ce12" office:value-type="string" calcext:value-type="string">
            <text:p><text:span text:style-name="T1">Der</text:span><text:span text:style-name="T2"> </text:span><text:span text:style-name="T3">Verbindungsweg</text:span><text:span text:style-name="T2"> </text:span><text:span text:style-name="T3">von</text:span><text:span text:style-name="T2"> </text:span><text:span text:style-name="T3">der</text:span><text:span text:style-name="T2"> </text:span><text:span text:style-name="T3">Kynaststraße</text:span><text:span text:style-name="T2"> </text:span><text:span text:style-name="T3">zum</text:span><text:span text:style-name="T2"> </text:span><text:span text:style-name="T3">Paul-und-Paula-Ufer</text:span><text:span text:style-name="T2"> </text:span><text:span text:style-name="T3">soll</text:span><text:span text:style-name="T2"> </text:span><text:span text:style-name="T3">asphaltiert</text:span><text:span text:style-name="T2"> </text:span><text:span text:style-name="T3">und</text:span><text:span text:style-name="T2"> </text:span><text:span text:style-name="T3">verbreitert</text:span><text:span text:style-name="T2"> </text:span><text:span text:style-name="T3">werden.</text:span><text:span text:style-name="T2"> </text:span><text:span text:style-name="T3">Ebenso</text:span><text:span text:style-name="T2"> </text:span><text:span text:style-name="T3">wird</text:span><text:span text:style-name="T2"> </text:span><text:span text:style-name="T3">der</text:span><text:span text:style-name="T2"> </text:span><text:span text:style-name="T3">Uferweg</text:span><text:span text:style-name="T2"> </text:span><text:span text:style-name="T3">weiter</text:span><text:span text:style-name="T2"> </text:span><text:span text:style-name="T3">ausgebaut.</text:span><text:span text:style-name="T2"> </text:span><text:span text:style-name="T3">Dieser</text:span><text:span text:style-name="T2"> </text:span><text:span text:style-name="T3">Abschnitt</text:span><text:span text:style-name="T2"> </text:span><text:span text:style-name="T3">ist</text:span><text:span text:style-name="T2"> </text:span><text:span text:style-name="T3">Teil</text:span><text:span text:style-name="T2"> </text:span><text:span text:style-name="T3">des</text:span><text:span text:style-name="T2"> </text:span><text:span text:style-name="T3">übergeordneten</text:span><text:span text:style-name="T2"> </text:span><text:span text:style-name="T3">Radroutennetzes.</text:span></text:p>
          </table:table-cell>
          <table:table-cell table:style-name="ce12" office:value-type="string" calcext:value-type="string">
            <text:p><text:span text:style-name="T1">Verbreiterung</text:span><text:span text:style-name="T2"> </text:span><text:span text:style-name="T3">und</text:span><text:span text:style-name="T2"> </text:span><text:span text:style-name="T3">Asphaltierung</text:span><text:span text:style-name="T2"> </text:span><text:span text:style-name="T3">des</text:span><text:span text:style-name="T2"> </text:span><text:span text:style-name="T3">Verbindungsweges,</text:span><text:span text:style-name="T2"> </text:span><text:span text:style-name="T3">Ausbau</text:span><text:span text:style-name="T2"> </text:span><text:span text:style-name="T3">des</text:span><text:span text:style-name="T2"> </text:span><text:span text:style-name="T3">Uferwegs</text:span></text:p>
          </table:table-cell>
          <table:table-cell table:style-name="ce25" office:value-type="string" calcext:value-type="string">
            <text:p><text:span text:style-name="T1">in</text:span><text:span text:style-name="T2"> </text:span><text:span text:style-name="T3">Planung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3" office:value-type="string" calcext:value-type="string">
            <text:p><text:span text:style-name="T1">geplanter</text:span><text:span text:style-name="T2"> </text:span><text:span text:style-name="T3">Baubeginn:</text:span><text:span text:style-name="T2"> </text:span><text:span text:style-name="T3">Ende</text:span><text:span text:style-name="T2"> </text:span><text:span text:style-name="T3">2022</text:span></text:p>
          </table:table-cell>
          <table:table-cell table:style-name="ce35"/>
          <table:table-cell table:formula="of:=[.F42]" office:value-type="string" office:string-value="Wegeausbau von der Kynaststraße zum Paul-und- Paula-Ufer" calcext:value-type="string">
            <text:p>Wegeausbau von der Kynaststraße zum Paul-und- Paula-Ufer</text:p>
          </table:table-cell>
          <table:table-cell table:formula="of:=&quot;(&quot;&amp;[.A42]&amp;&quot;) &quot;" office:value-type="string" office:string-value="(50) " calcext:value-type="string">
            <text:p>(50) </text:p>
          </table:table-cell>
          <table:table-cell table:style-name="ce42" table:formula="of:=[.E42]" office:value-type="string" office:string-value="Fahrrad in Bau" calcext:value-type="string">
            <text:p>Fahrrad in Bau</text:p>
          </table:table-cell>
          <table:table-cell table:number-columns-repeated="1009"/>
        </table:table-row>
        <table:table-row table:style-name="ro17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geplant</text:p>
          </table:table-cell>
          <table:table-cell table:style-name="ce3" office:value-type="string" calcext:value-type="string">
            <text:p><text:span text:style-name="T1">Zossener</text:span><text:span text:style-name="T2"> </text:span><text:span text:style-name="T3">Straße</text:span></text:p>
          </table:table-cell>
          <table:table-cell table:style-name="ce12" office:value-type="string" calcext:value-type="string">
            <text:p><text:span text:style-name="T1">Auf</text:span><text:span text:style-name="T2"> </text:span><text:span text:style-name="T3">diesem</text:span><text:span text:style-name="T2"> </text:span><text:span text:style-name="T3">Abschnitt</text:span><text:span text:style-name="T2"> </text:span><text:span text:style-name="T3">sollen</text:span><text:span text:style-name="T2"> </text:span><text:span text:style-name="T3">Radfahrstreifen</text:span><text:span text:style-name="T2"> </text:span><text:span text:style-name="T3">markiert</text:span><text:span text:style-name="T2"> </text:span><text:span text:style-name="T3">werden.</text:span><text:span text:style-name="T2"> </text:span><text:span text:style-name="T3">Dazu</text:span><text:span text:style-name="T2"> </text:span><text:span text:style-name="T3">ist</text:span><text:span text:style-name="T2"> </text:span><text:span text:style-name="T3">die</text:span><text:span text:style-name="T2"> </text:span><text:span text:style-name="T3">Aufhebung</text:span><text:span text:style-name="T2"> </text:span><text:span text:style-name="T3">eines</text:span><text:span text:style-name="T2"> </text:span><text:span text:style-name="T3">Parkstreifens</text:span><text:span text:style-name="T2"> </text:span><text:span text:style-name="T3">erforderlich.</text:span><text:span text:style-name="T2"> </text:span><text:span text:style-name="T3">Bisher</text:span><text:span text:style-name="T2"> </text:span><text:span text:style-name="T3">gibt</text:span><text:span text:style-name="T2"> </text:span><text:span text:style-name="T3">es</text:span><text:span text:style-name="T2"> </text:span><text:span text:style-name="T3">keine</text:span><text:span text:style-name="T2"> </text:span><text:span text:style-name="T3">Radverkehrsanlagen</text:span><text:span text:style-name="T2"> </text:span><text:span text:style-name="T3">in</text:span><text:span text:style-name="T2"> </text:span><text:span text:style-name="T3">der</text:span><text:span text:style-name="T2"> </text:span><text:span text:style-name="T3">Zossener</text:span><text:span text:style-name="T2"> </text:span><text:span text:style-name="T3">Straße,</text:span><text:span text:style-name="T2"> </text:span><text:span text:style-name="T3">ein</text:span><text:span text:style-name="T2"> </text:span><text:span text:style-name="T3">Fahren</text:span><text:span text:style-name="T2"> </text:span><text:span text:style-name="T3">auf</text:span><text:span text:style-name="T2"> </text:span><text:span text:style-name="T3">der</text:span><text:span text:style-name="T2"> </text:span><text:span text:style-name="T3">Fahrbahn</text:span><text:span text:style-name="T2"> </text:span><text:span text:style-name="T3">ist</text:span><text:span text:style-name="T2"> </text:span><text:span text:style-name="T3">sehr</text:span><text:span text:style-name="T2"> </text:span><text:span text:style-name="T3">gefährlich.</text:span><text:span text:style-name="T2"> </text:span><text:span text:style-name="T3">Um</text:span><text:span text:style-name="T2"> </text:span><text:span text:style-name="T3">Radfahrende</text:span><text:span text:style-name="T2"> </text:span><text:span text:style-name="T3">besser</text:span><text:span text:style-name="T2"> </text:span><text:span text:style-name="T3">zu</text:span><text:span text:style-name="T2"> </text:span><text:span text:style-name="T3">schützen</text:span><text:span text:style-name="T2"> </text:span><text:span text:style-name="T3">sollen</text:span><text:span text:style-name="T2"> </text:span><text:span text:style-name="T3">daher</text:span><text:span text:style-name="T2"> </text:span><text:span text:style-name="T3">Radfahrstreifen</text:span><text:span text:style-name="T2"> </text:span><text:span text:style-name="T3">eingerichtet</text:span><text:span text:style-name="T2"> </text:span><text:span text:style-name="T3">werden.</text:span></text:p>
          </table:table-cell>
          <table:table-cell table:style-name="ce12" office:value-type="string" calcext:value-type="string">
            <text:p><text:span text:style-name="T1">Schaffung</text:span><text:span text:style-name="T2"> </text:span><text:span text:style-name="T3">von</text:span><text:span text:style-name="T2"> </text:span><text:span text:style-name="T3">Radstreifen,</text:span><text:span text:style-name="T2"> </text:span><text:span text:style-name="T3">Aufhebung</text:span><text:span text:style-name="T2"> </text:span><text:span text:style-name="T3">eines</text:span><text:span text:style-name="T2"> </text:span><text:span text:style-name="T3">Parkstreifens</text:span><text:span text:style-name="T2"> </text:span><text:span text:style-name="T3">für</text:span><text:span text:style-name="T2"> </text:span><text:span text:style-name="T3">den</text:span><text:span text:style-name="T2"> </text:span><text:span text:style-name="T3">Kfz</text:span><text:span text:style-name="T2"> </text:span><text:span text:style-name="T3">erforderlich</text:span></text:p>
          </table:table-cell>
          <table:table-cell table:style-name="ce25" office:value-type="string" calcext:value-type="string">
            <text:p><text:span text:style-name="T1">in</text:span><text:span text:style-name="T2"> </text:span><text:span text:style-name="T3">Planung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3" office:value-type="string" calcext:value-type="string">
            <text:p><text:span text:style-name="T1">Umsetzung</text:span><text:span text:style-name="T2"> </text:span><text:span text:style-name="T3">2022</text:span><text:span text:style-name="T2"> </text:span><text:span text:style-name="T3">geplant</text:span></text:p>
          </table:table-cell>
          <table:table-cell table:style-name="ce35"/>
          <table:table-cell table:formula="of:=[.F43]" office:value-type="string" office:string-value="Zossener Straße" calcext:value-type="string">
            <text:p>Zossener Straße</text:p>
          </table:table-cell>
          <table:table-cell table:formula="of:=&quot;(&quot;&amp;[.A43]&amp;&quot;) &quot;" office:value-type="string" office:string-value="(52) " calcext:value-type="string">
            <text:p>(52) </text:p>
          </table:table-cell>
          <table:table-cell table:style-name="ce42" table:formula="of:=[.E43]" office:value-type="string" office:string-value="Fahrrad geplant" calcext:value-type="string">
            <text:p>Fahrrad geplant</text:p>
          </table:table-cell>
          <table:table-cell table:number-columns-repeated="1009"/>
        </table:table-row>
        <table:table-row table:style-name="ro10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geplant</text:p>
          </table:table-cell>
          <table:table-cell table:style-name="ce12" office:value-type="string" calcext:value-type="string">
            <text:p><text:span text:style-name="T1">Mühlenstraße</text:span><text:span text:style-name="T2"> </text:span><text:span text:style-name="T3">zwischen</text:span><text:span text:style-name="T2"> </text:span><text:span text:style-name="T3">Str.</text:span><text:span text:style-name="T2"> </text:span><text:span text:style-name="T3">d.</text:span><text:span text:style-name="T2"> </text:span><text:span text:style-name="T3">Pariser</text:span><text:span text:style-name="T2"> </text:span><text:span text:style-name="T3">Kommune</text:span><text:span text:style-name="T2"> </text:span><text:span text:style-name="T3">und</text:span><text:span text:style-name="T2"> </text:span><text:span text:style-name="T3">Öberbaumbrücke</text:span></text:p>
          </table:table-cell>
          <table:table-cell table:style-name="ce12" office:value-type="string" calcext:value-type="string">
            <text:p><text:span text:style-name="T1">Aufgrund</text:span><text:span text:style-name="T2"> </text:span><text:span text:style-name="T3">des</text:span><text:span text:style-name="T2"> </text:span><text:span text:style-name="T3">hohen</text:span><text:span text:style-name="T2"> </text:span><text:span text:style-name="T3">Fußgängeraufkommens</text:span><text:span text:style-name="T2"> </text:span><text:span text:style-name="T3">plant</text:span><text:span text:style-name="T2"> </text:span><text:span text:style-name="T3">der</text:span><text:span text:style-name="T2"> </text:span><text:span text:style-name="T3">Senat</text:span><text:span text:style-name="T2"> </text:span><text:span text:style-name="T3">auf</text:span><text:span text:style-name="T2"> </text:span><text:span text:style-name="T3">Höhe</text:span><text:span text:style-name="T2"> </text:span><text:span text:style-name="T3">der</text:span><text:span text:style-name="T2"> </text:span><text:span text:style-name="T3">East</text:span><text:span text:style-name="T2"> </text:span><text:span text:style-name="T3">Side</text:span><text:span text:style-name="T2"> </text:span><text:span text:style-name="T3">Gallery</text:span><text:span text:style-name="T2"> </text:span><text:span text:style-name="T3">eine</text:span><text:span text:style-name="T2"> </text:span><text:span text:style-name="T3">Verbreiterung</text:span><text:span text:style-name="T2"> </text:span><text:span text:style-name="T3">des</text:span><text:span text:style-name="T2"> </text:span><text:span text:style-name="T3">Gehwegs.</text:span><text:span text:style-name="T2"> </text:span><text:span text:style-name="T3">In</text:span><text:span text:style-name="T2"> </text:span><text:span text:style-name="T3">diesem</text:span><text:span text:style-name="T2"> </text:span><text:span text:style-name="T3">Zusammenhang</text:span><text:span text:style-name="T2"> </text:span><text:span text:style-name="T3">soll</text:span><text:span text:style-name="T2"> </text:span><text:span text:style-name="T3">ein</text:span><text:span text:style-name="T2"> </text:span><text:span text:style-name="T3">geschützter</text:span><text:span text:style-name="T2"> </text:span><text:span text:style-name="T3">Radfahrstreifen</text:span><text:span text:style-name="T2"> </text:span><text:span text:style-name="T3">auf</text:span><text:span text:style-name="T2"> </text:span><text:span text:style-name="T3">der</text:span><text:span text:style-name="T2"> </text:span><text:span text:style-name="T3">Fahrbahn</text:span><text:span text:style-name="T2"> </text:span><text:span text:style-name="T3">entstehen.</text:span></text:p>
          </table:table-cell>
          <table:table-cell table:style-name="ce12" office:value-type="string" calcext:value-type="string">
            <text:p><text:span text:style-name="T1">In</text:span><text:span text:style-name="T2"> </text:span><text:span text:style-name="T3">dem</text:span><text:span text:style-name="T2"> </text:span><text:span text:style-name="T3">Zusammenhang</text:span><text:span text:style-name="T2"> </text:span><text:span text:style-name="T3">soll</text:span><text:span text:style-name="T2"> </text:span><text:span text:style-name="T3">ein</text:span><text:span text:style-name="T2"> </text:span><text:span text:style-name="T3">geschützter</text:span><text:span text:style-name="T2"> </text:span><text:span text:style-name="T3">Radstreifen</text:span><text:span text:style-name="T2"> </text:span><text:span text:style-name="T3">an</text:span><text:span text:style-name="T2"> </text:span><text:span text:style-name="T3">der</text:span><text:span text:style-name="T2"> </text:span><text:span text:style-name="T3">East</text:span><text:span text:style-name="T2"> </text:span><text:span text:style-name="T3">Site</text:span><text:span text:style-name="T2"> </text:span><text:span text:style-name="T3">Gallery</text:span><text:span text:style-name="T2"> </text:span><text:span text:style-name="T3">entstehen</text:span></text:p>
          </table:table-cell>
          <table:table-cell table:style-name="ce25" office:value-type="string" calcext:value-type="string">
            <text:p><text:span text:style-name="T1">in</text:span><text:span text:style-name="T2"> </text:span><text:span text:style-name="T3">Planung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span text:style-name="T1">*</text:span><text:span text:style-name="T2"> </text:span><text:span text:style-name="T3">Grundsatzentscheidung</text:span><text:span text:style-name="T2"> </text:span><text:span text:style-name="T3">StS</text:span><text:span text:style-name="T2"> </text:span><text:span text:style-name="T3">SenUMVK</text:span><text:span text:style-name="T2"> </text:span><text:span text:style-name="T3">zur</text:span><text:span text:style-name="T2"> </text:span><text:span text:style-name="T3">Führung</text:span><text:span text:style-name="T2"> </text:span><text:span text:style-name="T3">des</text:span><text:span text:style-name="T2"> </text:span><text:span text:style-name="T3">geradeausfahrenden</text:span><text:span text:style-name="T2"> </text:span><text:span text:style-name="T3">Radfahrers</text:span><text:span text:style-name="T2"> </text:span><text:span text:style-name="T3">an</text:span><text:span text:style-name="T2"> </text:span><text:span text:style-name="T3">LSA-</text:span><text:span text:style-name="T2"> </text:span><text:span text:style-name="T3">Knoten</text:span><text:span text:style-name="T2"> </text:span><text:span text:style-name="T3">steht</text:span><text:span text:style-name="T2"> </text:span><text:span text:style-name="T3">aus.</text:span></text:p>
            <text:p><text:span text:style-name="T1">*</text:span><text:span text:style-name="T2"> </text:span><text:span text:style-name="T3">Entwurfsplanung</text:span><text:span text:style-name="T2"> </text:span><text:span text:style-name="T3">muss</text:span><text:span text:style-name="T2"> </text:span><text:span text:style-name="T3">neu</text:span><text:span text:style-name="T2"> </text:span><text:span text:style-name="T3">erstellt</text:span><text:span text:style-name="T2"> </text:span><text:span text:style-name="T3">werden.</text:span></text:p>
          </table:table-cell>
          <table:table-cell table:style-name="ce35"/>
          <table:table-cell table:formula="of:=[.F44]" office:value-type="string" office:string-value="Mühlenstraße zwischen Str. d. Pariser Kommune und Öberbaumbrücke" calcext:value-type="string">
            <text:p>Mühlenstraße zwischen Str. d. Pariser Kommune und Öberbaumbrücke</text:p>
          </table:table-cell>
          <table:table-cell table:formula="of:=&quot;(&quot;&amp;[.A44]&amp;&quot;) &quot;" office:value-type="string" office:string-value="(53) " calcext:value-type="string">
            <text:p>(53) </text:p>
          </table:table-cell>
          <table:table-cell table:style-name="ce42" table:formula="of:=[.E44]" office:value-type="string" office:string-value="Fahrrad geplant" calcext:value-type="string">
            <text:p>Fahrrad geplant</text:p>
          </table:table-cell>
          <table:table-cell table:number-columns-repeated="1009"/>
        </table:table-row>
        <table:table-row table:style-name="ro4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geplant</text:p>
          </table:table-cell>
          <table:table-cell table:style-name="ce3" office:value-type="string" calcext:value-type="string">
            <text:p><text:span text:style-name="T1">Gürtelstraße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vorhandenen</text:span><text:span text:style-name="T2"> </text:span><text:span text:style-name="T3">Schutzstreifen</text:span><text:span text:style-name="T2"> </text:span><text:span text:style-name="T3">in</text:span><text:span text:style-name="T2"> </text:span><text:span text:style-name="T3">der</text:span><text:span text:style-name="T2"> </text:span><text:span text:style-name="T3">Gürtelstraße</text:span><text:span text:style-name="T2"> </text:span><text:span text:style-name="T3">sollen</text:span><text:span text:style-name="T2"> </text:span><text:span text:style-name="T3">verbreitert</text:span><text:span text:style-name="T2"> </text:span><text:span text:style-name="T3">werden.</text:span><text:span text:style-name="T2"> </text:span><text:span text:style-name="T3">Sie</text:span><text:span text:style-name="T2"> </text:span><text:span text:style-name="T3">sind</text:span><text:span text:style-name="T2"> </text:span><text:span text:style-name="T3">derzeit</text:span><text:span text:style-name="T2"> </text:span><text:span text:style-name="T3">zu</text:span><text:span text:style-name="T2"> </text:span><text:span text:style-name="T3">schmal,</text:span><text:span text:style-name="T2"> </text:span><text:span text:style-name="T3">Radfahrende</text:span><text:span text:style-name="T2"> </text:span><text:span text:style-name="T3">können</text:span><text:span text:style-name="T2"> </text:span><text:span text:style-name="T3">sich</text:span><text:span text:style-name="T2"> </text:span><text:span text:style-name="T3">hier</text:span><text:span text:style-name="T2"> </text:span><text:span text:style-name="T3">nicht</text:span><text:span text:style-name="T2"> </text:span><text:span text:style-name="T3">sicher</text:span><text:span text:style-name="T2"> </text:span><text:span text:style-name="T3">überholen.</text:span></text:p>
          </table:table-cell>
          <table:table-cell table:style-name="ce3" office:value-type="string" calcext:value-type="string">
            <text:p><text:span text:style-name="T1">Verbreiterung</text:span><text:span text:style-name="T2"> </text:span><text:span text:style-name="T3">der</text:span><text:span text:style-name="T2"> </text:span><text:span text:style-name="T3">vorhandenen</text:span><text:span text:style-name="T2"> </text:span><text:span text:style-name="T3">Radstreifen</text:span></text:p>
          </table:table-cell>
          <table:table-cell table:style-name="ce25" office:value-type="string" calcext:value-type="string">
            <text:p><text:span text:style-name="T1">Idee</text:span><text:span text:style-name="T2"> </text:span><text:span text:style-name="T3">/</text:span><text:span text:style-name="T2"> </text:span><text:span text:style-name="T3">Vision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/>
          <table:table-cell table:style-name="ce35"/>
          <table:table-cell table:formula="of:=[.F45]" office:value-type="string" office:string-value="Gürtelstraße" calcext:value-type="string">
            <text:p>Gürtelstraße</text:p>
          </table:table-cell>
          <table:table-cell table:formula="of:=&quot;(&quot;&amp;[.A45]&amp;&quot;) &quot;" office:value-type="string" office:string-value="(54) " calcext:value-type="string">
            <text:p>(54) </text:p>
          </table:table-cell>
          <table:table-cell table:style-name="ce42" table:formula="of:=[.E45]" office:value-type="string" office:string-value="Fahrrad geplant" calcext:value-type="string">
            <text:p>Fahrrad geplant</text:p>
          </table:table-cell>
          <table:table-cell table:number-columns-repeated="1009"/>
        </table:table-row>
        <table:table-row table:style-name="ro5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geplant</text:p>
          </table:table-cell>
          <table:table-cell table:style-name="ce3" office:value-type="string" calcext:value-type="string">
            <text:p><text:span text:style-name="T1">Alexandrinenstraße</text:span></text:p>
          </table:table-cell>
          <table:table-cell table:style-name="ce3" office:value-type="string" calcext:value-type="string">
            <text:p><text:span text:style-name="T1">Beengte</text:span><text:span text:style-name="T2"> </text:span><text:span text:style-name="T3">Verhältnisse</text:span><text:span text:style-name="T2"> </text:span><text:span text:style-name="T3">auf</text:span><text:span text:style-name="T2"> </text:span><text:span text:style-name="T3">dem</text:span><text:span text:style-name="T2"> </text:span><text:span text:style-name="T3">Gehweg</text:span><text:span text:style-name="T2"> </text:span><text:span text:style-name="T3">mit</text:span><text:span text:style-name="T2"> </text:span><text:span text:style-name="T3">Radweg.</text:span><text:span text:style-name="T2"> </text:span><text:span text:style-name="T3">Es</text:span><text:span text:style-name="T2"> </text:span><text:span text:style-name="T3">kommt</text:span><text:span text:style-name="T2"> </text:span><text:span text:style-name="T3">zu</text:span></text:p>
            <text:p><text:span text:style-name="T1">Konflikten</text:span><text:span text:style-name="T2"> </text:span><text:span text:style-name="T3">zwischen</text:span><text:span text:style-name="T2"> </text:span><text:span text:style-name="T3">Radfahrende</text:span><text:span text:style-name="T2"> </text:span><text:span text:style-name="T3">und</text:span><text:span text:style-name="T2"> </text:span><text:span text:style-name="T3">zu</text:span><text:span text:style-name="T2"> </text:span><text:span text:style-name="T3">Fuß</text:span><text:span text:style-name="T2"> </text:span><text:span text:style-name="T3">Gehende</text:span></text:p>
          </table:table-cell>
          <table:table-cell table:style-name="ce3" office:value-type="string" calcext:value-type="string">
            <text:p><text:span text:style-name="T1">Änderung</text:span><text:span text:style-name="T2"> </text:span><text:span text:style-name="T3">der</text:span><text:span text:style-name="T2"> </text:span><text:span text:style-name="T3">Radverkehrsführung</text:span></text:p>
          </table:table-cell>
          <table:table-cell table:style-name="ce25" office:value-type="string" calcext:value-type="string">
            <text:p><text:span text:style-name="T1">Idee</text:span><text:span text:style-name="T2"> </text:span><text:span text:style-name="T3">/</text:span><text:span text:style-name="T2"> </text:span><text:span text:style-name="T3">Vision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 office:value-type="string" calcext:value-type="string">
            <text:p><text:span text:style-name="T1">Es</text:span><text:span text:style-name="T2"> </text:span><text:span text:style-name="T3">wird</text:span><text:span text:style-name="T2"> </text:span><text:span text:style-name="T3">überlegt,</text:span><text:span text:style-name="T2"> </text:span><text:span text:style-name="T3">den</text:span><text:span text:style-name="T2"> </text:span><text:span text:style-name="T3">Radweg</text:span><text:span text:style-name="T2"> </text:span><text:span text:style-name="T3">auf</text:span><text:span text:style-name="T2"> </text:span><text:span text:style-name="T3">dem</text:span><text:span text:style-name="T2"> </text:span><text:span text:style-name="T3">Gehweg</text:span><text:span text:style-name="T2"> </text:span><text:span text:style-name="T3">zurückzubauen,</text:span><text:span text:style-name="T2"> </text:span><text:span text:style-name="T3">um</text:span><text:span text:style-name="T2"> </text:span><text:span text:style-name="T3">mehr</text:span><text:span text:style-name="T2"> </text:span><text:span text:style-name="T3">Platz</text:span><text:span text:style-name="T2"> </text:span><text:span text:style-name="T3">für</text:span><text:span text:style-name="T2"> </text:span><text:span text:style-name="T3">zu</text:span><text:span text:style-name="T2"> </text:span><text:span text:style-name="T3">Fuß</text:span><text:span text:style-name="T2"> </text:span><text:span text:style-name="T3">Gehende</text:span><text:span text:style-name="T2"> </text:span><text:span text:style-name="T3">zu</text:span><text:span text:style-name="T2"> </text:span><text:span text:style-name="T3">schaffen.</text:span><text:span text:style-name="T2"> </text:span><text:span text:style-name="T3">Eine</text:span><text:span text:style-name="T2"> </text:span><text:span text:style-name="T3">Sanierung</text:span><text:span text:style-name="T2"> </text:span><text:span text:style-name="T3">der</text:span><text:span text:style-name="T2"> </text:span><text:span text:style-name="T3">Radwege</text:span><text:span text:style-name="T2"> </text:span><text:span text:style-name="T3">sind</text:span><text:span text:style-name="T2"> </text:span><text:span text:style-name="T3">zudem</text:span><text:span text:style-name="T2"> </text:span><text:span text:style-name="T3">problematisch,</text:span><text:span text:style-name="T2"> </text:span><text:span text:style-name="T3">da</text:span><text:span text:style-name="T2"> </text:span><text:span text:style-name="T3">Wurzelschäden</text:span><text:span text:style-name="T2"> </text:span><text:span text:style-name="T3">anzutreffen</text:span><text:span text:style-name="T2"> </text:span><text:span text:style-name="T3">sind.</text:span><text:span text:style-name="T2"> </text:span><text:span text:style-name="T3">Baumfällungen</text:span><text:span text:style-name="T2"> </text:span><text:span text:style-name="T3">wären</text:span><text:span text:style-name="T2"> </text:span><text:span text:style-name="T3">notwendig.</text:span><text:span text:style-name="T2"> </text:span><text:span text:style-name="T3">Radfahrende</text:span><text:span text:style-name="T2"> </text:span><text:span text:style-name="T3">sollten</text:span><text:span text:style-name="T2"> </text:span><text:span text:style-name="T3">zukünftig</text:span><text:span text:style-name="T2"> </text:span><text:span text:style-name="T3">die</text:span><text:span text:style-name="T2"> </text:span><text:span text:style-name="T3">Fahrbahn</text:span><text:span text:style-name="T2"> </text:span><text:span text:style-name="T3">benutzen</text:span></text:p>
          </table:table-cell>
          <table:table-cell table:style-name="ce35"/>
          <table:table-cell table:formula="of:=[.F46]" office:value-type="string" office:string-value="Alexandrinenstraße" calcext:value-type="string">
            <text:p>Alexandrinenstraße</text:p>
          </table:table-cell>
          <table:table-cell table:formula="of:=&quot;(&quot;&amp;[.A46]&amp;&quot;) &quot;" office:value-type="string" office:string-value="(55) " calcext:value-type="string">
            <text:p>(55) </text:p>
          </table:table-cell>
          <table:table-cell table:style-name="ce42" table:formula="of:=[.E46]" office:value-type="string" office:string-value="Fahrrad geplant" calcext:value-type="string">
            <text:p>Fahrrad geplant</text:p>
          </table:table-cell>
          <table:table-cell table:number-columns-repeated="1009"/>
        </table:table-row>
        <table:table-row table:style-name="ro19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12" office:value-type="string" calcext:value-type="string">
            <text:p><text:span text:style-name="T1">Yorckstraße</text:span><text:span text:style-name="T2"> </text:span><text:span text:style-name="T3">zwischen</text:span><text:span text:style-name="T2"> </text:span><text:span text:style-name="T3">Katzbachstraße</text:span><text:span text:style-name="T2"> </text:span><text:span text:style-name="T3">und</text:span><text:span text:style-name="T2"> </text:span><text:span text:style-name="T3">Möckernstraße</text:span><text:span text:style-name="T2"> </text:span><text:span text:style-name="T3">(Südseite)</text:span></text:p>
          </table:table-cell>
          <table:table-cell table:style-name="ce3" office:value-type="string" calcext:value-type="string">
            <text:p><text:span text:style-name="T1">Der</text:span><text:span text:style-name="T2"> </text:span><text:span text:style-name="T3">vorhandene</text:span><text:span text:style-name="T2"> </text:span><text:span text:style-name="T3">Radweg</text:span><text:span text:style-name="T2"> </text:span><text:span text:style-name="T3">befanden</text:span><text:span text:style-name="T2"> </text:span><text:span text:style-name="T3">sich</text:span><text:span text:style-name="T2"> </text:span><text:span text:style-name="T3">in</text:span><text:span text:style-name="T2"> </text:span><text:span text:style-name="T3">einem</text:span><text:span text:style-name="T2"> </text:span><text:span text:style-name="T3">desolaten</text:span><text:span text:style-name="T2"> </text:span><text:span text:style-name="T3">Zustand</text:span><text:span text:style-name="T2"> </text:span><text:span text:style-name="T3">und</text:span><text:span text:style-name="T2"> </text:span><text:span text:style-name="T3">waren</text:span><text:span text:style-name="T2"> </text:span><text:span text:style-name="T3">zu</text:span><text:span text:style-name="T2"> </text:span><text:span text:style-name="T3">schmal</text:span></text:p>
          </table:table-cell>
          <table:table-cell table:style-name="ce3" office:value-type="string" calcext:value-type="string">
            <text:p><text:span text:style-name="T1">Asphaltierung</text:span><text:span text:style-name="T2"> </text:span><text:span text:style-name="T3">und</text:span><text:span text:style-name="T2"> </text:span><text:span text:style-name="T3">Verbreiterung</text:span><text:span text:style-name="T2"> </text:span><text:span text:style-name="T3">des</text:span><text:span text:style-name="T2"> </text:span><text:span text:style-name="T3">Radwegs</text:span><text:span text:style-name="T2"> </text:span><text:span text:style-name="T3">auf</text:span><text:span text:style-name="T2"> </text:span><text:span text:style-name="T3">2,20</text:span><text:span text:style-name="T2"> </text:span><text:span text:style-name="T3">m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/>
          <table:table-cell table:style-name="ce35"/>
          <table:table-cell table:formula="of:=[.F47]" office:value-type="string" office:string-value="Yorckstraße zwischen Katzbachstraße und Möckernstraße (Südseite)" calcext:value-type="string">
            <text:p>Yorckstraße zwischen Katzbachstraße und Möckernstraße (Südseite)</text:p>
          </table:table-cell>
          <table:table-cell table:formula="of:=&quot;(&quot;&amp;[.A47]&amp;&quot;) &quot;" office:value-type="string" office:string-value="(56) " calcext:value-type="string">
            <text:p>(56) </text:p>
          </table:table-cell>
          <table:table-cell table:style-name="ce42" table:formula="of:=[.E47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8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12" office:value-type="string" calcext:value-type="string">
            <text:p><text:span text:style-name="T1">Fahrradparken</text:span><text:span text:style-name="T2"> </text:span><text:span text:style-name="T3">Bereich</text:span></text:p>
            <text:p><text:span text:style-name="T1">Schleiermacherstraße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vorhandenen</text:span><text:span text:style-name="T2"> </text:span><text:span text:style-name="T3">Fahrradabstellanlagen</text:span><text:span text:style-name="T2"> </text:span><text:span text:style-name="T3">reichten</text:span><text:span text:style-name="T2"> </text:span><text:span text:style-name="T3">bei</text:span><text:span text:style-name="T2"> </text:span><text:span text:style-name="T3">weitem</text:span><text:span text:style-name="T2"> </text:span><text:span text:style-name="T3">nicht</text:span><text:span text:style-name="T2"> </text:span><text:span text:style-name="T3">aus.</text:span><text:span text:style-name="T2"> </text:span><text:span text:style-name="T3">Insbesondere</text:span><text:span text:style-name="T2"> </text:span><text:span text:style-name="T3">an</text:span><text:span text:style-name="T2"> </text:span><text:span text:style-name="T3">Schulen</text:span><text:span text:style-name="T2"> </text:span><text:span text:style-name="T3">und</text:span><text:span text:style-name="T2"> </text:span><text:span text:style-name="T3">Kitas</text:span><text:span text:style-name="T2"> </text:span><text:span text:style-name="T3">fehlen</text:span><text:span text:style-name="T2"> </text:span><text:span text:style-name="T3">ausreichende</text:span><text:span text:style-name="T2"> </text:span><text:span text:style-name="T3">Abstellmöglichkeiten</text:span></text:p>
          </table:table-cell>
          <table:table-cell table:style-name="ce3" office:value-type="string" calcext:value-type="string">
            <text:p><text:span text:style-name="T1">Schaffung</text:span><text:span text:style-name="T2"> </text:span><text:span text:style-name="T3">von</text:span><text:span text:style-name="T2"> </text:span><text:span text:style-name="T3">Fahrradabstellanlagen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/>
          <table:table-cell table:style-name="ce36"/>
          <table:table-cell table:formula="of:=[.F48]" office:value-type="string" office:string-value="Fahrradparken Bereich&#10;Schleiermacherstraße" calcext:value-type="string">
            <text:p>Fahrradparken Bereich</text:p>
            <text:p>Schleiermacherstraße</text:p>
          </table:table-cell>
          <table:table-cell table:formula="of:=&quot;(&quot;&amp;[.A48]&amp;&quot;) &quot;" office:value-type="string" office:string-value="(57) " calcext:value-type="string">
            <text:p>(57) </text:p>
          </table:table-cell>
          <table:table-cell table:style-name="ce42" table:formula="of:=[.E48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20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3" office:value-type="string" calcext:value-type="string">
            <text:p><text:span text:style-name="T1">Fahrradparken</text:span><text:span text:style-name="T2"> </text:span><text:span text:style-name="T3">Bereich</text:span></text:p>
            <text:p><text:span text:style-name="T1">Hausburgschule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vorhandenen</text:span><text:span text:style-name="T2"> </text:span><text:span text:style-name="T3">Fahrradabstellanlagen</text:span><text:span text:style-name="T2"> </text:span><text:span text:style-name="T3">reichten</text:span><text:span text:style-name="T2"> </text:span><text:span text:style-name="T3">bei</text:span><text:span text:style-name="T2"> </text:span><text:span text:style-name="T3">weitem</text:span><text:span text:style-name="T2"> </text:span><text:span text:style-name="T3">nicht</text:span><text:span text:style-name="T2"> </text:span><text:span text:style-name="T3">aus.</text:span><text:span text:style-name="T2"> </text:span><text:span text:style-name="T3">Insbesondere</text:span><text:span text:style-name="T2"> </text:span><text:span text:style-name="T3">an</text:span><text:span text:style-name="T2"> </text:span><text:span text:style-name="T3">Schulen</text:span><text:span text:style-name="T2"> </text:span><text:span text:style-name="T3">und</text:span><text:span text:style-name="T2"> </text:span><text:span text:style-name="T3">Kitas</text:span><text:span text:style-name="T2"> </text:span><text:span text:style-name="T3">fehlen</text:span><text:span text:style-name="T2"> </text:span><text:span text:style-name="T3">ausreichende</text:span><text:span text:style-name="T2"> </text:span><text:span text:style-name="T3">Abstellmöglichkeiten</text:span></text:p>
          </table:table-cell>
          <table:table-cell table:style-name="ce3" office:value-type="string" calcext:value-type="string">
            <text:p><text:span text:style-name="T1">Schaffung</text:span><text:span text:style-name="T2"> </text:span><text:span text:style-name="T3">von</text:span><text:span text:style-name="T2"> </text:span><text:span text:style-name="T3">Fahrradabstellanlagen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/>
          <table:table-cell table:style-name="ce35"/>
          <table:table-cell table:formula="of:=[.F49]" office:value-type="string" office:string-value="Fahrradparken Bereich&#10;Hausburgschule" calcext:value-type="string">
            <text:p>Fahrradparken Bereich</text:p>
            <text:p>Hausburgschule</text:p>
          </table:table-cell>
          <table:table-cell table:formula="of:=&quot;(&quot;&amp;[.A49]&amp;&quot;) &quot;" office:value-type="string" office:string-value="(58) " calcext:value-type="string">
            <text:p>(58) </text:p>
          </table:table-cell>
          <table:table-cell table:style-name="ce42" table:formula="of:=[.E49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4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12" office:value-type="string" calcext:value-type="string">
            <text:p><text:span text:style-name="T1">Fahrradparken</text:span><text:span text:style-name="T2"> </text:span><text:span text:style-name="T3">Bereich</text:span><text:span text:style-name="T2"> </text:span><text:span text:style-name="T3">Rosa-</text:span><text:span text:style-name="T2"> </text:span><text:span text:style-name="T3">Parks-Grundschule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vorhandenen</text:span><text:span text:style-name="T2"> </text:span><text:span text:style-name="T3">Fahrradabstellanlagen</text:span><text:span text:style-name="T2"> </text:span><text:span text:style-name="T3">reichten</text:span><text:span text:style-name="T2"> </text:span><text:span text:style-name="T3">bei</text:span><text:span text:style-name="T2"> </text:span><text:span text:style-name="T3">weitem</text:span><text:span text:style-name="T2"> </text:span><text:span text:style-name="T3">nicht</text:span><text:span text:style-name="T2"> </text:span><text:span text:style-name="T3">aus.</text:span><text:span text:style-name="T2"> </text:span><text:span text:style-name="T3">Insbesondere</text:span><text:span text:style-name="T2"> </text:span><text:span text:style-name="T3">an</text:span><text:span text:style-name="T2"> </text:span><text:span text:style-name="T3">Schulen</text:span><text:span text:style-name="T2"> </text:span><text:span text:style-name="T3">und</text:span><text:span text:style-name="T2"> </text:span><text:span text:style-name="T3">Kitas</text:span><text:span text:style-name="T2"> </text:span><text:span text:style-name="T3">fehlen</text:span><text:span text:style-name="T2"> </text:span><text:span text:style-name="T3">ausreichende</text:span><text:span text:style-name="T2"> </text:span><text:span text:style-name="T3">Abstellmöglichkeiten</text:span></text:p>
          </table:table-cell>
          <table:table-cell table:style-name="ce3" office:value-type="string" calcext:value-type="string">
            <text:p><text:span text:style-name="T1">Schaffung</text:span><text:span text:style-name="T2"> </text:span><text:span text:style-name="T3">von</text:span><text:span text:style-name="T2"> </text:span><text:span text:style-name="T3">Fahrradabstellanlagen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/>
          <table:table-cell table:style-name="ce35"/>
          <table:table-cell table:formula="of:=[.F50]" office:value-type="string" office:string-value="Fahrradparken Bereich Rosa- Parks-Grundschule" calcext:value-type="string">
            <text:p>Fahrradparken Bereich Rosa- Parks-Grundschule</text:p>
          </table:table-cell>
          <table:table-cell table:formula="of:=&quot;(&quot;&amp;[.A50]&amp;&quot;) &quot;" office:value-type="string" office:string-value="(59) " calcext:value-type="string">
            <text:p>(59) </text:p>
          </table:table-cell>
          <table:table-cell table:style-name="ce42" table:formula="of:=[.E50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ja</text:p>
          </table:table-cell>
          <table:table-cell table:style-name="ce4" table:number-columns-repeated="2"/>
          <table:table-cell table:style-name="ce4" office:value-type="string" calcext:value-type="string">
            <text:p>Fahrrad fertig</text:p>
          </table:table-cell>
          <table:table-cell table:style-name="ce12" office:value-type="string" calcext:value-type="string">
            <text:p><text:span text:style-name="T1">Böcklerpark</text:span></text:p>
          </table:table-cell>
          <table:table-cell table:style-name="ce12" office:value-type="string" calcext:value-type="string">
            <text:p><text:span text:style-name="T1">Verbesserung</text:span><text:span text:style-name="T2"> </text:span><text:span text:style-name="T3">der</text:span><text:span text:style-name="T2"> </text:span><text:span text:style-name="T3">Radwegeführung</text:span><text:span text:style-name="T2"> </text:span><text:span text:style-name="T3">durch</text:span><text:span text:style-name="T2"> </text:span><text:span text:style-name="T3">Park</text:span><text:span text:style-name="T2"> </text:span><text:span text:style-name="T3">im</text:span></text:p>
            <text:p><text:span text:style-name="T1">Einmündungsbereich</text:span><text:span text:style-name="T2"> </text:span><text:span text:style-name="T3">des</text:span><text:span text:style-name="T2"> </text:span><text:span text:style-name="T3">ehemaligen</text:span><text:span text:style-name="T2"> </text:span><text:span text:style-name="T3">Luisenstädter</text:span><text:span text:style-name="T2"> </text:span><text:span text:style-name="T3">Kanals</text:span></text:p>
          </table:table-cell>
          <table:table-cell table:style-name="ce12" office:value-type="string" calcext:value-type="string">
            <text:p><text:span text:style-name="T1">Sanierung</text:span><text:span text:style-name="T2"> </text:span><text:span text:style-name="T3">und</text:span><text:span text:style-name="T2"> </text:span><text:span text:style-name="T3">Ausbau</text:span><text:span text:style-name="T2"> </text:span><text:span text:style-name="T3">des</text:span><text:span text:style-name="T2"> </text:span><text:span text:style-name="T3">Radweges</text:span></text:p>
          </table:table-cell>
          <table:table-cell table:style-name="ce12" office:value-type="string" calcext:value-type="string">
            <text:p><text:span text:style-name="T1">Ausschreibung</text:span><text:span text:style-name="T2"> </text:span><text:span text:style-name="T3">/</text:span><text:span text:style-name="T2"> </text:span><text:span text:style-name="T3">Vergabe</text:span></text:p>
          </table:table-cell>
          <table:table-cell table:style-name="ce27" office:value-type="string" calcext:value-type="string">
            <text:p><text:span text:style-name="T1">SGA</text:span></text:p>
          </table:table-cell>
          <table:table-cell table:style-name="ce12"/>
          <table:table-cell table:style-name="ce35"/>
          <table:table-cell table:formula="of:=[.F51]" office:value-type="string" office:string-value="Böcklerpark" calcext:value-type="string">
            <text:p>Böcklerpark</text:p>
          </table:table-cell>
          <table:table-cell table:formula="of:=&quot;(&quot;&amp;[.A51]&amp;&quot;) &quot;" office:value-type="string" office:string-value="(61) " calcext:value-type="string">
            <text:p>(61) </text:p>
          </table:table-cell>
          <table:table-cell table:style-name="ce42" table:formula="of:=[.E51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16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geplant</text:p>
          </table:table-cell>
          <table:table-cell table:style-name="ce3" office:value-type="string" calcext:value-type="string">
            <text:p><text:span text:style-name="T1">Radbahn</text:span><text:span text:style-name="T2"> </text:span><text:span text:style-name="T3">U1</text:span></text:p>
          </table:table-cell>
          <table:table-cell table:style-name="ce12" office:value-type="string" calcext:value-type="string">
            <text:p><text:span text:style-name="T1">paper</text:span><text:span text:style-name="T2"> </text:span><text:span text:style-name="T3">planes</text:span><text:span text:style-name="T2"> </text:span><text:span text:style-name="T3">e.V.</text:span><text:span text:style-name="T2"> </text:span><text:span text:style-name="T3">entwickelte</text:span><text:span text:style-name="T2"> </text:span><text:span text:style-name="T3">die</text:span><text:span text:style-name="T2"> </text:span><text:span text:style-name="T3">Idee</text:span><text:span text:style-name="T2"> </text:span><text:span text:style-name="T3">einer</text:span><text:span text:style-name="T2"> </text:span><text:span text:style-name="T3">Radbahn</text:span><text:span text:style-name="T2"> </text:span><text:span text:style-name="T3">unter</text:span><text:span text:style-name="T2"> </text:span><text:span text:style-name="T3">dem</text:span></text:p>
            <text:p><text:span text:style-name="T1">Viadukt</text:span><text:span text:style-name="T2"> </text:span><text:span text:style-name="T3">der</text:span><text:span text:style-name="T2"> </text:span><text:span text:style-name="T3">U1</text:span></text:p>
          </table:table-cell>
          <table:table-cell table:style-name="ce3" office:value-type="string" calcext:value-type="string">
            <text:p><text:span text:style-name="T1">Errichtung</text:span><text:span text:style-name="T2"> </text:span><text:span text:style-name="T3">einer</text:span><text:span text:style-name="T2"> </text:span><text:span text:style-name="T3">Radbahn</text:span><text:span text:style-name="T2"> </text:span><text:span text:style-name="T3">unter</text:span><text:span text:style-name="T2"> </text:span><text:span text:style-name="T3">der</text:span><text:span text:style-name="T2"> </text:span><text:span text:style-name="T3">U1</text:span></text:p>
          </table:table-cell>
          <table:table-cell table:style-name="ce25" office:value-type="string" calcext:value-type="string">
            <text:p><text:span text:style-name="T1">in</text:span><text:span text:style-name="T2"> </text:span><text:span text:style-name="T3">Planung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span text:style-name="T1">*</text:span><text:span text:style-name="T2"> </text:span><text:span text:style-name="T3">Projekt</text:span><text:span text:style-name="T2"> </text:span><text:span text:style-name="T3">läuft</text:span><text:span text:style-name="T2"> </text:span><text:span text:style-name="T3">unter</text:span><text:span text:style-name="T2"> </text:span><text:span text:style-name="T3">den</text:span><text:span text:style-name="T2"> </text:span><text:span text:style-name="T3">Namen</text:span><text:span text:style-name="T2"> </text:span><text:span text:style-name="T3">"Reallabor</text:span><text:span text:style-name="T2"> </text:span><text:span text:style-name="T3">Radbahn"</text:span></text:p>
            <text:p><text:span text:style-name="T1">*</text:span><text:span text:style-name="T2"> </text:span><text:span text:style-name="T3">wird</text:span><text:span text:style-name="T2"> </text:span><text:span text:style-name="T3">finanziert</text:span><text:span text:style-name="T2"> </text:span><text:span text:style-name="T3">über</text:span><text:span text:style-name="T2"> </text:span><text:span text:style-name="T3">den</text:span><text:span text:style-name="T2"> </text:span><text:span text:style-name="T3">städtebaulichen</text:span><text:span text:style-name="T2"> </text:span><text:span text:style-name="T3">Denkmalschutz</text:span></text:p>
            <text:p><text:span text:style-name="T1">*</text:span><text:span text:style-name="T2"> </text:span><text:span text:style-name="T3">Die</text:span><text:span text:style-name="T2"> </text:span><text:span text:style-name="T3">Durchführung</text:span><text:span text:style-name="T2"> </text:span><text:span text:style-name="T3">erfolgt</text:span><text:span text:style-name="T2"> </text:span><text:span text:style-name="T3">über</text:span><text:span text:style-name="T2"> </text:span><text:span text:style-name="T3">paper</text:span><text:span text:style-name="T2"> </text:span><text:span text:style-name="T3">planes</text:span><text:span text:style-name="T2"> </text:span><text:span text:style-name="T3">e.V.</text:span><text:span text:style-name="T2">          </text:span><text:span text:style-name="T3"> *</text:span><text:span text:style-name="T2"> </text:span><text:span text:style-name="T3">Umsetzung</text:span><text:span text:style-name="T2"> </text:span><text:span text:style-name="T3">soll</text:span><text:span text:style-name="T2"> </text:span><text:span text:style-name="T3">im</text:span><text:span text:style-name="T2"> </text:span><text:span text:style-name="T3">Sommer</text:span><text:span text:style-name="T2"> </text:span><text:span text:style-name="T3">2022</text:span><text:span text:style-name="T2"> </text:span><text:span text:style-name="T3">erfolgen</text:span></text:p>
          </table:table-cell>
          <table:table-cell table:style-name="ce35"/>
          <table:table-cell table:formula="of:=[.F52]" office:value-type="string" office:string-value="Radbahn U1" calcext:value-type="string">
            <text:p>Radbahn U1</text:p>
          </table:table-cell>
          <table:table-cell table:formula="of:=&quot;(&quot;&amp;[.A52]&amp;&quot;) &quot;" office:value-type="string" office:string-value="(62) " calcext:value-type="string">
            <text:p>(62) </text:p>
          </table:table-cell>
          <table:table-cell table:style-name="ce42" table:formula="of:=[.E52]" office:value-type="string" office:string-value="Fahrrad geplant" calcext:value-type="string">
            <text:p>Fahrrad geplant</text:p>
          </table:table-cell>
          <table:table-cell table:number-columns-repeated="1009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2" office:value-type="string" calcext:value-type="string">
            <text:p>ja</text:p>
          </table:table-cell>
          <table:table-cell table:style-name="ce4" table:number-columns-repeated="2"/>
          <table:table-cell table:style-name="ce2" office:value-type="string" calcext:value-type="string">
            <text:p>Fahrrad fertig</text:p>
          </table:table-cell>
          <table:table-cell table:style-name="ce12" office:value-type="string" calcext:value-type="string">
            <text:p><text:span text:style-name="T1">Lichtenberger</text:span><text:span text:style-name="T2"> </text:span><text:span text:style-name="T3">Straße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vorhandenen</text:span><text:span text:style-name="T2"> </text:span><text:span text:style-name="T3">Radfahrstreifen</text:span><text:span text:style-name="T2"> </text:span><text:span text:style-name="T3">sind</text:span><text:span text:style-name="T2"> </text:span><text:span text:style-name="T3">zu</text:span><text:span text:style-name="T2"> </text:span><text:span text:style-name="T3">schmal</text:span><text:span text:style-name="T2"> </text:span><text:span text:style-name="T3">und</text:span><text:span text:style-name="T2"> </text:span><text:span text:style-name="T3">werden</text:span><text:span text:style-name="T2"> </text:span><text:span text:style-name="T3">von</text:span><text:span text:style-name="T2"> </text:span><text:span text:style-name="T3">parkenden</text:span><text:span text:style-name="T2"> </text:span><text:span text:style-name="T3">Kraftfahrzeugen</text:span><text:span text:style-name="T2"> </text:span><text:span text:style-name="T3">blockiert</text:span></text:p>
          </table:table-cell>
          <table:table-cell table:style-name="ce12" office:value-type="string" calcext:value-type="string">
            <text:p><text:span text:style-name="T1">Errichtung</text:span><text:span text:style-name="T2"> </text:span><text:span text:style-name="T3">von</text:span><text:span text:style-name="T2"> </text:span><text:span text:style-name="T3">geschützten</text:span><text:span text:style-name="T2"> </text:span><text:span text:style-name="T3">Radstreifen</text:span></text:p>
          </table:table-cell>
          <table:table-cell table:style-name="ce27" office:value-type="string" calcext:value-type="string">
            <text:p><text:span text:style-name="T1">fertiggestellt</text:span></text:p>
          </table:table-cell>
          <table:table-cell table:style-name="ce12" office:value-type="string" calcext:value-type="string">
            <text:p><text:span text:style-name="T1">SenUMVK/SGA</text:span></text:p>
          </table:table-cell>
          <table:table-cell table:style-name="ce12"/>
          <table:table-cell table:style-name="ce35"/>
          <table:table-cell table:formula="of:=[.F53]" office:value-type="string" office:string-value="Lichtenberger Straße" calcext:value-type="string">
            <text:p>Lichtenberger Straße</text:p>
          </table:table-cell>
          <table:table-cell table:formula="of:=&quot;(&quot;&amp;[.A53]&amp;&quot;) &quot;" office:value-type="string" office:string-value="(63) " calcext:value-type="string">
            <text:p>(63) </text:p>
          </table:table-cell>
          <table:table-cell table:style-name="ce42" table:formula="of:=[.E53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21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geplant</text:p>
          </table:table-cell>
          <table:table-cell table:style-name="ce12" office:value-type="string" calcext:value-type="string">
            <text:p><text:span text:style-name="T1">Grünberger</text:span><text:span text:style-name="T2"> </text:span><text:span text:style-name="T3">Straße</text:span><text:span text:style-name="T2"> </text:span><text:span text:style-name="T3">Ost</text:span><text:span text:style-name="T2"> </text:span><text:span text:style-name="T3">zwischen</text:span><text:span text:style-name="T2"> </text:span><text:span text:style-name="T3">Warschauer</text:span><text:span text:style-name="T2"> </text:span><text:span text:style-name="T3">Straße</text:span><text:span text:style-name="T2"> </text:span><text:span text:style-name="T3">und</text:span><text:span text:style-name="T2"> </text:span><text:span text:style-name="T3">Wismarplatz</text:span></text:p>
          </table:table-cell>
          <table:table-cell table:style-name="ce3" office:value-type="string" calcext:value-type="string">
            <text:p><text:span text:style-name="T1">Bisher</text:span><text:span text:style-name="T2"> </text:span><text:span text:style-name="T3">gibt</text:span><text:span text:style-name="T2"> </text:span><text:span text:style-name="T3">es</text:span><text:span text:style-name="T2"> </text:span><text:span text:style-name="T3">keine</text:span><text:span text:style-name="T2"> </text:span><text:span text:style-name="T3">Radverkehrsanlagen</text:span><text:span text:style-name="T2"> </text:span><text:span text:style-name="T3">in</text:span><text:span text:style-name="T2"> </text:span><text:span text:style-name="T3">der</text:span><text:span text:style-name="T2"> </text:span><text:span text:style-name="T3">Grünberger</text:span><text:span text:style-name="T2"> </text:span><text:span text:style-name="T3">Straße</text:span></text:p>
          </table:table-cell>
          <table:table-cell table:style-name="ce3" office:value-type="string" calcext:value-type="string">
            <text:p><text:span text:style-name="T1">Errichtung</text:span><text:span text:style-name="T2"> </text:span><text:span text:style-name="T3">von</text:span><text:span text:style-name="T2"> </text:span><text:span text:style-name="T3">Radverkehrsanlagen</text:span></text:p>
          </table:table-cell>
          <table:table-cell table:style-name="ce3" office:value-type="string" calcext:value-type="string">
            <text:p><text:span text:style-name="T1">Konzept</text:span><text:span text:style-name="T2"> </text:span><text:span text:style-name="T3">/</text:span><text:span text:style-name="T2"> </text:span><text:span text:style-name="T3">Vorplanung</text:span><text:span text:style-name="T2"> </text:span><text:span text:style-name="T3">/</text:span><text:span text:style-name="T2"> </text:span><text:span text:style-name="T3">Studie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span text:style-name="T1">*Untersuchung</text:span><text:span text:style-name="T2"> </text:span><text:span text:style-name="T3">im</text:span><text:span text:style-name="T2"> </text:span><text:span text:style-name="T3">Rahmen</text:span><text:span text:style-name="T2"> </text:span><text:span text:style-name="T3">der</text:span><text:span text:style-name="T2"> </text:span><text:span text:style-name="T3">Untersuchung</text:span><text:span text:style-name="T2"> </text:span><text:span text:style-name="T3">RVA</text:span><text:span text:style-name="T2"> </text:span><text:span text:style-name="T3">&amp;</text:span><text:span text:style-name="T2"> </text:span><text:span text:style-name="T3">PRB</text:span><text:span text:style-name="T2"> </text:span><text:span text:style-name="T3">Friedrichshain</text:span></text:p>
            <text:p><text:span text:style-name="T1">*</text:span><text:span text:style-name="T2"> </text:span><text:span text:style-name="T3">Vermessungen</text:span><text:span text:style-name="T2"> </text:span><text:span text:style-name="T3">liegen</text:span><text:span text:style-name="T2"> </text:span><text:span text:style-name="T3">vor</text:span></text:p>
            <text:p><text:span text:style-name="T1">*</text:span><text:span text:style-name="T2"> </text:span><text:span text:style-name="T3">Verkehrsorganisatorische</text:span><text:span text:style-name="T2"> </text:span><text:span text:style-name="T3">Maßnahmen</text:span><text:span text:style-name="T2"> </text:span><text:span text:style-name="T3">nötig,</text:span><text:span text:style-name="T2"> </text:span><text:span text:style-name="T3">um</text:span><text:span text:style-name="T2"> </text:span><text:span text:style-name="T3">Anlagen</text:span><text:span text:style-name="T2"> </text:span><text:span text:style-name="T3">unterzubringen</text:span><text:span text:style-name="T2"> </text:span><text:span text:style-name="T3">(z.B.</text:span><text:span text:style-name="T2"> </text:span><text:span text:style-name="T3">Einbahnstraßen)</text:span></text:p>
          </table:table-cell>
          <table:table-cell table:style-name="ce35"/>
          <table:table-cell table:formula="of:=[.F54]" office:value-type="string" office:string-value="Grünberger Straße Ost zwischen Warschauer Straße und Wismarplatz" calcext:value-type="string">
            <text:p>Grünberger Straße Ost zwischen Warschauer Straße und Wismarplatz</text:p>
          </table:table-cell>
          <table:table-cell table:formula="of:=&quot;(&quot;&amp;[.A54]&amp;&quot;) &quot;" office:value-type="string" office:string-value="(65) " calcext:value-type="string">
            <text:p>(65) </text:p>
          </table:table-cell>
          <table:table-cell table:style-name="ce42" table:formula="of:=[.E54]" office:value-type="string" office:string-value="Fahrrad geplant" calcext:value-type="string">
            <text:p>Fahrrad geplant</text:p>
          </table:table-cell>
          <table:table-cell table:number-columns-repeated="1009"/>
        </table:table-row>
        <table:table-row table:style-name="ro8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geplant</text:p>
          </table:table-cell>
          <table:table-cell table:style-name="ce3" office:value-type="string" calcext:value-type="string">
            <text:p><text:span text:style-name="T1">Ebertystraße</text:span></text:p>
          </table:table-cell>
          <table:table-cell table:style-name="ce3" office:value-type="string" calcext:value-type="string">
            <text:p><text:span text:style-name="T1">Bisher</text:span><text:span text:style-name="T2"> </text:span><text:span text:style-name="T3">gibt</text:span><text:span text:style-name="T2"> </text:span><text:span text:style-name="T3">es</text:span><text:span text:style-name="T2"> </text:span><text:span text:style-name="T3">keine</text:span><text:span text:style-name="T2"> </text:span><text:span text:style-name="T3">Radverkehrsanlagen</text:span><text:span text:style-name="T2"> </text:span><text:span text:style-name="T3">in</text:span><text:span text:style-name="T2"> </text:span><text:span text:style-name="T3">der</text:span><text:span text:style-name="T2"> </text:span><text:span text:style-name="T3">Ebertystraße</text:span></text:p>
          </table:table-cell>
          <table:table-cell table:style-name="ce3" office:value-type="string" calcext:value-type="string">
            <text:p><text:span text:style-name="T1">Errichtung</text:span><text:span text:style-name="T2"> </text:span><text:span text:style-name="T3">von</text:span><text:span text:style-name="T2"> </text:span><text:span text:style-name="T3">Radverkehrsanlagen</text:span></text:p>
          </table:table-cell>
          <table:table-cell table:style-name="ce25" office:value-type="string" calcext:value-type="string">
            <text:p><text:span text:style-name="T1">in</text:span><text:span text:style-name="T2"> </text:span><text:span text:style-name="T3">Planung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span text:style-name="T1">Das</text:span><text:span text:style-name="T2"> </text:span><text:span text:style-name="T3">SGA</text:span><text:span text:style-name="T2"> </text:span><text:span text:style-name="T3">bemüht</text:span><text:span text:style-name="T2"> </text:span><text:span text:style-name="T3">sich</text:span><text:span text:style-name="T2"> </text:span><text:span text:style-name="T3">um</text:span><text:span text:style-name="T2"> </text:span><text:span text:style-name="T3">eine</text:span><text:span text:style-name="T2"> </text:span><text:span text:style-name="T3">Herabstufung</text:span><text:span text:style-name="T2"> </text:span><text:span text:style-name="T3">der</text:span><text:span text:style-name="T2"> </text:span><text:span text:style-name="T3">Straße</text:span><text:span text:style-name="T2"> </text:span><text:span text:style-name="T3">aus</text:span></text:p>
            <text:p><text:span text:style-name="T1">dem</text:span><text:span text:style-name="T2"> </text:span><text:span text:style-name="T3">übergeordneten</text:span><text:span text:style-name="T2"> </text:span><text:span text:style-name="T3">Straßennetz</text:span><text:span text:style-name="T2"> </text:span><text:span text:style-name="T3">in</text:span><text:span text:style-name="T2"> </text:span><text:span text:style-name="T3">das</text:span><text:span text:style-name="T2"> </text:span><text:span text:style-name="T3">Nebennetz</text:span><text:span text:style-name="T2"> </text:span><text:span text:style-name="T3">um</text:span><text:span text:style-name="T2"> </text:span><text:span text:style-name="T3">die</text:span><text:span text:style-name="T2"> </text:span><text:span text:style-name="T3">zul.</text:span><text:span text:style-name="T2"> </text:span><text:span text:style-name="T3">Höchstgeschwindigkeit</text:span><text:span text:style-name="T2"> </text:span><text:span text:style-name="T3">von</text:span><text:span text:style-name="T2"> </text:span><text:span text:style-name="T3">30</text:span><text:span text:style-name="T2"> </text:span><text:span text:style-name="T3">km/h</text:span><text:span text:style-name="T2"> </text:span><text:span text:style-name="T3">anordnen</text:span><text:span text:style-name="T2"> </text:span><text:span text:style-name="T3">zu</text:span><text:span text:style-name="T2"> </text:span><text:span text:style-name="T3">können.</text:span><text:span text:style-name="T2"> </text:span><text:span text:style-name="T3">Fertigstellungstermin</text:span><text:span text:style-name="T2"> </text:span><text:span text:style-name="T3">offen</text:span></text:p>
          </table:table-cell>
          <table:table-cell table:style-name="ce35"/>
          <table:table-cell table:formula="of:=[.F55]" office:value-type="string" office:string-value="Ebertystraße" calcext:value-type="string">
            <text:p>Ebertystraße</text:p>
          </table:table-cell>
          <table:table-cell table:formula="of:=&quot;(&quot;&amp;[.A55]&amp;&quot;) &quot;" office:value-type="string" office:string-value="(66) " calcext:value-type="string">
            <text:p>(66) </text:p>
          </table:table-cell>
          <table:table-cell table:style-name="ce42" table:formula="of:=[.E55]" office:value-type="string" office:string-value="Fahrrad geplant" calcext:value-type="string">
            <text:p>Fahrrad geplant</text:p>
          </table:table-cell>
          <table:table-cell table:number-columns-repeated="1009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4" office:value-type="string" calcext:value-type="string">
            <text:p>ja</text:p>
          </table:table-cell>
          <table:table-cell table:style-name="ce4" table:number-columns-repeated="2"/>
          <table:table-cell table:style-name="ce2" office:value-type="string" calcext:value-type="string">
            <text:p>Fahrrad geplant</text:p>
          </table:table-cell>
          <table:table-cell table:style-name="ce12" office:value-type="string" calcext:value-type="string">
            <text:p><text:span text:style-name="T1">Straße</text:span><text:span text:style-name="T2"> </text:span><text:span text:style-name="T3">der</text:span><text:span text:style-name="T2"> </text:span><text:span text:style-name="T3">Pariser</text:span><text:span text:style-name="T2"> </text:span><text:span text:style-name="T3">Kommune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vorhandenen</text:span><text:span text:style-name="T2"> </text:span><text:span text:style-name="T3">Radverkehrsanlagen</text:span><text:span text:style-name="T2"> </text:span><text:span text:style-name="T3">ist</text:span><text:span text:style-name="T2"> </text:span><text:span text:style-name="T3">zu</text:span><text:span text:style-name="T2"> </text:span><text:span text:style-name="T3">schmal</text:span><text:span text:style-name="T2"> </text:span><text:span text:style-name="T3">und</text:span><text:span text:style-name="T2"> </text:span><text:span text:style-name="T3">soll</text:span><text:span text:style-name="T2"> </text:span><text:span text:style-name="T3">verbreitert</text:span><text:span text:style-name="T2"> </text:span><text:span text:style-name="T3">werden</text:span></text:p>
          </table:table-cell>
          <table:table-cell table:style-name="ce12" office:value-type="string" calcext:value-type="string">
            <text:p><text:span text:style-name="T1">Ausbau</text:span><text:span text:style-name="T2"> </text:span><text:span text:style-name="T3">der</text:span><text:span text:style-name="T2"> </text:span><text:span text:style-name="T3">vorhandenen</text:span><text:span text:style-name="T2"> </text:span><text:span text:style-name="T3">Radverkehrsanlagen</text:span></text:p>
          </table:table-cell>
          <table:table-cell table:style-name="ce27" office:value-type="string" calcext:value-type="string">
            <text:p><text:span text:style-name="T1">in</text:span><text:span text:style-name="T2"> </text:span><text:span text:style-name="T3">Planung</text:span></text:p>
          </table:table-cell>
          <table:table-cell table:style-name="ce12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span text:style-name="T1">Fertigstellungstermin</text:span><text:span text:style-name="T2"> </text:span><text:span text:style-name="T3">offen</text:span></text:p>
          </table:table-cell>
          <table:table-cell table:style-name="ce35"/>
          <table:table-cell table:formula="of:=[.F56]" office:value-type="string" office:string-value="Straße der Pariser Kommune" calcext:value-type="string">
            <text:p>Straße der Pariser Kommune</text:p>
          </table:table-cell>
          <table:table-cell table:formula="of:=&quot;(&quot;&amp;[.A56]&amp;&quot;) &quot;" office:value-type="string" office:string-value="(67) " calcext:value-type="string">
            <text:p>(67) </text:p>
          </table:table-cell>
          <table:table-cell table:style-name="ce42" table:formula="of:=[.E56]" office:value-type="string" office:string-value="Fahrrad geplant" calcext:value-type="string">
            <text:p>Fahrrad geplant</text:p>
          </table:table-cell>
          <table:table-cell table:number-columns-repeated="1009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4" office:value-type="string" calcext:value-type="string">
            <text:p>ja</text:p>
          </table:table-cell>
          <table:table-cell table:style-name="ce4" table:number-columns-repeated="2"/>
          <table:table-cell table:style-name="ce2" office:value-type="string" calcext:value-type="string">
            <text:p>Fahrrad geplant</text:p>
          </table:table-cell>
          <table:table-cell table:style-name="ce12" office:value-type="string" calcext:value-type="string">
            <text:p><text:span text:style-name="T1">Stralauer</text:span><text:span text:style-name="T2"> </text:span><text:span text:style-name="T3">Platz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vorhandenen</text:span><text:span text:style-name="T2"> </text:span><text:span text:style-name="T3">Radverkehrsanlagen</text:span><text:span text:style-name="T2"> </text:span><text:span text:style-name="T3">ist</text:span><text:span text:style-name="T2"> </text:span><text:span text:style-name="T3">zu</text:span><text:span text:style-name="T2"> </text:span><text:span text:style-name="T3">schmal</text:span><text:span text:style-name="T2"> </text:span><text:span text:style-name="T3">und</text:span><text:span text:style-name="T2"> </text:span><text:span text:style-name="T3">soll</text:span><text:span text:style-name="T2"> </text:span><text:span text:style-name="T3">verbreitert</text:span><text:span text:style-name="T2"> </text:span><text:span text:style-name="T3">werden</text:span></text:p>
          </table:table-cell>
          <table:table-cell table:style-name="ce12" office:value-type="string" calcext:value-type="string">
            <text:p><text:span text:style-name="T1">Errichtung</text:span><text:span text:style-name="T2"> </text:span><text:span text:style-name="T3">von</text:span><text:span text:style-name="T2"> </text:span><text:span text:style-name="T3">geschützten</text:span><text:span text:style-name="T2"> </text:span><text:span text:style-name="T3">Radstreifen</text:span></text:p>
          </table:table-cell>
          <table:table-cell table:style-name="ce12" office:value-type="string" calcext:value-type="string">
            <text:p><text:span text:style-name="T1">Konzept</text:span><text:span text:style-name="T2"> </text:span><text:span text:style-name="T3">/</text:span><text:span text:style-name="T2"> </text:span><text:span text:style-name="T3">Vorplanung</text:span><text:span text:style-name="T2"> </text:span><text:span text:style-name="T3">/</text:span><text:span text:style-name="T2"> </text:span><text:span text:style-name="T3">Studie</text:span></text:p>
          </table:table-cell>
          <table:table-cell table:style-name="ce12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span text:style-name="T1">Fertigstellungstermin</text:span><text:span text:style-name="T2"> </text:span><text:span text:style-name="T3">offen</text:span></text:p>
          </table:table-cell>
          <table:table-cell table:style-name="ce35"/>
          <table:table-cell table:formula="of:=[.F57]" office:value-type="string" office:string-value="Stralauer Platz" calcext:value-type="string">
            <text:p>Stralauer Platz</text:p>
          </table:table-cell>
          <table:table-cell table:formula="of:=&quot;(&quot;&amp;[.A57]&amp;&quot;) &quot;" office:value-type="string" office:string-value="(68) " calcext:value-type="string">
            <text:p>(68) </text:p>
          </table:table-cell>
          <table:table-cell table:style-name="ce42" table:formula="of:=[.E57]" office:value-type="string" office:string-value="Fahrrad geplant" calcext:value-type="string">
            <text:p>Fahrrad geplant</text:p>
          </table:table-cell>
          <table:table-cell table:number-columns-repeated="1009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4" office:value-type="string" calcext:value-type="string">
            <text:p>ja</text:p>
          </table:table-cell>
          <table:table-cell table:style-name="ce4" table:number-columns-repeated="2"/>
          <table:table-cell table:style-name="ce4" office:value-type="string" calcext:value-type="string">
            <text:p>Fahrad geplant</text:p>
          </table:table-cell>
          <table:table-cell table:style-name="ce12" office:value-type="string" calcext:value-type="string">
            <text:p><text:span text:style-name="T1">Holzmarktstraße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vorhandenen</text:span><text:span text:style-name="T2"> </text:span><text:span text:style-name="T3">Radverkehrsanlagen</text:span><text:span text:style-name="T2"> </text:span><text:span text:style-name="T3">ist</text:span><text:span text:style-name="T2"> </text:span><text:span text:style-name="T3">zu</text:span><text:span text:style-name="T2"> </text:span><text:span text:style-name="T3">schmal</text:span><text:span text:style-name="T2"> </text:span><text:span text:style-name="T3">und</text:span><text:span text:style-name="T2"> </text:span><text:span text:style-name="T3">soll</text:span><text:span text:style-name="T2"> </text:span><text:span text:style-name="T3">verbreitert</text:span><text:span text:style-name="T2"> </text:span><text:span text:style-name="T3">werden</text:span></text:p>
          </table:table-cell>
          <table:table-cell table:style-name="ce12" office:value-type="string" calcext:value-type="string">
            <text:p><text:span text:style-name="T1">Errichtung</text:span><text:span text:style-name="T2"> </text:span><text:span text:style-name="T3">von</text:span><text:span text:style-name="T2"> </text:span><text:span text:style-name="T3">geschützten</text:span><text:span text:style-name="T2"> </text:span><text:span text:style-name="T3">Radstreifen</text:span></text:p>
          </table:table-cell>
          <table:table-cell table:style-name="ce27" office:value-type="string" calcext:value-type="string">
            <text:p><text:span text:style-name="T1">in</text:span><text:span text:style-name="T2"> </text:span><text:span text:style-name="T3">Planung</text:span></text:p>
          </table:table-cell>
          <table:table-cell table:style-name="ce12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span text:style-name="T1">*</text:span><text:span text:style-name="T2"> </text:span><text:span text:style-name="T3">Umsetzung</text:span><text:span text:style-name="T2"> </text:span><text:span text:style-name="T3">in</text:span><text:span text:style-name="T2"> </text:span><text:span text:style-name="T3">2022</text:span><text:span text:style-name="T2"> </text:span><text:span text:style-name="T3">geplant</text:span></text:p>
          </table:table-cell>
          <table:table-cell table:style-name="ce35"/>
          <table:table-cell table:formula="of:=[.F58]" office:value-type="string" office:string-value="Holzmarktstraße" calcext:value-type="string">
            <text:p>Holzmarktstraße</text:p>
          </table:table-cell>
          <table:table-cell table:formula="of:=&quot;(&quot;&amp;[.A58]&amp;&quot;) &quot;" office:value-type="string" office:string-value="(69) " calcext:value-type="string">
            <text:p>(69) </text:p>
          </table:table-cell>
          <table:table-cell table:style-name="ce42" table:formula="of:=[.E58]" office:value-type="string" office:string-value="Fahrad geplant" calcext:value-type="string">
            <text:p>Fahrad geplant</text:p>
          </table:table-cell>
          <table:table-cell table:number-columns-repeated="1009"/>
        </table:table-row>
        <table:table-row table:style-name="ro4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3" office:value-type="string" calcext:value-type="string">
            <text:p><text:span text:style-name="T1">Tamara</text:span><text:span text:style-name="T2"> </text:span><text:span text:style-name="T3">Danz</text:span><text:span text:style-name="T2"> </text:span><text:span text:style-name="T3">Straße</text:span></text:p>
          </table:table-cell>
          <table:table-cell table:style-name="ce3" office:value-type="string" calcext:value-type="string">
            <text:p><text:span text:style-name="T1">Fahrzeuge</text:span><text:span text:style-name="T2"> </text:span><text:span text:style-name="T3">parken</text:span><text:span text:style-name="T2"> </text:span><text:span text:style-name="T3">auf</text:span><text:span text:style-name="T2"> </text:span><text:span text:style-name="T3">Radfahrstreifen</text:span></text:p>
          </table:table-cell>
          <table:table-cell table:style-name="ce3" office:value-type="string" calcext:value-type="string">
            <text:p><text:span text:style-name="T1">Errichtung</text:span><text:span text:style-name="T2"> </text:span><text:span text:style-name="T3">von</text:span><text:span text:style-name="T2"> </text:span><text:span text:style-name="T3">geschützten</text:span><text:span text:style-name="T2"> </text:span><text:span text:style-name="T3">Radstreifen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span text:style-name="T1">*</text:span><text:span text:style-name="T2"> </text:span><text:span text:style-name="T3">Umsetzung</text:span><text:span text:style-name="T2"> </text:span><text:span text:style-name="T3">ist</text:span><text:span text:style-name="T2"> </text:span><text:span text:style-name="T3">2019</text:span><text:span text:style-name="T2"> </text:span><text:span text:style-name="T3">erfolgt</text:span></text:p>
            <text:p><text:span text:style-name="T1">*</text:span><text:span text:style-name="T2"> </text:span><text:span text:style-name="T3">Restleistung</text:span><text:span text:style-name="T2"> </text:span><text:span text:style-name="T3">im</text:span><text:span text:style-name="T2"> </text:span><text:span text:style-name="T3">Bereich</text:span><text:span text:style-name="T2"> </text:span><text:span text:style-name="T3">der</text:span><text:span text:style-name="T2"> </text:span><text:span text:style-name="T3">Hochbaumaßnahme</text:span><text:span text:style-name="T2"> </text:span><text:span text:style-name="T3">konnte</text:span><text:span text:style-name="T2"> </text:span><text:span text:style-name="T3">bis</text:span><text:span text:style-name="T2"> </text:span><text:span text:style-name="T3">zum</text:span><text:span text:style-name="T2"> </text:span><text:span text:style-name="T3">jetzigen</text:span><text:span text:style-name="T2"> </text:span><text:span text:style-name="T3">Zeitpunkt</text:span><text:span text:style-name="T2"> </text:span><text:span text:style-name="T3">nicht</text:span><text:span text:style-name="T2"> </text:span><text:span text:style-name="T3">erfolgen</text:span></text:p>
          </table:table-cell>
          <table:table-cell table:style-name="ce35"/>
          <table:table-cell table:formula="of:=[.F59]" office:value-type="string" office:string-value="Tamara Danz Straße" calcext:value-type="string">
            <text:p>Tamara Danz Straße</text:p>
          </table:table-cell>
          <table:table-cell table:formula="of:=&quot;(&quot;&amp;[.A59]&amp;&quot;) &quot;" office:value-type="string" office:string-value="(70) " calcext:value-type="string">
            <text:p>(70) </text:p>
          </table:table-cell>
          <table:table-cell table:style-name="ce42" table:formula="of:=[.E59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4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3" office:value-type="string" calcext:value-type="string">
            <text:p><text:span text:style-name="T1">Bersarinplatz</text:span><text:span text:style-name="T2"> </text:span><text:span text:style-name="T3">-</text:span><text:span text:style-name="T2"> </text:span><text:span text:style-name="T3">Weidenweg</text:span></text:p>
          </table:table-cell>
          <table:table-cell table:style-name="ce12" office:value-type="string" calcext:value-type="string">
            <text:p><text:span text:style-name="T1">Zwischen</text:span><text:span text:style-name="T2"> </text:span><text:span text:style-name="T3">Bersarinplatz</text:span><text:span text:style-name="T2"> </text:span><text:span text:style-name="T3">und</text:span><text:span text:style-name="T2"> </text:span><text:span text:style-name="T3">Weidenweg</text:span><text:span text:style-name="T2"> </text:span><text:span text:style-name="T3">(Ostseite)</text:span><text:span text:style-name="T2"> </text:span><text:span text:style-name="T3">gab</text:span><text:span text:style-name="T2"> </text:span><text:span text:style-name="T3">es</text:span><text:span text:style-name="T2"> </text:span><text:span text:style-name="T3">keine</text:span></text:p>
            <text:p><text:span text:style-name="T1">Radwegeverbindung</text:span></text:p>
          </table:table-cell>
          <table:table-cell table:style-name="ce3" office:value-type="string" calcext:value-type="string">
            <text:p><text:span text:style-name="T1">Errichtung</text:span><text:span text:style-name="T2"> </text:span><text:span text:style-name="T3">eines</text:span><text:span text:style-name="T2"> </text:span><text:span text:style-name="T3">Radweges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3" office:value-type="string" calcext:value-type="string">
            <text:p><text:span text:style-name="T1">Abgeschlossen</text:span></text:p>
          </table:table-cell>
          <table:table-cell table:style-name="ce36"/>
          <table:table-cell table:formula="of:=[.F60]" office:value-type="string" office:string-value="Bersarinplatz - Weidenweg" calcext:value-type="string">
            <text:p>Bersarinplatz - Weidenweg</text:p>
          </table:table-cell>
          <table:table-cell table:formula="of:=&quot;(&quot;&amp;[.A60]&amp;&quot;) &quot;" office:value-type="string" office:string-value="(71) " calcext:value-type="string">
            <text:p>(71) </text:p>
          </table:table-cell>
          <table:table-cell table:style-name="ce42" table:formula="of:=[.E60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10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Verkehrsberuhigung </text:p>
          </table:table-cell>
          <table:table-cell table:style-name="ce3" office:value-type="string" calcext:value-type="string">
            <text:p><text:span text:style-name="T1">Verkehrswende</text:span><text:span text:style-name="T2"> </text:span><text:span text:style-name="T3">Wrangelkiez</text:span></text:p>
          </table:table-cell>
          <table:table-cell table:style-name="ce12" office:value-type="string" calcext:value-type="string">
            <text:p><text:span text:style-name="T1">Es</text:span><text:span text:style-name="T2"> </text:span><text:span text:style-name="T3">soll</text:span><text:span text:style-name="T2"> </text:span><text:span text:style-name="T3">eine</text:span><text:span text:style-name="T2"> </text:span><text:span text:style-name="T3">Machbarkeitsuntersuchung</text:span><text:span text:style-name="T2"> </text:span><text:span text:style-name="T3">für</text:span><text:span text:style-name="T2"> </text:span><text:span text:style-name="T3">die</text:span><text:span text:style-name="T2"> </text:span><text:span text:style-name="T3">Umgestaltung</text:span><text:span text:style-name="T2"> </text:span><text:span text:style-name="T3">des</text:span></text:p>
            <text:p><text:span text:style-name="T1">Wrangelkiez</text:span><text:span text:style-name="T2"> </text:span><text:span text:style-name="T3">zur</text:span><text:span text:style-name="T2"> </text:span><text:span text:style-name="T3">Autofreien</text:span><text:span text:style-name="T2"> </text:span><text:span text:style-name="T3">Zone</text:span><text:span text:style-name="T2"> </text:span><text:span text:style-name="T3">erbracht</text:span><text:span text:style-name="T2"> </text:span><text:span text:style-name="T3">werden</text:span></text:p>
          </table:table-cell>
          <table:table-cell table:style-name="ce3" office:value-type="string" calcext:value-type="string">
            <text:p><text:span text:style-name="T1">Umgestaltung</text:span><text:span text:style-name="T2"> </text:span><text:span text:style-name="T3">des</text:span><text:span text:style-name="T2"> </text:span><text:span text:style-name="T3">Wrangelkiez</text:span><text:span text:style-name="T2"> </text:span><text:span text:style-name="T3">zur</text:span><text:span text:style-name="T2"> </text:span><text:span text:style-name="T3">Autofreien</text:span><text:span text:style-name="T2"> </text:span><text:span text:style-name="T3">Zone</text:span></text:p>
          </table:table-cell>
          <table:table-cell table:style-name="ce3" office:value-type="string" calcext:value-type="string">
            <text:p><text:span text:style-name="T1">Konzept</text:span><text:span text:style-name="T2"> </text:span><text:span text:style-name="T3">/</text:span><text:span text:style-name="T2"> </text:span><text:span text:style-name="T3">Vorplanung</text:span><text:span text:style-name="T2"> </text:span><text:span text:style-name="T3">/</text:span><text:span text:style-name="T2"> </text:span><text:span text:style-name="T3">Studie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Machbarkeitsstudie</text:span><text:span text:style-name="T2"> </text:span><text:span text:style-name="T3">ist</text:span><text:span text:style-name="T2"> </text:span><text:span text:style-name="T3">abgeschlossen.</text:span><text:span text:style-name="T2"> </text:span><text:span text:style-name="T3">Die</text:span><text:span text:style-name="T2"> </text:span><text:span text:style-name="T3">Ergebnisse</text:span><text:span text:style-name="T2"> </text:span><text:span text:style-name="T3">werden</text:span><text:span text:style-name="T2"> </text:span><text:span text:style-name="T3">dem</text:span><text:span text:style-name="T2"> </text:span><text:span text:style-name="T3">Ausschuss</text:span><text:span text:style-name="T2"> </text:span><text:span text:style-name="T3">Verkehr</text:span><text:span text:style-name="T2"> </text:span><text:span text:style-name="T3">und</text:span><text:span text:style-name="T2"> </text:span><text:span text:style-name="T3">Ordnung</text:span><text:span text:style-name="T2"> </text:span><text:span text:style-name="T3">im</text:span><text:span text:style-name="T2"> </text:span><text:span text:style-name="T3">Frühjahr</text:span><text:span text:style-name="T2"> </text:span><text:span text:style-name="T3">vorgestellt.</text:span><text:span text:style-name="T2"> </text:span><text:span text:style-name="T3">Im</text:span><text:span text:style-name="T2"> </text:span><text:span text:style-name="T3">Sommer</text:span><text:span text:style-name="T2"> </text:span><text:span text:style-name="T3">werden</text:span><text:span text:style-name="T2"> </text:span><text:span text:style-name="T3">temporäre</text:span><text:span text:style-name="T2"> </text:span><text:span text:style-name="T3">Maßnahmen</text:span><text:span text:style-name="T2"> </text:span><text:span text:style-name="T3">zur</text:span><text:span text:style-name="T2"> </text:span><text:span text:style-name="T3">Verkehrsberuhigung</text:span><text:span text:style-name="T2"> </text:span><text:span text:style-name="T3">eingerichtet</text:span><text:span text:style-name="T2"> </text:span><text:span text:style-name="T3">und</text:span><text:span text:style-name="T2"> </text:span><text:span text:style-name="T3">wissenschaftlich</text:span><text:span text:style-name="T2"> </text:span><text:span text:style-name="T3">von</text:span><text:span text:style-name="T2"> </text:span><text:span text:style-name="T3">der</text:span><text:span text:style-name="T2"> </text:span><text:span text:style-name="T3">TU</text:span><text:span text:style-name="T2"> </text:span><text:span text:style-name="T3">Berlin</text:span><text:span text:style-name="T2"> </text:span><text:span text:style-name="T3">betreut.</text:span></text:p>
          </table:table-cell>
          <table:table-cell table:style-name="ce35"/>
          <table:table-cell table:formula="of:=[.F61]" office:value-type="string" office:string-value="Verkehrswende Wrangelkiez" calcext:value-type="string">
            <text:p>Verkehrswende Wrangelkiez</text:p>
          </table:table-cell>
          <table:table-cell table:formula="of:=&quot;(&quot;&amp;[.A61]&amp;&quot;) &quot;" office:value-type="string" office:string-value="(72) " calcext:value-type="string">
            <text:p>(72) </text:p>
          </table:table-cell>
          <table:table-cell table:style-name="ce42" table:formula="of:=[.E61]" office:value-type="string" office:string-value="Verkehrsberuhigung " calcext:value-type="string">
            <text:p>Verkehrsberuhigung </text:p>
          </table:table-cell>
          <table:table-cell table:number-columns-repeated="1009"/>
        </table:table-row>
        <table:table-row table:style-name="ro10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Sonstiges fertig</text:p>
          </table:table-cell>
          <table:table-cell table:style-name="ce3" office:value-type="string" calcext:value-type="string">
            <text:p><text:span text:style-name="T1">Friedrichshain-West</text:span></text:p>
          </table:table-cell>
          <table:table-cell table:style-name="ce12" office:value-type="string" calcext:value-type="string">
            <text:p><text:span text:style-name="T1">Um</text:span><text:span text:style-name="T2"> </text:span><text:span text:style-name="T3">Zuge</text:span><text:span text:style-name="T2"> </text:span><text:span text:style-name="T3">des</text:span><text:span text:style-name="T2"> </text:span><text:span text:style-name="T3">Beteiligungsverfahrens</text:span><text:span text:style-name="T2"> </text:span><text:span text:style-name="T3">Friedrichshain</text:span><text:span text:style-name="T2"> </text:span><text:span text:style-name="T3">West</text:span><text:span text:style-name="T2"> </text:span><text:span text:style-name="T3">zur</text:span><text:span text:style-name="T2"> </text:span><text:span text:style-name="T3">Wohnungsverdichtung,</text:span><text:span text:style-name="T2"> </text:span><text:span text:style-name="T3">soll</text:span><text:span text:style-name="T2"> </text:span><text:span text:style-name="T3">ein</text:span><text:span text:style-name="T2"> </text:span><text:span text:style-name="T3">Mobilitätskonzept</text:span><text:span text:style-name="T2"> </text:span><text:span text:style-name="T3">Aussagen</text:span><text:span text:style-name="T2"> </text:span><text:span text:style-name="T3">über</text:span><text:span text:style-name="T2"> </text:span><text:span text:style-name="T3">die</text:span><text:span text:style-name="T2"> </text:span><text:span text:style-name="T3">Verkehrssituation</text:span><text:span text:style-name="T2"> </text:span><text:span text:style-name="T3">im</text:span><text:span text:style-name="T2"> </text:span><text:span text:style-name="T3">Untersuchungsgebiet</text:span><text:span text:style-name="T2"> </text:span><text:span text:style-name="T3">tätigen</text:span></text:p>
          </table:table-cell>
          <table:table-cell table:style-name="ce12" office:value-type="string" calcext:value-type="string">
            <text:p><text:span text:style-name="T1">Verbesserung</text:span><text:span text:style-name="T2"> </text:span><text:span text:style-name="T3">der</text:span><text:span text:style-name="T2"> </text:span><text:span text:style-name="T3">Verkehrssituation</text:span><text:span text:style-name="T2"> </text:span><text:span text:style-name="T3">für</text:span><text:span text:style-name="T2"> </text:span><text:span text:style-name="T3">ein</text:span><text:span text:style-name="T2"> </text:span><text:span text:style-name="T3">urbanes</text:span><text:span text:style-name="T2"> </text:span><text:span text:style-name="T3">und</text:span><text:span text:style-name="T2"> </text:span><text:span text:style-name="T3">nachhaltiges</text:span><text:span text:style-name="T2"> </text:span><text:span text:style-name="T3">Zukunftsquartier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12" office:value-type="string" calcext:value-type="string">
            <text:p><text:span text:style-name="T1">SenUMVK/SenSW/</text:span><text:span text:style-name="T2"> </text:span><text:span text:style-name="T3">SGA/Stapl</text:span></text:p>
          </table:table-cell>
          <table:table-cell table:style-name="ce12" office:value-type="string" calcext:value-type="string">
            <text:p><text:span text:style-name="T1">Mobilitätskonzept</text:span><text:span text:style-name="T2"> </text:span><text:span text:style-name="T3">Friedrichshain</text:span><text:span text:style-name="T2"> </text:span><text:span text:style-name="T3">West</text:span></text:p>
            <text:p><text:span text:style-name="T1">*</text:span><text:span text:style-name="T2"> </text:span><text:span text:style-name="T3">Abschlussbericht</text:span><text:span text:style-name="T2"> </text:span><text:span text:style-name="T3">liegt</text:span><text:span text:style-name="T2"> </text:span><text:span text:style-name="T3">vor</text:span></text:p>
          </table:table-cell>
          <table:table-cell table:style-name="ce35"/>
          <table:table-cell table:formula="of:=[.F62]" office:value-type="string" office:string-value="Friedrichshain-West" calcext:value-type="string">
            <text:p>Friedrichshain-West</text:p>
          </table:table-cell>
          <table:table-cell table:formula="of:=&quot;(&quot;&amp;[.A62]&amp;&quot;) &quot;" office:value-type="string" office:string-value="(73) " calcext:value-type="string">
            <text:p>(73) </text:p>
          </table:table-cell>
          <table:table-cell table:style-name="ce42" table:formula="of:=[.E62]" office:value-type="string" office:string-value="Sonstiges fertig" calcext:value-type="string">
            <text:p>Sonstiges fertig</text:p>
          </table:table-cell>
          <table:table-cell table:number-columns-repeated="1009"/>
        </table:table-row>
        <table:table-row table:style-name="ro10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12" office:value-type="string" calcext:value-type="string">
            <text:p><text:span text:style-name="T1">Petersburger</text:span><text:span text:style-name="T2"> </text:span><text:span text:style-name="T3">Straße</text:span></text:p>
            <text:p><text:span text:style-name="T1">zwischen</text:span><text:span text:style-name="T2"> </text:span><text:span text:style-name="T3">Frankfurter</text:span><text:span text:style-name="T2"> </text:span><text:span text:style-name="T3">Tor</text:span><text:span text:style-name="T2"> </text:span><text:span text:style-name="T3">und</text:span></text:p>
            <text:p><text:span text:style-name="T1">Bersarinplatz</text:span><text:span text:style-name="T2"> </text:span><text:span text:style-name="T3">(Ostseite)</text:span></text:p>
          </table:table-cell>
          <table:table-cell table:style-name="ce12" office:value-type="string" calcext:value-type="string">
            <text:p><text:span text:style-name="T1">Der</text:span><text:span text:style-name="T2"> </text:span><text:span text:style-name="T3">vorhandene</text:span><text:span text:style-name="T2"> </text:span><text:span text:style-name="T3">Radweg</text:span><text:span text:style-name="T2"> </text:span><text:span text:style-name="T3">war</text:span><text:span text:style-name="T2"> </text:span><text:span text:style-name="T3">zu</text:span><text:span text:style-name="T2"> </text:span><text:span text:style-name="T3">schmal</text:span><text:span text:style-name="T2"> </text:span><text:span text:style-name="T3">und</text:span><text:span text:style-name="T2"> </text:span><text:span text:style-name="T3">befindet</text:span><text:span text:style-name="T2"> </text:span><text:span text:style-name="T3">sich</text:span><text:span text:style-name="T2"> </text:span><text:span text:style-name="T3">in</text:span><text:span text:style-name="T2"> </text:span><text:span text:style-name="T3">einem</text:span><text:span text:style-name="T2"> </text:span><text:span text:style-name="T3">desolaten</text:span><text:span text:style-name="T2"> </text:span><text:span text:style-name="T3">Zustand</text:span></text:p>
          </table:table-cell>
          <table:table-cell table:style-name="ce3" office:value-type="string" calcext:value-type="string">
            <text:p><text:span text:style-name="T1">Asphaltierung</text:span><text:span text:style-name="T2"> </text:span><text:span text:style-name="T3">und</text:span><text:span text:style-name="T2"> </text:span><text:span text:style-name="T3">Verbreiterung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/>
          <table:table-cell table:style-name="ce35"/>
          <table:table-cell table:formula="of:=[.F63]" office:value-type="string" office:string-value="Petersburger Straße&#10;zwischen Frankfurter Tor und&#10;Bersarinplatz (Ostseite)" calcext:value-type="string">
            <text:p>Petersburger Straße</text:p>
            <text:p>zwischen Frankfurter Tor und</text:p>
            <text:p>Bersarinplatz (Ostseite)</text:p>
          </table:table-cell>
          <table:table-cell table:formula="of:=&quot;(&quot;&amp;[.A63]&amp;&quot;) &quot;" office:value-type="string" office:string-value="(77) " calcext:value-type="string">
            <text:p>(77) </text:p>
          </table:table-cell>
          <table:table-cell table:style-name="ce42" table:formula="of:=[.E63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4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12" office:value-type="string" calcext:value-type="string">
            <text:p><text:span text:style-name="T1">Möckernstraße</text:span><text:span text:style-name="T2"> </text:span><text:span text:style-name="T3">zwischen</text:span><text:span text:style-name="T2"> </text:span><text:span text:style-name="T3">Yorckstraße</text:span><text:span text:style-name="T2"> </text:span><text:span text:style-name="T3">und</text:span><text:span text:style-name="T2"> </text:span><text:span text:style-name="T3">Hornstraße</text:span><text:span text:style-name="T2"> </text:span><text:span text:style-name="T3">(Ostseite)</text:span></text:p>
          </table:table-cell>
          <table:table-cell table:style-name="ce12" office:value-type="string" calcext:value-type="string">
            <text:p><text:span text:style-name="T1">Der</text:span><text:span text:style-name="T2"> </text:span><text:span text:style-name="T3">vorhandene</text:span><text:span text:style-name="T2"> </text:span><text:span text:style-name="T3">Radweg</text:span><text:span text:style-name="T2"> </text:span><text:span text:style-name="T3">war</text:span><text:span text:style-name="T2"> </text:span><text:span text:style-name="T3">zu</text:span><text:span text:style-name="T2"> </text:span><text:span text:style-name="T3">schmal</text:span><text:span text:style-name="T2"> </text:span><text:span text:style-name="T3">und</text:span><text:span text:style-name="T2"> </text:span><text:span text:style-name="T3">befindet</text:span><text:span text:style-name="T2"> </text:span><text:span text:style-name="T3">sich</text:span><text:span text:style-name="T2"> </text:span><text:span text:style-name="T3">in</text:span><text:span text:style-name="T2"> </text:span><text:span text:style-name="T3">einem</text:span><text:span text:style-name="T2"> </text:span><text:span text:style-name="T3">desolaten</text:span><text:span text:style-name="T2"> </text:span><text:span text:style-name="T3">Zustand.</text:span><text:span text:style-name="T2"> </text:span><text:span text:style-name="T3">Plattenbelag</text:span><text:span text:style-name="T2"> </text:span><text:span text:style-name="T3">mit</text:span><text:span text:style-name="T2"> </text:span><text:span text:style-name="T3">teils</text:span><text:span text:style-name="T2"> </text:span><text:span text:style-name="T3">fehlender</text:span><text:span text:style-name="T2"> </text:span><text:span text:style-name="T3">Markierung.</text:span></text:p>
          </table:table-cell>
          <table:table-cell table:style-name="ce3" office:value-type="string" calcext:value-type="string">
            <text:p><text:span text:style-name="T1">Asphaltierung</text:span><text:span text:style-name="T2"> </text:span><text:span text:style-name="T3">und</text:span><text:span text:style-name="T2"> </text:span><text:span text:style-name="T3">Verbreiterung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/>
          <table:table-cell table:style-name="ce35"/>
          <table:table-cell table:formula="of:=[.F64]" office:value-type="string" office:string-value="Möckernstraße zwischen Yorckstraße und Hornstraße (Ostseite)" calcext:value-type="string">
            <text:p>Möckernstraße zwischen Yorckstraße und Hornstraße (Ostseite)</text:p>
          </table:table-cell>
          <table:table-cell table:formula="of:=&quot;(&quot;&amp;[.A64]&amp;&quot;) &quot;" office:value-type="string" office:string-value="(78) " calcext:value-type="string">
            <text:p>(78) </text:p>
          </table:table-cell>
          <table:table-cell table:style-name="ce42" table:formula="of:=[.E64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22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geplant</text:p>
          </table:table-cell>
          <table:table-cell table:style-name="ce12" office:value-type="string" calcext:value-type="string">
            <text:p><text:span text:style-name="T1">Pilotprojekt</text:span><text:span text:style-name="T2"> </text:span><text:span text:style-name="T3">Geschütze</text:span></text:p>
            <text:p><text:span text:style-name="T1">Kreuzung</text:span></text:p>
            <text:p><text:span text:style-name="T1">Rudi-Dutschke-</text:span><text:span text:style-name="T2"> </text:span><text:span text:style-name="T3">Straße/Lindenstraße/Oranien</text:span><text:span text:style-name="T2"> </text:span><text:span text:style-name="T3">straße</text:span></text:p>
          </table:table-cell>
          <table:table-cell table:style-name="ce3" office:value-type="string" calcext:value-type="string">
            <text:p><text:span text:style-name="T1">Aufgrund</text:span><text:span text:style-name="T2"> </text:span><text:span text:style-name="T3">der</text:span><text:span text:style-name="T2"> </text:span><text:span text:style-name="T3">hohen</text:span><text:span text:style-name="T2"> </text:span><text:span text:style-name="T3">Unfallzahlen</text:span><text:span text:style-name="T2"> </text:span><text:span text:style-name="T3">und</text:span><text:span text:style-name="T2"> </text:span><text:span text:style-name="T3">des</text:span><text:span text:style-name="T2"> </text:span><text:span text:style-name="T3">Ziels</text:span><text:span text:style-name="T2"> </text:span><text:span text:style-name="T3">der</text:span><text:span text:style-name="T2"> </text:span><text:span text:style-name="T3">VisionZero</text:span><text:span text:style-name="T2"> </text:span><text:span text:style-name="T3">ist</text:span><text:span text:style-name="T2"> </text:span><text:span text:style-name="T3">ein</text:span><text:span text:style-name="T2"> </text:span><text:span text:style-name="T3">Umbau</text:span><text:span text:style-name="T2"> </text:span><text:span text:style-name="T3">der</text:span><text:span text:style-name="T2"> </text:span><text:span text:style-name="T3">Kreuzung</text:span><text:span text:style-name="T2"> </text:span><text:span text:style-name="T3">zur</text:span><text:span text:style-name="T2"> </text:span><text:span text:style-name="T3">Entflechtung</text:span><text:span text:style-name="T2"> </text:span><text:span text:style-name="T3">unterschiedlicher</text:span><text:span text:style-name="T2"> </text:span><text:span text:style-name="T3">Verkehrsströme</text:span><text:span text:style-name="T2"> </text:span><text:span text:style-name="T3">und</text:span><text:span text:style-name="T2"> </text:span><text:span text:style-name="T3">zur</text:span><text:span text:style-name="T2"> </text:span><text:span text:style-name="T3">Konfliktminimierung</text:span><text:span text:style-name="T2"> </text:span><text:span text:style-name="T3">notwendig</text:span></text:p>
          </table:table-cell>
          <table:table-cell table:style-name="ce3" office:value-type="string" calcext:value-type="string">
            <text:p><text:span text:style-name="T1">Errichtung</text:span><text:span text:style-name="T2"> </text:span><text:span text:style-name="T3">einer</text:span><text:span text:style-name="T2"> </text:span><text:span text:style-name="T3">Kreuzung</text:span><text:span text:style-name="T2"> </text:span><text:span text:style-name="T3">mit</text:span><text:span text:style-name="T2"> </text:span><text:span text:style-name="T3">konfliktfreier</text:span><text:span text:style-name="T2"> </text:span><text:span text:style-name="T3">Signalisierung</text:span><text:span text:style-name="T2"> </text:span><text:span text:style-name="T3">nach</text:span><text:span text:style-name="T2"> </text:span><text:span text:style-name="T3">niederländischem</text:span><text:span text:style-name="T2"> </text:span><text:span text:style-name="T3">Vorbild</text:span></text:p>
          </table:table-cell>
          <table:table-cell table:style-name="ce3" office:value-type="string" calcext:value-type="string">
            <text:p><text:span text:style-name="T1">Ausführungsplanung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3" office:value-type="string" calcext:value-type="string">
            <text:p><text:span text:style-name="T1">Fertigstellungstermin</text:span><text:span text:style-name="T2"> </text:span><text:span text:style-name="T3">offen</text:span></text:p>
          </table:table-cell>
          <table:table-cell table:style-name="ce35"/>
          <table:table-cell table:formula="of:=[.F65]" office:value-type="string" office:string-value="Pilotprojekt Geschütze&#10;Kreuzung&#10;Rudi-Dutschke- Straße/Lindenstraße/Oranien straße" calcext:value-type="string">
            <text:p>Pilotprojekt Geschütze</text:p>
            <text:p>Kreuzung</text:p>
            <text:p>Rudi-Dutschke- Straße/Lindenstraße/Oranien straße</text:p>
          </table:table-cell>
          <table:table-cell table:formula="of:=&quot;(&quot;&amp;[.A65]&amp;&quot;) &quot;" office:value-type="string" office:string-value="(79) " calcext:value-type="string">
            <text:p>(79) </text:p>
          </table:table-cell>
          <table:table-cell table:style-name="ce42" table:formula="of:=[.E65]" office:value-type="string" office:string-value="Fahrrad geplant" calcext:value-type="string">
            <text:p>Fahrrad geplant</text:p>
          </table:table-cell>
          <table:table-cell table:number-columns-repeated="1009"/>
        </table:table-row>
        <table:table-row table:style-name="ro23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geplant</text:p>
          </table:table-cell>
          <table:table-cell table:style-name="ce3" office:value-type="string" calcext:value-type="string">
            <text:p><text:span text:style-name="T1">Pilotprojekt</text:span><text:span text:style-name="T2"> </text:span><text:span text:style-name="T3">Geschütze</text:span></text:p>
            <text:p><text:span text:style-name="T1">Kreuzung</text:span></text:p>
            <text:p><text:span text:style-name="T1">Platz</text:span><text:span text:style-name="T2"> </text:span><text:span text:style-name="T3">der</text:span><text:span text:style-name="T2"> </text:span><text:span text:style-name="T3">Vereinten</text:span><text:span text:style-name="T2"> </text:span><text:span text:style-name="T3">Nationen</text:span></text:p>
          </table:table-cell>
          <table:table-cell table:style-name="ce12" office:value-type="string" calcext:value-type="string">
            <text:p><text:span text:style-name="T1">Da</text:span><text:span text:style-name="T2"> </text:span><text:span text:style-name="T3">der</text:span><text:span text:style-name="T2"> </text:span><text:span text:style-name="T3">Straßenoberbau</text:span><text:span text:style-name="T2"> </text:span><text:span text:style-name="T3">ausgetauscht</text:span><text:span text:style-name="T2"> </text:span><text:span text:style-name="T3">werden</text:span><text:span text:style-name="T2"> </text:span><text:span text:style-name="T3">musste,</text:span><text:span text:style-name="T2"> </text:span><text:span text:style-name="T3">wurde</text:span><text:span text:style-name="T2"> </text:span><text:span text:style-name="T3">nach</text:span><text:span text:style-name="T2"> </text:span><text:span text:style-name="T3">MobG</text:span><text:span text:style-name="T2"> </text:span><text:span text:style-name="T3">geprüft,</text:span><text:span text:style-name="T2"> </text:span><text:span text:style-name="T3">ob</text:span><text:span text:style-name="T2"> </text:span><text:span text:style-name="T3">die</text:span><text:span text:style-name="T2"> </text:span><text:span text:style-name="T3">Kreuzung</text:span><text:span text:style-name="T2"> </text:span><text:span text:style-name="T3">zur</text:span><text:span text:style-name="T2"> </text:span><text:span text:style-name="T3">Erhöhung</text:span><text:span text:style-name="T2"> </text:span><text:span text:style-name="T3">der</text:span><text:span text:style-name="T2"> </text:span><text:span text:style-name="T3">Sicherheit</text:span><text:span text:style-name="T2"> </text:span><text:span text:style-name="T3">von</text:span><text:span text:style-name="T2"> </text:span><text:span text:style-name="T3">Radfahrenden</text:span><text:span text:style-name="T2"> </text:span><text:span text:style-name="T3">und</text:span><text:span text:style-name="T2"> </text:span><text:span text:style-name="T3">Zu</text:span><text:span text:style-name="T2"> </text:span><text:span text:style-name="T3">Fuß</text:span><text:span text:style-name="T2"> </text:span><text:span text:style-name="T3">Gehenden</text:span><text:span text:style-name="T2"> </text:span><text:span text:style-name="T3">im</text:span><text:span text:style-name="T2"> </text:span><text:span text:style-name="T3">gleichen</text:span><text:span text:style-name="T2"> </text:span><text:span text:style-name="T3">Zuge</text:span><text:span text:style-name="T2"> </text:span><text:span text:style-name="T3">umgestaltet</text:span><text:span text:style-name="T2"> </text:span><text:span text:style-name="T3">werden</text:span><text:span text:style-name="T2"> </text:span><text:span text:style-name="T3">kann.</text:span><text:span text:style-name="T2"> </text:span><text:span text:style-name="T3">Die</text:span><text:span text:style-name="T2"> </text:span><text:span text:style-name="T3">Prüfung</text:span><text:span text:style-name="T2"> </text:span><text:span text:style-name="T3">ergab,</text:span><text:span text:style-name="T2"> </text:span><text:span text:style-name="T3">dass</text:span><text:span text:style-name="T2"> </text:span><text:span text:style-name="T3">ein</text:span><text:span text:style-name="T2"> </text:span><text:span text:style-name="T3">zeitgleicher</text:span><text:span text:style-name="T2"> </text:span><text:span text:style-name="T3">Umbau</text:span><text:span text:style-name="T2"> </text:span><text:span text:style-name="T3">so</text:span><text:span text:style-name="T2"> </text:span><text:span text:style-name="T3">kurzfristig</text:span><text:span text:style-name="T2"> </text:span><text:span text:style-name="T3">nicht</text:span><text:span text:style-name="T2"> </text:span><text:span text:style-name="T3">realisierbar</text:span><text:span text:style-name="T2"> </text:span><text:span text:style-name="T3">sei,</text:span><text:span text:style-name="T2"> </text:span><text:span text:style-name="T3">dass</text:span><text:span text:style-name="T2"> </text:span><text:span text:style-name="T3">allerdings</text:span><text:span text:style-name="T2"> </text:span><text:span text:style-name="T3">eine</text:span><text:span text:style-name="T2"> </text:span><text:span text:style-name="T3">Kreuzung</text:span><text:span text:style-name="T2"> </text:span><text:span text:style-name="T3">nach</text:span><text:span text:style-name="T2"> </text:span><text:span text:style-name="T3">niederländischem</text:span><text:span text:style-name="T2"> </text:span><text:span text:style-name="T3">Vorbild</text:span><text:span text:style-name="T2"> </text:span><text:span text:style-name="T3">mit</text:span><text:span text:style-name="T2"> </text:span><text:span text:style-name="T3">getrennter</text:span><text:span text:style-name="T2"> </text:span><text:span text:style-name="T3">Signalisierung</text:span><text:span text:style-name="T2"> </text:span><text:span text:style-name="T3">machbar</text:span><text:span text:style-name="T2"> </text:span><text:span text:style-name="T3">ist.</text:span></text:p>
          </table:table-cell>
          <table:table-cell table:style-name="ce3" office:value-type="string" calcext:value-type="string">
            <text:p><text:span text:style-name="T1">Errichtung</text:span><text:span text:style-name="T2"> </text:span><text:span text:style-name="T3">einer</text:span><text:span text:style-name="T2"> </text:span><text:span text:style-name="T3">Kreuzung</text:span><text:span text:style-name="T2"> </text:span><text:span text:style-name="T3">mit</text:span><text:span text:style-name="T2"> </text:span><text:span text:style-name="T3">konfliktfreier</text:span><text:span text:style-name="T2"> </text:span><text:span text:style-name="T3">Signalisierung</text:span><text:span text:style-name="T2"> </text:span><text:span text:style-name="T3">nach</text:span><text:span text:style-name="T2"> </text:span><text:span text:style-name="T3">niederländischem</text:span><text:span text:style-name="T2"> </text:span><text:span text:style-name="T3">Vorbild</text:span></text:p>
          </table:table-cell>
          <table:table-cell table:style-name="ce3" office:value-type="string" calcext:value-type="string">
            <text:p><text:span text:style-name="T1">Entwurfsplanung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 office:value-type="string" calcext:value-type="string">
            <text:p><text:span text:style-name="T1">Vergabe</text:span><text:span text:style-name="T2"> </text:span><text:span text:style-name="T3">der</text:span><text:span text:style-name="T2"> </text:span><text:span text:style-name="T3">LSA</text:span><text:span text:style-name="T2"> </text:span><text:span text:style-name="T3">Ausführungsplanung</text:span><text:span text:style-name="T2"> </text:span><text:span text:style-name="T3">voraussichtlich</text:span><text:span text:style-name="T2"> </text:span><text:span text:style-name="T3">in</text:span><text:span text:style-name="T2"> </text:span><text:span text:style-name="T3">Q1/</text:span></text:p>
            <text:p><text:span text:style-name="T1">2021</text:span></text:p>
            <text:p><text:span text:style-name="T1">Rotplan</text:span><text:span text:style-name="T2"> </text:span><text:span text:style-name="T3">und</text:span><text:span text:style-name="T2"> </text:span><text:span text:style-name="T3">VTU</text:span><text:span text:style-name="T2"> </text:span><text:span text:style-name="T3">liegen</text:span><text:span text:style-name="T2"> </text:span><text:span text:style-name="T3">vor</text:span><text:span text:style-name="T2"> </text:span><text:span text:style-name="T3">und</text:span><text:span text:style-name="T2"> </text:span><text:span text:style-name="T3">werden</text:span><text:span text:style-name="T2"> </text:span><text:span text:style-name="T3">bei</text:span><text:span text:style-name="T2"> </text:span><text:span text:style-name="T3">Abt</text:span><text:span text:style-name="T2"> </text:span><text:span text:style-name="T3">VI</text:span><text:span text:style-name="T2"> </text:span><text:span text:style-name="T3">eingereicht,</text:span><text:span text:style-name="T2"> </text:span><text:span text:style-name="T3">Fertigstellungstermin</text:span><text:span text:style-name="T2"> </text:span><text:span text:style-name="T3">offen</text:span></text:p>
          </table:table-cell>
          <table:table-cell table:style-name="ce36"/>
          <table:table-cell table:formula="of:=[.F66]" office:value-type="string" office:string-value="Pilotprojekt Geschütze&#10;Kreuzung&#10;Platz der Vereinten Nationen" calcext:value-type="string">
            <text:p>Pilotprojekt Geschütze</text:p>
            <text:p>Kreuzung</text:p>
            <text:p>Platz der Vereinten Nationen</text:p>
          </table:table-cell>
          <table:table-cell table:formula="of:=&quot;(&quot;&amp;[.A66]&amp;&quot;) &quot;" office:value-type="string" office:string-value="(80) " calcext:value-type="string">
            <text:p>(80) </text:p>
          </table:table-cell>
          <table:table-cell table:style-name="ce42" table:formula="of:=[.E66]" office:value-type="string" office:string-value="Fahrrad geplant" calcext:value-type="string">
            <text:p>Fahrrad geplant</text:p>
          </table:table-cell>
          <table:table-cell table:number-columns-repeated="1009"/>
        </table:table-row>
        <table:table-row table:style-name="ro9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geplant</text:p>
          </table:table-cell>
          <table:table-cell table:style-name="ce3" office:value-type="string" calcext:value-type="string">
            <text:p><text:span text:style-name="T1">Andreasstraße</text:span></text:p>
          </table:table-cell>
          <table:table-cell table:style-name="ce3" office:value-type="string" calcext:value-type="string">
            <text:p><text:span text:style-name="T1">Die</text:span><text:span text:style-name="T2"> </text:span><text:span text:style-name="T3">bestehende</text:span><text:span text:style-name="T2"> </text:span><text:span text:style-name="T3">Anlage</text:span><text:span text:style-name="T2"> </text:span><text:span text:style-name="T3">entspricht</text:span><text:span text:style-name="T2"> </text:span><text:span text:style-name="T3">nicht</text:span><text:span text:style-name="T2"> </text:span><text:span text:style-name="T3">den</text:span><text:span text:style-name="T2"> </text:span><text:span text:style-name="T3">aktuellen</text:span><text:span text:style-name="T2"> </text:span><text:span text:style-name="T3">Vorgaben</text:span><text:span text:style-name="T2"> </text:span><text:span text:style-name="T3">und</text:span><text:span text:style-name="T2"> </text:span><text:span text:style-name="T3">soll</text:span><text:span text:style-name="T2"> </text:span><text:span text:style-name="T3">au</text:span></text:p>
          </table:table-cell>
          <table:table-cell table:style-name="ce3" office:value-type="string" calcext:value-type="string">
            <text:p><text:span text:style-name="T1">Qualifizierung</text:span><text:span text:style-name="T2"> </text:span><text:span text:style-name="T3">der</text:span><text:span text:style-name="T2"> </text:span><text:span text:style-name="T3">bestehenden</text:span><text:span text:style-name="T2"> </text:span><text:span text:style-name="T3">Anlage</text:span></text:p>
          </table:table-cell>
          <table:table-cell table:style-name="ce3" office:value-type="string" calcext:value-type="string">
            <text:p><text:span text:style-name="T1">Konzept</text:span><text:span text:style-name="T2"> </text:span><text:span text:style-name="T3">/</text:span><text:span text:style-name="T2"> </text:span><text:span text:style-name="T3">Vorplanung</text:span><text:span text:style-name="T2"> </text:span><text:span text:style-name="T3">/</text:span><text:span text:style-name="T2"> </text:span><text:span text:style-name="T3">Studie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3" office:value-type="string" calcext:value-type="string">
            <text:p><text:span text:style-name="T1">*</text:span><text:span text:style-name="T2"> </text:span><text:span text:style-name="T3">Entwurfsplanung</text:span><text:span text:style-name="T2"> </text:span><text:span text:style-name="T3">soll</text:span><text:span text:style-name="T2"> </text:span><text:span text:style-name="T3">2022</text:span><text:span text:style-name="T2"> </text:span><text:span text:style-name="T3">erfolgen</text:span></text:p>
          </table:table-cell>
          <table:table-cell table:style-name="ce35"/>
          <table:table-cell table:formula="of:=[.F67]" office:value-type="string" office:string-value="Andreasstraße" calcext:value-type="string">
            <text:p>Andreasstraße</text:p>
          </table:table-cell>
          <table:table-cell table:formula="of:=&quot;(&quot;&amp;[.A67]&amp;&quot;) &quot;" office:value-type="string" office:string-value="(85) " calcext:value-type="string">
            <text:p>(85) </text:p>
          </table:table-cell>
          <table:table-cell table:style-name="ce42" table:formula="of:=[.E67]" office:value-type="string" office:string-value="geplant" calcext:value-type="string">
            <text:p>geplant</text:p>
          </table:table-cell>
          <table:table-cell table:number-columns-repeated="1009"/>
        </table:table-row>
        <table:table-row table:style-name="ro4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ußgänger in Bau</text:p>
          </table:table-cell>
          <table:table-cell table:style-name="ce3" office:value-type="string" calcext:value-type="string">
            <text:p><text:span text:style-name="T1">Fußgängerzone</text:span><text:span text:style-name="T2"> </text:span><text:span text:style-name="T3">Görlitzer</text:span><text:span text:style-name="T2"> </text:span><text:span text:style-name="T3">Ufer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Einbahnstraße</text:span><text:span text:style-name="T2"> </text:span><text:span text:style-name="T3">wird</text:span><text:span text:style-name="T2"> </text:span><text:span text:style-name="T3">zum</text:span><text:span text:style-name="T2"> </text:span><text:span text:style-name="T3">Fußgängerzone</text:span><text:span text:style-name="T2"> </text:span><text:span text:style-name="T3">und</text:span><text:span text:style-name="T2"> </text:span><text:span text:style-name="T3">langfristig</text:span><text:span text:style-name="T2"> </text:span><text:span text:style-name="T3">teil</text:span><text:span text:style-name="T2"> </text:span><text:span text:style-name="T3">des</text:span></text:p>
            <text:p><text:span text:style-name="T1">Parks</text:span></text:p>
          </table:table-cell>
          <table:table-cell table:style-name="ce3" office:value-type="string" calcext:value-type="string">
            <text:p><text:span text:style-name="T1">Einrichtung</text:span><text:span text:style-name="T2"> </text:span><text:span text:style-name="T3">einer</text:span><text:span text:style-name="T2"> </text:span><text:span text:style-name="T3">Fußgängerzone</text:span></text:p>
          </table:table-cell>
          <table:table-cell table:style-name="ce3" office:value-type="string" calcext:value-type="string">
            <text:p><text:span text:style-name="T1">Teilentwidmung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 office:value-type="string" calcext:value-type="string">
            <text:p><text:span text:style-name="T1">Derzeit</text:span><text:span text:style-name="T2"> </text:span><text:span text:style-name="T3">läuft</text:span><text:span text:style-name="T2"> </text:span><text:span text:style-name="T3">der</text:span><text:span text:style-name="T2"> </text:span><text:span text:style-name="T3">formelle</text:span><text:span text:style-name="T2"> </text:span><text:span text:style-name="T3">Teilentwidmungsprozess,</text:span><text:span text:style-name="T2"> </text:span><text:span text:style-name="T3">nach</text:span><text:span text:style-name="T2"> </text:span><text:span text:style-name="T3">Abschluss</text:span><text:span text:style-name="T2"> </text:span><text:span text:style-name="T3">erfolgt</text:span><text:span text:style-name="T2"> </text:span><text:span text:style-name="T3">die</text:span><text:span text:style-name="T2"> </text:span><text:span text:style-name="T3">dauerhafte</text:span><text:span text:style-name="T2"> </text:span><text:span text:style-name="T3">Sperrung</text:span><text:span text:style-name="T2"> </text:span><text:span text:style-name="T3">des</text:span><text:span text:style-name="T2"> </text:span><text:span text:style-name="T3">Görlitzer</text:span><text:span text:style-name="T2"> </text:span><text:span text:style-name="T3">Ufers</text:span><text:span text:style-name="T2"> </text:span><text:span text:style-name="T3">für</text:span><text:span text:style-name="T2"> </text:span><text:span text:style-name="T3">den</text:span><text:span text:style-name="T2"> </text:span><text:span text:style-name="T3">Kfz-Verkehr</text:span></text:p>
          </table:table-cell>
          <table:table-cell table:style-name="ce35"/>
          <table:table-cell table:formula="of:=[.F68]" office:value-type="string" office:string-value="Fußgängerzone Görlitzer Ufer" calcext:value-type="string">
            <text:p>Fußgängerzone Görlitzer Ufer</text:p>
          </table:table-cell>
          <table:table-cell table:formula="of:=&quot;(&quot;&amp;[.A68]&amp;&quot;) &quot;" office:value-type="string" office:string-value="(86) " calcext:value-type="string">
            <text:p>(86) </text:p>
          </table:table-cell>
          <table:table-cell table:style-name="ce42" table:formula="of:=[.E68]" office:value-type="string" office:string-value="Fußgänger in Bau" calcext:value-type="string">
            <text:p>Fußgänger in Bau</text:p>
          </table:table-cell>
          <table:table-cell table:number-columns-repeated="1009"/>
        </table:table-row>
        <table:table-row table:style-name="ro5"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SC</text:p>
          </table:table-cell>
          <table:table-cell table:style-name="ce3" office:value-type="string" calcext:value-type="string">
            <text:p><text:span text:style-name="T1">Manteuffelstraße</text:span></text:p>
          </table:table-cell>
          <table:table-cell table:style-name="ce12" office:value-type="string" calcext:value-type="string">
            <text:p><text:span text:style-name="T1">Errichtung</text:span><text:span text:style-name="T2"> </text:span><text:span text:style-name="T3">einer</text:span><text:span text:style-name="T2"> </text:span><text:span text:style-name="T3">Schulstraße:</text:span><text:span text:style-name="T2"> </text:span><text:span text:style-name="T3">Einbahnstraßenregelung;</text:span><text:span text:style-name="T2"> </text:span><text:span text:style-name="T3">Ausweitung</text:span><text:span text:style-name="T2"> </text:span><text:span text:style-name="T3">des</text:span><text:span text:style-name="T2"> </text:span><text:span text:style-name="T3">Halteverbots,</text:span><text:span text:style-name="T2"> </text:span><text:span text:style-name="T3">zeitliche</text:span><text:span text:style-name="T2"> </text:span><text:span text:style-name="T3">Sperrung</text:span><text:span text:style-name="T2"> </text:span><text:span text:style-name="T3">mittels</text:span><text:span text:style-name="T2"> </text:span><text:span text:style-name="T3">halbautomatisch</text:span><text:span text:style-name="T2"> </text:span><text:span text:style-name="T3">versenkbaren</text:span><text:span text:style-name="T2"> </text:span><text:span text:style-name="T3">Pollers</text:span><text:span text:style-name="T2"> </text:span><text:span text:style-name="T3">(manuelle</text:span><text:span text:style-name="T2"> </text:span><text:span text:style-name="T3">Bedienung)</text:span><text:span text:style-name="T2"> </text:span><text:span text:style-name="T3">am</text:span><text:span text:style-name="T2"> </text:span><text:span text:style-name="T3">Morgen</text:span><text:span text:style-name="T2"> </text:span><text:span text:style-name="T3">und</text:span><text:span text:style-name="T2"> </text:span><text:span text:style-name="T3">am</text:span><text:span text:style-name="T2"> </text:span><text:span text:style-name="T3">Nachmittag,</text:span><text:span text:style-name="T2"> </text:span><text:span text:style-name="T3">Einengung</text:span><text:span text:style-name="T2"> </text:span><text:span text:style-name="T3">der</text:span><text:span text:style-name="T2"> </text:span><text:span text:style-name="T3">Fahrbahn</text:span><text:span text:style-name="T2"> </text:span><text:span text:style-name="T3">im</text:span><text:span text:style-name="T2"> </text:span><text:span text:style-name="T3">Umfeld</text:span><text:span text:style-name="T2"> </text:span><text:span text:style-name="T3">der</text:span><text:span text:style-name="T2"> </text:span><text:span text:style-name="T3">Schule</text:span><text:span text:style-name="T2"> </text:span><text:span text:style-name="T3">mittels</text:span><text:span text:style-name="T2"> </text:span><text:span text:style-name="T3">Sperrpfosten,</text:span><text:span text:style-name="T2"> </text:span><text:span text:style-name="T3">Bodenschwelle</text:span><text:span text:style-name="T2"> </text:span><text:span text:style-name="T3">gegen</text:span><text:span text:style-name="T2"> </text:span><text:span text:style-name="T3">Geschwindigkeitsüberschreitung</text:span></text:p>
          </table:table-cell>
          <table:table-cell table:style-name="ce3" office:value-type="string" calcext:value-type="string">
            <text:p><text:span text:style-name="T1">Einrichtung</text:span><text:span text:style-name="T2"> </text:span><text:span text:style-name="T3">einer</text:span><text:span text:style-name="T2"> </text:span><text:span text:style-name="T3">Schulstraße</text:span></text:p>
          </table:table-cell>
          <table:table-cell table:style-name="ce26" office:value-type="string" calcext:value-type="string">
            <text:p>teilweise fertiggestellt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versenkbaren</text:span><text:span text:style-name="T2"> </text:span><text:span text:style-name="T3">Poller</text:span><text:span text:style-name="T2"> </text:span><text:span text:style-name="T3">sind</text:span><text:span text:style-name="T2"> </text:span><text:span text:style-name="T3">bisher</text:span><text:span text:style-name="T2"> </text:span><text:span text:style-name="T3">nicht</text:span><text:span text:style-name="T2"> </text:span><text:span text:style-name="T3">eingebaut.</text:span><text:span text:style-name="T2"> </text:span><text:span text:style-name="T3">Die</text:span><text:span text:style-name="T2"> </text:span><text:span text:style-name="T3">Abstimmungen</text:span><text:span text:style-name="T2"> </text:span><text:span text:style-name="T3">zur</text:span><text:span text:style-name="T2"> </text:span><text:span text:style-name="T3">zeitlichen</text:span><text:span text:style-name="T2"> </text:span><text:span text:style-name="T3">Sperrung</text:span><text:span text:style-name="T2"> </text:span><text:span text:style-name="T3">sind</text:span><text:span text:style-name="T2"> </text:span><text:span text:style-name="T3">noch</text:span><text:span text:style-name="T2"> </text:span><text:span text:style-name="T3">nicht</text:span><text:span text:style-name="T2"> </text:span><text:span text:style-name="T3">abgeschlossen.</text:span><text:span text:style-name="T2"> </text:span><text:span text:style-name="T3">Alle</text:span><text:span text:style-name="T2"> </text:span><text:span text:style-name="T3">anderen</text:span><text:span text:style-name="T2"> </text:span><text:span text:style-name="T3">Sicherungsmaßnahmen</text:span><text:span text:style-name="T2"> </text:span><text:span text:style-name="T3">wurden</text:span><text:span text:style-name="T2"> </text:span><text:span text:style-name="T3">umgesetzt.</text:span></text:p>
          </table:table-cell>
          <table:table-cell table:style-name="ce35"/>
          <table:table-cell table:formula="of:=[.F69]" office:value-type="string" office:string-value="Manteuffelstraße" calcext:value-type="string">
            <text:p>Manteuffelstraße</text:p>
          </table:table-cell>
          <table:table-cell table:formula="of:=&quot;(&quot;&amp;[.A69]&amp;&quot;) &quot;" office:value-type="string" office:string-value="(87) " calcext:value-type="string">
            <text:p>(87) </text:p>
          </table:table-cell>
          <table:table-cell table:style-name="ce42" table:formula="of:=[.E69]" office:value-type="string" office:string-value="SC" calcext:value-type="string">
            <text:p>SC</text:p>
          </table:table-cell>
          <table:table-cell table:number-columns-repeated="1009"/>
        </table:table-row>
        <table:table-row table:style-name="ro8"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ußgänger fertig</text:p>
          </table:table-cell>
          <table:table-cell table:style-name="ce12" office:value-type="string" calcext:value-type="string">
            <text:p><text:span text:style-name="T1">am</text:span><text:span text:style-name="T2"> </text:span><text:span text:style-name="T3">vorh.</text:span><text:span text:style-name="T2"> </text:span><text:span text:style-name="T3">Zebrastreifen</text:span><text:span text:style-name="T2"> </text:span><text:span text:style-name="T3">Stresemannstr./</text:span><text:span text:style-name="T2"> </text:span><text:span text:style-name="T3">Hallesche</text:span><text:span text:style-name="T2"> </text:span><text:span text:style-name="T3">Str.</text:span></text:p>
          </table:table-cell>
          <table:table-cell table:style-name="ce12" office:value-type="string" calcext:value-type="string">
            <text:p><text:span text:style-name="T1">Um</text:span><text:span text:style-name="T2"> </text:span><text:span text:style-name="T3">die</text:span><text:span text:style-name="T2"> </text:span><text:span text:style-name="T3">Sicherheit</text:span><text:span text:style-name="T2"> </text:span><text:span text:style-name="T3">für</text:span><text:span text:style-name="T2"> </text:span><text:span text:style-name="T3">zu</text:span><text:span text:style-name="T2"> </text:span><text:span text:style-name="T3">Fuß</text:span><text:span text:style-name="T2"> </text:span><text:span text:style-name="T3">Gehende</text:span><text:span text:style-name="T2"> </text:span><text:span text:style-name="T3">zu</text:span><text:span text:style-name="T2"> </text:span><text:span text:style-name="T3">erhöhen,</text:span><text:span text:style-name="T2"> </text:span><text:span text:style-name="T3">wurden</text:span><text:span text:style-name="T2"> </text:span><text:span text:style-name="T3">die</text:span><text:span text:style-name="T2"> </text:span><text:span text:style-name="T3">markierten</text:span><text:span text:style-name="T2"> </text:span><text:span text:style-name="T3">Gehwegvorstreckungen</text:span><text:span text:style-name="T2"> </text:span><text:span text:style-name="T3">durch</text:span><text:span text:style-name="T2"> </text:span><text:span text:style-name="T3">bauliche</text:span><text:span text:style-name="T2"> </text:span><text:span text:style-name="T3">ersetzt.</text:span></text:p>
          </table:table-cell>
          <table:table-cell table:style-name="ce3" office:value-type="string" calcext:value-type="string">
            <text:p><text:span text:style-name="T1">Gehwegvorstreckungen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/>
          <table:table-cell table:style-name="ce35"/>
          <table:table-cell table:formula="of:=[.F70]" office:value-type="string" office:string-value="am vorh. Zebrastreifen Stresemannstr./ Hallesche Str." calcext:value-type="string">
            <text:p>am vorh. Zebrastreifen Stresemannstr./ Hallesche Str.</text:p>
          </table:table-cell>
          <table:table-cell table:formula="of:=&quot;(&quot;&amp;[.A70]&amp;&quot;) &quot;" office:value-type="string" office:string-value="(88) " calcext:value-type="string">
            <text:p>(88) </text:p>
          </table:table-cell>
          <table:table-cell table:style-name="ce42" table:formula="of:=[.E70]" office:value-type="string" office:string-value="Fußgänger fertig" calcext:value-type="string">
            <text:p>Fußgänger fertig</text:p>
          </table:table-cell>
          <table:table-cell table:number-columns-repeated="1009"/>
        </table:table-row>
        <table:table-row table:style-name="ro24">
          <table:table-cell table:style-name="ce6" office:value-type="float" office:value="103" calcext:value-type="float">
            <text:p>103</text:p>
          </table:table-cell>
          <table:table-cell table:style-name="ce41" office:value-type="string" calcext:value-type="string">
            <text:p>ja</text:p>
          </table:table-cell>
          <table:table-cell table:style-name="ce6" table:number-columns-repeated="2"/>
          <table:table-cell table:style-name="ce6" office:value-type="string" calcext:value-type="string">
            <text:p>Fußgänger geplant</text:p>
          </table:table-cell>
          <table:table-cell table:style-name="ce16" office:value-type="string" calcext:value-type="string">
            <text:p><text:span text:style-name="T1">Paul-Lincke-Ufer/</text:span><text:span text:style-name="T2"> </text:span><text:span text:style-name="T3">Ecke</text:span></text:p>
            <text:p><text:span text:style-name="T1">Lausitzer</text:span><text:span text:style-name="T2"> </text:span><text:span text:style-name="T3">Straße</text:span></text:p>
          </table:table-cell>
          <table:table-cell table:style-name="ce16" office:value-type="string" calcext:value-type="string">
            <text:p><text:span text:style-name="T1">Um</text:span><text:span text:style-name="T2"> </text:span><text:span text:style-name="T3">die</text:span><text:span text:style-name="T2"> </text:span><text:span text:style-name="T3">Sicherheit</text:span><text:span text:style-name="T2"> </text:span><text:span text:style-name="T3">für</text:span><text:span text:style-name="T2"> </text:span><text:span text:style-name="T3">zu</text:span><text:span text:style-name="T2"> </text:span><text:span text:style-name="T3">Fuß</text:span><text:span text:style-name="T2"> </text:span><text:span text:style-name="T3">Gehende</text:span><text:span text:style-name="T2"> </text:span><text:span text:style-name="T3">beim</text:span><text:span text:style-name="T2"> </text:span><text:span text:style-name="T3">Überqueren</text:span><text:span text:style-name="T2"> </text:span><text:span text:style-name="T3">der</text:span></text:p>
            <text:p><text:span text:style-name="T1">Fahrbahn</text:span><text:span text:style-name="T2"> </text:span><text:span text:style-name="T3">zu</text:span><text:span text:style-name="T2"> </text:span><text:span text:style-name="T3">erhöhen,</text:span><text:span text:style-name="T2"> </text:span><text:span text:style-name="T3">werden</text:span><text:span text:style-name="T2"> </text:span><text:span text:style-name="T3">Gehwegvorstreckungen</text:span><text:span text:style-name="T2"> </text:span><text:span text:style-name="T3">gebaut.</text:span></text:p>
          </table:table-cell>
          <table:table-cell table:style-name="ce16" office:value-type="string" calcext:value-type="string">
            <text:p><text:span text:style-name="T1">Gehwegvorstreckungen</text:span></text:p>
          </table:table-cell>
          <table:table-cell table:style-name="ce16" office:value-type="string" calcext:value-type="string">
            <text:p><text:span text:style-name="T1">Entwurfsplanung</text:span></text:p>
          </table:table-cell>
          <table:table-cell table:style-name="ce28" office:value-type="string" calcext:value-type="string">
            <text:p><text:span text:style-name="T1">SGA</text:span></text:p>
          </table:table-cell>
          <table:table-cell table:style-name="ce16" office:value-type="string" calcext:value-type="string">
            <text:p><text:span text:style-name="T1">Finanzierungszusage</text:span><text:span text:style-name="T2"> </text:span><text:span text:style-name="T3">SenUMVK</text:span><text:span text:style-name="T2"> </text:span><text:span text:style-name="T3">nicht</text:span><text:span text:style-name="T2"> </text:span><text:span text:style-name="T3">vorhanden</text:span></text:p>
          </table:table-cell>
          <table:table-cell table:style-name="ce16"/>
          <table:table-cell table:style-name="ce38" table:formula="of:=[.F71]" office:value-type="string" office:string-value="Paul-Lincke-Ufer/ Ecke&#10;Lausitzer Straße" calcext:value-type="string">
            <text:p>Paul-Lincke-Ufer/ Ecke</text:p>
            <text:p>Lausitzer Straße</text:p>
          </table:table-cell>
          <table:table-cell table:style-name="ce38" table:formula="of:=&quot;(&quot;&amp;[.A71]&amp;&quot;) &quot;" office:value-type="string" office:string-value="(103) " calcext:value-type="string">
            <text:p>(103) </text:p>
          </table:table-cell>
          <table:table-cell table:style-name="ce42" table:formula="of:=[.E71]" office:value-type="string" office:string-value="Fußgänger geplant" calcext:value-type="string">
            <text:p>Fußgänger geplant</text:p>
          </table:table-cell>
          <table:table-cell table:style-name="ce38" table:number-columns-repeated="1009"/>
        </table:table-row>
        <table:table-row table:style-name="ro25"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?</text:p>
          </table:table-cell>
          <table:table-cell table:style-name="ce7" table:number-columns-repeated="2"/>
          <table:table-cell table:style-name="ce7" office:value-type="string" calcext:value-type="string">
            <text:p>?</text:p>
          </table:table-cell>
          <table:table-cell table:style-name="ce16" office:value-type="string" calcext:value-type="string">
            <text:p><text:span text:style-name="T1">Reichenberger/</text:span><text:span text:style-name="T2"> </text:span><text:span text:style-name="T3">östlich</text:span><text:span text:style-name="T2"> </text:span><text:span text:style-name="T3">der</text:span></text:p>
            <text:p><text:span text:style-name="T1">Ecke</text:span><text:span text:style-name="T2"> </text:span><text:span text:style-name="T3">Liegnitzer</text:span><text:span text:style-name="T2"> </text:span><text:span text:style-name="T3">Str.</text:span></text:p>
          </table:table-cell>
          <table:table-cell table:style-name="ce16" office:value-type="string" calcext:value-type="string">
            <text:p><text:span text:style-name="T1">Überquerbarkeit</text:span><text:span text:style-name="T2"> </text:span><text:span text:style-name="T3">der</text:span><text:span text:style-name="T2"> </text:span><text:span text:style-name="T3">Straße</text:span><text:span text:style-name="T2"> </text:span><text:span text:style-name="T3">für</text:span><text:span text:style-name="T2"> </text:span><text:span text:style-name="T3">zu</text:span><text:span text:style-name="T2"> </text:span><text:span text:style-name="T3">Fuß</text:span><text:span text:style-name="T2"> </text:span><text:span text:style-name="T3">Gehende</text:span><text:span text:style-name="T2"> </text:span><text:span text:style-name="T3">soll</text:span><text:span text:style-name="T2"> </text:span><text:span text:style-name="T3">sicherer</text:span><text:span text:style-name="T2"> </text:span><text:span text:style-name="T3">gestaltet</text:span><text:span text:style-name="T2"> </text:span><text:span text:style-name="T3">werden.</text:span></text:p>
          </table:table-cell>
          <table:table-cell table:style-name="ce17" office:value-type="string" calcext:value-type="string">
            <text:p><text:span text:style-name="T1">Fußgängerüberweg</text:span><text:span text:style-name="T2"> </text:span><text:span text:style-name="T3">(Zebrastreifen)</text:span></text:p>
          </table:table-cell>
          <table:table-cell table:style-name="ce28" office:value-type="string" calcext:value-type="string">
            <text:p><text:span text:style-name="T1">Antrag</text:span><text:span text:style-name="T2"> </text:span><text:span text:style-name="T3">auf</text:span><text:span text:style-name="T2"> </text:span><text:span text:style-name="T3">Anordnung</text:span><text:span text:style-name="T2"> </text:span><text:span text:style-name="T3">an</text:span><text:span text:style-name="T2"> </text:span><text:span text:style-name="T3">SVB</text:span><text:span text:style-name="T2"> </text:span><text:span text:style-name="T3">im</text:span><text:span text:style-name="T2"> </text:span><text:span text:style-name="T3">Juli</text:span></text:p>
            <text:p><text:span text:style-name="T1">2021</text:span><text:span text:style-name="T2"> </text:span><text:span text:style-name="T3">gestellt</text:span></text:p>
          </table:table-cell>
          <table:table-cell table:style-name="ce31" office:value-type="string" calcext:value-type="string">
            <text:p><text:span text:style-name="T1">SGA</text:span></text:p>
          </table:table-cell>
          <table:table-cell table:style-name="ce17" office:value-type="string" calcext:value-type="string">
            <text:p><text:span text:style-name="T1">Finanzierungszusage</text:span><text:span text:style-name="T2"> </text:span><text:span text:style-name="T3">SenUMVK</text:span><text:span text:style-name="T2"> </text:span><text:span text:style-name="T3">nicht</text:span><text:span text:style-name="T2"> </text:span><text:span text:style-name="T3">vorhanden</text:span></text:p>
          </table:table-cell>
          <table:table-cell table:style-name="ce16"/>
          <table:table-cell table:style-name="ce38" table:formula="of:=[.F72]" office:value-type="string" office:string-value="Reichenberger/ östlich der&#10;Ecke Liegnitzer Str." calcext:value-type="string">
            <text:p>Reichenberger/ östlich der</text:p>
            <text:p>Ecke Liegnitzer Str.</text:p>
          </table:table-cell>
          <table:table-cell table:style-name="ce38" table:formula="of:=&quot;(&quot;&amp;[.A72]&amp;&quot;) &quot;" office:value-type="string" office:string-value="(107) " calcext:value-type="string">
            <text:p>(107) </text:p>
          </table:table-cell>
          <table:table-cell table:style-name="ce42" table:formula="of:=[.E72]" office:value-type="string" office:string-value="?" calcext:value-type="string">
            <text:p>?</text:p>
          </table:table-cell>
          <table:table-cell table:style-name="ce38" table:number-columns-repeated="1009"/>
        </table:table-row>
        <table:table-row table:style-name="ro10"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?</text:p>
          </table:table-cell>
          <table:table-cell table:style-name="ce7" table:number-columns-repeated="2"/>
          <table:table-cell table:style-name="ce7" office:value-type="string" calcext:value-type="string">
            <text:p>?</text:p>
          </table:table-cell>
          <table:table-cell table:style-name="ce17" office:value-type="string" calcext:value-type="string">
            <text:p><text:span text:style-name="T1">Am</text:span><text:span text:style-name="T2"> </text:span><text:span text:style-name="T3">Wriezener</text:span><text:span text:style-name="T2"> </text:span><text:span text:style-name="T3">Bahnhof</text:span><text:span text:style-name="T2"> </text:span><text:span text:style-name="T3">20</text:span></text:p>
          </table:table-cell>
          <table:table-cell table:style-name="ce16" office:value-type="string" calcext:value-type="string">
            <text:p><text:span text:style-name="T1">Von</text:span><text:span text:style-name="T2"> </text:span><text:span text:style-name="T3">Anwohnenden</text:span><text:span text:style-name="T2"> </text:span><text:span text:style-name="T3">wird</text:span><text:span text:style-name="T2"> </text:span><text:span text:style-name="T3">eine</text:span><text:span text:style-name="T2"> </text:span><text:span text:style-name="T3">sichere</text:span><text:span text:style-name="T2"> </text:span><text:span text:style-name="T3">Querungsmöglichkeit</text:span><text:span text:style-name="T2"> </text:span><text:span text:style-name="T3">der</text:span></text:p>
            <text:p><text:span text:style-name="T1">Straße</text:span><text:span text:style-name="T2"> </text:span><text:span text:style-name="T3">am</text:span><text:span text:style-name="T2"> </text:span><text:span text:style-name="T3">Wriezener</text:span><text:span text:style-name="T2"> </text:span><text:span text:style-name="T3">Bahnhof</text:span><text:span text:style-name="T2"> </text:span><text:span text:style-name="T3">gewünscht</text:span></text:p>
          </table:table-cell>
          <table:table-cell table:style-name="ce17" office:value-type="string" calcext:value-type="string">
            <text:p><text:span text:style-name="T1">Gehwegvorstreckungen</text:span></text:p>
          </table:table-cell>
          <table:table-cell table:style-name="ce17" office:value-type="string" calcext:value-type="string">
            <text:p><text:span text:style-name="T1">Entwurfsplanung</text:span><text:span text:style-name="T2"> </text:span><text:span text:style-name="T3">abgeschlossen</text:span></text:p>
          </table:table-cell>
          <table:table-cell table:style-name="ce31" office:value-type="string" calcext:value-type="string">
            <text:p><text:span text:style-name="T1">SGA</text:span></text:p>
          </table:table-cell>
          <table:table-cell table:style-name="ce17" office:value-type="string" calcext:value-type="string">
            <text:p><text:span text:style-name="T1">Finanzierungszusage</text:span><text:span text:style-name="T2"> </text:span><text:span text:style-name="T3">SenUMVK</text:span><text:span text:style-name="T2"> </text:span><text:span text:style-name="T3">nicht</text:span><text:span text:style-name="T2"> </text:span><text:span text:style-name="T3">vorhanden</text:span></text:p>
          </table:table-cell>
          <table:table-cell table:style-name="ce37"/>
          <table:table-cell table:style-name="ce38" table:formula="of:=[.F73]" office:value-type="string" office:string-value="Am Wriezener Bahnhof 20" calcext:value-type="string">
            <text:p>Am Wriezener Bahnhof 20</text:p>
          </table:table-cell>
          <table:table-cell table:style-name="ce38" table:formula="of:=&quot;(&quot;&amp;[.A73]&amp;&quot;) &quot;" office:value-type="string" office:string-value="(108) " calcext:value-type="string">
            <text:p>(108) </text:p>
          </table:table-cell>
          <table:table-cell table:style-name="ce42" table:formula="of:=[.E73]" office:value-type="string" office:string-value="?" calcext:value-type="string">
            <text:p>?</text:p>
          </table:table-cell>
          <table:table-cell table:style-name="ce38" table:number-columns-repeated="1009"/>
        </table:table-row>
        <table:table-row table:style-name="ro26"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?</text:p>
          </table:table-cell>
          <table:table-cell table:style-name="ce7" table:number-columns-repeated="3"/>
          <table:table-cell table:style-name="ce16" office:value-type="string" calcext:value-type="string">
            <text:p><text:span text:style-name="T1">Wilhelmstr./</text:span><text:span text:style-name="T2"> </text:span><text:span text:style-name="T3">Rahel-</text:span><text:span text:style-name="T2"> </text:span><text:span text:style-name="T3">Varnhagen</text:span><text:span text:style-name="T2"> </text:span><text:span text:style-name="T3">Promenade</text:span></text:p>
          </table:table-cell>
          <table:table-cell table:style-name="ce16" office:value-type="string" calcext:value-type="string">
            <text:p><text:span text:style-name="T1">Wunsch</text:span><text:span text:style-name="T2"> </text:span><text:span text:style-name="T3">von</text:span><text:span text:style-name="T2"> </text:span><text:span text:style-name="T3">Kindern</text:span><text:span text:style-name="T2"> </text:span><text:span text:style-name="T3">aus</text:span><text:span text:style-name="T2"> </text:span><text:span text:style-name="T3">Beteiligungsprojekten</text:span><text:span text:style-name="T2"> </text:span><text:span text:style-name="T3">des</text:span><text:span text:style-name="T2"> </text:span><text:span text:style-name="T3">Kinder-</text:span><text:span text:style-name="T2"> </text:span><text:span text:style-name="T3">und</text:span><text:span text:style-name="T2"> </text:span><text:span text:style-name="T3">Jugend-Beteiligungsbüro</text:span><text:span text:style-name="T2"> </text:span><text:span text:style-name="T3">Fh-Kb</text:span><text:span text:style-name="T2"> </text:span><text:span text:style-name="T3">nach</text:span><text:span text:style-name="T2"> </text:span><text:span text:style-name="T3">einer</text:span><text:span text:style-name="T2"> </text:span><text:span text:style-name="T3">sicheren</text:span><text:span text:style-name="T2"> </text:span><text:span text:style-name="T3">Querungsmöglichkeit</text:span><text:span text:style-name="T2"> </text:span><text:span text:style-name="T3">der</text:span><text:span text:style-name="T2"> </text:span><text:span text:style-name="T3">Straße.</text:span></text:p>
          </table:table-cell>
          <table:table-cell table:style-name="ce17" office:value-type="string" calcext:value-type="string">
            <text:p><text:span text:style-name="T1">Fußgängerüberweg</text:span><text:span text:style-name="T2"> </text:span><text:span text:style-name="T3">(Zebrastreifen)</text:span></text:p>
          </table:table-cell>
          <table:table-cell table:style-name="ce31" office:value-type="string" calcext:value-type="string">
            <text:p><text:span text:style-name="T1">in</text:span><text:span text:style-name="T2"> </text:span><text:span text:style-name="T3">Prüfung</text:span></text:p>
          </table:table-cell>
          <table:table-cell table:style-name="ce28" office:value-type="string" calcext:value-type="string">
            <text:p><text:span text:style-name="T1">Arbeitsgruppe</text:span></text:p>
            <text:p><text:span text:style-name="T1">"Querungshilfen"</text:span><text:span text:style-name="T2"> </text:span><text:span text:style-name="T3">/</text:span><text:span text:style-name="T2"> </text:span><text:span text:style-name="T3">SGA</text:span></text:p>
          </table:table-cell>
          <table:table-cell table:style-name="ce16" office:value-type="string" calcext:value-type="string">
            <text:p><text:span text:style-name="T1">derzeit</text:span><text:span text:style-name="T2"> </text:span><text:span text:style-name="T3">Prüfung</text:span><text:span text:style-name="T2"> </text:span><text:span text:style-name="T3">von</text:span><text:span text:style-name="T2"> </text:span><text:span text:style-name="T3">geeigneten</text:span><text:span text:style-name="T2"> </text:span><text:span text:style-name="T3">Maßnahmen</text:span><text:span text:style-name="T2"> </text:span><text:span text:style-name="T3">in</text:span><text:span text:style-name="T2"> </text:span><text:span text:style-name="T3">der</text:span><text:span text:style-name="T2"> </text:span><text:span text:style-name="T3">Arbeitsgruppe</text:span><text:span text:style-name="T2"> </text:span><text:span text:style-name="T3">"Maßnahmen</text:span><text:span text:style-name="T2"> </text:span><text:span text:style-name="T3">zur</text:span><text:span text:style-name="T2"> </text:span><text:span text:style-name="T3">Erhöhung</text:span><text:span text:style-name="T2"> </text:span><text:span text:style-name="T3">der</text:span><text:span text:style-name="T2"> </text:span><text:span text:style-name="T3">Verkehrssicherheit</text:span><text:span text:style-name="T2"> </text:span><text:span text:style-name="T3">für</text:span><text:span text:style-name="T2"> </text:span><text:span text:style-name="T3">zu</text:span><text:span text:style-name="T2"> </text:span><text:span text:style-name="T3">Fuß</text:span><text:span text:style-name="T2"> </text:span><text:span text:style-name="T3">Gehende"</text:span></text:p>
          </table:table-cell>
          <table:table-cell table:style-name="ce16"/>
          <table:table-cell table:style-name="ce38" table:formula="of:=[.F74]" office:value-type="string" office:string-value="Wilhelmstr./ Rahel- Varnhagen Promenade" calcext:value-type="string">
            <text:p>Wilhelmstr./ Rahel- Varnhagen Promenade</text:p>
          </table:table-cell>
          <table:table-cell table:style-name="ce38" table:formula="of:=&quot;(&quot;&amp;[.A74]&amp;&quot;) &quot;" office:value-type="string" office:string-value="(142) " calcext:value-type="string">
            <text:p>(142) </text:p>
          </table:table-cell>
          <table:table-cell table:style-name="ce42" table:formula="of:=[.E74]" office:value-type="float" office:value="0" calcext:value-type="float">
            <text:p>0</text:p>
          </table:table-cell>
          <table:table-cell table:style-name="ce38" table:number-columns-repeated="1009"/>
        </table:table-row>
        <table:table-row table:style-name="ro27">
          <table:table-cell table:style-name="ce5" office:value-type="float" office:value="147" calcext:value-type="float">
            <text:p>147</text:p>
          </table:table-cell>
          <table:table-cell table:style-name="ce5" office:value-type="string" calcext:value-type="string">
            <text:p>ja</text:p>
          </table:table-cell>
          <table:table-cell table:style-name="ce5" table:number-columns-repeated="2"/>
          <table:table-cell table:style-name="ce5" office:value-type="string" calcext:value-type="string">
            <text:p>Fußgänger fertiog</text:p>
          </table:table-cell>
          <table:table-cell table:style-name="ce12" office:value-type="string" calcext:value-type="string">
            <text:p><text:span text:style-name="T1">Solmsstraße/zwischen</text:span><text:span text:style-name="T2"> </text:span><text:span text:style-name="T3">Ecke</text:span><text:span text:style-name="T2"> </text:span><text:span text:style-name="T3">Baruther</text:span><text:span text:style-name="T2"> </text:span><text:span text:style-name="T3">und</text:span><text:span text:style-name="T2"> </text:span><text:span text:style-name="T3">Fürbringerstraße</text:span></text:p>
          </table:table-cell>
          <table:table-cell table:style-name="ce12" office:value-type="string" calcext:value-type="string">
            <text:p><text:span text:style-name="T1">Von</text:span><text:span text:style-name="T2"> </text:span><text:span text:style-name="T3">den</text:span><text:span text:style-name="T2"> </text:span><text:span text:style-name="T3">Eltern</text:span><text:span text:style-name="T2"> </text:span><text:span text:style-name="T3">der</text:span><text:span text:style-name="T2"> </text:span><text:span text:style-name="T3">AWO</text:span><text:span text:style-name="T2"> </text:span><text:span text:style-name="T3">Kindertagesstätte</text:span><text:span text:style-name="T2"> </text:span><text:span text:style-name="T3">Lingulino</text:span><text:span text:style-name="T2"> </text:span><text:span text:style-name="T3">wird</text:span><text:span text:style-name="T2"> </text:span><text:span text:style-name="T3">eine</text:span><text:span text:style-name="T2"> </text:span><text:span text:style-name="T3">sichere</text:span><text:span text:style-name="T2"> </text:span><text:span text:style-name="T3">Querungsmöglichkeit</text:span><text:span text:style-name="T2"> </text:span><text:span text:style-name="T3">der</text:span><text:span text:style-name="T2"> </text:span><text:span text:style-name="T3">Straße</text:span><text:span text:style-name="T2"> </text:span><text:span text:style-name="T3">gewünscht</text:span></text:p>
          </table:table-cell>
          <table:table-cell table:style-name="ce12" office:value-type="string" calcext:value-type="string">
            <text:p><text:span text:style-name="T1">Gehwegvorstreckungen</text:span><text:span text:style-name="T2"> </text:span><text:span text:style-name="T3">und</text:span><text:span text:style-name="T2"> </text:span><text:span text:style-name="T3">ggf.</text:span><text:span text:style-name="T2"> </text:span><text:span text:style-name="T3">Fußgängerüberweg</text:span></text:p>
            <text:p><text:span text:style-name="T1">(Zebrastreifen)</text:span></text:p>
          </table:table-cell>
          <table:table-cell table:style-name="ce3" office:value-type="string" calcext:value-type="string">
            <text:p><text:span text:style-name="T1">Prüfung</text:span><text:span text:style-name="T2"> </text:span><text:span text:style-name="T3">abgeschlossen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 office:value-type="string" calcext:value-type="string">
            <text:p><text:span text:style-name="T1">SGA</text:span><text:span text:style-name="T2"> </text:span><text:span text:style-name="T3">(Herr</text:span><text:span text:style-name="T2"> </text:span><text:span text:style-name="T3">Blume)</text:span><text:span text:style-name="T2"> </text:span><text:span text:style-name="T3">plant</text:span><text:span text:style-name="T2"> </text:span><text:span text:style-name="T3">noch</text:span><text:span text:style-name="T2"> </text:span><text:span text:style-name="T3">2021</text:span><text:span text:style-name="T2"> </text:span><text:span text:style-name="T3">GWV</text:span><text:span text:style-name="T2"> </text:span><text:span text:style-name="T3">und</text:span><text:span text:style-name="T2"> </text:span><text:span text:style-name="T3">Aufpflasterungen</text:span><text:span text:style-name="T2"> </text:span><text:span text:style-name="T3">umzusetzen-</text:span><text:span text:style-name="T2"> </text:span><text:span text:style-name="T3">keine</text:span><text:span text:style-name="T2"> </text:span><text:span text:style-name="T3">weitere</text:span><text:span text:style-name="T2"> </text:span><text:span text:style-name="T3">Bearbeitung</text:span><text:span text:style-name="T2"> </text:span><text:span text:style-name="T3">durch</text:span><text:span text:style-name="T2"> </text:span><text:span text:style-name="T3">SGA</text:span><text:span text:style-name="T2"> </text:span><text:span text:style-name="T3">I</text:span><text:span text:style-name="T2"> </text:span><text:span text:style-name="T3">B</text:span><text:span text:style-name="T2"> </text:span><text:span text:style-name="T3">14</text:span></text:p>
          </table:table-cell>
          <table:table-cell table:style-name="ce35"/>
          <table:table-cell table:formula="of:=[.F75]" office:value-type="string" office:string-value="Solmsstraße/zwischen Ecke Baruther und Fürbringerstraße" calcext:value-type="string">
            <text:p>Solmsstraße/zwischen Ecke Baruther und Fürbringerstraße</text:p>
          </table:table-cell>
          <table:table-cell table:formula="of:=&quot;(&quot;&amp;[.A75]&amp;&quot;) &quot;" office:value-type="string" office:string-value="(147) " calcext:value-type="string">
            <text:p>(147) </text:p>
          </table:table-cell>
          <table:table-cell table:style-name="ce42" table:formula="of:=[.E75]" office:value-type="string" office:string-value="Fußgänger fertiog" calcext:value-type="string">
            <text:p>Fußgänger fertiog</text:p>
          </table:table-cell>
          <table:table-cell table:number-columns-repeated="1009"/>
        </table:table-row>
        <table:table-row table:style-name="ro28">
          <table:table-cell table:style-name="ce5" office:value-type="float" office:value="153" calcext:value-type="float">
            <text:p>153</text:p>
          </table:table-cell>
          <table:table-cell table:style-name="ce5" office:value-type="string" calcext:value-type="string">
            <text:p>ja</text:p>
          </table:table-cell>
          <table:table-cell table:style-name="ce5" table:number-columns-repeated="2"/>
          <table:table-cell table:style-name="ce5" office:value-type="string" calcext:value-type="string">
            <text:p>Fahrrad in Planung</text:p>
          </table:table-cell>
          <table:table-cell table:style-name="ce12" office:value-type="string" calcext:value-type="string">
            <text:p><text:span text:style-name="T1">Paul-Linke-Ufer</text:span><text:span text:style-name="T2"> </text:span><text:span text:style-name="T3">zwischen</text:span><text:span text:style-name="T2"> </text:span><text:span text:style-name="T3">Kottbusser</text:span><text:span text:style-name="T2"> </text:span><text:span text:style-name="T3">Straße</text:span><text:span text:style-name="T2"> </text:span><text:span text:style-name="T3">und</text:span><text:span text:style-name="T2"> </text:span><text:span text:style-name="T3">Ratiborstraße</text:span></text:p>
          </table:table-cell>
          <table:table-cell table:style-name="ce12" office:value-type="string" calcext:value-type="string">
            <text:p><text:span text:style-name="T1">Aufgrund</text:span><text:span text:style-name="T2"> </text:span><text:span text:style-name="T3">des</text:span><text:span text:style-name="T2"> </text:span><text:span text:style-name="T3">schlechten</text:span><text:span text:style-name="T2"> </text:span><text:span text:style-name="T3">Fahrbahnbelags</text:span><text:span text:style-name="T2"> </text:span><text:span text:style-name="T3">weichen</text:span><text:span text:style-name="T2"> </text:span><text:span text:style-name="T3">viele</text:span><text:span text:style-name="T2"> </text:span><text:span text:style-name="T3">Radfahrende</text:span><text:span text:style-name="T2"> </text:span><text:span text:style-name="T3">auf</text:span><text:span text:style-name="T2"> </text:span><text:span text:style-name="T3">den</text:span><text:span text:style-name="T2"> </text:span><text:span text:style-name="T3">parallel</text:span><text:span text:style-name="T2"> </text:span><text:span text:style-name="T3">verlaufenden</text:span><text:span text:style-name="T2"> </text:span><text:span text:style-name="T3">Gehweg</text:span><text:span text:style-name="T2"> </text:span><text:span text:style-name="T3">in</text:span><text:span text:style-name="T2"> </text:span><text:span text:style-name="T3">der</text:span><text:span text:style-name="T2"> </text:span><text:span text:style-name="T3">Grünanlage</text:span><text:span text:style-name="T2"> </text:span><text:span text:style-name="T3">aus.</text:span></text:p>
          </table:table-cell>
          <table:table-cell table:style-name="ce12" office:value-type="string" calcext:value-type="string">
            <text:p><text:span text:style-name="T1">Umbau</text:span><text:span text:style-name="T2"> </text:span><text:span text:style-name="T3">der</text:span><text:span text:style-name="T2"> </text:span><text:span text:style-name="T3">Straße</text:span><text:span text:style-name="T2"> </text:span><text:span text:style-name="T3">einschließlich</text:span><text:span text:style-name="T2"> </text:span><text:span text:style-name="T3">Asphaltierung.</text:span><text:span text:style-name="T2"> </text:span><text:span text:style-name="T3">Das</text:span><text:span text:style-name="T2"> </text:span><text:span text:style-name="T3">anfallende</text:span><text:span text:style-name="T2"> </text:span><text:span text:style-name="T3">Regenwasser</text:span><text:span text:style-name="T2"> </text:span><text:span text:style-name="T3">soll</text:span><text:span text:style-name="T2"> </text:span><text:span text:style-name="T3">für</text:span><text:span text:style-name="T2"> </text:span><text:span text:style-name="T3">die</text:span><text:span text:style-name="T2"> </text:span><text:span text:style-name="T3">anliegende</text:span><text:span text:style-name="T2"> </text:span><text:span text:style-name="T3">Grünfläche</text:span><text:span text:style-name="T2"> </text:span><text:span text:style-name="T3">genutzt</text:span><text:span text:style-name="T2"> </text:span><text:span text:style-name="T3">werden.</text:span></text:p>
          </table:table-cell>
          <table:table-cell table:style-name="ce25" office:value-type="string" calcext:value-type="string">
            <text:p><text:span text:style-name="T1">Idee</text:span><text:span text:style-name="T2"> </text:span><text:span text:style-name="T3">/</text:span><text:span text:style-name="T2"> </text:span><text:span text:style-name="T3">Vision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/>
          <table:table-cell table:style-name="ce35"/>
          <table:table-cell table:formula="of:=[.F76]" office:value-type="string" office:string-value="Paul-Linke-Ufer zwischen Kottbusser Straße und Ratiborstraße" calcext:value-type="string">
            <text:p>Paul-Linke-Ufer zwischen Kottbusser Straße und Ratiborstraße</text:p>
          </table:table-cell>
          <table:table-cell table:formula="of:=&quot;(&quot;&amp;[.A76]&amp;&quot;) &quot;" office:value-type="string" office:string-value="(153) " calcext:value-type="string">
            <text:p>(153) </text:p>
          </table:table-cell>
          <table:table-cell table:style-name="ce42" table:formula="of:=[.E76]" office:value-type="string" office:string-value="Fahrrad in Planung" calcext:value-type="string">
            <text:p>Fahrrad in Planung</text:p>
          </table:table-cell>
          <table:table-cell table:number-columns-repeated="1009"/>
        </table:table-row>
        <table:table-row table:style-name="ro29">
          <table:table-cell table:style-name="ce10" office:value-type="float" office:value="154" calcext:value-type="float">
            <text:p>154</text:p>
          </table:table-cell>
          <table:table-cell table:style-name="ce10" office:value-type="string" calcext:value-type="string">
            <text:p>ja</text:p>
          </table:table-cell>
          <table:table-cell table:style-name="ce10" table:number-columns-repeated="2"/>
          <table:table-cell table:style-name="ce10" office:value-type="string" calcext:value-type="string">
            <text:p>SC in Planung</text:p>
          </table:table-cell>
          <table:table-cell table:style-name="ce12" office:value-type="string" calcext:value-type="string">
            <text:p><text:span text:style-name="T1">Hausburgstraße</text:span></text:p>
          </table:table-cell>
          <table:table-cell table:style-name="ce12" office:value-type="string" calcext:value-type="string">
            <text:p><text:span text:style-name="T1">Erhöhung</text:span><text:span text:style-name="T2"> </text:span><text:span text:style-name="T3">der</text:span><text:span text:style-name="T2"> </text:span><text:span text:style-name="T3">Verkehrssicherheit</text:span><text:span text:style-name="T2"> </text:span><text:span text:style-name="T3">für</text:span><text:span text:style-name="T2"> </text:span><text:span text:style-name="T3">Schüler*innen</text:span><text:span text:style-name="T2"> </text:span><text:span text:style-name="T3">im</text:span><text:span text:style-name="T2"> </text:span><text:span text:style-name="T3">Bereich</text:span><text:span text:style-name="T2"> </text:span><text:span text:style-name="T3">der</text:span></text:p>
            <text:p><text:span text:style-name="T1">Hausburgschule.</text:span></text:p>
          </table:table-cell>
          <table:table-cell table:style-name="ce12" office:value-type="string" calcext:value-type="string">
            <text:p><text:span text:style-name="T1">Einrichtung</text:span><text:span text:style-name="T2"> </text:span><text:span text:style-name="T3">einer</text:span><text:span text:style-name="T2"> </text:span><text:span text:style-name="T3">Schulstraße</text:span></text:p>
          </table:table-cell>
          <table:table-cell table:style-name="ce12" office:value-type="string" calcext:value-type="string">
            <text:p><text:span text:style-name="T1">Entwurfsplanung</text:span></text:p>
          </table:table-cell>
          <table:table-cell table:style-name="ce27" office:value-type="string" calcext:value-type="string">
            <text:p><text:span text:style-name="T1">SGA</text:span></text:p>
          </table:table-cell>
          <table:table-cell table:style-name="ce12" office:value-type="string" calcext:value-type="string">
            <text:p><text:span text:style-name="T1">Verkehrszählung</text:span><text:span text:style-name="T2"> </text:span><text:span text:style-name="T3">erfolgt</text:span></text:p>
            <text:p><text:span text:style-name="T1">Erste</text:span><text:span text:style-name="T2"> </text:span><text:span text:style-name="T3">Entwürfe</text:span><text:span text:style-name="T2"> </text:span><text:span text:style-name="T3">werden</text:span><text:span text:style-name="T2"> </text:span><text:span text:style-name="T3">erstellt</text:span></text:p>
          </table:table-cell>
          <table:table-cell table:style-name="ce35"/>
          <table:table-cell table:formula="of:=[.F77]" office:value-type="string" office:string-value="Hausburgstraße" calcext:value-type="string">
            <text:p>Hausburgstraße</text:p>
          </table:table-cell>
          <table:table-cell table:formula="of:=&quot;(&quot;&amp;[.A77]&amp;&quot;) &quot;" office:value-type="string" office:string-value="(154) " calcext:value-type="string">
            <text:p>(154) </text:p>
          </table:table-cell>
          <table:table-cell table:style-name="ce42" table:formula="of:=[.E77]" office:value-type="string" office:string-value="SC in Planung" calcext:value-type="string">
            <text:p>SC in Planung</text:p>
          </table:table-cell>
          <table:table-cell table:number-columns-repeated="1009"/>
        </table:table-row>
        <table:table-row table:style-name="ro28">
          <table:table-cell table:style-name="ce5" office:value-type="float" office:value="157" calcext:value-type="float">
            <text:p>157</text:p>
          </table:table-cell>
          <table:table-cell table:style-name="ce5" office:value-type="string" calcext:value-type="string">
            <text:p>ja</text:p>
          </table:table-cell>
          <table:table-cell table:style-name="ce5" table:number-columns-repeated="2"/>
          <table:table-cell table:style-name="ce5" office:value-type="string" calcext:value-type="string">
            <text:p>Fahrrad fertig oder Sonstigeas fertig</text:p>
          </table:table-cell>
          <table:table-cell table:style-name="ce12" office:value-type="string" calcext:value-type="string">
            <text:p><text:span text:style-name="T1">Scharnweberstraße</text:span><text:span text:style-name="T2"> </text:span><text:span text:style-name="T3">zwischen</text:span><text:span text:style-name="T2"> </text:span><text:span text:style-name="T3">Weichselstraße</text:span><text:span text:style-name="T2"> </text:span><text:span text:style-name="T3">und</text:span><text:span text:style-name="T2"> </text:span><text:span text:style-name="T3">Gürtelstraße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BVG</text:span><text:span text:style-name="T2"> </text:span><text:span text:style-name="T3">plant</text:span><text:span text:style-name="T2"> </text:span><text:span text:style-name="T3">die</text:span><text:span text:style-name="T2"> </text:span><text:span text:style-name="T3">Erneuerung</text:span><text:span text:style-name="T2"> </text:span><text:span text:style-name="T3">der</text:span><text:span text:style-name="T2"> </text:span><text:span text:style-name="T3">Straßenbahntrasse</text:span><text:span text:style-name="T2"> </text:span><text:span text:style-name="T3">in</text:span><text:span text:style-name="T2"> </text:span><text:span text:style-name="T3">dem</text:span><text:span text:style-name="T2"> </text:span><text:span text:style-name="T3">Bereich</text:span><text:span text:style-name="T2"> </text:span><text:span text:style-name="T3">in</text:span><text:span text:style-name="T2"> </text:span><text:span text:style-name="T3">diesen</text:span><text:span text:style-name="T2"> </text:span><text:span text:style-name="T3">Zusammenhang</text:span><text:span text:style-name="T2"> </text:span><text:span text:style-name="T3">sollen</text:span><text:span text:style-name="T2"> </text:span><text:span text:style-name="T3">Radverkehrsanlagen</text:span><text:span text:style-name="T2"> </text:span><text:span text:style-name="T3">mitberücksichtigt</text:span><text:span text:style-name="T2"> </text:span><text:span text:style-name="T3">werden</text:span></text:p>
          </table:table-cell>
          <table:table-cell table:style-name="ce12" office:value-type="string" calcext:value-type="string">
            <text:p><text:span text:style-name="T1">Einrichtung</text:span><text:span text:style-name="T2"> </text:span><text:span text:style-name="T3">von</text:span><text:span text:style-name="T2"> </text:span><text:span text:style-name="T3">Radfahrstreifen</text:span><text:span text:style-name="T2"> </text:span><text:span text:style-name="T3">entlang</text:span><text:span text:style-name="T2"> </text:span><text:span text:style-name="T3">der</text:span><text:span text:style-name="T2"> </text:span><text:span text:style-name="T3">erneuerten</text:span></text:p>
            <text:p><text:span text:style-name="T1">Straßenbahntrasse</text:span></text:p>
          </table:table-cell>
          <table:table-cell table:style-name="ce3" office:value-type="string" calcext:value-type="string">
            <text:p><text:span text:style-name="T1">Entwurfsplanung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 office:value-type="string" calcext:value-type="string">
            <text:p><text:span text:style-name="T1">Das</text:span><text:span text:style-name="T2"> </text:span><text:span text:style-name="T3">Großsteinpflaster</text:span><text:span text:style-name="T2"> </text:span><text:span text:style-name="T3">wird</text:span><text:span text:style-name="T2"> </text:span><text:span text:style-name="T3">durch</text:span><text:span text:style-name="T2"> </text:span><text:span text:style-name="T3">Asphalt</text:span><text:span text:style-name="T2"> </text:span><text:span text:style-name="T3">ersetzt,</text:span><text:span text:style-name="T2"> </text:span><text:span text:style-name="T3">mindestens</text:span><text:span text:style-name="T2"> </text:span><text:span text:style-name="T3">2</text:span><text:span text:style-name="T2"> </text:span><text:span text:style-name="T3">m</text:span><text:span text:style-name="T2"> </text:span><text:span text:style-name="T3">breite</text:span><text:span text:style-name="T2"> </text:span><text:span text:style-name="T3">Radfahrstreifen</text:span><text:span text:style-name="T2"> </text:span><text:span text:style-name="T3">werden</text:span><text:span text:style-name="T2"> </text:span><text:span text:style-name="T3">auf</text:span><text:span text:style-name="T2"> </text:span><text:span text:style-name="T3">der</text:span><text:span text:style-name="T2"> </text:span><text:span text:style-name="T3">gesamten</text:span><text:span text:style-name="T2"> </text:span><text:span text:style-name="T3">Länge</text:span><text:span text:style-name="T2"> </text:span><text:span text:style-name="T3">des</text:span><text:span text:style-name="T2"> </text:span><text:span text:style-name="T3">Abschnitts</text:span><text:span text:style-name="T2"> </text:span><text:span text:style-name="T3">angelegt</text:span></text:p>
          </table:table-cell>
          <table:table-cell table:style-name="ce35"/>
          <table:table-cell table:formula="of:=[.F78]" office:value-type="string" office:string-value="Scharnweberstraße zwischen Weichselstraße und Gürtelstraße" calcext:value-type="string">
            <text:p>Scharnweberstraße zwischen Weichselstraße und Gürtelstraße</text:p>
          </table:table-cell>
          <table:table-cell table:formula="of:=&quot;(&quot;&amp;[.A78]&amp;&quot;) &quot;" office:value-type="string" office:string-value="(157) " calcext:value-type="string">
            <text:p>(157) </text:p>
          </table:table-cell>
          <table:table-cell table:style-name="ce42" table:formula="of:=[.E78]" office:value-type="string" office:string-value="Fahrrad fertig oder Sonstigeas fertig" calcext:value-type="string">
            <text:p>Fahrrad fertig oder Sonstigeas fertig</text:p>
          </table:table-cell>
          <table:table-cell table:number-columns-repeated="1009"/>
        </table:table-row>
        <table:table-row table:style-name="ro30">
          <table:table-cell table:style-name="ce5" office:value-type="float" office:value="158" calcext:value-type="float">
            <text:p>158</text:p>
          </table:table-cell>
          <table:table-cell table:style-name="ce5" office:value-type="string" calcext:value-type="string">
            <text:p>ja</text:p>
          </table:table-cell>
          <table:table-cell table:style-name="ce5" table:number-columns-repeated="2"/>
          <table:table-cell table:style-name="ce5" office:value-type="string" calcext:value-type="string">
            <text:p>Sonstiges fertig</text:p>
          </table:table-cell>
          <table:table-cell table:style-name="ce3" office:value-type="string" calcext:value-type="string">
            <text:p><text:span text:style-name="T1">Samariterkiez</text:span></text:p>
          </table:table-cell>
          <table:table-cell table:style-name="ce12" office:value-type="string" calcext:value-type="string">
            <text:p><text:span text:style-name="T1">Im</text:span><text:span text:style-name="T2"> </text:span><text:span text:style-name="T3">Samariterkiez</text:span><text:span text:style-name="T2"> </text:span><text:span text:style-name="T3">soll</text:span><text:span text:style-name="T2"> </text:span><text:span text:style-name="T3">eine</text:span><text:span text:style-name="T2"> </text:span><text:span text:style-name="T3">flächendeckende</text:span><text:span text:style-name="T2"> </text:span><text:span text:style-name="T3">Verkehrsberuhigung</text:span><text:span text:style-name="T2"> </text:span><text:span text:style-name="T3">erfolgen.</text:span><text:span text:style-name="T2"> </text:span><text:span text:style-name="T3">Um</text:span><text:span text:style-name="T2"> </text:span><text:span text:style-name="T3">den</text:span><text:span text:style-name="T2"> </text:span><text:span text:style-name="T3">Durchgangsverkehr</text:span><text:span text:style-name="T2"> </text:span><text:span text:style-name="T3">zu</text:span><text:span text:style-name="T2"> </text:span><text:span text:style-name="T3">unterbinden</text:span><text:span text:style-name="T2"> </text:span><text:span text:style-name="T3">wurden</text:span><text:span text:style-name="T2"> </text:span><text:span text:style-name="T3">bereits</text:span><text:span text:style-name="T2"> </text:span><text:span text:style-name="T3">Diagonalsperren</text:span><text:span text:style-name="T2"> </text:span><text:span text:style-name="T3">und</text:span><text:span text:style-name="T2"> </text:span><text:span text:style-name="T3">Temposchwellen</text:span><text:span text:style-name="T2"> </text:span><text:span text:style-name="T3">eingerichtet</text:span></text:p>
          </table:table-cell>
          <table:table-cell table:style-name="ce3" office:value-type="string" calcext:value-type="string">
            <text:p><text:span text:style-name="T1">Umsetzung</text:span><text:span text:style-name="T2"> </text:span><text:span text:style-name="T3">der</text:span><text:span text:style-name="T2"> </text:span><text:span text:style-name="T3">flächendeckenden</text:span><text:span text:style-name="T2"> </text:span><text:span text:style-name="T3">Verkehrsberuhigung</text:span></text:p>
          </table:table-cell>
          <table:table-cell table:style-name="ce25" office:value-type="string" calcext:value-type="string">
            <text:p><text:span text:style-name="T1">fortlaufend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/>
          <table:table-cell table:style-name="ce35"/>
          <table:table-cell table:formula="of:=[.F79]" office:value-type="string" office:string-value="Samariterkiez" calcext:value-type="string">
            <text:p>Samariterkiez</text:p>
          </table:table-cell>
          <table:table-cell table:formula="of:=&quot;(&quot;&amp;[.A79]&amp;&quot;) &quot;" office:value-type="string" office:string-value="(158) " calcext:value-type="string">
            <text:p>(158) </text:p>
          </table:table-cell>
          <table:table-cell table:style-name="ce42" table:formula="of:=[.E79]" office:value-type="string" office:string-value="Sonstiges fertig" calcext:value-type="string">
            <text:p>Sonstiges fertig</text:p>
          </table:table-cell>
          <table:table-cell table:number-columns-repeated="1009"/>
        </table:table-row>
        <table:table-row table:style-name="ro11">
          <table:table-cell table:style-name="ce5" office:value-type="float" office:value="162" calcext:value-type="float">
            <text:p>162</text:p>
          </table:table-cell>
          <table:table-cell table:style-name="ce5" office:value-type="string" calcext:value-type="string">
            <text:p>ja</text:p>
          </table:table-cell>
          <table:table-cell table:style-name="ce5" table:number-columns-repeated="2"/>
          <table:table-cell table:style-name="ce5" office:value-type="string" calcext:value-type="string">
            <text:p>Fahrrad in Planung</text:p>
          </table:table-cell>
          <table:table-cell table:style-name="ce3" office:value-type="string" calcext:value-type="string">
            <text:p><text:span text:style-name="T1">Friedenstraße</text:span></text:p>
          </table:table-cell>
          <table:table-cell table:style-name="ce12" office:value-type="string" calcext:value-type="string">
            <text:p><text:span text:style-name="T1">Bisher</text:span><text:span text:style-name="T2"> </text:span><text:span text:style-name="T3">gibt</text:span><text:span text:style-name="T2"> </text:span><text:span text:style-name="T3">es</text:span><text:span text:style-name="T2"> </text:span><text:span text:style-name="T3">nur</text:span><text:span text:style-name="T2"> </text:span><text:span text:style-name="T3">Schutzstreifen</text:span><text:span text:style-name="T2"> </text:span><text:span text:style-name="T3">in</text:span><text:span text:style-name="T2"> </text:span><text:span text:style-name="T3">der</text:span><text:span text:style-name="T2"> </text:span><text:span text:style-name="T3">Friedenstraße.</text:span><text:span text:style-name="T2"> </text:span><text:span text:style-name="T3">Qualifizierung</text:span><text:span text:style-name="T2"> </text:span><text:span text:style-name="T3">der</text:span><text:span text:style-name="T2"> </text:span><text:span text:style-name="T3">Friedenstraße</text:span><text:span text:style-name="T2"> </text:span><text:span text:style-name="T3">mit</text:span><text:span text:style-name="T2"> </text:span><text:span text:style-name="T3">geschützten</text:span><text:span text:style-name="T2"> </text:span><text:span text:style-name="T3">RVA</text:span></text:p>
          </table:table-cell>
          <table:table-cell table:style-name="ce3" office:value-type="string" calcext:value-type="string">
            <text:p><text:span text:style-name="T1">Errichtung</text:span><text:span text:style-name="T2"> </text:span><text:span text:style-name="T3">von</text:span><text:span text:style-name="T2"> </text:span><text:span text:style-name="T3">Radverkehrsanlagen</text:span></text:p>
          </table:table-cell>
          <table:table-cell table:style-name="ce3" office:value-type="string" calcext:value-type="string">
            <text:p><text:span text:style-name="T1">Entwurfsplanung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/>
          <table:table-cell table:style-name="ce35"/>
          <table:table-cell table:formula="of:=[.F80]" office:value-type="string" office:string-value="Friedenstraße" calcext:value-type="string">
            <text:p>Friedenstraße</text:p>
          </table:table-cell>
          <table:table-cell table:formula="of:=&quot;(&quot;&amp;[.A80]&amp;&quot;) &quot;" office:value-type="string" office:string-value="(162) " calcext:value-type="string">
            <text:p>(162) </text:p>
          </table:table-cell>
          <table:table-cell table:style-name="ce42" table:formula="of:=[.E80]" office:value-type="string" office:string-value="Fahrrad in Planung" calcext:value-type="string">
            <text:p>Fahrrad in Planung</text:p>
          </table:table-cell>
          <table:table-cell table:number-columns-repeated="1009"/>
        </table:table-row>
        <table:table-row table:style-name="ro14"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?</text:p>
          </table:table-cell>
          <table:table-cell table:style-name="ce7" table:number-columns-repeated="3"/>
          <table:table-cell table:style-name="ce17" office:value-type="string" calcext:value-type="string">
            <text:p><text:span text:style-name="T1">Mariannenstraße/</text:span><text:span text:style-name="T2"> </text:span><text:span text:style-name="T3">Ecke</text:span></text:p>
            <text:p><text:span text:style-name="T1">Naunystraße</text:span></text:p>
          </table:table-cell>
          <table:table-cell table:style-name="ce16" office:value-type="string" calcext:value-type="string">
            <text:p><text:span text:style-name="T1">Im</text:span><text:span text:style-name="T2"> </text:span><text:span text:style-name="T3">Zuge</text:span><text:span text:style-name="T2"> </text:span><text:span text:style-name="T3">der</text:span><text:span text:style-name="T2"> </text:span><text:span text:style-name="T3">Fahrradstraßenplanung</text:span><text:span text:style-name="T2"> </text:span><text:span text:style-name="T3">wurden</text:span><text:span text:style-name="T2"> </text:span><text:span text:style-name="T3">markierte</text:span><text:span text:style-name="T2"> </text:span><text:span text:style-name="T3">Vorstreckungen</text:span><text:span text:style-name="T2"> </text:span><text:span text:style-name="T3">geplant.</text:span><text:span text:style-name="T2"> </text:span><text:span text:style-name="T3">Die</text:span><text:span text:style-name="T2"> </text:span><text:span text:style-name="T3">Kreuzung</text:span><text:span text:style-name="T2"> </text:span><text:span text:style-name="T3">Mariannenstraße/</text:span><text:span text:style-name="T2"> </text:span><text:span text:style-name="T3">Ecke</text:span><text:span text:style-name="T2"> </text:span><text:span text:style-name="T3">Naunystraße</text:span><text:span text:style-name="T2"> </text:span><text:span text:style-name="T3">ist</text:span><text:span text:style-name="T2"> </text:span><text:span text:style-name="T3">Bestandteil</text:span><text:span text:style-name="T2"> </text:span><text:span text:style-name="T3">der</text:span><text:span text:style-name="T2"> </text:span><text:span text:style-name="T3">Schulwegpläne</text:span><text:span text:style-name="T2"> </text:span><text:span text:style-name="T3">der</text:span></text:p>
            <text:p><text:span text:style-name="T1">Heinrich-Zille</text:span><text:span text:style-name="T2"> </text:span><text:span text:style-name="T3">Grundschule</text:span><text:span text:style-name="T2"> </text:span><text:span text:style-name="T3">und</text:span><text:span text:style-name="T2"> </text:span><text:span text:style-name="T3">der</text:span><text:span text:style-name="T2"> </text:span><text:span text:style-name="T3">Nürtingen</text:span><text:span text:style-name="T2"> </text:span><text:span text:style-name="T3">Grundschule.</text:span><text:span text:style-name="T2"> </text:span><text:span text:style-name="T3">Eine</text:span><text:span text:style-name="T2"> </text:span><text:span text:style-name="T3">Verbesserung</text:span><text:span text:style-name="T2"> </text:span><text:span text:style-name="T3">der</text:span><text:span text:style-name="T2"> </text:span><text:span text:style-name="T3">Überquerbarkeit</text:span><text:span text:style-name="T2"> </text:span><text:span text:style-name="T3">für</text:span><text:span text:style-name="T2"> </text:span><text:span text:style-name="T3">Fußgänger</text:span><text:span text:style-name="T2"> </text:span><text:span text:style-name="T3">durch</text:span><text:span text:style-name="T2"> </text:span><text:span text:style-name="T3">bauliche</text:span><text:span text:style-name="T2"> </text:span><text:span text:style-name="T3">Vorstreckungen</text:span><text:span text:style-name="T2"> </text:span><text:span text:style-name="T3">wäre</text:span><text:span text:style-name="T2"> </text:span><text:span text:style-name="T3">wünschenswert.</text:span></text:p>
          </table:table-cell>
          <table:table-cell table:style-name="ce17" office:value-type="string" calcext:value-type="string">
            <text:p><text:span text:style-name="T1">Bau</text:span><text:span text:style-name="T2"> </text:span><text:span text:style-name="T3">von</text:span><text:span text:style-name="T2"> </text:span><text:span text:style-name="T3">Gehwegvorstreckungen</text:span></text:p>
          </table:table-cell>
          <table:table-cell table:style-name="ce31" office:value-type="string" calcext:value-type="string">
            <text:p><text:span text:style-name="T1">Idee</text:span><text:span text:style-name="T2"> </text:span><text:span text:style-name="T3">/</text:span><text:span text:style-name="T2"> </text:span><text:span text:style-name="T3">Vision</text:span></text:p>
          </table:table-cell>
          <table:table-cell table:style-name="ce31" office:value-type="string" calcext:value-type="string">
            <text:p><text:span text:style-name="T1">Arbeitsgruppe</text:span></text:p>
            <text:p><text:span text:style-name="T1">"Querungshilfen"</text:span><text:span text:style-name="T2"> </text:span><text:span text:style-name="T3">/</text:span><text:span text:style-name="T2"> </text:span><text:span text:style-name="T3">SGA</text:span></text:p>
          </table:table-cell>
          <table:table-cell table:style-name="ce16" office:value-type="string" calcext:value-type="string">
            <text:p><text:span text:style-name="T1">derzeit</text:span><text:span text:style-name="T2"> </text:span><text:span text:style-name="T3">Prüfung</text:span><text:span text:style-name="T2"> </text:span><text:span text:style-name="T3">von</text:span><text:span text:style-name="T2"> </text:span><text:span text:style-name="T3">geeigneten</text:span><text:span text:style-name="T2"> </text:span><text:span text:style-name="T3">Maßnahmen</text:span><text:span text:style-name="T2"> </text:span><text:span text:style-name="T3">in</text:span><text:span text:style-name="T2"> </text:span><text:span text:style-name="T3">der</text:span><text:span text:style-name="T2"> </text:span><text:span text:style-name="T3">Arbeitsgruppe</text:span><text:span text:style-name="T2"> </text:span><text:span text:style-name="T3">"Maßnahmen</text:span><text:span text:style-name="T2"> </text:span><text:span text:style-name="T3">zur</text:span><text:span text:style-name="T2"> </text:span><text:span text:style-name="T3">Erhöhung</text:span><text:span text:style-name="T2"> </text:span><text:span text:style-name="T3">der</text:span><text:span text:style-name="T2"> </text:span><text:span text:style-name="T3">Verkehrssicherheit</text:span><text:span text:style-name="T2"> </text:span><text:span text:style-name="T3">für</text:span><text:span text:style-name="T2"> </text:span><text:span text:style-name="T3">zu</text:span><text:span text:style-name="T2"> </text:span><text:span text:style-name="T3">Fuß</text:span><text:span text:style-name="T2"> </text:span><text:span text:style-name="T3">Gehende"</text:span></text:p>
          </table:table-cell>
          <table:table-cell table:style-name="ce16"/>
          <table:table-cell table:style-name="ce38" table:formula="of:=[.F81]" office:value-type="string" office:string-value="Mariannenstraße/ Ecke&#10;Naunystraße" calcext:value-type="string">
            <text:p>Mariannenstraße/ Ecke</text:p>
            <text:p>Naunystraße</text:p>
          </table:table-cell>
          <table:table-cell table:style-name="ce38" table:formula="of:=&quot;(&quot;&amp;[.A81]&amp;&quot;) &quot;" office:value-type="string" office:string-value="(163) " calcext:value-type="string">
            <text:p>(163) </text:p>
          </table:table-cell>
          <table:table-cell table:style-name="ce42" table:formula="of:=[.E81]" office:value-type="float" office:value="0" calcext:value-type="float">
            <text:p>0</text:p>
          </table:table-cell>
          <table:table-cell table:style-name="ce38" table:number-columns-repeated="1009"/>
        </table:table-row>
        <table:table-row table:style-name="ro14"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?</text:p>
          </table:table-cell>
          <table:table-cell table:style-name="ce7" table:number-columns-repeated="3"/>
          <table:table-cell table:style-name="ce17" office:value-type="string" calcext:value-type="string">
            <text:p><text:span text:style-name="T1">Prinzenstraße/</text:span><text:span text:style-name="T2"> </text:span><text:span text:style-name="T3">Wassertorstraße</text:span></text:p>
          </table:table-cell>
          <table:table-cell table:style-name="ce17" office:value-type="string" calcext:value-type="string">
            <text:p><text:span text:style-name="T1">Von</text:span><text:span text:style-name="T2"> </text:span><text:span text:style-name="T3">Anwohnenden</text:span><text:span text:style-name="T2"> </text:span><text:span text:style-name="T3">wird</text:span><text:span text:style-name="T2"> </text:span><text:span text:style-name="T3">eine</text:span><text:span text:style-name="T2"> </text:span><text:span text:style-name="T3">sichere</text:span><text:span text:style-name="T2"> </text:span><text:span text:style-name="T3">Querungsmöglichkeit</text:span><text:span text:style-name="T2"> </text:span><text:span text:style-name="T3">der</text:span></text:p>
            <text:p><text:span text:style-name="T1">Straße</text:span><text:span text:style-name="T2"> </text:span><text:span text:style-name="T3">gewünscht</text:span></text:p>
          </table:table-cell>
          <table:table-cell table:style-name="ce17" office:value-type="string" calcext:value-type="string">
            <text:p><text:span text:style-name="T1">Gehwegvorstreckungen</text:span></text:p>
          </table:table-cell>
          <table:table-cell table:style-name="ce31" office:value-type="string" calcext:value-type="string">
            <text:p><text:span text:style-name="T1">Idee</text:span><text:span text:style-name="T2"> </text:span><text:span text:style-name="T3">/</text:span><text:span text:style-name="T2"> </text:span><text:span text:style-name="T3">Vision</text:span></text:p>
          </table:table-cell>
          <table:table-cell table:style-name="ce31" office:value-type="string" calcext:value-type="string">
            <text:p><text:span text:style-name="T1">Arbeitsgruppe</text:span></text:p>
            <text:p><text:span text:style-name="T1">"Querungshilfen"</text:span><text:span text:style-name="T2"> </text:span><text:span text:style-name="T3">/</text:span><text:span text:style-name="T2"> </text:span><text:span text:style-name="T3">SGA</text:span></text:p>
          </table:table-cell>
          <table:table-cell table:style-name="ce16" office:value-type="string" calcext:value-type="string">
            <text:p><text:span text:style-name="T1">derzeit</text:span><text:span text:style-name="T2"> </text:span><text:span text:style-name="T3">Prüfung</text:span><text:span text:style-name="T2"> </text:span><text:span text:style-name="T3">von</text:span><text:span text:style-name="T2"> </text:span><text:span text:style-name="T3">geeigneten</text:span><text:span text:style-name="T2"> </text:span><text:span text:style-name="T3">Maßnahmen</text:span><text:span text:style-name="T2"> </text:span><text:span text:style-name="T3">in</text:span><text:span text:style-name="T2"> </text:span><text:span text:style-name="T3">der</text:span><text:span text:style-name="T2"> </text:span><text:span text:style-name="T3">Arbeitsgruppe</text:span><text:span text:style-name="T2"> </text:span><text:span text:style-name="T3">"Maßnahmen</text:span><text:span text:style-name="T2"> </text:span><text:span text:style-name="T3">zur</text:span><text:span text:style-name="T2"> </text:span><text:span text:style-name="T3">Erhöhung</text:span><text:span text:style-name="T2"> </text:span><text:span text:style-name="T3">der</text:span><text:span text:style-name="T2"> </text:span><text:span text:style-name="T3">Verkehrssicherheit</text:span><text:span text:style-name="T2"> </text:span><text:span text:style-name="T3">für</text:span><text:span text:style-name="T2"> </text:span><text:span text:style-name="T3">zu</text:span><text:span text:style-name="T2"> </text:span><text:span text:style-name="T3">Fuß</text:span><text:span text:style-name="T2"> </text:span><text:span text:style-name="T3">Gehende"</text:span></text:p>
          </table:table-cell>
          <table:table-cell table:style-name="ce16"/>
          <table:table-cell table:style-name="ce38" table:formula="of:=[.F82]" office:value-type="string" office:string-value="Prinzenstraße/ Wassertorstraße" calcext:value-type="string">
            <text:p>Prinzenstraße/ Wassertorstraße</text:p>
          </table:table-cell>
          <table:table-cell table:style-name="ce38" table:formula="of:=&quot;(&quot;&amp;[.A82]&amp;&quot;) &quot;" office:value-type="string" office:string-value="(166) " calcext:value-type="string">
            <text:p>(166) </text:p>
          </table:table-cell>
          <table:table-cell table:style-name="ce42" table:formula="of:=[.E82]" office:value-type="float" office:value="0" calcext:value-type="float">
            <text:p>0</text:p>
          </table:table-cell>
          <table:table-cell table:style-name="ce38" table:number-columns-repeated="1009"/>
        </table:table-row>
        <table:table-row table:style-name="ro14">
          <table:table-cell table:style-name="ce7" office:value-type="float" office:value="168" calcext:value-type="float">
            <text:p>168</text:p>
          </table:table-cell>
          <table:table-cell table:style-name="ce7" office:value-type="string" calcext:value-type="string">
            <text:p>?</text:p>
          </table:table-cell>
          <table:table-cell table:style-name="ce7" table:number-columns-repeated="3"/>
          <table:table-cell table:style-name="ce17" office:value-type="string" calcext:value-type="string">
            <text:p><text:span text:style-name="T1">Görlitzer</text:span><text:span text:style-name="T2"> </text:span><text:span text:style-name="T3">Straße/</text:span><text:span text:style-name="T2"> </text:span><text:span text:style-name="T3">Skalitzer</text:span></text:p>
            <text:p><text:span text:style-name="T1">Straße</text:span></text:p>
          </table:table-cell>
          <table:table-cell table:style-name="ce17" office:value-type="string" calcext:value-type="string">
            <text:p><text:span text:style-name="T1">Von</text:span><text:span text:style-name="T2"> </text:span><text:span text:style-name="T3">Anwohnenden</text:span><text:span text:style-name="T2"> </text:span><text:span text:style-name="T3">wird</text:span><text:span text:style-name="T2"> </text:span><text:span text:style-name="T3">eine</text:span><text:span text:style-name="T2"> </text:span><text:span text:style-name="T3">sichere</text:span><text:span text:style-name="T2"> </text:span><text:span text:style-name="T3">Querungsmöglichkeit</text:span><text:span text:style-name="T2"> </text:span><text:span text:style-name="T3">der</text:span></text:p>
            <text:p><text:span text:style-name="T1">Straße</text:span><text:span text:style-name="T2"> </text:span><text:span text:style-name="T3">gewünscht</text:span></text:p>
          </table:table-cell>
          <table:table-cell table:style-name="ce17" office:value-type="string" calcext:value-type="string">
            <text:p><text:span text:style-name="T1">Gehwegvorstreckungen</text:span></text:p>
          </table:table-cell>
          <table:table-cell table:style-name="ce17" office:value-type="string" calcext:value-type="string">
            <text:p><text:span text:style-name="T1">Entwurfsplanung</text:span></text:p>
          </table:table-cell>
          <table:table-cell table:style-name="ce31" office:value-type="string" calcext:value-type="string">
            <text:p><text:span text:style-name="T1">SGA</text:span></text:p>
          </table:table-cell>
          <table:table-cell table:style-name="ce16" table:number-columns-repeated="2"/>
          <table:table-cell table:style-name="ce38" table:formula="of:=[.F83]" office:value-type="string" office:string-value="Görlitzer Straße/ Skalitzer&#10;Straße" calcext:value-type="string">
            <text:p>Görlitzer Straße/ Skalitzer</text:p>
            <text:p>Straße</text:p>
          </table:table-cell>
          <table:table-cell table:style-name="ce38" table:formula="of:=&quot;(&quot;&amp;[.A83]&amp;&quot;) &quot;" office:value-type="string" office:string-value="(168) " calcext:value-type="string">
            <text:p>(168) </text:p>
          </table:table-cell>
          <table:table-cell table:style-name="ce42" table:formula="of:=[.E83]" office:value-type="float" office:value="0" calcext:value-type="float">
            <text:p>0</text:p>
          </table:table-cell>
          <table:table-cell table:style-name="ce38" table:number-columns-repeated="1009"/>
        </table:table-row>
        <table:table-row table:style-name="ro31">
          <table:table-cell table:style-name="ce7" office:value-type="float" office:value="171" calcext:value-type="float">
            <text:p>171</text:p>
          </table:table-cell>
          <table:table-cell table:style-name="ce7" office:value-type="string" calcext:value-type="string">
            <text:p>?</text:p>
          </table:table-cell>
          <table:table-cell table:style-name="ce7" table:number-columns-repeated="3"/>
          <table:table-cell table:style-name="ce16" office:value-type="string" calcext:value-type="string">
            <text:p><text:span text:style-name="T1">Hausburgstraße/</text:span><text:span text:style-name="T2"> </text:span><text:span text:style-name="T3">Ecke</text:span></text:p>
            <text:p><text:span text:style-name="T1">Thaerstraße</text:span></text:p>
          </table:table-cell>
          <table:table-cell table:style-name="ce16" office:value-type="string" calcext:value-type="string">
            <text:p><text:span text:style-name="T1">Von</text:span><text:span text:style-name="T2"> </text:span><text:span text:style-name="T3">Eltern</text:span><text:span text:style-name="T2"> </text:span><text:span text:style-name="T3">einer</text:span><text:span text:style-name="T2"> </text:span><text:span text:style-name="T3">Schule</text:span><text:span text:style-name="T2"> </text:span><text:span text:style-name="T3">wird</text:span><text:span text:style-name="T2"> </text:span><text:span text:style-name="T3">eine</text:span><text:span text:style-name="T2"> </text:span><text:span text:style-name="T3">sichere</text:span><text:span text:style-name="T2"> </text:span><text:span text:style-name="T3">Querungsmöglichkeit</text:span><text:span text:style-name="T2"> </text:span><text:span text:style-name="T3">der</text:span></text:p>
            <text:p><text:span text:style-name="T1">Straße</text:span><text:span text:style-name="T2"> </text:span><text:span text:style-name="T3">gewünscht</text:span></text:p>
          </table:table-cell>
          <table:table-cell table:style-name="ce17" office:value-type="string" calcext:value-type="string">
            <text:p><text:span text:style-name="T1">Gehwegvorstreckungen</text:span></text:p>
          </table:table-cell>
          <table:table-cell table:style-name="ce31" office:value-type="string" calcext:value-type="string">
            <text:p><text:span text:style-name="T1">Idee</text:span><text:span text:style-name="T2"> </text:span><text:span text:style-name="T3">/</text:span><text:span text:style-name="T2"> </text:span><text:span text:style-name="T3">Vision</text:span></text:p>
          </table:table-cell>
          <table:table-cell table:style-name="ce28" office:value-type="string" calcext:value-type="string">
            <text:p><text:span text:style-name="T1">Arbeitsgruppe</text:span></text:p>
            <text:p><text:span text:style-name="T1">"Querungshilfen"</text:span><text:span text:style-name="T2"> </text:span><text:span text:style-name="T3">/</text:span><text:span text:style-name="T2"> </text:span><text:span text:style-name="T3">SGA</text:span></text:p>
          </table:table-cell>
          <table:table-cell table:style-name="ce16" office:value-type="string" calcext:value-type="string">
            <text:p><text:span text:style-name="T1">derzeit</text:span><text:span text:style-name="T2"> </text:span><text:span text:style-name="T3">Prüfung</text:span><text:span text:style-name="T2"> </text:span><text:span text:style-name="T3">von</text:span><text:span text:style-name="T2"> </text:span><text:span text:style-name="T3">geeigneten</text:span><text:span text:style-name="T2"> </text:span><text:span text:style-name="T3">Maßnahmen</text:span><text:span text:style-name="T2"> </text:span><text:span text:style-name="T3">in</text:span><text:span text:style-name="T2"> </text:span><text:span text:style-name="T3">der</text:span><text:span text:style-name="T2"> </text:span><text:span text:style-name="T3">Arbeitsgruppe</text:span><text:span text:style-name="T2"> </text:span><text:span text:style-name="T3">"Maßnahmen</text:span><text:span text:style-name="T2"> </text:span><text:span text:style-name="T3">zur</text:span><text:span text:style-name="T2"> </text:span><text:span text:style-name="T3">Erhöhung</text:span><text:span text:style-name="T2"> </text:span><text:span text:style-name="T3">der</text:span><text:span text:style-name="T2"> </text:span><text:span text:style-name="T3">Verkehrssicherheit</text:span><text:span text:style-name="T2"> </text:span><text:span text:style-name="T3">für</text:span><text:span text:style-name="T2"> </text:span><text:span text:style-name="T3">zu</text:span><text:span text:style-name="T2"> </text:span><text:span text:style-name="T3">Fuß</text:span><text:span text:style-name="T2"> </text:span><text:span text:style-name="T3">Gehende"</text:span></text:p>
          </table:table-cell>
          <table:table-cell table:style-name="ce16"/>
          <table:table-cell table:style-name="ce38" table:formula="of:=[.F84]" office:value-type="string" office:string-value="Hausburgstraße/ Ecke&#10;Thaerstraße" calcext:value-type="string">
            <text:p>Hausburgstraße/ Ecke</text:p>
            <text:p>Thaerstraße</text:p>
          </table:table-cell>
          <table:table-cell table:style-name="ce38" table:formula="of:=&quot;(&quot;&amp;[.A84]&amp;&quot;) &quot;" office:value-type="string" office:string-value="(171) " calcext:value-type="string">
            <text:p>(171) </text:p>
          </table:table-cell>
          <table:table-cell table:style-name="ce42" table:formula="of:=[.E84]" office:value-type="float" office:value="0" calcext:value-type="float">
            <text:p>0</text:p>
          </table:table-cell>
          <table:table-cell table:style-name="ce38" table:number-columns-repeated="1009"/>
        </table:table-row>
        <table:table-row table:style-name="ro4">
          <table:table-cell table:style-name="ce5" office:value-type="float" office:value="172" calcext:value-type="float">
            <text:p>172</text:p>
          </table:table-cell>
          <table:table-cell table:style-name="ce5" office:value-type="string" calcext:value-type="string">
            <text:p>ja</text:p>
          </table:table-cell>
          <table:table-cell table:style-name="ce5" table:number-columns-repeated="2"/>
          <table:table-cell table:style-name="ce5" office:value-type="string" calcext:value-type="string">
            <text:p>Fahrad geplant</text:p>
          </table:table-cell>
          <table:table-cell table:style-name="ce12" office:value-type="string" calcext:value-type="string">
            <text:p><text:span text:style-name="T1">Revaler</text:span><text:span text:style-name="T2"> </text:span><text:span text:style-name="T3">Straße</text:span><text:span text:style-name="T2"> </text:span><text:span text:style-name="T3">Ost</text:span><text:span text:style-name="T2"> </text:span><text:span text:style-name="T3">Modersohnstraße-</text:span><text:span text:style-name="T2"> </text:span><text:span text:style-name="T3">Matkowskystraße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Revaler</text:span><text:span text:style-name="T2"> </text:span><text:span text:style-name="T3">Straße</text:span><text:span text:style-name="T2"> </text:span><text:span text:style-name="T3">befindet</text:span><text:span text:style-name="T2"> </text:span><text:span text:style-name="T3">sich</text:span><text:span text:style-name="T2"> </text:span><text:span text:style-name="T3">in</text:span><text:span text:style-name="T2"> </text:span><text:span text:style-name="T3">einem</text:span><text:span text:style-name="T2"> </text:span><text:span text:style-name="T3">desolaten</text:span><text:span text:style-name="T2"> </text:span><text:span text:style-name="T3">Zustand.</text:span><text:span text:style-name="T2"> </text:span><text:span text:style-name="T3">Die</text:span><text:span text:style-name="T2"> </text:span><text:span text:style-name="T3">komplette</text:span><text:span text:style-name="T2"> </text:span><text:span text:style-name="T3">Straße</text:span><text:span text:style-name="T2"> </text:span><text:span text:style-name="T3">soll</text:span><text:span text:style-name="T2"> </text:span><text:span text:style-name="T3">nach</text:span><text:span text:style-name="T2"> </text:span><text:span text:style-name="T3">Abschluss</text:span><text:span text:style-name="T2"> </text:span><text:span text:style-name="T3">der</text:span><text:span text:style-name="T2"> </text:span><text:span text:style-name="T3">Hochbaumaßnahme</text:span><text:span text:style-name="T2"> </text:span><text:span text:style-name="T3">saniert</text:span><text:span text:style-name="T2"> </text:span><text:span text:style-name="T3">werden.</text:span></text:p>
          </table:table-cell>
          <table:table-cell table:style-name="ce3" office:value-type="string" calcext:value-type="string">
            <text:p><text:span text:style-name="T1">Sanierung</text:span><text:span text:style-name="T2"> </text:span><text:span text:style-name="T3">der</text:span><text:span text:style-name="T2"> </text:span><text:span text:style-name="T3">Straße;</text:span><text:span text:style-name="T2"> </text:span><text:span text:style-name="T3">Errichtung</text:span><text:span text:style-name="T2"> </text:span><text:span text:style-name="T3">einer</text:span><text:span text:style-name="T2"> </text:span><text:span text:style-name="T3">Fahrradstraße</text:span></text:p>
          </table:table-cell>
          <table:table-cell table:style-name="ce25" office:value-type="string" calcext:value-type="string">
            <text:p><text:span text:style-name="T1">Vorplanung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/>
          <table:table-cell table:style-name="ce35"/>
          <table:table-cell table:formula="of:=[.F85]" office:value-type="string" office:string-value="Revaler Straße Ost Modersohnstraße- Matkowskystraße" calcext:value-type="string">
            <text:p>Revaler Straße Ost Modersohnstraße- Matkowskystraße</text:p>
          </table:table-cell>
          <table:table-cell table:formula="of:=&quot;(&quot;&amp;[.A85]&amp;&quot;) &quot;" office:value-type="string" office:string-value="(172) " calcext:value-type="string">
            <text:p>(172) </text:p>
          </table:table-cell>
          <table:table-cell table:style-name="ce42" table:formula="of:=[.E85]" office:value-type="string" office:string-value="Fahrad geplant" calcext:value-type="string">
            <text:p>Fahrad geplant</text:p>
          </table:table-cell>
          <table:table-cell table:number-columns-repeated="1009"/>
        </table:table-row>
        <table:table-row table:style-name="ro32">
          <table:table-cell table:style-name="ce5" office:value-type="float" office:value="173" calcext:value-type="float">
            <text:p>173</text:p>
          </table:table-cell>
          <table:table-cell table:style-name="ce5" office:value-type="string" calcext:value-type="string">
            <text:p>ja</text:p>
          </table:table-cell>
          <table:table-cell table:style-name="ce5" table:number-columns-repeated="2"/>
          <table:table-cell table:style-name="ce5" office:value-type="string" calcext:value-type="string">
            <text:p>Sonstiges fertig</text:p>
          </table:table-cell>
          <table:table-cell table:style-name="ce12" office:value-type="string" calcext:value-type="string">
            <text:p><text:span text:style-name="T1">Parkraumbewirtschaftung</text:span><text:span text:style-name="T2"> </text:span><text:span text:style-name="T3">-</text:span><text:span text:style-name="T2"> </text:span><text:span text:style-name="T3">Zonen</text:span><text:span text:style-name="T2"> </text:span><text:span text:style-name="T3">Arena</text:span><text:span text:style-name="T2"> </text:span><text:span text:style-name="T3">Nord/Süd</text:span></text:p>
          </table:table-cell>
          <table:table-cell table:style-name="ce12" office:value-type="string" calcext:value-type="string">
            <text:p><text:span text:style-name="T1">Lückenschluss</text:span><text:span text:style-name="T2"> </text:span><text:span text:style-name="T3">in</text:span><text:span text:style-name="T2"> </text:span><text:span text:style-name="T3">Friedrichshain</text:span><text:span text:style-name="T2"> </text:span><text:span text:style-name="T3">Süd</text:span><text:span text:style-name="T2"> </text:span><text:span text:style-name="T3">zwischen</text:span><text:span text:style-name="T2"> </text:span><text:span text:style-name="T3">Zone</text:span><text:span text:style-name="T2"> </text:span><text:span text:style-name="T3">49</text:span><text:span text:style-name="T2"> </text:span><text:span text:style-name="T3">und</text:span><text:span text:style-name="T2"> </text:span><text:span text:style-name="T3">51.</text:span><text:span text:style-name="T2"> </text:span><text:span text:style-name="T3">Hohe</text:span><text:span text:style-name="T2"> </text:span><text:span text:style-name="T3">Wirkung</text:span><text:span text:style-name="T2"> </text:span><text:span text:style-name="T3">erwartet</text:span><text:span text:style-name="T2"> </text:span><text:span text:style-name="T3">aufgrund</text:span><text:span text:style-name="T2"> </text:span><text:span text:style-name="T3">hohem</text:span><text:span text:style-name="T2"> </text:span><text:span text:style-name="T3">Anteil</text:span><text:span text:style-name="T2"> </text:span><text:span text:style-name="T3">von</text:span><text:span text:style-name="T2"> </text:span><text:span text:style-name="T3">Berufs-</text:span><text:span text:style-name="T2"> </text:span><text:span text:style-name="T3">und</text:span><text:span text:style-name="T2"> </text:span><text:span text:style-name="T3">Freizeitverkehr</text:span></text:p>
          </table:table-cell>
          <table:table-cell table:style-name="ce3" office:value-type="string" calcext:value-type="string">
            <text:p><text:span text:style-name="T1">Parkraumbewirtschaftung</text:span><text:span text:style-name="T2"> </text:span><text:span text:style-name="T3">-</text:span><text:span text:style-name="T2"> </text:span><text:span text:style-name="T3">Einführung</text:span><text:span text:style-name="T2"> </text:span><text:span text:style-name="T3">der</text:span><text:span text:style-name="T2"> </text:span><text:span text:style-name="T3">Zone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3" office:value-type="string" calcext:value-type="string">
            <text:p><text:span text:style-name="T1">SGA</text:span><text:span text:style-name="T2"> </text:span><text:span text:style-name="T3">/</text:span><text:span text:style-name="T2"> </text:span><text:span text:style-name="T3">OrdA</text:span><text:span text:style-name="T2"> </text:span><text:span text:style-name="T3">/</text:span><text:span text:style-name="T2"> </text:span><text:span text:style-name="T3">BüA</text:span></text:p>
          </table:table-cell>
          <table:table-cell table:style-name="ce3" office:value-type="string" calcext:value-type="string">
            <text:p><text:span text:style-name="T1">Einführung</text:span><text:span text:style-name="T2"> </text:span><text:span text:style-name="T3">erfolgte</text:span><text:span text:style-name="T2"> </text:span><text:span text:style-name="T3">erfolgreich</text:span><text:span text:style-name="T2"> </text:span><text:span text:style-name="T3">zum</text:span><text:span text:style-name="T2"> </text:span><text:span text:style-name="T3">01.11.2021</text:span></text:p>
          </table:table-cell>
          <table:table-cell table:style-name="ce35"/>
          <table:table-cell table:formula="of:=[.F86]" office:value-type="string" office:string-value="Parkraumbewirtschaftung - Zonen Arena Nord/Süd" calcext:value-type="string">
            <text:p>Parkraumbewirtschaftung - Zonen Arena Nord/Süd</text:p>
          </table:table-cell>
          <table:table-cell table:formula="of:=&quot;(&quot;&amp;[.A86]&amp;&quot;) &quot;" office:value-type="string" office:string-value="(173) " calcext:value-type="string">
            <text:p>(173) </text:p>
          </table:table-cell>
          <table:table-cell table:style-name="ce42" table:formula="of:=[.E86]" office:value-type="string" office:string-value="Sonstiges fertig" calcext:value-type="string">
            <text:p>Sonstiges fertig</text:p>
          </table:table-cell>
          <table:table-cell table:number-columns-repeated="1009"/>
        </table:table-row>
        <table:table-row table:style-name="ro8">
          <table:table-cell table:style-name="ce5" office:value-type="float" office:value="176" calcext:value-type="float">
            <text:p>176</text:p>
          </table:table-cell>
          <table:table-cell table:style-name="ce5" office:value-type="string" calcext:value-type="string">
            <text:p>ja</text:p>
          </table:table-cell>
          <table:table-cell table:style-name="ce5" table:number-columns-repeated="2"/>
          <table:table-cell table:style-name="ce5" office:value-type="string" calcext:value-type="string">
            <text:p>Sonstiges in Planung</text:p>
          </table:table-cell>
          <table:table-cell table:style-name="ce12" office:value-type="string" calcext:value-type="string">
            <text:p><text:span text:style-name="T1">Verkehrsorganisation</text:span></text:p>
            <text:p><text:span text:style-name="T1">Boxhagener</text:span><text:span text:style-name="T2"> </text:span><text:span text:style-name="T3">Kiez</text:span></text:p>
          </table:table-cell>
          <table:table-cell table:style-name="ce12" office:value-type="string" calcext:value-type="string">
            <text:p><text:span text:style-name="T1">Grundlegende</text:span><text:span text:style-name="T2"> </text:span><text:span text:style-name="T3">Überlegungen</text:span><text:span text:style-name="T2"> </text:span><text:span text:style-name="T3">zur</text:span><text:span text:style-name="T2"> </text:span><text:span text:style-name="T3">Verkehrsorganisation</text:span><text:span text:style-name="T2"> </text:span><text:span text:style-name="T3">sind</text:span><text:span text:style-name="T2"> </text:span><text:span text:style-name="T3">notwendig,</text:span><text:span text:style-name="T2"> </text:span><text:span text:style-name="T3">um</text:span><text:span text:style-name="T2"> </text:span><text:span text:style-name="T3">die</text:span><text:span text:style-name="T2"> </text:span><text:span text:style-name="T3">Ziele</text:span><text:span text:style-name="T2"> </text:span><text:span text:style-name="T3">des</text:span><text:span text:style-name="T2"> </text:span><text:span text:style-name="T3">Mobilitätsgesetzes</text:span><text:span text:style-name="T2"> </text:span><text:span text:style-name="T3">zu</text:span><text:span text:style-name="T2"> </text:span><text:span text:style-name="T3">erreichen</text:span><text:span text:style-name="T2"> </text:span><text:span text:style-name="T3">(Radverkehr</text:span><text:span text:style-name="T2"> </text:span><text:span text:style-name="T3">an</text:span><text:span text:style-name="T2"> </text:span><text:span text:style-name="T3">Hauptstraßen,</text:span><text:span text:style-name="T2"> </text:span><text:span text:style-name="T3">Durchgangsverkehr)</text:span></text:p>
          </table:table-cell>
          <table:table-cell table:style-name="ce12" office:value-type="string" calcext:value-type="string">
            <text:p><text:span text:style-name="T1">Sperrung</text:span><text:span text:style-name="T2"> </text:span><text:span text:style-name="T3">von</text:span><text:span text:style-name="T2"> </text:span><text:span text:style-name="T3">Verkehrsbeziehungen,</text:span><text:span text:style-name="T2"> </text:span><text:span text:style-name="T3">Einrichten</text:span><text:span text:style-name="T2"> </text:span><text:span text:style-name="T3">von</text:span></text:p>
            <text:p><text:span text:style-name="T1">Einbahnstraßen,</text:span><text:span text:style-name="T2"> </text:span><text:span text:style-name="T3">Kiezblock</text:span></text:p>
          </table:table-cell>
          <table:table-cell table:style-name="ce3" office:value-type="string" calcext:value-type="string">
            <text:p><text:span text:style-name="T1">Konzept</text:span><text:span text:style-name="T2"> </text:span><text:span text:style-name="T3">/</text:span><text:span text:style-name="T2"> </text:span><text:span text:style-name="T3">Vorplanung</text:span><text:span text:style-name="T2"> </text:span><text:span text:style-name="T3">/</text:span><text:span text:style-name="T2"> </text:span><text:span text:style-name="T3">Studie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3" office:value-type="string" calcext:value-type="string">
            <text:p><text:span text:style-name="T1">Erste</text:span><text:span text:style-name="T2"> </text:span><text:span text:style-name="T3">Ideenskizze</text:span><text:span text:style-name="T2"> </text:span><text:span text:style-name="T3">liegt</text:span><text:span text:style-name="T2"> </text:span><text:span text:style-name="T3">vor.</text:span></text:p>
          </table:table-cell>
          <table:table-cell table:style-name="ce35"/>
          <table:table-cell table:formula="of:=[.F87]" office:value-type="string" office:string-value="Verkehrsorganisation&#10;Boxhagener Kiez" calcext:value-type="string">
            <text:p>Verkehrsorganisation</text:p>
            <text:p>Boxhagener Kiez</text:p>
          </table:table-cell>
          <table:table-cell table:formula="of:=&quot;(&quot;&amp;[.A87]&amp;&quot;) &quot;" office:value-type="string" office:string-value="(176) " calcext:value-type="string">
            <text:p>(176) </text:p>
          </table:table-cell>
          <table:table-cell table:style-name="ce42" table:formula="of:=[.E87]" office:value-type="string" office:string-value="Sonstiges in Planung" calcext:value-type="string">
            <text:p>Sonstiges in Planung</text:p>
          </table:table-cell>
          <table:table-cell table:number-columns-repeated="1009"/>
        </table:table-row>
        <table:table-row table:style-name="ro33">
          <table:table-cell table:style-name="ce5" office:value-type="float" office:value="177" calcext:value-type="float">
            <text:p>177</text:p>
          </table:table-cell>
          <table:table-cell table:style-name="ce5" office:value-type="string" calcext:value-type="string">
            <text:p>ja</text:p>
          </table:table-cell>
          <table:table-cell table:style-name="ce5" table:number-columns-repeated="2"/>
          <table:table-cell table:style-name="ce5" office:value-type="string" calcext:value-type="string">
            <text:p>Fahrrad fertig</text:p>
          </table:table-cell>
          <table:table-cell table:style-name="ce12" office:value-type="string" calcext:value-type="string">
            <text:p><text:span text:style-name="T1">Verbesserung</text:span><text:span text:style-name="T2"> </text:span><text:span text:style-name="T3">Radführung</text:span><text:span text:style-name="T2"> </text:span><text:span text:style-name="T3">am</text:span><text:span text:style-name="T2"> </text:span><text:span text:style-name="T3">Knoten</text:span><text:span text:style-name="T2"> </text:span><text:span text:style-name="T3">Karl-Marx-Allee</text:span><text:span text:style-name="T2"> </text:span><text:span text:style-name="T3">/</text:span><text:span text:style-name="T2"> </text:span><text:span text:style-name="T3">Straße</text:span><text:span text:style-name="T2"> </text:span><text:span text:style-name="T3">der</text:span><text:span text:style-name="T2"> </text:span><text:span text:style-name="T3">Pariser</text:span><text:span text:style-name="T2"> </text:span><text:span text:style-name="T3">Kommune</text:span></text:p>
          </table:table-cell>
          <table:table-cell table:style-name="ce24" office:value-type="string" calcext:value-type="string">
            <text:p><text:span text:style-name="T1">Unfallschwerpunkt</text:span><text:span text:style-name="T2"> </text:span><text:span text:style-name="T3">im</text:span><text:span text:style-name="T2"> </text:span><text:span text:style-name="T3">Bereich</text:span><text:span text:style-name="T2"> </text:span><text:span text:style-name="T3">des</text:span><text:span text:style-name="T2"> </text:span><text:span text:style-name="T3">Knotenpunkts</text:span><text:span text:style-name="T2"> </text:span><text:span text:style-name="T3">soll</text:span><text:span text:style-name="T2"> </text:span><text:span text:style-name="T3">durch</text:span><text:span text:style-name="T2"> </text:span><text:span text:style-name="T3">eine</text:span><text:span text:style-name="T2"> </text:span><text:span text:style-name="T3">Führung</text:span><text:span text:style-name="T2"> </text:span><text:span text:style-name="T3">des</text:span><text:span text:style-name="T2"> </text:span><text:span text:style-name="T3">Radverkehrs</text:span><text:span text:style-name="T2"> </text:span><text:span text:style-name="T3">auf</text:span><text:span text:style-name="T2"> </text:span><text:span text:style-name="T3">der</text:span><text:span text:style-name="T2"> </text:span><text:span text:style-name="T3">Fahrbahn</text:span><text:span text:style-name="T2"> </text:span><text:span text:style-name="T3">(geschützter</text:span><text:span text:style-name="T2"> </text:span><text:span text:style-name="T3">Radfahrstreifen)</text:span><text:span text:style-name="T2"> </text:span><text:span text:style-name="T3">verbessert</text:span><text:span text:style-name="T2"> </text:span><text:span text:style-name="T3">werden.</text:span></text:p>
          </table:table-cell>
          <table:table-cell table:style-name="ce3" office:value-type="string" calcext:value-type="string">
            <text:p><text:span text:style-name="T1">Errichtung</text:span><text:span text:style-name="T2"> </text:span><text:span text:style-name="T3">von</text:span><text:span text:style-name="T2"> </text:span><text:span text:style-name="T3">geschützten</text:span><text:span text:style-name="T2"> </text:span><text:span text:style-name="T3">Radstreifen</text:span></text:p>
          </table:table-cell>
          <table:table-cell table:style-name="ce26" office:value-type="string" calcext:value-type="string">
            <text:p>fertiggestellt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3" office:value-type="string" calcext:value-type="string">
            <text:p><text:span text:style-name="T1">geplanter</text:span><text:span text:style-name="T2"> </text:span><text:span text:style-name="T3">Baubeginn</text:span><text:span text:style-name="T2"> </text:span><text:span text:style-name="T3">im</text:span><text:span text:style-name="T2"> </text:span><text:span text:style-name="T3">April</text:span><text:span text:style-name="T2"> </text:span><text:span text:style-name="T3">2022</text:span></text:p>
          </table:table-cell>
          <table:table-cell table:style-name="ce36"/>
          <table:table-cell table:formula="of:=[.F88]" office:value-type="string" office:string-value="Verbesserung Radführung am Knoten Karl-Marx-Allee / Straße der Pariser Kommune" calcext:value-type="string">
            <text:p>Verbesserung Radführung am Knoten Karl-Marx-Allee / Straße der Pariser Kommune</text:p>
          </table:table-cell>
          <table:table-cell table:formula="of:=&quot;(&quot;&amp;[.A88]&amp;&quot;) &quot;" office:value-type="string" office:string-value="(177) " calcext:value-type="string">
            <text:p>(177) </text:p>
          </table:table-cell>
          <table:table-cell table:style-name="ce42" table:formula="of:=[.E88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28">
          <table:table-cell table:style-name="ce5" office:value-type="float" office:value="178" calcext:value-type="float">
            <text:p>178</text:p>
          </table:table-cell>
          <table:table-cell table:style-name="ce5" office:value-type="string" calcext:value-type="string">
            <text:p>ja</text:p>
          </table:table-cell>
          <table:table-cell table:style-name="ce5" table:number-columns-repeated="2"/>
          <table:table-cell table:style-name="ce5" office:value-type="string" calcext:value-type="string">
            <text:p>Fahrrad in Planung</text:p>
          </table:table-cell>
          <table:table-cell table:style-name="ce12" office:value-type="string" calcext:value-type="string">
            <text:p><text:span text:style-name="T1">Modersohn</text:span><text:span text:style-name="T2"> </text:span><text:span text:style-name="T3">Süd</text:span><text:span text:style-name="T2"> </text:span><text:span text:style-name="T3">-</text:span><text:span text:style-name="T2"> </text:span><text:span text:style-name="T3">Stralauer</text:span></text:p>
            <text:p><text:span text:style-name="T1">Platz</text:span><text:span text:style-name="T2"> </text:span><text:span text:style-name="T3">bis</text:span><text:span text:style-name="T2"> </text:span><text:span text:style-name="T3">Rudolfstraße</text:span></text:p>
          </table:table-cell>
          <table:table-cell table:style-name="ce3" office:value-type="string" calcext:value-type="string">
            <text:p><text:span text:style-name="T1">Die</text:span><text:span text:style-name="T2"> </text:span><text:span text:style-name="T3">Straße</text:span><text:span text:style-name="T2"> </text:span><text:span text:style-name="T3">soll</text:span><text:span text:style-name="T2"> </text:span><text:span text:style-name="T3">Fahrradstreifen</text:span><text:span text:style-name="T2"> </text:span><text:span text:style-name="T3">erhalten</text:span></text:p>
          </table:table-cell>
          <table:table-cell table:style-name="ce3" office:value-type="string" calcext:value-type="string">
            <text:p><text:span text:style-name="T1">Errichtung</text:span><text:span text:style-name="T2"> </text:span><text:span text:style-name="T3">von</text:span><text:span text:style-name="T2"> </text:span><text:span text:style-name="T3">geschützten</text:span><text:span text:style-name="T2"> </text:span><text:span text:style-name="T3">Radstreifen</text:span></text:p>
          </table:table-cell>
          <table:table-cell table:style-name="ce3" office:value-type="string" calcext:value-type="string">
            <text:p><text:span text:style-name="T1">Entwurfsplanung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/>
          <table:table-cell table:style-name="ce35"/>
          <table:table-cell table:formula="of:=[.F89]" office:value-type="string" office:string-value="Modersohn Süd - Stralauer&#10;Platz bis Rudolfstraße" calcext:value-type="string">
            <text:p>Modersohn Süd - Stralauer</text:p>
            <text:p>Platz bis Rudolfstraße</text:p>
          </table:table-cell>
          <table:table-cell table:formula="of:=&quot;(&quot;&amp;[.A89]&amp;&quot;) &quot;" office:value-type="string" office:string-value="(178) " calcext:value-type="string">
            <text:p>(178) </text:p>
          </table:table-cell>
          <table:table-cell table:style-name="ce42" table:formula="of:=[.E89]" office:value-type="string" office:string-value="Fahrrad in Planung" calcext:value-type="string">
            <text:p>Fahrrad in Planung</text:p>
          </table:table-cell>
          <table:table-cell table:number-columns-repeated="1009"/>
        </table:table-row>
        <table:table-row table:style-name="ro10">
          <table:table-cell table:style-name="ce5" office:value-type="float" office:value="179" calcext:value-type="float">
            <text:p>179</text:p>
          </table:table-cell>
          <table:table-cell table:style-name="ce5" office:value-type="string" calcext:value-type="string">
            <text:p>ja</text:p>
          </table:table-cell>
          <table:table-cell table:style-name="ce5" table:number-columns-repeated="2"/>
          <table:table-cell table:style-name="ce5" office:value-type="string" calcext:value-type="string">
            <text:p>fahrrad in Planung</text:p>
          </table:table-cell>
          <table:table-cell table:style-name="ce12" office:value-type="string" calcext:value-type="string">
            <text:p><text:span text:style-name="T1">Modersohn</text:span><text:span text:style-name="T2"> </text:span><text:span text:style-name="T3">Nord</text:span><text:span text:style-name="T2"> </text:span><text:span text:style-name="T3">-</text:span><text:span text:style-name="T2"> </text:span><text:span text:style-name="T3">Revaler</text:span></text:p>
            <text:p><text:span text:style-name="T1">Straße</text:span><text:span text:style-name="T2"> </text:span><text:span text:style-name="T3">bis</text:span><text:span text:style-name="T2"> </text:span><text:span text:style-name="T3">Wühlichstraße</text:span></text:p>
          </table:table-cell>
          <table:table-cell table:style-name="ce3" office:value-type="string" calcext:value-type="string">
            <text:p><text:span text:style-name="T1">Die</text:span><text:span text:style-name="T2"> </text:span><text:span text:style-name="T3">Straße</text:span><text:span text:style-name="T2"> </text:span><text:span text:style-name="T3">soll</text:span><text:span text:style-name="T2"> </text:span><text:span text:style-name="T3">Fahrradstreifen</text:span><text:span text:style-name="T2"> </text:span><text:span text:style-name="T3">erhalten</text:span></text:p>
          </table:table-cell>
          <table:table-cell table:style-name="ce3" office:value-type="string" calcext:value-type="string">
            <text:p><text:span text:style-name="T1">Errichtung</text:span><text:span text:style-name="T2"> </text:span><text:span text:style-name="T3">von</text:span><text:span text:style-name="T2"> </text:span><text:span text:style-name="T3">geschützten</text:span><text:span text:style-name="T2"> </text:span><text:span text:style-name="T3">Radstreifen</text:span></text:p>
          </table:table-cell>
          <table:table-cell table:style-name="ce3" office:value-type="string" calcext:value-type="string">
            <text:p><text:span text:style-name="T1">Entwurfsplanung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/>
          <table:table-cell table:style-name="ce35"/>
          <table:table-cell table:formula="of:=[.F90]" office:value-type="string" office:string-value="Modersohn Nord - Revaler&#10;Straße bis Wühlichstraße" calcext:value-type="string">
            <text:p>Modersohn Nord - Revaler</text:p>
            <text:p>Straße bis Wühlichstraße</text:p>
          </table:table-cell>
          <table:table-cell table:formula="of:=&quot;(&quot;&amp;[.A90]&amp;&quot;) &quot;" office:value-type="string" office:string-value="(179) " calcext:value-type="string">
            <text:p>(179) </text:p>
          </table:table-cell>
          <table:table-cell table:style-name="ce42" table:formula="of:=[.E90]" office:value-type="string" office:string-value="fahrrad in Planung" calcext:value-type="string">
            <text:p>fahrrad in Planung</text:p>
          </table:table-cell>
          <table:table-cell table:number-columns-repeated="1009"/>
        </table:table-row>
        <table:table-row table:style-name="ro10">
          <table:table-cell table:style-name="ce5" office:value-type="float" office:value="180" calcext:value-type="float">
            <text:p>180</text:p>
          </table:table-cell>
          <table:table-cell table:style-name="ce5" office:value-type="string" calcext:value-type="string">
            <text:p>ja</text:p>
          </table:table-cell>
          <table:table-cell table:style-name="ce5" table:number-columns-repeated="2"/>
          <table:table-cell table:style-name="ce5" office:value-type="string" calcext:value-type="string">
            <text:p>Fußgänger fertig</text:p>
          </table:table-cell>
          <table:table-cell table:style-name="ce3" office:value-type="string" calcext:value-type="string">
            <text:p><text:span text:style-name="T1">Lausitzer</text:span><text:span text:style-name="T2"> </text:span><text:span text:style-name="T3">Platz</text:span></text:p>
          </table:table-cell>
          <table:table-cell table:style-name="ce12" office:value-type="string" calcext:value-type="string">
            <text:p><text:span text:style-name="T1">Einrichtung</text:span><text:span text:style-name="T2"> </text:span><text:span text:style-name="T3">einer</text:span><text:span text:style-name="T2"> </text:span><text:span text:style-name="T3">Pop-Up</text:span><text:span text:style-name="T2"> </text:span><text:span text:style-name="T3">Fußgängerzone,</text:span><text:span text:style-name="T2"> </text:span><text:span text:style-name="T3">anschließend</text:span></text:p>
            <text:p><text:span text:style-name="T1">Verstetigung</text:span><text:span text:style-name="T2"> </text:span><text:span text:style-name="T3">im</text:span><text:span text:style-name="T2"> </text:span><text:span text:style-name="T3">Zuge</text:span><text:span text:style-name="T2"> </text:span><text:span text:style-name="T3">der</text:span><text:span text:style-name="T2"> </text:span><text:span text:style-name="T3">vollständigen</text:span><text:span text:style-name="T2"> </text:span><text:span text:style-name="T3">Platzsanierung</text:span><text:span text:style-name="T2"> </text:span><text:span text:style-name="T3">2024</text:span></text:p>
          </table:table-cell>
          <table:table-cell table:style-name="ce12" office:value-type="string" calcext:value-type="string">
            <text:p><text:span text:style-name="T1">Kennzeichnung</text:span><text:span text:style-name="T2"> </text:span><text:span text:style-name="T3">als</text:span><text:span text:style-name="T2"> </text:span><text:span text:style-name="T3">Fußgängerzone,</text:span><text:span text:style-name="T2"> </text:span><text:span text:style-name="T3">Installation</text:span><text:span text:style-name="T2"> </text:span><text:span text:style-name="T3">von</text:span><text:span text:style-name="T2"> </text:span><text:span text:style-name="T3">ortsfesten</text:span><text:span text:style-name="T2"> </text:span><text:span text:style-name="T3">und</text:span><text:span text:style-name="T2"> </text:span><text:span text:style-name="T3">automatischen</text:span><text:span text:style-name="T2"> </text:span><text:span text:style-name="T3">Pollern,</text:span><text:span text:style-name="T2"> </text:span><text:span text:style-name="T3">Reduktion</text:span><text:span text:style-name="T2"> </text:span><text:span text:style-name="T3">von</text:span><text:span text:style-name="T2"> </text:span><text:span text:style-name="T3">Barrieren,</text:span><text:span text:style-name="T2"> </text:span><text:span text:style-name="T3">Installation</text:span><text:span text:style-name="T2"> </text:span><text:span text:style-name="T3">von</text:span><text:span text:style-name="T2"> </text:span><text:span text:style-name="T3">zwei</text:span><text:span text:style-name="T2"> </text:span><text:span text:style-name="T3">Trinkbrunnen</text:span></text:p>
          </table:table-cell>
          <table:table-cell table:style-name="ce3" office:value-type="string" calcext:value-type="string">
            <text:p><text:span text:style-name="T1">in</text:span><text:span text:style-name="T2"> </text:span><text:span text:style-name="T3">Ausführung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 office:value-type="string" calcext:value-type="string">
            <text:p><text:span text:style-name="T1">Derzeit</text:span><text:span text:style-name="T2"> </text:span><text:span text:style-name="T3">läuft</text:span><text:span text:style-name="T2"> </text:span><text:span text:style-name="T3">das</text:span><text:span text:style-name="T2"> </text:span><text:span text:style-name="T3">Beteiligungsverfahren</text:span><text:span text:style-name="T2"> </text:span><text:span text:style-name="T3">über</text:span><text:span text:style-name="T2"> </text:span><text:span text:style-name="T3">die</text:span><text:span text:style-name="T2"> </text:span><text:span text:style-name="T3">Gestaltung</text:span><text:span text:style-name="T2"> </text:span><text:span text:style-name="T3">des</text:span><text:span text:style-name="T2"> </text:span><text:span text:style-name="T3">gesamten</text:span><text:span text:style-name="T2"> </text:span><text:span text:style-name="T3">Lausitzer</text:span><text:span text:style-name="T2"> </text:span><text:span text:style-name="T3">Platzes</text:span><text:span text:style-name="T2"> </text:span><text:span text:style-name="T3">(einschließlich</text:span><text:span text:style-name="T2"> </text:span><text:span text:style-name="T3">der</text:span><text:span text:style-name="T2"> </text:span><text:span text:style-name="T3">Grünanlage).</text:span><text:span text:style-name="T2"> </text:span><text:span text:style-name="T3">Die</text:span><text:span text:style-name="T2"> </text:span><text:span text:style-name="T3">Ergebnisse</text:span><text:span text:style-name="T2"> </text:span><text:span text:style-name="T3">werden</text:span><text:span text:style-name="T2"> </text:span><text:span text:style-name="T3">Aufgabenbestandteil</text:span><text:span text:style-name="T2"> </text:span><text:span text:style-name="T3">für</text:span><text:span text:style-name="T2"> </text:span><text:span text:style-name="T3">den</text:span><text:span text:style-name="T2"> </text:span><text:span text:style-name="T3">folgenden</text:span><text:span text:style-name="T2"> </text:span><text:span text:style-name="T3">städtebaulichen</text:span><text:span text:style-name="T2"> </text:span><text:span text:style-name="T3">Wettbewerb</text:span><text:span text:style-name="T2"> </text:span><text:span text:style-name="T3">zur</text:span><text:span text:style-name="T2"> </text:span><text:span text:style-name="T3">endgültigen</text:span><text:span text:style-name="T2"> </text:span><text:span text:style-name="T3">Umgestaltung</text:span></text:p>
            <text:p><text:span text:style-name="T1">des</text:span><text:span text:style-name="T2"> </text:span><text:span text:style-name="T3">Platzes.</text:span></text:p>
          </table:table-cell>
          <table:table-cell table:style-name="ce35"/>
          <table:table-cell table:formula="of:=[.F91]" office:value-type="string" office:string-value="Lausitzer Platz" calcext:value-type="string">
            <text:p>Lausitzer Platz</text:p>
          </table:table-cell>
          <table:table-cell table:formula="of:=&quot;(&quot;&amp;[.A91]&amp;&quot;) &quot;" office:value-type="string" office:string-value="(180) " calcext:value-type="string">
            <text:p>(180) </text:p>
          </table:table-cell>
          <table:table-cell table:style-name="ce42" table:formula="of:=[.E91]" office:value-type="string" office:string-value="Fußgänger fertig" calcext:value-type="string">
            <text:p>Fußgänger fertig</text:p>
          </table:table-cell>
          <table:table-cell table:number-columns-repeated="1009"/>
        </table:table-row>
        <table:table-row table:style-name="ro8">
          <table:table-cell table:style-name="ce5" office:value-type="float" office:value="181" calcext:value-type="float">
            <text:p>181</text:p>
          </table:table-cell>
          <table:table-cell table:style-name="ce5" office:value-type="string" calcext:value-type="string">
            <text:p>ja</text:p>
          </table:table-cell>
          <table:table-cell table:style-name="ce5" table:number-columns-repeated="2"/>
          <table:table-cell table:style-name="ce5" office:value-type="string" calcext:value-type="string">
            <text:p>Fußgänger fertig</text:p>
          </table:table-cell>
          <table:table-cell table:style-name="ce12" office:value-type="string" calcext:value-type="string">
            <text:p><text:span text:style-name="T1">Dannecker</text:span><text:span text:style-name="T2"> </text:span><text:span text:style-name="T3">Straße</text:span><text:span text:style-name="T2"> </text:span><text:span text:style-name="T3">zwischen</text:span><text:span text:style-name="T2"> </text:span><text:span text:style-name="T3">Rudolfstraße</text:span><text:span text:style-name="T2"> </text:span><text:span text:style-name="T3">und</text:span><text:span text:style-name="T2"> </text:span><text:span text:style-name="T3">Rotherstraße</text:span></text:p>
          </table:table-cell>
          <table:table-cell table:style-name="ce12" office:value-type="string" calcext:value-type="string">
            <text:p><text:span text:style-name="T1">Verstetigung</text:span><text:span text:style-name="T2"> </text:span><text:span text:style-name="T3">der</text:span><text:span text:style-name="T2"> </text:span><text:span text:style-name="T3">"Klimastraße"</text:span><text:span text:style-name="T2"> </text:span><text:span text:style-name="T3">inkl.</text:span><text:span text:style-name="T2"> </text:span><text:span text:style-name="T3">straßenrechtlicher</text:span></text:p>
            <text:p><text:span text:style-name="T1">Teileinziehung</text:span></text:p>
          </table:table-cell>
          <table:table-cell table:style-name="ce12" office:value-type="string" calcext:value-type="string">
            <text:p><text:span text:style-name="T1">Ersetzen</text:span><text:span text:style-name="T2"> </text:span><text:span text:style-name="T3">der</text:span><text:span text:style-name="T2"> </text:span><text:span text:style-name="T3">mobilen</text:span><text:span text:style-name="T2"> </text:span><text:span text:style-name="T3">Beschilderung</text:span><text:span text:style-name="T2"> </text:span><text:span text:style-name="T3">gegen</text:span><text:span text:style-name="T2"> </text:span><text:span text:style-name="T3">ortsfeste,</text:span><text:span text:style-name="T2"> </text:span><text:span text:style-name="T3">markierte</text:span><text:span text:style-name="T2"> </text:span><text:span text:style-name="T3">Gehwegvorstreckungen,</text:span><text:span text:style-name="T2"> </text:span><text:span text:style-name="T3">straßenrechtliche</text:span><text:span text:style-name="T2"> </text:span><text:span text:style-name="T3">Teileinziehung</text:span></text:p>
          </table:table-cell>
          <table:table-cell table:style-name="ce26" office:value-type="string" calcext:value-type="string">
            <text:p>fertiggestellt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 office:value-type="string" calcext:value-type="string">
            <text:p><text:span text:style-name="T1">Letzter</text:span><text:span text:style-name="T2"> </text:span><text:span text:style-name="T3">Bauabschnitt</text:span><text:span text:style-name="T2"> </text:span><text:span text:style-name="T3">startet</text:span><text:span text:style-name="T2"> </text:span><text:span text:style-name="T3">nach</text:span><text:span text:style-name="T2"> </text:span><text:span text:style-name="T3">Beendigung</text:span><text:span text:style-name="T2"> </text:span><text:span text:style-name="T3">einer</text:span><text:span text:style-name="T2"> </text:span><text:span text:style-name="T3">Hochbaumaßnahme.</text:span><text:span text:style-name="T2"> </text:span><text:span text:style-name="T3">Die</text:span><text:span text:style-name="T2"> </text:span><text:span text:style-name="T3">Finanzierung</text:span><text:span text:style-name="T2"> </text:span><text:span text:style-name="T3">zur</text:span><text:span text:style-name="T2"> </text:span><text:span text:style-name="T3">endgültigen</text:span><text:span text:style-name="T2"> </text:span><text:span text:style-name="T3">baulichen</text:span><text:span text:style-name="T2"> </text:span><text:span text:style-name="T3">Umgestaltung</text:span><text:span text:style-name="T2"> </text:span><text:span text:style-name="T3">ist</text:span><text:span text:style-name="T2"> </text:span><text:span text:style-name="T3">derzeit</text:span><text:span text:style-name="T2"> </text:span><text:span text:style-name="T3">nicht</text:span><text:span text:style-name="T2"> </text:span><text:span text:style-name="T3">gesichert.</text:span></text:p>
          </table:table-cell>
          <table:table-cell table:style-name="ce35"/>
          <table:table-cell table:formula="of:=[.F92]" office:value-type="string" office:string-value="Dannecker Straße zwischen Rudolfstraße und Rotherstraße" calcext:value-type="string">
            <text:p>Dannecker Straße zwischen Rudolfstraße und Rotherstraße</text:p>
          </table:table-cell>
          <table:table-cell table:formula="of:=&quot;(&quot;&amp;[.A92]&amp;&quot;) &quot;" office:value-type="string" office:string-value="(181) " calcext:value-type="string">
            <text:p>(181) </text:p>
          </table:table-cell>
          <table:table-cell table:style-name="ce42" table:formula="of:=[.E92]" office:value-type="string" office:string-value="Fußgänger fertig" calcext:value-type="string">
            <text:p>Fußgänger fertig</text:p>
          </table:table-cell>
          <table:table-cell table:number-columns-repeated="1009"/>
        </table:table-row>
        <table:table-row table:style-name="ro4">
          <table:table-cell table:style-name="ce5" office:value-type="float" office:value="182" calcext:value-type="float">
            <text:p>182</text:p>
          </table:table-cell>
          <table:table-cell table:style-name="ce5" office:value-type="string" calcext:value-type="string">
            <text:p>ja</text:p>
          </table:table-cell>
          <table:table-cell table:style-name="ce5" table:number-columns-repeated="2"/>
          <table:table-cell table:style-name="ce5" office:value-type="string" calcext:value-type="string">
            <text:p>Fußgänger fertig</text:p>
          </table:table-cell>
          <table:table-cell table:style-name="ce3" office:value-type="string" calcext:value-type="string">
            <text:p><text:span text:style-name="T1">Krautstraße</text:span></text:p>
          </table:table-cell>
          <table:table-cell table:style-name="ce12" office:value-type="string" calcext:value-type="string">
            <text:p><text:span text:style-name="T1">Um</text:span><text:span text:style-name="T2"> </text:span><text:span text:style-name="T3">die</text:span><text:span text:style-name="T2"> </text:span><text:span text:style-name="T3">beiden</text:span><text:span text:style-name="T2"> </text:span><text:span text:style-name="T3">anliegenden</text:span><text:span text:style-name="T2"> </text:span><text:span text:style-name="T3">Spielplätze</text:span><text:span text:style-name="T2"> </text:span><text:span text:style-name="T3">miteinander</text:span><text:span text:style-name="T2"> </text:span><text:span text:style-name="T3">zu</text:span><text:span text:style-name="T2"> </text:span><text:span text:style-name="T3">verbinden,</text:span><text:span text:style-name="T2"> </text:span><text:span text:style-name="T3">wird</text:span><text:span text:style-name="T2"> </text:span><text:span text:style-name="T3">hier</text:span><text:span text:style-name="T2"> </text:span><text:span text:style-name="T3">eine</text:span><text:span text:style-name="T2"> </text:span><text:span text:style-name="T3">Fußgängerzone</text:span><text:span text:style-name="T2"> </text:span><text:span text:style-name="T3">eingerichtet</text:span></text:p>
          </table:table-cell>
          <table:table-cell table:style-name="ce12" office:value-type="string" calcext:value-type="string">
            <text:p><text:span text:style-name="T1">straßenrechtliche</text:span><text:span text:style-name="T2"> </text:span><text:span text:style-name="T3">Teileinziehung,</text:span><text:span text:style-name="T2"> </text:span><text:span text:style-name="T3">Kennzeichnung</text:span><text:span text:style-name="T2"> </text:span><text:span text:style-name="T3">als</text:span><text:span text:style-name="T2"> </text:span><text:span text:style-name="T3">Fußgängerzone,</text:span><text:span text:style-name="T2"> </text:span><text:span text:style-name="T3">Begrünung,</text:span><text:span text:style-name="T2"> </text:span><text:span text:style-name="T3">Planung</text:span><text:span text:style-name="T2"> </text:span><text:span text:style-name="T3">der</text:span><text:span text:style-name="T2"> </text:span><text:span text:style-name="T3">Verstetigung</text:span><text:span text:style-name="T2"> </text:span><text:span text:style-name="T3">im</text:span><text:span text:style-name="T2"> </text:span><text:span text:style-name="T3">Zuge</text:span><text:span text:style-name="T2"> </text:span><text:span text:style-name="T3">der</text:span><text:span text:style-name="T2"> </text:span><text:span text:style-name="T3">Sanierung</text:span><text:span text:style-name="T2"> </text:span><text:span text:style-name="T3">der</text:span><text:span text:style-name="T2"> </text:span><text:span text:style-name="T3">beiden</text:span><text:span text:style-name="T2"> </text:span><text:span text:style-name="T3">angrenzenden</text:span><text:span text:style-name="T2"> </text:span><text:span text:style-name="T3">Spielplätze</text:span></text:p>
          </table:table-cell>
          <table:table-cell table:style-name="ce26" office:value-type="string" calcext:value-type="string">
            <text:p>fertiggestellt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3" office:value-type="string" calcext:value-type="string">
            <text:p><text:span text:style-name="T1">Pop-Up</text:span><text:span text:style-name="T2"> </text:span><text:span text:style-name="T3">FuZo</text:span><text:span text:style-name="T2"> </text:span><text:span text:style-name="T3">eingerichtet.</text:span><text:span text:style-name="T2"> </text:span><text:span text:style-name="T3">Aktuell:</text:span><text:span text:style-name="T2"> </text:span><text:span text:style-name="T3">Planung</text:span><text:span text:style-name="T2"> </text:span><text:span text:style-name="T3">der</text:span><text:span text:style-name="T2"> </text:span><text:span text:style-name="T3">Verstetigung</text:span></text:p>
          </table:table-cell>
          <table:table-cell table:style-name="ce35"/>
          <table:table-cell table:formula="of:=[.F93]" office:value-type="string" office:string-value="Krautstraße" calcext:value-type="string">
            <text:p>Krautstraße</text:p>
          </table:table-cell>
          <table:table-cell table:formula="of:=&quot;(&quot;&amp;[.A93]&amp;&quot;) &quot;" office:value-type="string" office:string-value="(182) " calcext:value-type="string">
            <text:p>(182) </text:p>
          </table:table-cell>
          <table:table-cell table:style-name="ce42" table:formula="of:=[.E93]" office:value-type="string" office:string-value="Fußgänger fertig" calcext:value-type="string">
            <text:p>Fußgänger fertig</text:p>
          </table:table-cell>
          <table:table-cell table:number-columns-repeated="1009"/>
        </table:table-row>
        <table:table-row table:style-name="ro5">
          <table:table-cell table:style-name="ce5" office:value-type="float" office:value="183" calcext:value-type="float">
            <text:p>183</text:p>
          </table:table-cell>
          <table:table-cell table:style-name="ce5" office:value-type="string" calcext:value-type="string">
            <text:p>ja</text:p>
          </table:table-cell>
          <table:table-cell table:style-name="ce5" table:number-columns-repeated="2"/>
          <table:table-cell table:style-name="ce5" office:value-type="string" calcext:value-type="string">
            <text:p>Fußgänger fertig</text:p>
          </table:table-cell>
          <table:table-cell table:style-name="ce3" office:value-type="string" calcext:value-type="string">
            <text:p><text:span text:style-name="T1">Waldeyerstraße</text:span></text:p>
          </table:table-cell>
          <table:table-cell table:style-name="ce12" office:value-type="string" calcext:value-type="string">
            <text:p><text:span text:style-name="T1">verkehrssichere</text:span><text:span text:style-name="T2"> </text:span><text:span text:style-name="T3">Verbindung</text:span><text:span text:style-name="T2"> </text:span><text:span text:style-name="T3">des</text:span><text:span text:style-name="T2"> </text:span><text:span text:style-name="T3">Schleydenplatzes</text:span><text:span text:style-name="T2"> </text:span><text:span text:style-name="T3">mit</text:span><text:span text:style-name="T2"> </text:span><text:span text:style-name="T3">der</text:span><text:span text:style-name="T2"> </text:span><text:span text:style-name="T3">Umgebung.</text:span><text:span text:style-name="T2"> </text:span><text:span text:style-name="T3">Dazu</text:span><text:span text:style-name="T2"> </text:span><text:span text:style-name="T3">wird</text:span><text:span text:style-name="T2"> </text:span><text:span text:style-name="T3">die</text:span><text:span text:style-name="T2"> </text:span><text:span text:style-name="T3">Waldeyerstraße</text:span><text:span text:style-name="T2"> </text:span><text:span text:style-name="T3">in</text:span><text:span text:style-name="T2"> </text:span><text:span text:style-name="T3">diesem</text:span><text:span text:style-name="T2"> </text:span><text:span text:style-name="T3">Abschnitt</text:span><text:span text:style-name="T2"> </text:span><text:span text:style-name="T3">zur</text:span><text:span text:style-name="T2"> </text:span><text:span text:style-name="T3">Fußgängerzone</text:span></text:p>
          </table:table-cell>
          <table:table-cell table:style-name="ce3" office:value-type="string" calcext:value-type="string">
            <text:p><text:span text:style-name="T1">straßenrechtliche</text:span><text:span text:style-name="T2"> </text:span><text:span text:style-name="T3">Teileinziehung,</text:span><text:span text:style-name="T2"> </text:span><text:span text:style-name="T3">Kennzeichnung</text:span><text:span text:style-name="T2"> </text:span><text:span text:style-name="T3">als</text:span></text:p>
            <text:p><text:span text:style-name="T1">Fußgängerzone,</text:span><text:span text:style-name="T2"> </text:span><text:span text:style-name="T3">Begrünung,</text:span><text:span text:style-name="T2"> </text:span><text:span text:style-name="T3">Installation</text:span><text:span text:style-name="T2"> </text:span><text:span text:style-name="T3">Trinkbrunnen</text:span></text:p>
          </table:table-cell>
          <table:table-cell table:style-name="ce26" office:value-type="string" calcext:value-type="string">
            <text:p>fertiggestellt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 office:value-type="string" calcext:value-type="string">
            <text:p><text:span text:style-name="T1">Kennzeichnung</text:span><text:span text:style-name="T2"> </text:span><text:span text:style-name="T3">nach</text:span><text:span text:style-name="T2"> </text:span><text:span text:style-name="T3">StVO</text:span><text:span text:style-name="T2"> </text:span><text:span text:style-name="T3">erfolgte.</text:span><text:span text:style-name="T2"> </text:span><text:span text:style-name="T3">Noch</text:span><text:span text:style-name="T2"> </text:span><text:span text:style-name="T3">ausstehend:</text:span><text:span text:style-name="T2"> </text:span><text:span text:style-name="T3">Installation</text:span><text:span text:style-name="T2"> </text:span><text:span text:style-name="T3">Trinkbrunnen,</text:span><text:span text:style-name="T2"> </text:span><text:span text:style-name="T3">Verfassen</text:span><text:span text:style-name="T2"> </text:span><text:span text:style-name="T3">der</text:span><text:span text:style-name="T2"> </text:span><text:span text:style-name="T3">Teileinziehungsverfügung,</text:span><text:span text:style-name="T2"> </text:span><text:span text:style-name="T3">Durchführung</text:span><text:span text:style-name="T2"> </text:span><text:span text:style-name="T3">der</text:span><text:span text:style-name="T2"> </text:span><text:span text:style-name="T3">Entsiegelungsmaßnahme.</text:span><text:span text:style-name="T2"> </text:span><text:span text:style-name="T3">Finanzierung</text:span><text:span text:style-name="T2"> </text:span><text:span text:style-name="T3">bislang</text:span><text:span text:style-name="T2"> </text:span><text:span text:style-name="T3">durch</text:span><text:span text:style-name="T2"> </text:span><text:span text:style-name="T3">SenUMVK,</text:span><text:span text:style-name="T2"> </text:span><text:span text:style-name="T3">jedoch</text:span><text:span text:style-name="T2"> </text:span><text:span text:style-name="T3">fehlen</text:span><text:span text:style-name="T2"> </text:span><text:span text:style-name="T3">die</text:span><text:span text:style-name="T2"> </text:span><text:span text:style-name="T3">Mittel</text:span><text:span text:style-name="T2"> </text:span><text:span text:style-name="T3">für</text:span><text:span text:style-name="T2"> </text:span><text:span text:style-name="T3">die</text:span><text:span text:style-name="T2"> </text:span><text:span text:style-name="T3">Entsiegelungsmaßnahme</text:span></text:p>
          </table:table-cell>
          <table:table-cell table:style-name="ce35"/>
          <table:table-cell table:formula="of:=[.F94]" office:value-type="string" office:string-value="Waldeyerstraße" calcext:value-type="string">
            <text:p>Waldeyerstraße</text:p>
          </table:table-cell>
          <table:table-cell table:formula="of:=&quot;(&quot;&amp;[.A94]&amp;&quot;) &quot;" office:value-type="string" office:string-value="(183) " calcext:value-type="string">
            <text:p>(183) </text:p>
          </table:table-cell>
          <table:table-cell table:style-name="ce42" table:formula="of:=[.E94]" office:value-type="string" office:string-value="Fußgänger fertig" calcext:value-type="string">
            <text:p>Fußgänger fertig</text:p>
          </table:table-cell>
          <table:table-cell table:number-columns-repeated="1009"/>
        </table:table-row>
        <table:table-row table:style-name="ro10">
          <table:table-cell table:style-name="ce5" office:value-type="float" office:value="184" calcext:value-type="float">
            <text:p>184</text:p>
          </table:table-cell>
          <table:table-cell table:style-name="ce5" office:value-type="string" calcext:value-type="string">
            <text:p>ja</text:p>
          </table:table-cell>
          <table:table-cell table:style-name="ce5" table:number-columns-repeated="2"/>
          <table:table-cell table:style-name="ce5" office:value-type="string" calcext:value-type="string">
            <text:p>Sonstiges fertig</text:p>
          </table:table-cell>
          <table:table-cell table:style-name="ce12" office:value-type="string" calcext:value-type="string">
            <text:p><text:span text:style-name="T1">Niemannstraße,</text:span><text:span text:style-name="T2"> </text:span><text:span text:style-name="T3">Haasestraße,</text:span><text:span text:style-name="T2"> </text:span><text:span text:style-name="T3">Döringstraße,</text:span><text:span text:style-name="T2"> </text:span><text:span text:style-name="T3">Matkowskystraße,</text:span><text:span text:style-name="T2"> </text:span><text:span text:style-name="T3">Helmerdingstraße</text:span></text:p>
          </table:table-cell>
          <table:table-cell table:style-name="ce12" office:value-type="string" calcext:value-type="string">
            <text:p><text:span text:style-name="T1">Aufgrund</text:span><text:span text:style-name="T2"> </text:span><text:span text:style-name="T3">von</text:span><text:span text:style-name="T2"> </text:span><text:span text:style-name="T3">AnwohnerInnenbeschwerden</text:span><text:span text:style-name="T2"> </text:span><text:span text:style-name="T3">wurden</text:span><text:span text:style-name="T2"> </text:span><text:span text:style-name="T3">hier</text:span><text:span text:style-name="T2"> </text:span><text:span text:style-name="T3">geschwindigkeitsreduzierende</text:span><text:span text:style-name="T2"> </text:span><text:span text:style-name="T3">Maßnahmen</text:span><text:span text:style-name="T2"> </text:span><text:span text:style-name="T3">getroffen</text:span></text:p>
          </table:table-cell>
          <table:table-cell table:style-name="ce3" office:value-type="string" calcext:value-type="string">
            <text:p><text:span text:style-name="T1">Installation</text:span><text:span text:style-name="T2"> </text:span><text:span text:style-name="T3">von</text:span><text:span text:style-name="T2"> </text:span><text:span text:style-name="T3">Bodenschwellen</text:span><text:span text:style-name="T2"> </text:span><text:span text:style-name="T3">und</text:span><text:span text:style-name="T2"> </text:span><text:span text:style-name="T3">Aufpflasterungen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/>
          <table:table-cell table:style-name="ce35"/>
          <table:table-cell table:formula="of:=[.F95]" office:value-type="string" office:string-value="Niemannstraße, Haasestraße, Döringstraße, Matkowskystraße, Helmerdingstraße" calcext:value-type="string">
            <text:p>Niemannstraße, Haasestraße, Döringstraße, Matkowskystraße, Helmerdingstraße</text:p>
          </table:table-cell>
          <table:table-cell table:formula="of:=&quot;(&quot;&amp;[.A95]&amp;&quot;) &quot;" office:value-type="string" office:string-value="(184) " calcext:value-type="string">
            <text:p>(184) </text:p>
          </table:table-cell>
          <table:table-cell table:style-name="ce42" table:formula="of:=[.E95]" office:value-type="string" office:string-value="Sonstiges fertig" calcext:value-type="string">
            <text:p>Sonstiges fertig</text:p>
          </table:table-cell>
          <table:table-cell table:number-columns-repeated="1009"/>
        </table:table-row>
        <table:table-row table:style-name="ro8">
          <table:table-cell table:style-name="ce5" office:value-type="float" office:value="185" calcext:value-type="float">
            <text:p>185</text:p>
          </table:table-cell>
          <table:table-cell table:style-name="ce5" office:value-type="string" calcext:value-type="string">
            <text:p>ja</text:p>
          </table:table-cell>
          <table:table-cell table:style-name="ce5" table:number-columns-repeated="2"/>
          <table:table-cell table:style-name="ce5" office:value-type="string" calcext:value-type="string">
            <text:p>Verkehrsberuhigung fertig</text:p>
          </table:table-cell>
          <table:table-cell table:style-name="ce12" office:value-type="string" calcext:value-type="string">
            <text:p><text:span text:style-name="T1">Solmsstraße,</text:span><text:span text:style-name="T2"> </text:span><text:span text:style-name="T3">Fürbringerstraße,</text:span><text:span text:style-name="T2"> </text:span><text:span text:style-name="T3">Baruther</text:span><text:span text:style-name="T2"> </text:span><text:span text:style-name="T3">Straße</text:span></text:p>
          </table:table-cell>
          <table:table-cell table:style-name="ce12" office:value-type="string" calcext:value-type="string">
            <text:p><text:span text:style-name="T1">Es</text:span><text:span text:style-name="T2"> </text:span><text:span text:style-name="T3">kommt</text:span><text:span text:style-name="T2"> </text:span><text:span text:style-name="T3">bei</text:span><text:span text:style-name="T2"> </text:span><text:span text:style-name="T3">zugestauter</text:span><text:span text:style-name="T2"> </text:span><text:span text:style-name="T3">Zossener</text:span><text:span text:style-name="T2"> </text:span><text:span text:style-name="T3">Straße</text:span><text:span text:style-name="T2"> </text:span><text:span text:style-name="T3">zu</text:span><text:span text:style-name="T2"> </text:span><text:span text:style-name="T3">Umfahrungsverkehr</text:span><text:span text:style-name="T2"> </text:span><text:span text:style-name="T3">mit</text:span><text:span text:style-name="T2"> </text:span><text:span text:style-name="T3">oft</text:span><text:span text:style-name="T2"> </text:span><text:span text:style-name="T3">überhöhter</text:span><text:span text:style-name="T2"> </text:span><text:span text:style-name="T3">Geschwindigkeit</text:span></text:p>
          </table:table-cell>
          <table:table-cell table:style-name="ce12" office:value-type="string" calcext:value-type="string">
            <text:p><text:span text:style-name="T1">Einbau</text:span><text:span text:style-name="T2"> </text:span><text:span text:style-name="T3">von</text:span><text:span text:style-name="T2"> </text:span><text:span text:style-name="T3">acht</text:span><text:span text:style-name="T2"> </text:span><text:span text:style-name="T3">Aufpflasterungen,</text:span><text:span text:style-name="T2"> </text:span><text:span text:style-name="T3">Gehwegvorstreckungen,</text:span><text:span text:style-name="T2"> </text:span><text:span text:style-name="T3">88</text:span><text:span text:style-name="T2"> </text:span><text:span text:style-name="T3">Fahrradbügel</text:span><text:span text:style-name="T2"> </text:span><text:span text:style-name="T3">auf</text:span><text:span text:style-name="T2"> </text:span><text:span text:style-name="T3">(ehemals)</text:span><text:span text:style-name="T2"> </text:span><text:span text:style-name="T3">Fahrbahn</text:span></text:p>
          </table:table-cell>
          <table:table-cell table:style-name="ce26" office:value-type="string" calcext:value-type="string">
            <text:p>fertiggestellt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3" office:value-type="string" calcext:value-type="string">
            <text:p><text:span text:style-name="T1">Fertigstellung</text:span><text:span text:style-name="T2"> </text:span><text:span text:style-name="T3">im</text:span><text:span text:style-name="T2"> </text:span><text:span text:style-name="T3">Frühjahr</text:span><text:span text:style-name="T2"> </text:span><text:span text:style-name="T3">2022</text:span></text:p>
          </table:table-cell>
          <table:table-cell table:style-name="ce35"/>
          <table:table-cell table:formula="of:=[.F96]" office:value-type="string" office:string-value="Solmsstraße, Fürbringerstraße, Baruther Straße" calcext:value-type="string">
            <text:p>Solmsstraße, Fürbringerstraße, Baruther Straße</text:p>
          </table:table-cell>
          <table:table-cell table:formula="of:=&quot;(&quot;&amp;[.A96]&amp;&quot;) &quot;" office:value-type="string" office:string-value="(185) " calcext:value-type="string">
            <text:p>(185) </text:p>
          </table:table-cell>
          <table:table-cell table:style-name="ce42" table:formula="of:=[.E96]" office:value-type="string" office:string-value="Verkehrsberuhigung fertig" calcext:value-type="string">
            <text:p>Verkehrsberuhigung fertig</text:p>
          </table:table-cell>
          <table:table-cell table:number-columns-repeated="1009"/>
        </table:table-row>
        <table:table-row table:style-name="ro8">
          <table:table-cell table:style-name="ce5" office:value-type="float" office:value="186" calcext:value-type="float">
            <text:p>186</text:p>
          </table:table-cell>
          <table:table-cell table:style-name="ce5" office:value-type="string" calcext:value-type="string">
            <text:p>ja</text:p>
          </table:table-cell>
          <table:table-cell table:style-name="ce5" table:number-columns-repeated="2"/>
          <table:table-cell table:style-name="ce5" office:value-type="string" calcext:value-type="string">
            <text:p>Fahrrad in Planung</text:p>
          </table:table-cell>
          <table:table-cell table:style-name="ce3" office:value-type="string" calcext:value-type="string">
            <text:p><text:span text:style-name="T1">Lindenstraße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derzeitigen</text:span><text:span text:style-name="T2"> </text:span><text:span text:style-name="T3">Schutzstreifen</text:span><text:span text:style-name="T2"> </text:span><text:span text:style-name="T3">für</text:span><text:span text:style-name="T2"> </text:span><text:span text:style-name="T3">den</text:span><text:span text:style-name="T2"> </text:span><text:span text:style-name="T3">Radverkehr</text:span><text:span text:style-name="T2"> </text:span><text:span text:style-name="T3">sind</text:span><text:span text:style-name="T2"> </text:span><text:span text:style-name="T3">zu</text:span><text:span text:style-name="T2"> </text:span><text:span text:style-name="T3">schmal</text:span><text:span text:style-name="T2"> </text:span><text:span text:style-name="T3">und</text:span><text:span text:style-name="T2"> </text:span><text:span text:style-name="T3">entsprechen</text:span><text:span text:style-name="T2"> </text:span><text:span text:style-name="T3">nicht</text:span><text:span text:style-name="T2"> </text:span><text:span text:style-name="T3">den</text:span><text:span text:style-name="T2"> </text:span><text:span text:style-name="T3">Vorgaben</text:span><text:span text:style-name="T2"> </text:span><text:span text:style-name="T3">des</text:span><text:span text:style-name="T2"> </text:span><text:span text:style-name="T3">MobG,</text:span><text:span text:style-name="T2"> </text:span><text:span text:style-name="T3">desweiteren</text:span><text:span text:style-name="T2"> </text:span><text:span text:style-name="T3">soll</text:span><text:span text:style-name="T2"> </text:span><text:span text:style-name="T3">das</text:span><text:span text:style-name="T2"> </text:span><text:span text:style-name="T3">Jüdische</text:span><text:span text:style-name="T2"> </text:span><text:span text:style-name="T3">Museum</text:span><text:span text:style-name="T2"> </text:span><text:span text:style-name="T3">zur</text:span><text:span text:style-name="T2"> </text:span><text:span text:style-name="T3">Erhöhung</text:span><text:span text:style-name="T2"> </text:span><text:span text:style-name="T3">der</text:span><text:span text:style-name="T2"> </text:span><text:span text:style-name="T3">Sicherheit</text:span><text:span text:style-name="T2"> </text:span><text:span text:style-name="T3">durch</text:span><text:span text:style-name="T2"> </text:span><text:span text:style-name="T3">weitere</text:span><text:span text:style-name="T2"> </text:span><text:span text:style-name="T3">Poller</text:span><text:span text:style-name="T2"> </text:span><text:span text:style-name="T3">geschützt</text:span><text:span text:style-name="T2"> </text:span><text:span text:style-name="T3">werden.</text:span></text:p>
          </table:table-cell>
          <table:table-cell table:style-name="ce12" office:value-type="string" calcext:value-type="string">
            <text:p><text:span text:style-name="T1">Einrichtung</text:span><text:span text:style-name="T2"> </text:span><text:span text:style-name="T3">von</text:span><text:span text:style-name="T2"> </text:span><text:span text:style-name="T3">geschützten</text:span><text:span text:style-name="T2"> </text:span><text:span text:style-name="T3">Radstreifen,</text:span><text:span text:style-name="T2"> </text:span><text:span text:style-name="T3">Errichtung</text:span><text:span text:style-name="T2"> </text:span><text:span text:style-name="T3">von</text:span></text:p>
            <text:p><text:span text:style-name="T1">Poller</text:span><text:span text:style-name="T2"> </text:span><text:span text:style-name="T3">im</text:span><text:span text:style-name="T2"> </text:span><text:span text:style-name="T3">Bereich</text:span><text:span text:style-name="T2"> </text:span><text:span text:style-name="T3">des</text:span><text:span text:style-name="T2"> </text:span><text:span text:style-name="T3">Gebäudes</text:span><text:span text:style-name="T2"> </text:span><text:span text:style-name="T3">Jüdisches</text:span><text:span text:style-name="T2"> </text:span><text:span text:style-name="T3">Museum.</text:span></text:p>
          </table:table-cell>
          <table:table-cell table:style-name="ce3" office:value-type="string" calcext:value-type="string">
            <text:p><text:span text:style-name="T1">Konzept</text:span><text:span text:style-name="T2"> </text:span><text:span text:style-name="T3">/</text:span><text:span text:style-name="T2"> </text:span><text:span text:style-name="T3">Vorplanung</text:span><text:span text:style-name="T2"> </text:span><text:span text:style-name="T3">/</text:span><text:span text:style-name="T2"> </text:span><text:span text:style-name="T3">Studie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/>
          <table:table-cell table:style-name="ce35"/>
          <table:table-cell table:formula="of:=[.F97]" office:value-type="string" office:string-value="Lindenstraße" calcext:value-type="string">
            <text:p>Lindenstraße</text:p>
          </table:table-cell>
          <table:table-cell table:formula="of:=&quot;(&quot;&amp;[.A97]&amp;&quot;) &quot;" office:value-type="string" office:string-value="(186) " calcext:value-type="string">
            <text:p>(186) </text:p>
          </table:table-cell>
          <table:table-cell table:style-name="ce42" table:formula="of:=[.E97]" office:value-type="string" office:string-value="Fahrrad in Planung" calcext:value-type="string">
            <text:p>Fahrrad in Planung</text:p>
          </table:table-cell>
          <table:table-cell table:number-columns-repeated="1009"/>
        </table:table-row>
        <table:table-row table:style-name="ro8">
          <table:table-cell table:style-name="ce5" office:value-type="float" office:value="187" calcext:value-type="float">
            <text:p>187</text:p>
          </table:table-cell>
          <table:table-cell table:style-name="ce5" office:value-type="string" calcext:value-type="string">
            <text:p>ja</text:p>
          </table:table-cell>
          <table:table-cell table:style-name="ce5" table:number-columns-repeated="2"/>
          <table:table-cell table:style-name="ce5" office:value-type="string" calcext:value-type="string">
            <text:p>Fahrrad fertig</text:p>
          </table:table-cell>
          <table:table-cell table:style-name="ce3" office:value-type="string" calcext:value-type="string">
            <text:p><text:span text:style-name="T1">Kottbusser</text:span><text:span text:style-name="T2"> </text:span><text:span text:style-name="T3">Straße</text:span></text:p>
          </table:table-cell>
          <table:table-cell table:style-name="ce12" office:value-type="string" calcext:value-type="string">
            <text:p><text:span text:style-name="T1">Weiterführung</text:span><text:span text:style-name="T2"> </text:span><text:span text:style-name="T3">des</text:span><text:span text:style-name="T2"> </text:span><text:span text:style-name="T3">in</text:span><text:span text:style-name="T2"> </text:span><text:span text:style-name="T3">der</text:span><text:span text:style-name="T2"> </text:span><text:span text:style-name="T3">Kottbusser</text:span><text:span text:style-name="T2"> </text:span><text:span text:style-name="T3">Straße</text:span><text:span text:style-name="T2"> </text:span><text:span text:style-name="T3">errichteten</text:span><text:span text:style-name="T2"> </text:span><text:span text:style-name="T3">geschützten</text:span><text:span text:style-name="T2"> </text:span><text:span text:style-name="T3">Radfahrstreifens</text:span><text:span text:style-name="T2"> </text:span><text:span text:style-name="T3">in</text:span><text:span text:style-name="T2"> </text:span><text:span text:style-name="T3">der</text:span><text:span text:style-name="T2"> </text:span><text:span text:style-name="T3">Kottbusser</text:span><text:span text:style-name="T2"> </text:span><text:span text:style-name="T3">Straße</text:span><text:span text:style-name="T2"> </text:span><text:span text:style-name="T3">von</text:span><text:span text:style-name="T2"> </text:span><text:span text:style-name="T3">Kottbusser</text:span><text:span text:style-name="T2"> </text:span><text:span text:style-name="T3">Brücke</text:span><text:span text:style-name="T2"> </text:span><text:span text:style-name="T3">bis</text:span><text:span text:style-name="T2"> </text:span><text:span text:style-name="T3">Kottbusser</text:span><text:span text:style-name="T2"> </text:span><text:span text:style-name="T3">Tor</text:span><text:span text:style-name="T2"> </text:span><text:span text:style-name="T3">(beidseitig)</text:span></text:p>
          </table:table-cell>
          <table:table-cell table:style-name="ce12" office:value-type="string" calcext:value-type="string">
            <text:p><text:span text:style-name="T1">Verstätigung</text:span><text:span text:style-name="T2"> </text:span><text:span text:style-name="T3">des</text:span><text:span text:style-name="T2"> </text:span><text:span text:style-name="T3">derzeit</text:span><text:span text:style-name="T2"> </text:span><text:span text:style-name="T3">temporär</text:span><text:span text:style-name="T2"> </text:span><text:span text:style-name="T3">eingerichteten</text:span><text:span text:style-name="T2"> </text:span><text:span text:style-name="T3">Radfahrstreifens</text:span><text:span text:style-name="T2"> </text:span><text:span text:style-name="T3">einschließlich</text:span><text:span text:style-name="T2"> </text:span><text:span text:style-name="T3">der</text:span><text:span text:style-name="T2"> </text:span><text:span text:style-name="T3">Erneuerung</text:span><text:span text:style-name="T2"> </text:span><text:span text:style-name="T3">des</text:span><text:span text:style-name="T2"> </text:span><text:span text:style-name="T3">Fahrbahnbelags</text:span><text:span text:style-name="T2"> </text:span><text:span text:style-name="T3">in</text:span><text:span text:style-name="T2"> </text:span><text:span text:style-name="T3">den</text:span><text:span text:style-name="T2"> </text:span><text:span text:style-name="T3">Flächen</text:span><text:span text:style-name="T2"> </text:span><text:span text:style-name="T3">des</text:span><text:span text:style-name="T2"> </text:span><text:span text:style-name="T3">zukünftigen</text:span><text:span text:style-name="T2"> </text:span><text:span text:style-name="T3">Radfahrstreifens.</text:span></text:p>
          </table:table-cell>
          <table:table-cell table:style-name="ce26" office:value-type="string" calcext:value-type="string">
            <text:p>fertiggestellt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3" office:value-type="string" calcext:value-type="string">
            <text:p><text:span text:style-name="T1">geplanter</text:span><text:span text:style-name="T2"> </text:span><text:span text:style-name="T3">Baubeginn</text:span><text:span text:style-name="T2"> </text:span><text:span text:style-name="T3">ab</text:span><text:span text:style-name="T2"> </text:span><text:span text:style-name="T3">April</text:span><text:span text:style-name="T2"> </text:span><text:span text:style-name="T3">2022</text:span></text:p>
          </table:table-cell>
          <table:table-cell table:style-name="ce35"/>
          <table:table-cell table:formula="of:=[.F98]" office:value-type="string" office:string-value="Kottbusser Straße" calcext:value-type="string">
            <text:p>Kottbusser Straße</text:p>
          </table:table-cell>
          <table:table-cell table:formula="of:=&quot;(&quot;&amp;[.A98]&amp;&quot;) &quot;" office:value-type="string" office:string-value="(187) " calcext:value-type="string">
            <text:p>(187) </text:p>
          </table:table-cell>
          <table:table-cell table:style-name="ce42" table:formula="of:=[.E98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34">
          <table:table-cell table:style-name="ce11" office:value-type="float" office:value="188" calcext:value-type="float">
            <text:p>188</text:p>
          </table:table-cell>
          <table:table-cell table:style-name="ce11" office:value-type="string" calcext:value-type="string">
            <text:p>ja</text:p>
          </table:table-cell>
          <table:table-cell table:style-name="ce11" table:number-columns-repeated="2"/>
          <table:table-cell table:style-name="ce11" office:value-type="string" calcext:value-type="string">
            <text:p>Fahrrad in Planung</text:p>
          </table:table-cell>
          <table:table-cell table:style-name="ce23" office:value-type="string" calcext:value-type="string">
            <text:p><text:span text:style-name="T1">Straßen</text:span><text:span text:style-name="T2"> </text:span><text:span text:style-name="T3">entlang</text:span><text:span text:style-name="T2"> </text:span><text:span text:style-name="T3">ehemaligen</text:span><text:span text:style-name="T2"> </text:span><text:span text:style-name="T3">des</text:span><text:span text:style-name="T2"> </text:span><text:span text:style-name="T3">Luisenstädtischen</text:span><text:span text:style-name="T2"> </text:span><text:span text:style-name="T3">Kanals</text:span></text:p>
          </table:table-cell>
          <table:table-cell table:style-name="ce24" office:value-type="string" calcext:value-type="string">
            <text:p><text:span text:style-name="T1">Aufgrund</text:span><text:span text:style-name="T2"> </text:span><text:span text:style-name="T3">des</text:span><text:span text:style-name="T2"> </text:span><text:span text:style-name="T3">schlechten</text:span><text:span text:style-name="T2"> </text:span><text:span text:style-name="T3">Fahrbahnbelags</text:span><text:span text:style-name="T2"> </text:span><text:span text:style-name="T3">weichen</text:span><text:span text:style-name="T2"> </text:span><text:span text:style-name="T3">die</text:span><text:span text:style-name="T2"> </text:span><text:span text:style-name="T3">Radfahrenden</text:span><text:span text:style-name="T2"> </text:span><text:span text:style-name="T3">auf</text:span><text:span text:style-name="T2"> </text:span><text:span text:style-name="T3">die</text:span><text:span text:style-name="T2"> </text:span><text:span text:style-name="T3">Grünfläche</text:span><text:span text:style-name="T2"> </text:span><text:span text:style-name="T3">aus.</text:span><text:span text:style-name="T2"> </text:span><text:span text:style-name="T3">Dabei</text:span><text:span text:style-name="T2"> </text:span><text:span text:style-name="T3">kommt</text:span><text:span text:style-name="T2"> </text:span><text:span text:style-name="T3">es</text:span><text:span text:style-name="T2"> </text:span><text:span text:style-name="T3">zu</text:span><text:span text:style-name="T2"> </text:span><text:span text:style-name="T3">Konflikten</text:span><text:span text:style-name="T2"> </text:span><text:span text:style-name="T3">zwischen</text:span><text:span text:style-name="T2"> </text:span><text:span text:style-name="T3">Zu</text:span><text:span text:style-name="T2"> </text:span><text:span text:style-name="T3">Fuß</text:span><text:span text:style-name="T2"> </text:span><text:span text:style-name="T3">Gehenden</text:span><text:span text:style-name="T2"> </text:span><text:span text:style-name="T3">und</text:span><text:span text:style-name="T2"> </text:span><text:span text:style-name="T3">Radfahrenden.</text:span></text:p>
          </table:table-cell>
          <table:table-cell table:style-name="ce24" office:value-type="string" calcext:value-type="string">
            <text:p><text:span text:style-name="T1">Einrichtung</text:span><text:span text:style-name="T2"> </text:span><text:span text:style-name="T3">eines</text:span><text:span text:style-name="T2"> </text:span><text:span text:style-name="T3">geschützten</text:span><text:span text:style-name="T2"> </text:span><text:span text:style-name="T3">Radstreifens</text:span><text:span text:style-name="T2"> </text:span><text:span text:style-name="T3">am</text:span><text:span text:style-name="T2"> </text:span><text:span text:style-name="T3">rechten</text:span><text:span text:style-name="T2"> </text:span><text:span text:style-name="T3">Fahrbahnrand</text:span><text:span text:style-name="T2"> </text:span><text:span text:style-name="T3">auf</text:span><text:span text:style-name="T2"> </text:span><text:span text:style-name="T3">Kosten</text:span><text:span text:style-name="T2"> </text:span><text:span text:style-name="T3">des</text:span><text:span text:style-name="T2"> </text:span><text:span text:style-name="T3">Parkstreifens</text:span><text:span text:style-name="T2"> </text:span><text:span text:style-name="T3">einschließlich</text:span><text:span text:style-name="T2"> </text:span><text:span text:style-name="T3">den</text:span><text:span text:style-name="T2"> </text:span><text:span text:style-name="T3">Einbau</text:span><text:span text:style-name="T2"> </text:span><text:span text:style-name="T3">eines</text:span><text:span text:style-name="T2"> </text:span><text:span text:style-name="T3">komfortableren</text:span><text:span text:style-name="T2"> </text:span><text:span text:style-name="T3">Fahrbahnbelags.</text:span><text:span text:style-name="T2"> </text:span><text:span text:style-name="T3">Vergrößerung</text:span><text:span text:style-name="T2"> </text:span><text:span text:style-name="T3">der</text:span><text:span text:style-name="T2"> </text:span><text:span text:style-name="T3">Baumscheiben.</text:span></text:p>
          </table:table-cell>
          <table:table-cell table:style-name="ce33" office:value-type="string" calcext:value-type="string">
            <text:p><text:span text:style-name="T1">Idee</text:span><text:span text:style-name="T2"> </text:span><text:span text:style-name="T3">/</text:span><text:span text:style-name="T2"> </text:span><text:span text:style-name="T3">Vision</text:span></text:p>
          </table:table-cell>
          <table:table-cell table:style-name="ce33" office:value-type="string" calcext:value-type="string">
            <text:p><text:span text:style-name="T1">SGA</text:span></text:p>
          </table:table-cell>
          <table:table-cell table:style-name="ce24" office:value-type="string" calcext:value-type="string">
            <text:p><text:span text:style-name="T1">Die</text:span><text:span text:style-name="T2"> </text:span><text:span text:style-name="T3">Straßen</text:span><text:span text:style-name="T2"> </text:span><text:span text:style-name="T3">sind</text:span><text:span text:style-name="T2"> </text:span><text:span text:style-name="T3">Teil</text:span><text:span text:style-name="T2"> </text:span><text:span text:style-name="T3">des</text:span><text:span text:style-name="T2"> </text:span><text:span text:style-name="T3">denkmalgeschützten</text:span><text:span text:style-name="T2"> </text:span><text:span text:style-name="T3">Ensembles</text:span><text:span text:style-name="T2"> </text:span><text:span text:style-name="T3">ehemaliger</text:span><text:span text:style-name="T2"> </text:span><text:span text:style-name="T3">Luisenstädtischer</text:span><text:span text:style-name="T2"> </text:span><text:span text:style-name="T3">Kanal.</text:span><text:span text:style-name="T2"> </text:span><text:span text:style-name="T3">Die</text:span><text:span text:style-name="T2"> </text:span><text:span text:style-name="T3">Abstimmung</text:span><text:span text:style-name="T2"> </text:span><text:span text:style-name="T3">mit</text:span><text:span text:style-name="T2"> </text:span><text:span text:style-name="T3">der</text:span><text:span text:style-name="T2"> </text:span><text:span text:style-name="T3">oberen</text:span><text:span text:style-name="T2"> </text:span><text:span text:style-name="T3">Denkmalschutzbehörde</text:span><text:span text:style-name="T2"> </text:span><text:span text:style-name="T3">ist</text:span><text:span text:style-name="T2"> </text:span><text:span text:style-name="T3">noch</text:span><text:span text:style-name="T2"> </text:span><text:span text:style-name="T3">nicht</text:span><text:span text:style-name="T2"> </text:span><text:span text:style-name="T3">abgeschlossen.</text:span><text:span text:style-name="T2"> </text:span><text:span text:style-name="T3">Derzeit</text:span><text:span text:style-name="T2"> </text:span><text:span text:style-name="T3">liegt</text:span><text:span text:style-name="T2"> </text:span><text:span text:style-name="T3">keine</text:span><text:span text:style-name="T2"> </text:span><text:span text:style-name="T3">gesicherte</text:span><text:span text:style-name="T2"> </text:span><text:span text:style-name="T3">Finanzierung</text:span><text:span text:style-name="T2"> </text:span><text:span text:style-name="T3">vor.</text:span></text:p>
          </table:table-cell>
          <table:table-cell table:style-name="ce36"/>
          <table:table-cell table:formula="of:=[.F99]" office:value-type="string" office:string-value="Straßen entlang ehemaligen des Luisenstädtischen Kanals" calcext:value-type="string">
            <text:p>Straßen entlang ehemaligen des Luisenstädtischen Kanals</text:p>
          </table:table-cell>
          <table:table-cell table:formula="of:=&quot;(&quot;&amp;[.A99]&amp;&quot;) &quot;" office:value-type="string" office:string-value="(188) " calcext:value-type="string">
            <text:p>(188) </text:p>
          </table:table-cell>
          <table:table-cell table:style-name="ce42" table:formula="of:=[.E99]" office:value-type="string" office:string-value="Fahrrad in Planung" calcext:value-type="string">
            <text:p>Fahrrad in Planung</text:p>
          </table:table-cell>
          <table:table-cell table:number-columns-repeated="1009"/>
        </table:table-row>
        <table:table-row table:style-name="ro6" table:number-rows-repeated="104847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Tabelle1" table:target-range-address="data.A1:data.J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/>
    <style:font-face style:name="Cantarell" svg:font-family="Cantarell" style:font-adornments="Bold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6P0" style:volatile="true">
      <number:number number:decimal-places="2" number:min-decimal-places="2" number:min-integer-digits="1" number:grouping="true"/>
      <number:text> €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6P0"/>
    </number:number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1P0" style:volatile="true">
      <number:number number:decimal-places="0" number:min-decimal-places="0" number:min-integer-digits="1" number:grouping="true"/>
      <number:text> €</number:text>
    </number:number-style>
    <number:number-style style:name="N13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1P0"/>
    </number:number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2" number:min-decimal-places="2" number:min-integer-digits="1" number:grouping="true"/>
      <number:text>   </number:text>
    </number:number-style>
    <number:number-style style:name="N11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7P0"/>
    </number:number-style>
    <number:number-style style:name="N144P0" style:volatile="true">
      <number:number number:decimal-places="0" number:min-decimal-places="0" number:min-integer-digits="1"/>
    </number:number-style>
    <number:number-style style:name="N144">
      <number:number number:decimal-places="0" number:min-decimal-places="0" number:min-integer-digits="1"/>
      <style:map style:condition="value()&gt;=0" style:apply-style-name="N144P0"/>
    </number:number-style>
    <number:number-style style:name="N115P0" style:volatile="true">
      <number:number number:decimal-places="0" number:min-decimal-places="0" number:min-integer-digits="1" number:grouping="true"/>
      <number:text>   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5P0"/>
    </number:number-style>
    <number:date-style style:name="N143">
      <number:month number:textual="true"/>
      <number:text> </number:text>
      <number:year/>
    </number:date-style>
    <number:number-style style:name="N114P0" style:volatile="true">
      <number:number number:decimal-places="0" number:min-decimal-places="0" number:min-integer-digits="1" number:grouping="true"/>
      <number:text>   </number:text>
    </number:number-style>
    <number:number-style style:name="N11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4P0"/>
    </number:number-style>
    <number:date-style style:name="N141">
      <number:day number:style="long"/>
      <number:text>. </number:text>
      <number:month number:textual="true"/>
    </number:dat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0">
      <number:minutes number:style="long"/>
      <number:text>:</number:text>
      <number:seconds number:style="long" number:decimal-places="1"/>
    </number:time-style>
    <number:time-style style:name="N111">
      <number:hours/>
      <number:text>:</number:text>
      <number:minutes number:style="long"/>
      <number:text> </number:text>
      <number:am-pm/>
    </number:time-style>
    <number:date-style style:name="N139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time-style style:name="N137">
      <number:minutes number:style="long"/>
      <number:text>:</number:text>
      <number:seconds number:style="long"/>
    </number:time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name-complex="Times New Roman" style:font-family-complex="'Times New Roman'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abelle1" style:display-name="PageStyle_Tabelle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le_20_1" style:display-name="PageStyle_Table 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220317 Maßnahmenliste Verkehrswende</dc:title>
    <meta:initial-creator>fku77052</meta:initial-creator>
    <meta:creation-date>2022-11-16T00:11:27</meta:creation-date>
    <dc:date>2023-04-06T13:20:33.476478719</dc:date>
    <meta:editing-duration>PT1H39M37S</meta:editing-duration>
    <meta:generator>LibreOffice/7.3.7.2$Linux_X86_64 LibreOffice_project/30$Build-2</meta:generator>
    <meta:editing-cycles>6</meta:editing-cycles>
    <meta:document-statistic meta:table-count="2" meta:cell-count="1198" meta:object-count="0"/>
    <meta:user-defined meta:name="AppVersion">16.0300</meta:user-defined>
  </office:meta>
</office:document-meta>
</file>